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Object 90/content.xml"/>
  <manifest:file-entry manifest:media-type="text/xml" manifest:full-path="Object 90/settings.xml"/>
  <manifest:file-entry manifest:media-type="application/vnd.oasis.opendocument.formula" manifest:full-path="Object 90/"/>
  <manifest:file-entry manifest:media-type="text/xml" manifest:full-path="Object 91/content.xml"/>
  <manifest:file-entry manifest:media-type="text/xml" manifest:full-path="Object 91/settings.xml"/>
  <manifest:file-entry manifest:media-type="application/vnd.oasis.opendocument.formula" manifest:full-path="Object 91/"/>
  <manifest:file-entry manifest:media-type="text/xml" manifest:full-path="Object 92/content.xml"/>
  <manifest:file-entry manifest:media-type="text/xml" manifest:full-path="Object 92/settings.xml"/>
  <manifest:file-entry manifest:media-type="application/vnd.oasis.opendocument.formula" manifest:full-path="Object 92/"/>
  <manifest:file-entry manifest:media-type="text/xml" manifest:full-path="Object 93/content.xml"/>
  <manifest:file-entry manifest:media-type="text/xml" manifest:full-path="Object 93/settings.xml"/>
  <manifest:file-entry manifest:media-type="application/vnd.oasis.opendocument.formula" manifest:full-path="Object 93/"/>
  <manifest:file-entry manifest:media-type="text/xml" manifest:full-path="Object 94/content.xml"/>
  <manifest:file-entry manifest:media-type="text/xml" manifest:full-path="Object 94/settings.xml"/>
  <manifest:file-entry manifest:media-type="application/vnd.oasis.opendocument.formula" manifest:full-path="Object 94/"/>
  <manifest:file-entry manifest:media-type="text/xml" manifest:full-path="Object 95/content.xml"/>
  <manifest:file-entry manifest:media-type="text/xml" manifest:full-path="Object 95/settings.xml"/>
  <manifest:file-entry manifest:media-type="application/vnd.oasis.opendocument.formula" manifest:full-path="Object 95/"/>
  <manifest:file-entry manifest:media-type="text/xml" manifest:full-path="Object 96/content.xml"/>
  <manifest:file-entry manifest:media-type="text/xml" manifest:full-path="Object 96/settings.xml"/>
  <manifest:file-entry manifest:media-type="application/vnd.oasis.opendocument.formula" manifest:full-path="Object 96/"/>
  <manifest:file-entry manifest:media-type="text/xml" manifest:full-path="Object 97/content.xml"/>
  <manifest:file-entry manifest:media-type="text/xml" manifest:full-path="Object 97/settings.xml"/>
  <manifest:file-entry manifest:media-type="application/vnd.oasis.opendocument.formula" manifest:full-path="Object 97/"/>
  <manifest:file-entry manifest:media-type="text/xml" manifest:full-path="Object 40/content.xml"/>
  <manifest:file-entry manifest:media-type="text/xml" manifest:full-path="Object 40/settings.xml"/>
  <manifest:file-entry manifest:media-type="application/vnd.oasis.opendocument.formula" manifest:full-path="Object 40/"/>
  <manifest:file-entry manifest:media-type="text/xml" manifest:full-path="Object 98/content.xml"/>
  <manifest:file-entry manifest:media-type="text/xml" manifest:full-path="Object 98/settings.xml"/>
  <manifest:file-entry manifest:media-type="application/vnd.oasis.opendocument.formula" manifest:full-path="Object 98/"/>
  <manifest:file-entry manifest:media-type="text/xml" manifest:full-path="Object 41/content.xml"/>
  <manifest:file-entry manifest:media-type="text/xml" manifest:full-path="Object 41/settings.xml"/>
  <manifest:file-entry manifest:media-type="application/vnd.oasis.opendocument.formula" manifest:full-path="Object 41/"/>
  <manifest:file-entry manifest:media-type="text/xml" manifest:full-path="Object 99/content.xml"/>
  <manifest:file-entry manifest:media-type="text/xml" manifest:full-path="Object 99/meta.xml"/>
  <manifest:file-entry manifest:media-type="text/xml" manifest:full-path="Object 99/settings.xml"/>
  <manifest:file-entry manifest:media-type="application/vnd.sun.xml.math" manifest:full-path="Object 99/"/>
  <manifest:file-entry manifest:media-type="text/xml" manifest:full-path="Object 42/content.xml"/>
  <manifest:file-entry manifest:media-type="text/xml" manifest:full-path="Object 42/settings.xml"/>
  <manifest:file-entry manifest:media-type="application/vnd.oasis.opendocument.formula" manifest:full-path="Object 42/"/>
  <manifest:file-entry manifest:media-type="text/xml" manifest:full-path="Object 43/content.xml"/>
  <manifest:file-entry manifest:media-type="text/xml" manifest:full-path="Object 43/settings.xml"/>
  <manifest:file-entry manifest:media-type="application/vnd.oasis.opendocument.formula" manifest:full-path="Object 43/"/>
  <manifest:file-entry manifest:media-type="text/xml" manifest:full-path="Object 44/content.xml"/>
  <manifest:file-entry manifest:media-type="text/xml" manifest:full-path="Object 44/settings.xml"/>
  <manifest:file-entry manifest:media-type="application/vnd.oasis.opendocument.formula" manifest:full-path="Object 44/"/>
  <manifest:file-entry manifest:media-type="text/xml" manifest:full-path="Object 45/content.xml"/>
  <manifest:file-entry manifest:media-type="text/xml" manifest:full-path="Object 45/settings.xml"/>
  <manifest:file-entry manifest:media-type="application/vnd.oasis.opendocument.formula" manifest:full-path="Object 45/"/>
  <manifest:file-entry manifest:media-type="text/xml" manifest:full-path="Object 46/content.xml"/>
  <manifest:file-entry manifest:media-type="text/xml" manifest:full-path="Object 46/settings.xml"/>
  <manifest:file-entry manifest:media-type="application/vnd.oasis.opendocument.formula" manifest:full-path="Object 46/"/>
  <manifest:file-entry manifest:media-type="text/xml" manifest:full-path="Object 47/content.xml"/>
  <manifest:file-entry manifest:media-type="text/xml" manifest:full-path="Object 47/settings.xml"/>
  <manifest:file-entry manifest:media-type="application/vnd.oasis.opendocument.formula" manifest:full-path="Object 47/"/>
  <manifest:file-entry manifest:media-type="text/xml" manifest:full-path="Object 48/content.xml"/>
  <manifest:file-entry manifest:media-type="text/xml" manifest:full-path="Object 48/settings.xml"/>
  <manifest:file-entry manifest:media-type="application/vnd.oasis.opendocument.formula" manifest:full-path="Object 48/"/>
  <manifest:file-entry manifest:media-type="text/xml" manifest:full-path="Object 49/content.xml"/>
  <manifest:file-entry manifest:media-type="text/xml" manifest:full-path="Object 49/settings.xml"/>
  <manifest:file-entry manifest:media-type="application/vnd.oasis.opendocument.formula" manifest:full-path="Object 49/"/>
  <manifest:file-entry manifest:media-type="application/binary" manifest:full-path="layout-cache"/>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92"/>
  <manifest:file-entry manifest:media-type="application/x-openoffice-gdimetafile;windows_formatname=&quot;GDIMetaFile&quot;" manifest:full-path="ObjectReplacements/Object 93"/>
  <manifest:file-entry manifest:media-type="application/x-openoffice-gdimetafile;windows_formatname=&quot;GDIMetaFile&quot;" manifest:full-path="ObjectReplacements/Object 94"/>
  <manifest:file-entry manifest:media-type="application/x-openoffice-gdimetafile;windows_formatname=&quot;GDIMetaFile&quot;" manifest:full-path="ObjectReplacements/Object 95"/>
  <manifest:file-entry manifest:media-type="application/x-openoffice-gdimetafile;windows_formatname=&quot;GDIMetaFile&quot;" manifest:full-path="ObjectReplacements/Object 96"/>
  <manifest:file-entry manifest:media-type="application/x-openoffice-gdimetafile;windows_formatname=&quot;GDIMetaFile&quot;" manifest:full-path="ObjectReplacements/Object 97"/>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98"/>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99"/>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100"/>
  <manifest:file-entry manifest:media-type="application/x-openoffice-gdimetafile;windows_formatname=&quot;GDIMetaFile&quot;" manifest:full-path="ObjectReplacements/Object 101"/>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105"/>
  <manifest:file-entry manifest:media-type="application/x-openoffice-gdimetafile;windows_formatname=&quot;GDIMetaFile&quot;" manifest:full-path="ObjectReplacements/Object 106"/>
  <manifest:file-entry manifest:media-type="application/x-openoffice-gdimetafile;windows_formatname=&quot;GDIMetaFile&quot;" manifest:full-path="ObjectReplacements/Object 107"/>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85"/>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89"/>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 manifest:full-path="ObjectReplacements/"/>
  <manifest:file-entry manifest:media-type="text/xml" manifest:full-path="content.xml"/>
  <manifest:file-entry manifest:media-type="text/xml" manifest:full-path="Object 50/content.xml"/>
  <manifest:file-entry manifest:media-type="text/xml" manifest:full-path="Object 50/settings.xml"/>
  <manifest:file-entry manifest:media-type="application/vnd.oasis.opendocument.formula" manifest:full-path="Object 50/"/>
  <manifest:file-entry manifest:media-type="text/xml" manifest:full-path="Object 51/content.xml"/>
  <manifest:file-entry manifest:media-type="text/xml" manifest:full-path="Object 51/settings.xml"/>
  <manifest:file-entry manifest:media-type="application/vnd.oasis.opendocument.formula" manifest:full-path="Object 51/"/>
  <manifest:file-entry manifest:media-type="text/xml" manifest:full-path="Object 52/content.xml"/>
  <manifest:file-entry manifest:media-type="text/xml" manifest:full-path="Object 52/settings.xml"/>
  <manifest:file-entry manifest:media-type="application/vnd.oasis.opendocument.formula" manifest:full-path="Object 52/"/>
  <manifest:file-entry manifest:media-type="text/xml" manifest:full-path="Object 53/content.xml"/>
  <manifest:file-entry manifest:media-type="text/xml" manifest:full-path="Object 53/settings.xml"/>
  <manifest:file-entry manifest:media-type="application/vnd.oasis.opendocument.formula" manifest:full-path="Object 53/"/>
  <manifest:file-entry manifest:media-type="text/xml" manifest:full-path="Object 54/content.xml"/>
  <manifest:file-entry manifest:media-type="text/xml" manifest:full-path="Object 54/settings.xml"/>
  <manifest:file-entry manifest:media-type="application/vnd.oasis.opendocument.formula" manifest:full-path="Object 54/"/>
  <manifest:file-entry manifest:media-type="text/xml" manifest:full-path="Object 55/content.xml"/>
  <manifest:file-entry manifest:media-type="text/xml" manifest:full-path="Object 55/settings.xml"/>
  <manifest:file-entry manifest:media-type="application/vnd.oasis.opendocument.formula" manifest:full-path="Object 55/"/>
  <manifest:file-entry manifest:media-type="text/xml" manifest:full-path="Object 56/content.xml"/>
  <manifest:file-entry manifest:media-type="text/xml" manifest:full-path="Object 56/settings.xml"/>
  <manifest:file-entry manifest:media-type="application/vnd.oasis.opendocument.formula" manifest:full-path="Object 56/"/>
  <manifest:file-entry manifest:media-type="text/xml" manifest:full-path="Object 57/content.xml"/>
  <manifest:file-entry manifest:media-type="text/xml" manifest:full-path="Object 57/settings.xml"/>
  <manifest:file-entry manifest:media-type="application/vnd.oasis.opendocument.formula" manifest:full-path="Object 57/"/>
  <manifest:file-entry manifest:media-type="text/xml" manifest:full-path="Object 58/content.xml"/>
  <manifest:file-entry manifest:media-type="text/xml" manifest:full-path="Object 58/settings.xml"/>
  <manifest:file-entry manifest:media-type="application/vnd.oasis.opendocument.formula" manifest:full-path="Object 58/"/>
  <manifest:file-entry manifest:media-type="text/xml" manifest:full-path="Object 59/content.xml"/>
  <manifest:file-entry manifest:media-type="text/xml" manifest:full-path="Object 59/settings.xml"/>
  <manifest:file-entry manifest:media-type="application/vnd.oasis.opendocument.formula" manifest:full-path="Object 59/"/>
  <manifest:file-entry manifest:media-type="text/xml" manifest:full-path="Object 100/content.xml"/>
  <manifest:file-entry manifest:media-type="text/xml" manifest:full-path="Object 100/settings.xml"/>
  <manifest:file-entry manifest:media-type="application/vnd.oasis.opendocument.formula" manifest:full-path="Object 100/"/>
  <manifest:file-entry manifest:media-type="text/xml" manifest:full-path="Object 101/content.xml"/>
  <manifest:file-entry manifest:media-type="text/xml" manifest:full-path="Object 101/settings.xml"/>
  <manifest:file-entry manifest:media-type="application/vnd.oasis.opendocument.formula" manifest:full-path="Object 101/"/>
  <manifest:file-entry manifest:media-type="text/xml" manifest:full-path="Object 102/content.xml"/>
  <manifest:file-entry manifest:media-type="text/xml" manifest:full-path="Object 102/settings.xml"/>
  <manifest:file-entry manifest:media-type="application/vnd.oasis.opendocument.formula" manifest:full-path="Object 102/"/>
  <manifest:file-entry manifest:media-type="text/xml" manifest:full-path="Object 103/content.xml"/>
  <manifest:file-entry manifest:media-type="text/xml" manifest:full-path="Object 103/settings.xml"/>
  <manifest:file-entry manifest:media-type="application/vnd.oasis.opendocument.formula" manifest:full-path="Object 103/"/>
  <manifest:file-entry manifest:media-type="text/xml" manifest:full-path="Object 104/content.xml"/>
  <manifest:file-entry manifest:media-type="text/xml" manifest:full-path="Object 104/settings.xml"/>
  <manifest:file-entry manifest:media-type="application/vnd.oasis.opendocument.formula" manifest:full-path="Object 104/"/>
  <manifest:file-entry manifest:media-type="text/xml" manifest:full-path="Object 105/content.xml"/>
  <manifest:file-entry manifest:media-type="text/xml" manifest:full-path="Object 105/settings.xml"/>
  <manifest:file-entry manifest:media-type="application/vnd.oasis.opendocument.formula" manifest:full-path="Object 105/"/>
  <manifest:file-entry manifest:media-type="text/xml" manifest:full-path="Object 106/content.xml"/>
  <manifest:file-entry manifest:media-type="text/xml" manifest:full-path="Object 106/settings.xml"/>
  <manifest:file-entry manifest:media-type="application/vnd.oasis.opendocument.formula" manifest:full-path="Object 106/"/>
  <manifest:file-entry manifest:media-type="text/xml" manifest:full-path="Object 107/content.xml"/>
  <manifest:file-entry manifest:media-type="text/xml" manifest:full-path="Object 107/meta.xml"/>
  <manifest:file-entry manifest:media-type="text/xml" manifest:full-path="Object 107/settings.xml"/>
  <manifest:file-entry manifest:media-type="application/vnd.sun.xml.math" manifest:full-path="Object 107/"/>
  <manifest:file-entry manifest:media-type="text/xml" manifest:full-path="Object 60/content.xml"/>
  <manifest:file-entry manifest:media-type="text/xml" manifest:full-path="Object 60/settings.xml"/>
  <manifest:file-entry manifest:media-type="application/vnd.oasis.opendocument.formula" manifest:full-path="Object 60/"/>
  <manifest:file-entry manifest:media-type="text/xml" manifest:full-path="Object 61/content.xml"/>
  <manifest:file-entry manifest:media-type="text/xml" manifest:full-path="Object 61/settings.xml"/>
  <manifest:file-entry manifest:media-type="application/vnd.oasis.opendocument.formula" manifest:full-path="Object 61/"/>
  <manifest:file-entry manifest:media-type="text/xml" manifest:full-path="Object 62/content.xml"/>
  <manifest:file-entry manifest:media-type="text/xml" manifest:full-path="Object 62/settings.xml"/>
  <manifest:file-entry manifest:media-type="application/vnd.oasis.opendocument.formula" manifest:full-path="Object 62/"/>
  <manifest:file-entry manifest:media-type="text/xml" manifest:full-path="Object 63/content.xml"/>
  <manifest:file-entry manifest:media-type="text/xml" manifest:full-path="Object 63/settings.xml"/>
  <manifest:file-entry manifest:media-type="application/vnd.oasis.opendocument.formula" manifest:full-path="Object 63/"/>
  <manifest:file-entry manifest:media-type="text/xml" manifest:full-path="Object 64/content.xml"/>
  <manifest:file-entry manifest:media-type="text/xml" manifest:full-path="Object 64/settings.xml"/>
  <manifest:file-entry manifest:media-type="application/vnd.oasis.opendocument.formula" manifest:full-path="Object 64/"/>
  <manifest:file-entry manifest:media-type="text/xml" manifest:full-path="Object 65/content.xml"/>
  <manifest:file-entry manifest:media-type="text/xml" manifest:full-path="Object 65/settings.xml"/>
  <manifest:file-entry manifest:media-type="application/vnd.oasis.opendocument.formula" manifest:full-path="Object 65/"/>
  <manifest:file-entry manifest:media-type="text/xml" manifest:full-path="Object 66/content.xml"/>
  <manifest:file-entry manifest:media-type="text/xml" manifest:full-path="Object 66/settings.xml"/>
  <manifest:file-entry manifest:media-type="application/vnd.oasis.opendocument.formula" manifest:full-path="Object 66/"/>
  <manifest:file-entry manifest:media-type="text/xml" manifest:full-path="Object 67/content.xml"/>
  <manifest:file-entry manifest:media-type="text/xml" manifest:full-path="Object 67/settings.xml"/>
  <manifest:file-entry manifest:media-type="application/vnd.oasis.opendocument.formula" manifest:full-path="Object 67/"/>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68/content.xml"/>
  <manifest:file-entry manifest:media-type="text/xml" manifest:full-path="Object 68/settings.xml"/>
  <manifest:file-entry manifest:media-type="application/vnd.oasis.opendocument.formula" manifest:full-path="Object 68/"/>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69/content.xml"/>
  <manifest:file-entry manifest:media-type="text/xml" manifest:full-path="Object 69/settings.xml"/>
  <manifest:file-entry manifest:media-type="application/vnd.oasis.opendocument.formula" manifest:full-path="Object 69/"/>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Object 13/content.xml"/>
  <manifest:file-entry manifest:media-type="text/xml" manifest:full-path="Object 13/settings.xml"/>
  <manifest:file-entry manifest:media-type="application/vnd.oasis.opendocument.formula" manifest:full-path="Object 13/"/>
  <manifest:file-entry manifest:media-type="text/xml" manifest:full-path="Object 14/content.xml"/>
  <manifest:file-entry manifest:media-type="text/xml" manifest:full-path="Object 14/settings.xml"/>
  <manifest:file-entry manifest:media-type="application/vnd.oasis.opendocument.formula"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6/content.xml"/>
  <manifest:file-entry manifest:media-type="text/xml" manifest:full-path="Object 16/settings.xml"/>
  <manifest:file-entry manifest:media-type="application/vnd.oasis.opendocument.formula" manifest:full-path="Object 16/"/>
  <manifest:file-entry manifest:media-type="text/xml" manifest:full-path="Object 17/content.xml"/>
  <manifest:file-entry manifest:media-type="text/xml" manifest:full-path="Object 17/settings.xml"/>
  <manifest:file-entry manifest:media-type="application/vnd.oasis.opendocument.formula" manifest:full-path="Object 17/"/>
  <manifest:file-entry manifest:media-type="text/xml" manifest:full-path="Object 18/content.xml"/>
  <manifest:file-entry manifest:media-type="text/xml" manifest:full-path="Object 18/settings.xml"/>
  <manifest:file-entry manifest:media-type="application/vnd.oasis.opendocument.formula" manifest:full-path="Object 18/"/>
  <manifest:file-entry manifest:media-type="text/xml" manifest:full-path="Object 19/content.xml"/>
  <manifest:file-entry manifest:media-type="text/xml" manifest:full-path="Object 19/settings.xml"/>
  <manifest:file-entry manifest:media-type="application/vnd.oasis.opendocument.formula" manifest:full-path="Object 19/"/>
  <manifest:file-entry manifest:media-type="text/xml" manifest:full-path="Object 70/content.xml"/>
  <manifest:file-entry manifest:media-type="text/xml" manifest:full-path="Object 70/settings.xml"/>
  <manifest:file-entry manifest:media-type="application/vnd.oasis.opendocument.formula" manifest:full-path="Object 70/"/>
  <manifest:file-entry manifest:media-type="text/xml" manifest:full-path="Object 71/content.xml"/>
  <manifest:file-entry manifest:media-type="text/xml" manifest:full-path="Object 71/settings.xml"/>
  <manifest:file-entry manifest:media-type="application/vnd.oasis.opendocument.formula" manifest:full-path="Object 71/"/>
  <manifest:file-entry manifest:media-type="text/xml" manifest:full-path="Object 72/content.xml"/>
  <manifest:file-entry manifest:media-type="text/xml" manifest:full-path="Object 72/settings.xml"/>
  <manifest:file-entry manifest:media-type="application/vnd.oasis.opendocument.formula" manifest:full-path="Object 72/"/>
  <manifest:file-entry manifest:media-type="text/xml" manifest:full-path="Object 73/content.xml"/>
  <manifest:file-entry manifest:media-type="text/xml" manifest:full-path="Object 73/settings.xml"/>
  <manifest:file-entry manifest:media-type="application/vnd.oasis.opendocument.formula" manifest:full-path="Object 73/"/>
  <manifest:file-entry manifest:media-type="text/xml" manifest:full-path="Object 74/content.xml"/>
  <manifest:file-entry manifest:media-type="text/xml" manifest:full-path="Object 74/settings.xml"/>
  <manifest:file-entry manifest:media-type="application/vnd.oasis.opendocument.formula" manifest:full-path="Object 74/"/>
  <manifest:file-entry manifest:media-type="text/xml" manifest:full-path="Object 75/content.xml"/>
  <manifest:file-entry manifest:media-type="text/xml" manifest:full-path="Object 75/settings.xml"/>
  <manifest:file-entry manifest:media-type="application/vnd.oasis.opendocument.formula" manifest:full-path="Object 75/"/>
  <manifest:file-entry manifest:media-type="text/xml" manifest:full-path="Object 76/content.xml"/>
  <manifest:file-entry manifest:media-type="text/xml" manifest:full-path="Object 76/settings.xml"/>
  <manifest:file-entry manifest:media-type="application/vnd.oasis.opendocument.formula" manifest:full-path="Object 76/"/>
  <manifest:file-entry manifest:media-type="text/xml" manifest:full-path="Object 77/content.xml"/>
  <manifest:file-entry manifest:media-type="text/xml" manifest:full-path="Object 77/settings.xml"/>
  <manifest:file-entry manifest:media-type="application/vnd.oasis.opendocument.formula" manifest:full-path="Object 77/"/>
  <manifest:file-entry manifest:media-type="text/xml" manifest:full-path="Object 20/content.xml"/>
  <manifest:file-entry manifest:media-type="text/xml" manifest:full-path="Object 20/settings.xml"/>
  <manifest:file-entry manifest:media-type="application/vnd.oasis.opendocument.formula" manifest:full-path="Object 20/"/>
  <manifest:file-entry manifest:media-type="text/xml" manifest:full-path="Object 78/content.xml"/>
  <manifest:file-entry manifest:media-type="text/xml" manifest:full-path="Object 78/settings.xml"/>
  <manifest:file-entry manifest:media-type="application/vnd.oasis.opendocument.formula" manifest:full-path="Object 78/"/>
  <manifest:file-entry manifest:media-type="text/xml" manifest:full-path="Object 21/content.xml"/>
  <manifest:file-entry manifest:media-type="text/xml" manifest:full-path="Object 21/settings.xml"/>
  <manifest:file-entry manifest:media-type="application/vnd.oasis.opendocument.formula" manifest:full-path="Object 21/"/>
  <manifest:file-entry manifest:media-type="text/xml" manifest:full-path="Object 79/content.xml"/>
  <manifest:file-entry manifest:media-type="text/xml" manifest:full-path="Object 79/settings.xml"/>
  <manifest:file-entry manifest:media-type="application/vnd.oasis.opendocument.formula" manifest:full-path="Object 79/"/>
  <manifest:file-entry manifest:media-type="text/xml" manifest:full-path="Object 22/content.xml"/>
  <manifest:file-entry manifest:media-type="text/xml" manifest:full-path="Object 22/settings.xml"/>
  <manifest:file-entry manifest:media-type="application/vnd.oasis.opendocument.formula" manifest:full-path="Object 22/"/>
  <manifest:file-entry manifest:media-type="text/xml" manifest:full-path="Object 23/content.xml"/>
  <manifest:file-entry manifest:media-type="text/xml" manifest:full-path="Object 23/settings.xml"/>
  <manifest:file-entry manifest:media-type="application/vnd.oasis.opendocument.formula" manifest:full-path="Object 23/"/>
  <manifest:file-entry manifest:media-type="text/xml" manifest:full-path="Object 24/content.xml"/>
  <manifest:file-entry manifest:media-type="text/xml" manifest:full-path="Object 24/settings.xml"/>
  <manifest:file-entry manifest:media-type="application/vnd.oasis.opendocument.formula" manifest:full-path="Object 24/"/>
  <manifest:file-entry manifest:media-type="text/xml" manifest:full-path="Object 25/content.xml"/>
  <manifest:file-entry manifest:media-type="text/xml" manifest:full-path="Object 25/settings.xml"/>
  <manifest:file-entry manifest:media-type="application/vnd.oasis.opendocument.formula" manifest:full-path="Object 25/"/>
  <manifest:file-entry manifest:media-type="text/xml" manifest:full-path="Object 26/content.xml"/>
  <manifest:file-entry manifest:media-type="text/xml" manifest:full-path="Object 26/settings.xml"/>
  <manifest:file-entry manifest:media-type="application/vnd.oasis.opendocument.formula" manifest:full-path="Object 26/"/>
  <manifest:file-entry manifest:media-type="text/xml" manifest:full-path="Object 27/content.xml"/>
  <manifest:file-entry manifest:media-type="text/xml" manifest:full-path="Object 27/settings.xml"/>
  <manifest:file-entry manifest:media-type="application/vnd.oasis.opendocument.formula" manifest:full-path="Object 27/"/>
  <manifest:file-entry manifest:media-type="text/xml" manifest:full-path="Object 28/content.xml"/>
  <manifest:file-entry manifest:media-type="text/xml" manifest:full-path="Object 28/settings.xml"/>
  <manifest:file-entry manifest:media-type="application/vnd.oasis.opendocument.formula" manifest:full-path="Object 28/"/>
  <manifest:file-entry manifest:media-type="text/xml" manifest:full-path="Object 29/content.xml"/>
  <manifest:file-entry manifest:media-type="text/xml" manifest:full-path="Object 29/settings.xml"/>
  <manifest:file-entry manifest:media-type="application/vnd.oasis.opendocument.formula" manifest:full-path="Object 29/"/>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text/xml" manifest:full-path="Object 80/content.xml"/>
  <manifest:file-entry manifest:media-type="text/xml" manifest:full-path="Object 80/settings.xml"/>
  <manifest:file-entry manifest:media-type="application/vnd.oasis.opendocument.formula" manifest:full-path="Object 80/"/>
  <manifest:file-entry manifest:media-type="text/xml" manifest:full-path="Object 81/content.xml"/>
  <manifest:file-entry manifest:media-type="text/xml" manifest:full-path="Object 81/settings.xml"/>
  <manifest:file-entry manifest:media-type="application/vnd.oasis.opendocument.formula" manifest:full-path="Object 81/"/>
  <manifest:file-entry manifest:media-type="text/xml" manifest:full-path="Object 82/content.xml"/>
  <manifest:file-entry manifest:media-type="text/xml" manifest:full-path="Object 82/settings.xml"/>
  <manifest:file-entry manifest:media-type="application/vnd.oasis.opendocument.formula" manifest:full-path="Object 82/"/>
  <manifest:file-entry manifest:media-type="text/xml" manifest:full-path="Object 83/content.xml"/>
  <manifest:file-entry manifest:media-type="text/xml" manifest:full-path="Object 83/settings.xml"/>
  <manifest:file-entry manifest:media-type="application/vnd.oasis.opendocument.formula" manifest:full-path="Object 83/"/>
  <manifest:file-entry manifest:media-type="text/xml" manifest:full-path="Object 84/content.xml"/>
  <manifest:file-entry manifest:media-type="text/xml" manifest:full-path="Object 84/settings.xml"/>
  <manifest:file-entry manifest:media-type="application/vnd.oasis.opendocument.formula" manifest:full-path="Object 84/"/>
  <manifest:file-entry manifest:media-type="text/xml" manifest:full-path="Object 85/content.xml"/>
  <manifest:file-entry manifest:media-type="text/xml" manifest:full-path="Object 85/settings.xml"/>
  <manifest:file-entry manifest:media-type="application/vnd.oasis.opendocument.formula" manifest:full-path="Object 85/"/>
  <manifest:file-entry manifest:media-type="" manifest:full-path="Thumbnails/thumbnail.png"/>
  <manifest:file-entry manifest:media-type="" manifest:full-path="Thumbnails/"/>
  <manifest:file-entry manifest:media-type="text/xml" manifest:full-path="Object 86/content.xml"/>
  <manifest:file-entry manifest:media-type="text/xml" manifest:full-path="Object 86/settings.xml"/>
  <manifest:file-entry manifest:media-type="application/vnd.oasis.opendocument.formula" manifest:full-path="Object 86/"/>
  <manifest:file-entry manifest:media-type="text/xml" manifest:full-path="Object 87/content.xml"/>
  <manifest:file-entry manifest:media-type="text/xml" manifest:full-path="Object 87/settings.xml"/>
  <manifest:file-entry manifest:media-type="application/vnd.oasis.opendocument.formula" manifest:full-path="Object 87/"/>
  <manifest:file-entry manifest:media-type="text/xml" manifest:full-path="Object 30/content.xml"/>
  <manifest:file-entry manifest:media-type="text/xml" manifest:full-path="Object 30/settings.xml"/>
  <manifest:file-entry manifest:media-type="application/vnd.oasis.opendocument.formula" manifest:full-path="Object 30/"/>
  <manifest:file-entry manifest:media-type="text/xml" manifest:full-path="Object 88/content.xml"/>
  <manifest:file-entry manifest:media-type="text/xml" manifest:full-path="Object 88/settings.xml"/>
  <manifest:file-entry manifest:media-type="application/vnd.oasis.opendocument.formula" manifest:full-path="Object 88/"/>
  <manifest:file-entry manifest:media-type="text/xml" manifest:full-path="Object 31/content.xml"/>
  <manifest:file-entry manifest:media-type="text/xml" manifest:full-path="Object 31/settings.xml"/>
  <manifest:file-entry manifest:media-type="application/vnd.oasis.opendocument.formula" manifest:full-path="Object 31/"/>
  <manifest:file-entry manifest:media-type="text/xml" manifest:full-path="Object 89/content.xml"/>
  <manifest:file-entry manifest:media-type="text/xml" manifest:full-path="Object 89/settings.xml"/>
  <manifest:file-entry manifest:media-type="application/vnd.oasis.opendocument.formula" manifest:full-path="Object 89/"/>
  <manifest:file-entry manifest:media-type="text/xml" manifest:full-path="Object 32/content.xml"/>
  <manifest:file-entry manifest:media-type="text/xml" manifest:full-path="Object 32/settings.xml"/>
  <manifest:file-entry manifest:media-type="application/vnd.oasis.opendocument.formula" manifest:full-path="Object 32/"/>
  <manifest:file-entry manifest:media-type="text/xml" manifest:full-path="settings.xml"/>
  <manifest:file-entry manifest:media-type="text/xml" manifest:full-path="Object 33/content.xml"/>
  <manifest:file-entry manifest:media-type="text/xml" manifest:full-path="Object 33/settings.xml"/>
  <manifest:file-entry manifest:media-type="application/vnd.oasis.opendocument.formula" manifest:full-path="Object 33/"/>
  <manifest:file-entry manifest:media-type="text/xml" manifest:full-path="Object 34/content.xml"/>
  <manifest:file-entry manifest:media-type="text/xml" manifest:full-path="Object 34/settings.xml"/>
  <manifest:file-entry manifest:media-type="application/vnd.oasis.opendocument.formula" manifest:full-path="Object 34/"/>
  <manifest:file-entry manifest:media-type="text/xml" manifest:full-path="Object 35/content.xml"/>
  <manifest:file-entry manifest:media-type="text/xml" manifest:full-path="Object 35/settings.xml"/>
  <manifest:file-entry manifest:media-type="application/vnd.oasis.opendocument.formula" manifest:full-path="Object 35/"/>
  <manifest:file-entry manifest:media-type="text/xml" manifest:full-path="Object 36/content.xml"/>
  <manifest:file-entry manifest:media-type="text/xml" manifest:full-path="Object 36/settings.xml"/>
  <manifest:file-entry manifest:media-type="application/vnd.oasis.opendocument.formula" manifest:full-path="Object 36/"/>
  <manifest:file-entry manifest:media-type="text/xml" manifest:full-path="Object 37/content.xml"/>
  <manifest:file-entry manifest:media-type="text/xml" manifest:full-path="Object 37/settings.xml"/>
  <manifest:file-entry manifest:media-type="application/vnd.oasis.opendocument.formula" manifest:full-path="Object 37/"/>
  <manifest:file-entry manifest:media-type="text/xml" manifest:full-path="Object 38/content.xml"/>
  <manifest:file-entry manifest:media-type="text/xml" manifest:full-path="Object 38/settings.xml"/>
  <manifest:file-entry manifest:media-type="application/vnd.oasis.opendocument.formula" manifest:full-path="Object 38/"/>
  <manifest:file-entry manifest:media-type="text/xml" manifest:full-path="Object 39/content.xml"/>
  <manifest:file-entry manifest:media-type="text/xml" manifest:full-path="Object 39/settings.xml"/>
  <manifest:file-entry manifest:media-type="application/vnd.oasis.opendocument.formula" manifest:full-path="Object 3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imes New Roman" svg:font-family="'Times New Roman'"/>
    <style:font-face style:name="Courier New" svg:font-family="'Courier New'" style:font-family-generic="modern" style:font-pitch="fixed"/>
    <style:font-face style:name="Times New Roman1" svg:font-family="'Times New Roman'" style:font-family-generic="roman" style:font-pitch="variable"/>
    <style:font-face style:name="DejaVu Sans" svg:font-family="'DejaVu Sans'" style:font-family-generic="system" style:font-pitch="variable"/>
  </office:font-face-decls>
  <office:automatic-styles>
    <style:style style:name="Tabelle4" style:family="table">
      <style:table-properties style:width="6in" table:align="margins"/>
    </style:style>
    <style:style style:name="Tabelle4.A" style:family="table-column">
      <style:table-column-properties style:column-width="5.3333in" style:rel-column-width="58251*"/>
    </style:style>
    <style:style style:name="Tabelle4.B" style:family="table-column">
      <style:table-column-properties style:column-width="0.6667in" style:rel-column-width="7284*"/>
    </style:style>
    <style:style style:name="Tabelle4.A1" style:family="table-cell">
      <style:table-cell-properties style:vertical-align="middle" fo:padding="0.0382in" fo:border="none"/>
    </style:style>
    <style:style style:name="Table1" style:family="table">
      <style:table-properties style:width="6in" table:align="margins"/>
    </style:style>
    <style:style style:name="Table1.A" style:family="table-column">
      <style:table-column-properties style:column-width="5.3333in" style:rel-column-width="58251*"/>
    </style:style>
    <style:style style:name="Table1.B" style:family="table-column">
      <style:table-column-properties style:column-width="0.6667in" style:rel-column-width="7284*"/>
    </style:style>
    <style:style style:name="Table1.A1" style:family="table-cell">
      <style:table-cell-properties style:vertical-align="middle" fo:padding="0.0382in" fo:border="none"/>
    </style:style>
    <style:style style:name="Table2" style:family="table">
      <style:table-properties style:width="6in" table:align="margins"/>
    </style:style>
    <style:style style:name="Table2.A" style:family="table-column">
      <style:table-column-properties style:column-width="5.3333in" style:rel-column-width="58251*"/>
    </style:style>
    <style:style style:name="Table2.B" style:family="table-column">
      <style:table-column-properties style:column-width="0.6667in" style:rel-column-width="7284*"/>
    </style:style>
    <style:style style:name="Table2.A1" style:family="table-cell">
      <style:table-cell-properties style:vertical-align="middle" fo:padding="0.0382in" fo:border="none"/>
    </style:style>
    <style:style style:name="Table3" style:family="table">
      <style:table-properties style:width="6.925in" table:align="margins"/>
    </style:style>
    <style:style style:name="Table3.A" style:family="table-column">
      <style:table-column-properties style:column-width="6.1556in" style:rel-column-width="58251*"/>
    </style:style>
    <style:style style:name="Table3.B" style:family="table-column">
      <style:table-column-properties style:column-width="0.7694in" style:rel-column-width="7284*"/>
    </style:style>
    <style:style style:name="Table3.A1" style:family="table-cell">
      <style:table-cell-properties style:vertical-align="middle" fo:padding="0.0382in" fo:border="none"/>
    </style:style>
    <style:style style:name="Table4" style:family="table">
      <style:table-properties style:width="6.925in" table:align="margins"/>
    </style:style>
    <style:style style:name="Table4.A" style:family="table-column">
      <style:table-column-properties style:column-width="6.1556in" style:rel-column-width="58251*"/>
    </style:style>
    <style:style style:name="Table4.B" style:family="table-column">
      <style:table-column-properties style:column-width="0.7694in" style:rel-column-width="7284*"/>
    </style:style>
    <style:style style:name="Table4.A1" style:family="table-cell">
      <style:table-cell-properties style:vertical-align="middle" fo:padding="0.0382in" fo:border="none"/>
    </style:style>
    <style:style style:name="Table5" style:family="table">
      <style:table-properties style:width="6.925in" table:align="margins"/>
    </style:style>
    <style:style style:name="Table5.A" style:family="table-column">
      <style:table-column-properties style:column-width="6.1556in" style:rel-column-width="58251*"/>
    </style:style>
    <style:style style:name="Table5.B" style:family="table-column">
      <style:table-column-properties style:column-width="0.7694in" style:rel-column-width="7284*"/>
    </style:style>
    <style:style style:name="Table5.A1" style:family="table-cell">
      <style:table-cell-properties style:vertical-align="middle" fo:padding="0.0382in" fo:border="none"/>
    </style:style>
    <style:style style:name="Table6" style:family="table">
      <style:table-properties style:width="6.925in" table:align="margins"/>
    </style:style>
    <style:style style:name="Table6.A" style:family="table-column">
      <style:table-column-properties style:column-width="6.1556in" style:rel-column-width="58251*"/>
    </style:style>
    <style:style style:name="Table6.B" style:family="table-column">
      <style:table-column-properties style:column-width="0.7694in" style:rel-column-width="7284*"/>
    </style:style>
    <style:style style:name="Table6.A1" style:family="table-cell">
      <style:table-cell-properties style:vertical-align="middle" fo:padding="0.0382in" fo:border="none"/>
    </style:style>
    <style:style style:name="Table7" style:family="table">
      <style:table-properties style:width="6.925in" table:align="margins"/>
    </style:style>
    <style:style style:name="Table7.A" style:family="table-column">
      <style:table-column-properties style:column-width="6.1556in" style:rel-column-width="58251*"/>
    </style:style>
    <style:style style:name="Table7.B" style:family="table-column">
      <style:table-column-properties style:column-width="0.7694in" style:rel-column-width="7284*"/>
    </style:style>
    <style:style style:name="Table7.A1" style:family="table-cell">
      <style:table-cell-properties style:vertical-align="middle" fo:padding="0.0382in" fo:border="none"/>
    </style:style>
    <style:style style:name="Table8" style:family="table">
      <style:table-properties style:width="6.925in" table:align="margins"/>
    </style:style>
    <style:style style:name="Table8.A" style:family="table-column">
      <style:table-column-properties style:column-width="6.1556in" style:rel-column-width="58251*"/>
    </style:style>
    <style:style style:name="Table8.B" style:family="table-column">
      <style:table-column-properties style:column-width="0.7694in" style:rel-column-width="7284*"/>
    </style:style>
    <style:style style:name="Table8.A1" style:family="table-cell">
      <style:table-cell-properties style:vertical-align="middle" fo:padding="0.0382in" fo:border="none"/>
    </style:style>
    <style:style style:name="Table9" style:family="table">
      <style:table-properties style:width="6.925in" table:align="margins"/>
    </style:style>
    <style:style style:name="Table9.A" style:family="table-column">
      <style:table-column-properties style:column-width="6.1556in" style:rel-column-width="58251*"/>
    </style:style>
    <style:style style:name="Table9.B" style:family="table-column">
      <style:table-column-properties style:column-width="0.7694in" style:rel-column-width="7284*"/>
    </style:style>
    <style:style style:name="Table9.A1" style:family="table-cell">
      <style:table-cell-properties style:vertical-align="middle" fo:padding="0.0382in" fo:border="none"/>
    </style:style>
    <style:style style:name="Table11" style:family="table">
      <style:table-properties style:width="5.7in" table:align="center"/>
    </style:style>
    <style:style style:name="Table11.A" style:family="table-column">
      <style:table-column-properties style:column-width="0.6993in"/>
    </style:style>
    <style:style style:name="Table11.E" style:family="table-column">
      <style:table-column-properties style:column-width="0.8056in"/>
    </style:style>
    <style:style style:name="Table11.H" style:family="table-column">
      <style:table-column-properties style:column-width="0.6986in"/>
    </style:style>
    <style:style style:name="Table11.A1" style:family="table-cell">
      <style:table-cell-properties fo:padding="0in" fo:border="none"/>
    </style:style>
    <style:style style:name="Table11.E1" style:family="table-cell">
      <style:table-cell-properties fo:padding="0.0382in" fo:border-left="0.0007in solid #000000" fo:border-right="none" fo:border-top="none" fo:border-bottom="none"/>
    </style:style>
    <style:style style:name="Table11.A5" style:family="table-cell">
      <style:table-cell-properties fo:padding="0.0382in" fo:border-left="none" fo:border-right="none" fo:border-top="none" fo:border-bottom="0.0007in solid #000000"/>
    </style:style>
    <style:style style:name="Table11.E5" style:family="table-cell">
      <style:table-cell-properties fo:padding="0.0382in" fo:border-left="0.0007in solid #000000" fo:border-right="none" fo:border-top="none" fo:border-bottom="0.0007in solid #000000"/>
    </style:style>
    <style:style style:name="Table10" style:family="table">
      <style:table-properties style:width="5.7in" table:align="center"/>
    </style:style>
    <style:style style:name="Table10.A" style:family="table-column">
      <style:table-column-properties style:column-width="0.6993in"/>
    </style:style>
    <style:style style:name="Table10.E" style:family="table-column">
      <style:table-column-properties style:column-width="0.8056in"/>
    </style:style>
    <style:style style:name="Table10.H" style:family="table-column">
      <style:table-column-properties style:column-width="0.6986in"/>
    </style:style>
    <style:style style:name="Table10.A1" style:family="table-cell">
      <style:table-cell-properties fo:padding="0in" fo:border="none"/>
    </style:style>
    <style:style style:name="Table10.E1" style:family="table-cell">
      <style:table-cell-properties fo:padding="0.0382in" fo:border-left="0.0007in solid #000000" fo:border-right="none" fo:border-top="none" fo:border-bottom="none"/>
    </style:style>
    <style:style style:name="Table10.A5" style:family="table-cell">
      <style:table-cell-properties fo:padding="0.0382in" fo:border-left="none" fo:border-right="none" fo:border-top="none" fo:border-bottom="0.0007in solid #000000"/>
    </style:style>
    <style:style style:name="Table10.E5" style:family="table-cell">
      <style:table-cell-properties fo:padding="0.0382in" fo:border-left="0.0007in solid #000000" fo:border-right="none" fo:border-top="none" fo:border-bottom="0.0007in solid #000000"/>
    </style:style>
    <style:style style:name="Table12" style:family="table">
      <style:table-properties style:width="6.925in" table:align="margins"/>
    </style:style>
    <style:style style:name="Table12.A" style:family="table-column">
      <style:table-column-properties style:column-width="6.1556in" style:rel-column-width="58251*"/>
    </style:style>
    <style:style style:name="Table12.B" style:family="table-column">
      <style:table-column-properties style:column-width="0.7694in" style:rel-column-width="7284*"/>
    </style:style>
    <style:style style:name="Table12.A1" style:family="table-cell">
      <style:table-cell-properties style:vertical-align="middle" fo:padding="0.0382in" fo:border="none"/>
    </style:style>
    <style:style style:name="Table13" style:family="table">
      <style:table-properties style:width="6.925in" table:align="margins"/>
    </style:style>
    <style:style style:name="Table13.A" style:family="table-column">
      <style:table-column-properties style:column-width="6.1556in" style:rel-column-width="58251*"/>
    </style:style>
    <style:style style:name="Table13.B" style:family="table-column">
      <style:table-column-properties style:column-width="0.7694in" style:rel-column-width="7284*"/>
    </style:style>
    <style:style style:name="Table13.A1" style:family="table-cell">
      <style:table-cell-properties style:vertical-align="middle" fo:padding="0.0382in" fo:border="none"/>
    </style:style>
    <style:style style:name="Table14" style:family="table">
      <style:table-properties style:width="6.925in" table:align="margins"/>
    </style:style>
    <style:style style:name="Table14.A" style:family="table-column">
      <style:table-column-properties style:column-width="6.1556in" style:rel-column-width="58251*"/>
    </style:style>
    <style:style style:name="Table14.B" style:family="table-column">
      <style:table-column-properties style:column-width="0.7694in" style:rel-column-width="7284*"/>
    </style:style>
    <style:style style:name="Table14.A1" style:family="table-cell">
      <style:table-cell-properties style:vertical-align="middle" fo:padding="0.0382in" fo:border="none"/>
    </style:style>
    <style:style style:name="Table15" style:family="table">
      <style:table-properties style:width="6.925in" table:align="margins"/>
    </style:style>
    <style:style style:name="Table15.A" style:family="table-column">
      <style:table-column-properties style:column-width="6.1556in" style:rel-column-width="58251*"/>
    </style:style>
    <style:style style:name="Table15.B" style:family="table-column">
      <style:table-column-properties style:column-width="0.7694in" style:rel-column-width="7284*"/>
    </style:style>
    <style:style style:name="Table15.A1" style:family="table-cell">
      <style:table-cell-properties style:vertical-align="middle" fo:padding="0.0382in" fo:border="none"/>
    </style:style>
    <style:style style:name="Table16" style:family="table">
      <style:table-properties style:width="6.925in" table:align="margins"/>
    </style:style>
    <style:style style:name="Table16.A" style:family="table-column">
      <style:table-column-properties style:column-width="6.1556in" style:rel-column-width="58251*"/>
    </style:style>
    <style:style style:name="Table16.B" style:family="table-column">
      <style:table-column-properties style:column-width="0.7694in" style:rel-column-width="7284*"/>
    </style:style>
    <style:style style:name="Table16.A1" style:family="table-cell">
      <style:table-cell-properties style:vertical-align="middle" fo:padding="0.0382in" fo:border="none"/>
    </style:style>
    <style:style style:name="Table17" style:family="table">
      <style:table-properties style:width="6.925in" table:align="margins"/>
    </style:style>
    <style:style style:name="Table17.A" style:family="table-column">
      <style:table-column-properties style:column-width="6.1556in" style:rel-column-width="58251*"/>
    </style:style>
    <style:style style:name="Table17.B" style:family="table-column">
      <style:table-column-properties style:column-width="0.7694in" style:rel-column-width="7284*"/>
    </style:style>
    <style:style style:name="Table17.A1" style:family="table-cell">
      <style:table-cell-properties style:vertical-align="middle" fo:padding="0.0382in" fo:border="none"/>
    </style:style>
    <style:style style:name="Table18" style:family="table">
      <style:table-properties style:width="6.925in" table:align="margins"/>
    </style:style>
    <style:style style:name="Table18.A" style:family="table-column">
      <style:table-column-properties style:column-width="6.1556in" style:rel-column-width="58251*"/>
    </style:style>
    <style:style style:name="Table18.B" style:family="table-column">
      <style:table-column-properties style:column-width="0.7694in" style:rel-column-width="7284*"/>
    </style:style>
    <style:style style:name="Table18.A1" style:family="table-cell">
      <style:table-cell-properties style:vertical-align="middle" fo:padding="0.0382in" fo:border="none"/>
    </style:style>
    <style:style style:name="Table19" style:family="table">
      <style:table-properties style:width="6.925in" table:align="margins"/>
    </style:style>
    <style:style style:name="Table19.A" style:family="table-column">
      <style:table-column-properties style:column-width="6.1556in" style:rel-column-width="58251*"/>
    </style:style>
    <style:style style:name="Table19.B" style:family="table-column">
      <style:table-column-properties style:column-width="0.7694in" style:rel-column-width="7284*"/>
    </style:style>
    <style:style style:name="Table19.A1" style:family="table-cell">
      <style:table-cell-properties style:vertical-align="middle" fo:padding="0.0382in" fo:border="none"/>
    </style:style>
    <style:style style:name="Table20" style:family="table">
      <style:table-properties style:width="6.925in" table:align="margins"/>
    </style:style>
    <style:style style:name="Table20.A" style:family="table-column">
      <style:table-column-properties style:column-width="6.1556in" style:rel-column-width="58251*"/>
    </style:style>
    <style:style style:name="Table20.B" style:family="table-column">
      <style:table-column-properties style:column-width="0.7694in" style:rel-column-width="7284*"/>
    </style:style>
    <style:style style:name="Table20.A1" style:family="table-cell">
      <style:table-cell-properties style:vertical-align="middle" fo:padding="0.0382in" fo:border="none"/>
    </style:style>
    <style:style style:name="Table21" style:family="table">
      <style:table-properties style:width="6.925in" table:align="margins"/>
    </style:style>
    <style:style style:name="Table21.A" style:family="table-column">
      <style:table-column-properties style:column-width="6.1556in" style:rel-column-width="58251*"/>
    </style:style>
    <style:style style:name="Table21.B" style:family="table-column">
      <style:table-column-properties style:column-width="0.7694in" style:rel-column-width="7284*"/>
    </style:style>
    <style:style style:name="Table21.A1" style:family="table-cell">
      <style:table-cell-properties style:vertical-align="middle" fo:padding="0.0382in" fo:border="none"/>
    </style:style>
    <style:style style:name="Table22" style:family="table">
      <style:table-properties style:width="6.925in" table:align="margins"/>
    </style:style>
    <style:style style:name="Table22.A" style:family="table-column">
      <style:table-column-properties style:column-width="6.1556in" style:rel-column-width="58251*"/>
    </style:style>
    <style:style style:name="Table22.B" style:family="table-column">
      <style:table-column-properties style:column-width="0.7694in" style:rel-column-width="7284*"/>
    </style:style>
    <style:style style:name="Table22.A1" style:family="table-cell">
      <style:table-cell-properties style:vertical-align="middle" fo:padding="0.0382in" fo:border="none"/>
    </style:style>
    <style:style style:name="Table23" style:family="table">
      <style:table-properties style:width="6.925in" table:align="margins"/>
    </style:style>
    <style:style style:name="Table23.A" style:family="table-column">
      <style:table-column-properties style:column-width="6.1556in" style:rel-column-width="58251*"/>
    </style:style>
    <style:style style:name="Table23.B" style:family="table-column">
      <style:table-column-properties style:column-width="0.7694in" style:rel-column-width="7284*"/>
    </style:style>
    <style:style style:name="Table23.A1" style:family="table-cell">
      <style:table-cell-properties style:vertical-align="middle" fo:padding="0.0382in" fo:border="none"/>
    </style:style>
    <style:style style:name="Table24" style:family="table">
      <style:table-properties style:width="6.925in" table:align="margins"/>
    </style:style>
    <style:style style:name="Table24.A" style:family="table-column">
      <style:table-column-properties style:column-width="6.1556in" style:rel-column-width="58251*"/>
    </style:style>
    <style:style style:name="Table24.B" style:family="table-column">
      <style:table-column-properties style:column-width="0.7694in" style:rel-column-width="7284*"/>
    </style:style>
    <style:style style:name="Table24.A1" style:family="table-cell">
      <style:table-cell-properties style:vertical-align="middle" fo:padding="0.0382in" fo:border="none"/>
    </style:style>
    <style:style style:name="Table25" style:family="table">
      <style:table-properties style:width="6.925in" table:align="margins"/>
    </style:style>
    <style:style style:name="Table25.A" style:family="table-column">
      <style:table-column-properties style:column-width="6.1556in" style:rel-column-width="58251*"/>
    </style:style>
    <style:style style:name="Table25.B" style:family="table-column">
      <style:table-column-properties style:column-width="0.7694in" style:rel-column-width="7284*"/>
    </style:style>
    <style:style style:name="Table25.A1" style:family="table-cell">
      <style:table-cell-properties style:vertical-align="middle" fo:padding="0.0382in" fo:border="none"/>
    </style:style>
    <style:style style:name="Table26" style:family="table">
      <style:table-properties style:width="6.925in" table:align="margins"/>
    </style:style>
    <style:style style:name="Table26.A" style:family="table-column">
      <style:table-column-properties style:column-width="6.1556in" style:rel-column-width="58251*"/>
    </style:style>
    <style:style style:name="Table26.B" style:family="table-column">
      <style:table-column-properties style:column-width="0.7694in" style:rel-column-width="7284*"/>
    </style:style>
    <style:style style:name="Table26.A1" style:family="table-cell">
      <style:table-cell-properties style:vertical-align="middle" fo:padding="0.0382in" fo:border="none"/>
    </style:style>
    <style:style style:name="Table27" style:family="table">
      <style:table-properties style:width="6.925in" table:align="margins"/>
    </style:style>
    <style:style style:name="Table27.A" style:family="table-column">
      <style:table-column-properties style:column-width="6.1556in" style:rel-column-width="58251*"/>
    </style:style>
    <style:style style:name="Table27.B" style:family="table-column">
      <style:table-column-properties style:column-width="0.7694in" style:rel-column-width="7284*"/>
    </style:style>
    <style:style style:name="Table27.A1" style:family="table-cell">
      <style:table-cell-properties style:vertical-align="middle" fo:padding="0.0382in" fo:border="none"/>
    </style:style>
    <style:style style:name="Table28" style:family="table">
      <style:table-properties style:width="6.925in" table:align="margins"/>
    </style:style>
    <style:style style:name="Table28.A" style:family="table-column">
      <style:table-column-properties style:column-width="6.1556in" style:rel-column-width="58251*"/>
    </style:style>
    <style:style style:name="Table28.B" style:family="table-column">
      <style:table-column-properties style:column-width="0.7694in" style:rel-column-width="7284*"/>
    </style:style>
    <style:style style:name="Table28.A1" style:family="table-cell">
      <style:table-cell-properties style:vertical-align="middle" fo:padding="0.0382in" fo:border="none"/>
    </style:style>
    <style:style style:name="Table29" style:family="table">
      <style:table-properties style:width="6.925in" table:align="margins"/>
    </style:style>
    <style:style style:name="Table29.A" style:family="table-column">
      <style:table-column-properties style:column-width="6.1556in" style:rel-column-width="58251*"/>
    </style:style>
    <style:style style:name="Table29.B" style:family="table-column">
      <style:table-column-properties style:column-width="0.7694in" style:rel-column-width="7284*"/>
    </style:style>
    <style:style style:name="Table29.A1" style:family="table-cell">
      <style:table-cell-properties style:vertical-align="middle" fo:padding="0.0382in" fo:border="none"/>
    </style:style>
    <style:style style:name="Table30" style:family="table">
      <style:table-properties style:width="6.925in" table:align="margins"/>
    </style:style>
    <style:style style:name="Table30.A" style:family="table-column">
      <style:table-column-properties style:column-width="6.1556in" style:rel-column-width="58251*"/>
    </style:style>
    <style:style style:name="Table30.B" style:family="table-column">
      <style:table-column-properties style:column-width="0.7694in" style:rel-column-width="7284*"/>
    </style:style>
    <style:style style:name="Table30.A1" style:family="table-cell">
      <style:table-cell-properties style:vertical-align="middle" fo:padding="0.0382in" fo:border="none"/>
    </style:style>
    <style:style style:name="Table36" style:family="table">
      <style:table-properties style:width="6.925in" table:align="margins"/>
    </style:style>
    <style:style style:name="Table36.A" style:family="table-column">
      <style:table-column-properties style:column-width="6.1556in" style:rel-column-width="58251*"/>
    </style:style>
    <style:style style:name="Table36.B" style:family="table-column">
      <style:table-column-properties style:column-width="0.7694in" style:rel-column-width="7284*"/>
    </style:style>
    <style:style style:name="Table36.A1" style:family="table-cell">
      <style:table-cell-properties style:vertical-align="middle" fo:padding="0.0382in" fo:border="none"/>
    </style:style>
    <style:style style:name="Table37" style:family="table">
      <style:table-properties style:width="6.925in" table:align="margins"/>
    </style:style>
    <style:style style:name="Table37.A" style:family="table-column">
      <style:table-column-properties style:column-width="6.1556in" style:rel-column-width="58251*"/>
    </style:style>
    <style:style style:name="Table37.B" style:family="table-column">
      <style:table-column-properties style:column-width="0.7694in" style:rel-column-width="7284*"/>
    </style:style>
    <style:style style:name="Table37.A1" style:family="table-cell">
      <style:table-cell-properties style:vertical-align="middle" fo:padding="0.0382in" fo:border="none"/>
    </style:style>
    <style:style style:name="Table39" style:family="table">
      <style:table-properties style:width="6.925in" table:align="margins"/>
    </style:style>
    <style:style style:name="Table39.A" style:family="table-column">
      <style:table-column-properties style:column-width="6.1556in" style:rel-column-width="58251*"/>
    </style:style>
    <style:style style:name="Table39.B" style:family="table-column">
      <style:table-column-properties style:column-width="0.7694in" style:rel-column-width="7284*"/>
    </style:style>
    <style:style style:name="Table39.A1" style:family="table-cell">
      <style:table-cell-properties style:vertical-align="middle" fo:padding="0.0382in" fo:border="none"/>
    </style:style>
    <style:style style:name="Table40" style:family="table">
      <style:table-properties style:width="6.925in" table:align="margins"/>
    </style:style>
    <style:style style:name="Table40.A" style:family="table-column">
      <style:table-column-properties style:column-width="6.1556in" style:rel-column-width="58251*"/>
    </style:style>
    <style:style style:name="Table40.B" style:family="table-column">
      <style:table-column-properties style:column-width="0.7694in" style:rel-column-width="7284*"/>
    </style:style>
    <style:style style:name="Table40.A1" style:family="table-cell">
      <style:table-cell-properties style:vertical-align="middle" fo:padding="0.0382in" fo:border="none"/>
    </style:style>
    <style:style style:name="Table41" style:family="table">
      <style:table-properties style:width="6.925in" table:align="margins"/>
    </style:style>
    <style:style style:name="Table41.A" style:family="table-column">
      <style:table-column-properties style:column-width="6.1556in" style:rel-column-width="58251*"/>
    </style:style>
    <style:style style:name="Table41.B" style:family="table-column">
      <style:table-column-properties style:column-width="0.7694in" style:rel-column-width="7284*"/>
    </style:style>
    <style:style style:name="Table41.A1" style:family="table-cell">
      <style:table-cell-properties style:vertical-align="middle" fo:padding="0.0382in" fo:border="none"/>
    </style:style>
    <style:style style:name="Table31" style:family="table">
      <style:table-properties style:width="6.925in" table:align="margins"/>
    </style:style>
    <style:style style:name="Table31.A" style:family="table-column">
      <style:table-column-properties style:column-width="6.1556in" style:rel-column-width="58251*"/>
    </style:style>
    <style:style style:name="Table31.B" style:family="table-column">
      <style:table-column-properties style:column-width="0.7694in" style:rel-column-width="7284*"/>
    </style:style>
    <style:style style:name="Table31.A1" style:family="table-cell">
      <style:table-cell-properties style:vertical-align="middle" fo:padding="0.0382in" fo:border="none"/>
    </style:style>
    <style:style style:name="Table32" style:family="table">
      <style:table-properties style:width="6.925in" table:align="margins"/>
    </style:style>
    <style:style style:name="Table32.A" style:family="table-column">
      <style:table-column-properties style:column-width="6.1556in" style:rel-column-width="58251*"/>
    </style:style>
    <style:style style:name="Table32.B" style:family="table-column">
      <style:table-column-properties style:column-width="0.7694in" style:rel-column-width="7284*"/>
    </style:style>
    <style:style style:name="Table32.A1" style:family="table-cell">
      <style:table-cell-properties style:vertical-align="middle" fo:padding="0.0382in" fo:border="none"/>
    </style:style>
    <style:style style:name="Table33" style:family="table">
      <style:table-properties style:width="6.925in" table:align="margins"/>
    </style:style>
    <style:style style:name="Table33.A" style:family="table-column">
      <style:table-column-properties style:column-width="6.1556in" style:rel-column-width="58251*"/>
    </style:style>
    <style:style style:name="Table33.B" style:family="table-column">
      <style:table-column-properties style:column-width="0.7694in" style:rel-column-width="7284*"/>
    </style:style>
    <style:style style:name="Table33.A1" style:family="table-cell">
      <style:table-cell-properties style:vertical-align="middle" fo:padding="0.0382in" fo:border="none"/>
    </style:style>
    <style:style style:name="Table34" style:family="table">
      <style:table-properties style:width="6.925in" table:align="margins"/>
    </style:style>
    <style:style style:name="Table34.A" style:family="table-column">
      <style:table-column-properties style:column-width="6.1556in" style:rel-column-width="58251*"/>
    </style:style>
    <style:style style:name="Table34.B" style:family="table-column">
      <style:table-column-properties style:column-width="0.7694in" style:rel-column-width="7284*"/>
    </style:style>
    <style:style style:name="Table34.A1" style:family="table-cell">
      <style:table-cell-properties style:vertical-align="middle" fo:padding="0.0382in" fo:border="none"/>
    </style:style>
    <style:style style:name="Table35" style:family="table">
      <style:table-properties style:width="6.925in" table:align="margins"/>
    </style:style>
    <style:style style:name="Table35.A" style:family="table-column">
      <style:table-column-properties style:column-width="6.1556in" style:rel-column-width="58251*"/>
    </style:style>
    <style:style style:name="Table35.B" style:family="table-column">
      <style:table-column-properties style:column-width="0.7694in" style:rel-column-width="7284*"/>
    </style:style>
    <style:style style:name="Table35.A1" style:family="table-cell">
      <style:table-cell-properties style:vertical-align="middle" fo:padding="0.0382in" fo:border="none"/>
    </style:style>
    <style:style style:name="Table38" style:family="table">
      <style:table-properties style:width="6.925in" table:align="margins"/>
    </style:style>
    <style:style style:name="Table38.A" style:family="table-column">
      <style:table-column-properties style:column-width="6.1556in" style:rel-column-width="58251*"/>
    </style:style>
    <style:style style:name="Table38.B" style:family="table-column">
      <style:table-column-properties style:column-width="0.7694in" style:rel-column-width="7284*"/>
    </style:style>
    <style:style style:name="Table38.A1" style:family="table-cell">
      <style:table-cell-properties style:vertical-align="middle" fo:padding="0.0382in" fo:border="none"/>
    </style:style>
    <style:style style:name="Table42" style:family="table">
      <style:table-properties style:width="6.925in" table:align="margins"/>
    </style:style>
    <style:style style:name="Table42.A" style:family="table-column">
      <style:table-column-properties style:column-width="6.1556in" style:rel-column-width="58251*"/>
    </style:style>
    <style:style style:name="Table42.B" style:family="table-column">
      <style:table-column-properties style:column-width="0.7694in" style:rel-column-width="7284*"/>
    </style:style>
    <style:style style:name="Table42.A1" style:family="table-cell">
      <style:table-cell-properties style:vertical-align="middle" fo:padding="0.0382in" fo:border="none"/>
    </style:style>
    <style:style style:name="Table43" style:family="table">
      <style:table-properties style:width="6.925in" table:align="margins"/>
    </style:style>
    <style:style style:name="Table43.A" style:family="table-column">
      <style:table-column-properties style:column-width="6.1556in" style:rel-column-width="58251*"/>
    </style:style>
    <style:style style:name="Table43.B" style:family="table-column">
      <style:table-column-properties style:column-width="0.7694in" style:rel-column-width="7284*"/>
    </style:style>
    <style:style style:name="Table43.A1" style:family="table-cell">
      <style:table-cell-properties style:vertical-align="middle" fo:padding="0.0382in" fo:border="none"/>
    </style:style>
    <style:style style:name="P1" style:family="paragraph" style:parent-style-name="Footer">
      <style:paragraph-properties fo:text-align="center" style:justify-single-word="false"/>
    </style:style>
    <style:style style:name="P2" style:family="paragraph" style:parent-style-name="Standard">
      <style:text-properties style:font-name="Times New Roman1" fo:font-size="12pt" style:font-size-asian="12pt" style:font-size-complex="12pt"/>
    </style:style>
    <style:style style:name="P3" style:family="paragraph" style:parent-style-name="Standard">
      <style:paragraph-properties fo:text-align="center" style:justify-single-word="false"/>
      <style:text-properties fo:font-size="9pt" style:font-size-asian="9pt" style:font-size-complex="9pt"/>
    </style:style>
    <style:style style:name="P4" style:family="paragraph" style:parent-style-name="Text_20_body">
      <style:text-properties style:font-name="Times New Roman1" fo:font-size="12pt" style:font-size-asian="12pt" style:font-size-complex="12pt"/>
    </style:style>
    <style:style style:name="P5" style:family="paragraph" style:parent-style-name="Text_20_body">
      <style:text-properties style:font-name="Times New Roman1" fo:font-size="12pt" fo:font-style="normal" style:font-size-asian="12pt" style:font-style-asian="normal" style:font-size-complex="12pt" style:font-style-complex="normal"/>
    </style:style>
    <style:style style:name="P6" style:family="paragraph" style:parent-style-name="Text_20_body">
      <style:paragraph-properties fo:text-align="center" style:justify-single-word="false"/>
      <style:text-properties fo:font-size="36pt" fo:font-weight="bold" style:font-size-asian="36pt" style:font-weight-asian="bold" style:font-size-complex="36pt" style:font-weight-complex="bold"/>
    </style:style>
    <style:style style:name="P7" style:family="paragraph" style:parent-style-name="Text_20_body">
      <style:paragraph-properties fo:text-align="center" style:justify-single-word="false"/>
      <style:text-properties fo:font-size="36pt" style:font-size-asian="36pt" style:font-size-complex="36pt"/>
    </style:style>
    <style:style style:name="P8" style:family="paragraph" style:parent-style-name="Text_20_body">
      <style:paragraph-properties fo:text-align="center" style:justify-single-word="false"/>
    </style:style>
    <style:style style:name="P9" style:family="paragraph" style:parent-style-name="Text_20_body">
      <style:paragraph-properties fo:text-align="center" style:justify-single-word="false"/>
      <style:text-properties fo:font-size="20pt" style:font-size-asian="20pt" style:font-size-complex="20pt"/>
    </style:style>
    <style:style style:name="P10" style:family="paragraph" style:parent-style-name="Text_20_body">
      <style:paragraph-properties fo:text-align="center" style:justify-single-word="false"/>
      <style:text-properties fo:font-size="12pt" style:font-size-asian="12pt" style:font-size-complex="12pt"/>
    </style:style>
    <style:style style:name="P11" style:family="paragraph" style:parent-style-name="Text_20_body">
      <style:paragraph-properties fo:text-align="center" style:justify-single-word="false"/>
      <style:text-properties fo:font-size="9pt" style:font-size-asian="9pt" style:font-size-complex="9pt"/>
    </style:style>
    <style:style style:name="P12" style:family="paragraph" style:parent-style-name="Text_20_body">
      <style:paragraph-properties fo:margin-left="0.4925in" fo:margin-right="0in" fo:margin-top="0in" fo:margin-bottom="0in" fo:text-indent="0in" style:auto-text-indent="false"/>
    </style:style>
    <style:style style:name="P13" style:family="paragraph" style:parent-style-name="Table_20_Contents">
      <style:paragraph-properties fo:text-align="center" style:justify-single-word="false"/>
    </style:style>
    <style:style style:name="P14" style:family="paragraph" style:parent-style-name="Table_20_Contents">
      <style:paragraph-properties fo:text-align="end" style:justify-single-word="false"/>
    </style:style>
    <style:style style:name="P15" style:family="paragraph" style:parent-style-name="Table">
      <style:paragraph-properties fo:text-align="center" style:justify-single-word="false"/>
    </style:style>
    <style:style style:name="P16" style:family="paragraph" style:parent-style-name="Heading_20_2">
      <style:text-properties style:font-name="Times New Roman1" fo:font-size="12pt" style:font-size-asian="12pt" style:font-size-complex="12pt"/>
    </style:style>
    <style:style style:name="P17" style:family="paragraph" style:parent-style-name="Heading_20_2">
      <style:text-properties fo:font-style="normal" style:font-style-asian="normal" style:font-style-complex="normal"/>
    </style:style>
    <style:style style:name="P18" style:family="paragraph" style:parent-style-name="Heading_20_1">
      <style:text-properties style:font-name="Times New Roman1" fo:font-size="12pt" style:font-size-asian="12pt" style:font-size-complex="12pt"/>
    </style:style>
    <style:style style:name="P19" style:family="paragraph" style:parent-style-name="Heading_20_3">
      <style:text-properties style:font-name="Times New Roman1" fo:font-size="12pt" style:font-size-asian="12pt" style:font-size-complex="12pt"/>
    </style:style>
    <style:style style:name="P20" style:family="paragraph" style:parent-style-name="Contents_20_2">
      <style:paragraph-properties>
        <style:tab-stops>
          <style:tab-stop style:position="5.8035in" style:type="right" style:leader-style="dotted" style:leader-text="."/>
        </style:tab-stops>
      </style:paragraph-properties>
    </style:style>
    <style:style style:name="P21" style:family="paragraph" style:parent-style-name="Contents_20_1">
      <style:paragraph-properties>
        <style:tab-stops>
          <style:tab-stop style:position="6in" style:type="right" style:leader-style="dotted" style:leader-text="."/>
        </style:tab-stops>
      </style:paragraph-properties>
    </style:style>
    <style:style style:name="P22" style:family="paragraph" style:parent-style-name="Contents_20_3">
      <style:paragraph-properties>
        <style:tab-stops>
          <style:tab-stop style:position="5.6071in" style:type="right" style:leader-style="dotted" style:leader-text="."/>
        </style:tab-stops>
      </style:paragraph-properties>
    </style:style>
    <style:style style:name="P23" style:family="paragraph" style:parent-style-name="Standard" style:list-style-name="L3">
      <style:text-properties style:font-name="Times New Roman1" fo:font-size="12pt" style:font-size-asian="12pt" style:font-size-complex="12pt"/>
    </style:style>
    <style:style style:name="P24" style:family="paragraph" style:parent-style-name="Text_20_body" style:master-page-name="Title_20_page">
      <style:paragraph-properties style:page-number="auto"/>
    </style:style>
    <style:style style:name="P25" style:family="paragraph" style:parent-style-name="Text_20_body" style:master-page-name="TOC_20_first_20_page">
      <style:paragraph-properties style:page-number="auto"/>
      <style:text-properties style:font-name="Times New Roman1" fo:font-size="12pt" style:font-size-asian="12pt" style:font-size-complex="12pt"/>
    </style:style>
    <style:style style:name="P26" style:family="paragraph" style:parent-style-name="Text_20_body" style:master-page-name="Blank_20_left_20_page">
      <style:paragraph-properties style:page-number="auto"/>
      <style:text-properties style:font-name="Times New Roman1" fo:font-size="12pt" style:font-size-asian="12pt" style:font-size-complex="12pt"/>
    </style:style>
    <style:style style:name="P27" style:family="paragraph" style:parent-style-name="Text_20_body" style:master-page-name="First_20_right_20_numbered_20_page">
      <style:paragraph-properties style:page-number="1" fo:break-before="page"/>
    </style:style>
    <style:style style:name="P28" style:family="paragraph" style:parent-style-name="Text_20_body" style:list-style-name="L1"/>
    <style:style style:name="P29" style:family="paragraph" style:parent-style-name="Text_20_body" style:list-style-name="L1">
      <style:text-properties style:font-name="Times New Roman1" fo:font-size="12pt" style:font-size-asian="12pt" style:font-size-complex="12pt"/>
    </style:style>
    <style:style style:name="P30" style:family="paragraph" style:parent-style-name="Text_20_body" style:list-style-name="L1">
      <style:text-properties style:font-name="Times New Roman1" fo:font-size="12pt" style:font-size-asian="12pt" style:font-size-complex="12pt"/>
    </style:style>
    <style:style style:name="P31" style:family="paragraph" style:parent-style-name="Text_20_body" style:list-style-name="L1">
      <style:text-properties style:font-name="Times New Roman1" fo:font-size="12pt" style:font-size-asian="12pt" style:font-size-complex="12pt"/>
    </style:style>
    <style:style style:name="P32" style:family="paragraph" style:parent-style-name="Text_20_body" style:list-style-name="L5">
      <style:text-properties style:font-name="Times New Roman1" fo:font-size="12pt" style:font-size-asian="12pt" style:font-size-complex="12pt"/>
    </style:style>
    <style:style style:name="P33" style:family="paragraph" style:parent-style-name="Text_20_body" style:list-style-name="L5">
      <style:text-properties style:font-name="Times New Roman1" fo:font-size="12pt" style:font-size-asian="12pt" style:font-size-complex="12pt"/>
    </style:style>
    <style:style style:name="P34" style:family="paragraph" style:parent-style-name="Text_20_body" style:list-style-name="L5">
      <style:text-properties style:font-name="Times New Roman1" fo:font-size="12pt" style:font-size-asian="12pt" style:font-size-complex="12pt"/>
    </style:style>
    <style:style style:name="P35" style:family="paragraph" style:parent-style-name="Text_20_body" style:list-style-name="L6">
      <style:text-properties style:font-name="Times New Roman1" fo:font-size="12pt" style:font-size-asian="12pt" style:font-size-complex="12pt"/>
    </style:style>
    <style:style style:name="P36" style:family="paragraph" style:parent-style-name="Text_20_body" style:list-style-name="L6">
      <style:text-properties style:font-name="Times New Roman1" fo:font-size="12pt" style:font-size-asian="12pt" style:font-size-complex="12pt"/>
    </style:style>
    <style:style style:name="P37" style:family="paragraph" style:parent-style-name="Text_20_body" style:list-style-name="L6">
      <style:text-properties style:font-name="Times New Roman1" fo:font-size="12pt" style:font-size-asian="12pt" style:font-size-complex="12pt"/>
    </style:style>
    <style:style style:name="P38" style:family="paragraph" style:parent-style-name="Text_20_body" style:list-style-name="L4">
      <style:text-properties style:font-name="Times New Roman1" fo:font-size="12pt" fo:font-style="normal" style:font-size-asian="12pt" style:font-style-asian="normal" style:font-size-complex="12pt" style:font-style-complex="normal"/>
    </style:style>
    <style:style style:name="P39" style:family="paragraph" style:parent-style-name="Text_20_body" style:list-style-name="L4">
      <style:text-properties style:font-name="Times New Roman1" fo:font-size="12pt" fo:font-style="normal" style:font-size-asian="12pt" style:font-style-asian="normal" style:font-size-complex="12pt" style:font-style-complex="normal"/>
    </style:style>
    <style:style style:name="P40" style:family="paragraph" style:parent-style-name="Text_20_body" style:list-style-name="L4">
      <style:text-properties style:font-name="Times New Roman1" fo:font-size="12pt" fo:font-style="normal" style:font-size-asian="12pt" style:font-style-asian="normal" style:font-size-complex="12pt" style:font-style-complex="normal"/>
    </style:style>
    <style:style style:name="P41" style:family="paragraph" style:parent-style-name="Text_20_body" style:list-style-name="L2"/>
    <style:style style:name="P42" style:family="paragraph" style:parent-style-name="Text_20_body" style:list-style-name="L3"/>
    <style:style style:name="P43" style:family="paragraph" style:parent-style-name="Table_20_Contents">
      <style:paragraph-properties fo:text-align="center" style:justify-single-word="false"/>
    </style:style>
    <style:style style:name="P44" style:family="paragraph" style:parent-style-name="Table_20_Contents">
      <style:paragraph-properties fo:text-align="end" style:justify-single-word="false"/>
    </style:style>
    <style:style style:name="T1" style:family="text">
      <style:text-properties style:font-name="Times New Roman1" fo:font-size="12pt" style:font-size-asian="12pt" style:font-size-complex="12pt"/>
    </style:style>
    <style:style style:name="T2" style:family="text">
      <style:text-properties style:font-name="Times New Roman1" fo:font-size="12pt" fo:font-style="italic" style:font-size-asian="12pt" style:font-style-asian="italic" style:font-size-complex="12pt" style:font-style-complex="italic"/>
    </style:style>
    <style:style style:name="T3" style:family="text">
      <style:text-properties style:font-name="Times New Roman1" fo:font-size="12pt" fo:font-style="normal" style:font-size-asian="12pt" style:font-style-asian="normal" style:font-size-complex="12pt" style:font-style-complex="normal"/>
    </style:style>
    <style:style style:name="T4" style:family="text">
      <style:text-properties fo:font-style="italic" style:font-style-asian="italic" style:font-style-complex="italic"/>
    </style:style>
    <style:style style:name="T5" style:family="text">
      <style:text-properties style:text-position="super 58%" style:font-name="Times New Roman1" fo:font-size="12pt" style:font-size-asian="12pt" style:font-size-complex="12pt"/>
    </style:style>
    <style:style style:name="T6" style:family="text">
      <style:text-properties style:text-position="super 58%" style:font-name="Times New Roman1" fo:font-size="12pt" fo:font-style="italic" style:font-size-asian="12pt" style:font-style-asian="italic" style:font-size-complex="12pt" style:font-style-complex="italic"/>
    </style:style>
    <style:style style:name="T7" style:family="text">
      <style:text-properties style:text-position="super 58%" fo:font-style="italic" style:font-style-asian="italic" style:font-style-complex="italic"/>
    </style:style>
    <style:style style:name="T8" style:family="text">
      <style:text-properties style:font-name="Courier New"/>
    </style:style>
    <style:style style:name="T9" style:family="text">
      <style:text-properties style:font-name="Courier New" fo:font-size="12pt" style:font-size-asian="12pt" style:font-size-complex="12pt"/>
    </style:style>
    <style:style style:name="T10" style:family="text">
      <style:text-properties fo:font-style="normal" style:font-style-asian="normal" style:font-style-complex="normal"/>
    </style:style>
    <style:style style:name="fr1" style:family="graphic" style:parent-style-name="Frame">
      <style:graphic-properties style:vertical-pos="top" style:vertical-rel="paragraph-content" style:horizontal-pos="center" style:horizontal-rel="paragraph" fo:padding="0.0591in" fo:border="none"/>
    </style:style>
    <style:style style:name="fr2"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6">MADNESS</text:p>
      <text:p text:style-name="P6">Implementation Notes</text:p>
      <text:p text:style-name="P7"/>
      <text:p text:style-name="P8"/>
      <text:p text:style-name="P9"/>
      <text:p text:style-name="P9"/>
      <text:p text:style-name="P9"/>
      <text:p text:style-name="P9"/>
      <text:p text:style-name="P9"/>
      <text:p text:style-name="P9"/>
      <text:p text:style-name="P9"/>
      <text:p text:style-name="P9"/>
      <text:p text:style-name="P9"/>
      <text:p text:style-name="P10">Last modification: 12/17/07</text:p>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his file is part of MADNESS.</text:p>
      <text:p text:style-name="Text_20_body">Copyright (C) 2007 Oak Ridge National Laboratory</text:p>
      <text:p text:style-name="Text_20_body">This program is free software; you can redistribute it and/or modify it under the terms of the GNU General Public License as published by the Free Software Foundation; either version 2 of the License, or(at your option) any later version.</text:p>
      <text:p text:style-name="Text_20_body">This program is distributed in the hope that it will be useful, but WITHOUT ANY WARRANTY; without even the implied warranty of MERCHANTABILITY or FITNESS FOR A PARTICULAR PURPOSE. See the GNU General Public License for more details.</text:p>
      <text:p text:style-name="Text_20_body">You should have received a copy of the GNU General Public License along with this program; if not, write to the Free Software Foundation, Inc., 59 Temple Place, Suite 330, Boston, MA 02111-1307 USA</text:p>
      <text:p text:style-name="Text_20_body">For more information please contact:</text:p>
      <text:p text:style-name="P12">Robert J. Harrison</text:p>
      <text:p text:style-name="P12">Oak Ridge National Laboratory</text:p>
      <text:p text:style-name="P12">One Bethel Valley Road</text:p>
      <text:p text:style-name="P12">P.O. Box 2008, MS-6367</text:p>
      <text:p text:style-name="P12">Oak Ridge, TN 37831</text:p>
      <text:p text:style-name="P12"/>
      <text:p text:style-name="P12">email: harrisonrj@ornl.gov </text:p>
      <text:p text:style-name="P12">tel: 865-241-3937</text:p>
      <text:p text:style-name="P4"><text:tab/>fax: 865-572-0680</text:p>
      <text:p text:style-name="P2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span> </text:index-entry-span>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span> </text:index-entry-span>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1">1 <text:s/>ABGV <text:tab/>1</text:p>
          <text:p text:style-name="P21">2 <text:s/>Legendre scaling functions and multiwavelets <text:tab/>1</text:p>
          <text:p text:style-name="P20">2.1 <text:s/>Scaling functions <text:tab/>1</text:p>
          <text:p text:style-name="P20">2.2 <text:s/>Telescoping series <text:tab/>2</text:p>
          <text:p text:style-name="P20">2.3 <text:s/>Multi-wavelets <text:tab/>2</text:p>
          <text:p text:style-name="P20">2.4 <text:s text:c="2"/>Function approximation in the scaling function basis <text:tab/>2</text:p>
          <text:p text:style-name="P20">2.5 <text:s/>Wavelet transform <text:tab/>4</text:p>
          <text:p text:style-name="P20">2.6 <text:s/>Properties of the scaling functions <text:tab/>4</text:p>
          <text:p text:style-name="P22">2.6.1 <text:s/>Symmetry<text:tab/>4</text:p>
          <text:p text:style-name="P22">2.6.2 <text:s/>Derivatives<text:tab/>4</text:p>
          <text:p text:style-name="P22">2.6.3 <text:s/>Values at end points<text:tab/>4</text:p>
          <text:p text:style-name="P21">3 <text:s/>User and simulation coordinates <text:tab/>5</text:p>
          <text:p text:style-name="P20">3.1 <text:s/>Normalization of scaling functions in the user coordinates <text:tab/>5</text:p>
          <text:p text:style-name="P21">4 <text:s/>Function approximation <text:tab/>6</text:p>
          <text:p text:style-name="P20">4.1 <text:s/>Evaluation <text:tab/>6</text:p>
          <text:p text:style-name="P20">4.2 <text:s/>Projection into the scaling function basis <text:tab/>6</text:p>
          <text:p text:style-name="P20">4.3 <text:s/>Truncation criteria <text:tab/>7</text:p>
          <text:p text:style-name="P22">4.3.1 <text:s/>Mode 0 - the default<text:tab/>7</text:p>
          <text:p text:style-name="P22">4.3.2 <text:s/>Mode 1<text:tab/>7</text:p>
          <text:p text:style-name="P22">4.3.3 <text:s/>Mode 2<text:tab/>7</text:p>
          <text:p text:style-name="P20">4.4 <text:s/>Adaptive refinement <text:tab/>8</text:p>
          <text:p text:style-name="P21">5 <text:s/>Unary operations <text:tab/>8</text:p>
          <text:p text:style-name="P20">5.1 <text:s/>Function norm <text:tab/>8</text:p>
          <text:p text:style-name="P20">5.2 <text:s/>Squaring <text:tab/>8</text:p>
          <text:p text:style-name="P20">5.3 <text:s/>General unary operation <text:tab/>8</text:p>
          <text:p text:style-name="P21">6 <text:s/>Binary operations <text:tab/>8</text:p>
          <text:p text:style-name="P20">6.1 <text:s/>Inner product of two functions <text:tab/>8</text:p>
          <text:p text:style-name="P20">6.2 <text:s/>Function addition and subtraction <text:tab/>9</text:p>
          <text:p text:style-name="P20">6.3 <text:s/>Point-wise multiplication <text:tab/>9</text:p>
          <text:p text:style-name="P22">6.3.1 <text:s/>Evaluating the function at the quadrature points<text:tab/>10</text:p>
          <text:p text:style-name="P21">7 <text:s/>Error estimation <text:tab/>11</text:p>
          <text:p text:style-name="P21">8 <text:s/>Data structures <text:tab/>11</text:p>
          <text:p text:style-name="P20">8.1 <text:s/>Maintaining consistent state of the 2d-tree <text:tab/>12</text:p>
          <text:p text:style-name="P21">9 <text:s/>Returning new functions – selection of default parameters <text:tab/>13</text:p>
          <text:p text:style-name="P20">9.1 <text:s/>Unary operations (e.g., scaling, squaring, copying, type conversion) <text:tab/>13</text:p>
          <text:p text:style-name="P20">9.2 <text:s/>Binary operations (e.g., addition, multiplication) <text:tab/>13</text:p>
          <text:p text:style-name="P20">9.3 <text:s/>Ternary and higher operations <text:tab/>14</text:p>
          <text:p text:style-name="P20">9.4 <text:s/>C++ operator overloading and order of evaluation <text:tab/>14</text:p>
          <text:p text:style-name="P20">9.5 <text:s/>Overriding above behaviors <text:tab/>14</text:p>
        </text:index-body>
      </text:table-of-content>
      <text:p text:style-name="P4"/>
      <text:p text:style-name="P4"/>
      <text:p text:style-name="P4"/>
      <text:p text:style-name="P26"/>
      <text:p text:style-name="P27">This document provides reference information concerning the mathematics, numerics, algorithms, and design of the multiresolution capabilities of MADNESS. The information herein will be useful to both users of MADNESS and implementors of new capabilities within MADNESS.</text:p>
      <text:h text:style-name="Heading_20_1" text:outline-level="1">ABGV</text:h>
      <text:p text:style-name="P4">And references therein: that from which all else follows.</text:p>
      <text:h text:style-name="Heading_20_1" text:outline-level="1">Legendre scaling functions and multiwavelets</text:h>
      <text:h text:style-name="Heading_20_2" text:outline-level="2">Scaling functions</text:h>
      <text:p text:style-name="Text_20_body">The mother Legendre scaling functions <draw:frame draw:style-name="fr2" draw:name="Object1" text:anchor-type="as-char" svg:width="0.9665in" svg:height="0.1839in" draw:z-index="0"><draw:object xlink:href="./Object 1" xlink:type="simple" xlink:show="embed" xlink:actuate="onLoad"/><draw:image xlink:href="./ObjectReplacements/Object 1" xlink:type="simple" xlink:show="embed" xlink:actuate="onLoad"/></draw:frame>in 1D are defined <text:span text:style-name="T1">as</text:span></text:p>
      <table:table table:name="Tabelle4" table:style-name="Tabelle4">
        <table:table-column table:style-name="Tabelle4.A"/>
        <table:table-column table:style-name="Tabelle4.B"/>
        <table:table-header-rows>
          <table:table-row>
            <table:table-cell table:style-name="Tabelle4.A1" office:value-type="string">
              <text:p text:style-name="P13"><draw:frame draw:style-name="fr2" draw:name="Objekt4" text:anchor-type="as-char" svg:width="2.6075in" svg:height="0.4626in" draw:z-index="1"><draw:object xlink:href="./Object 2" xlink:type="simple" xlink:show="embed" xlink:actuate="onLoad"/><draw:image xlink:href="./ObjectReplacements/Object 2" xlink:type="simple" xlink:show="embed" xlink:actuate="onLoad"/></draw:frame> </text:p>
            </table:table-cell>
            <table:table-cell table:style-name="Tabelle4.A1" office:value-type="string">
              <text:p text:style-name="P14">(<text:sequence text:ref-name="refText0" text:name="Text" text:formula="ooow:Text+1" style:num-format="1">1</text:sequence>)</text:p>
            </table:table-cell>
          </table:table-row>
        </table:table-header-rows>
      </table:table>
      <text:p text:style-name="Text_20_body"><text:span text:style-name="T1">These are orthonormal on </text:span><text:span text:style-name="T1"><draw:frame draw:style-name="fr2" draw:name="Object2" text:anchor-type="as-char" svg:width="0.422in" svg:height="0.1902in" draw:z-index="37"><draw:object xlink:href="./Object 3" xlink:type="simple" xlink:show="embed" xlink:actuate="onLoad"/><draw:image xlink:href="./ObjectReplacements/Object 3" xlink:type="simple" xlink:show="embed" xlink:actuate="onLoad"/></draw:frame></text:span><text:span text:style-name="T1">. The scaling functions scaled to level </text:span><text:span text:style-name="T1"><draw:frame draw:style-name="fr2" draw:name="Object3" text:anchor-type="as-char" svg:width="0.7492in" svg:height="0.1839in" draw:z-index="38"><draw:object xlink:href="./Object 4" xlink:type="simple" xlink:show="embed" xlink:actuate="onLoad"/><draw:image xlink:href="./ObjectReplacements/Object 4" xlink:type="simple" xlink:show="embed" xlink:actuate="onLoad"/></draw:frame></text:span><text:span text:style-name="T1"> </text:span>and translated to box <draw:frame draw:style-name="fr2" draw:name="Object4" text:anchor-type="as-char" svg:width="1.0217in" svg:height="0.2075in" draw:z-index="39"><draw:object xlink:href="./Object 5" xlink:type="simple" xlink:show="embed" xlink:actuate="onLoad"/><draw:image xlink:href="./ObjectReplacements/Object 5" xlink:type="simple" xlink:show="embed" xlink:actuate="onLoad"/></draw:frame> span the space <draw:frame draw:style-name="fr2" draw:name="Object7" text:anchor-type="as-char" svg:width="0.261in" svg:height="0.2327in" draw:z-index="40"><draw:object xlink:href="./Object 8" xlink:type="simple" xlink:show="embed" xlink:actuate="onLoad"/><draw:image xlink:href="./ObjectReplacements/Object 8" xlink:type="simple" xlink:show="embed" xlink:actuate="onLoad"/></draw:frame> and are defined by</text:p>
      <table:table table:name="Table1" table:style-name="Table1">
        <table:table-column table:style-name="Table1.A"/>
        <table:table-column table:style-name="Table1.B"/>
        <table:table-header-rows>
          <table:table-row>
            <table:table-cell table:style-name="Table1.A1" office:value-type="string">
              <text:p text:style-name="P13"><draw:frame draw:style-name="fr2" draw:name="Object5" text:anchor-type="as-char" svg:width="1.6665in" svg:height="0.2327in" draw:z-index="2"><draw:object xlink:href="./Object 6" xlink:type="simple" xlink:show="embed" xlink:actuate="onLoad"/><draw:image xlink:href="./ObjectReplacements/Object 6" xlink:type="simple" xlink:show="embed" xlink:actuate="onLoad"/></draw:frame> </text:p>
            </table:table-cell>
            <table:table-cell table:style-name="Table1.A1" office:value-type="string">
              <text:p text:style-name="P14">(<text:sequence text:ref-name="refText1" text:name="Text" text:formula="ooow:Text+1" style:num-format="1">2</text:sequence>)</text:p>
            </table:table-cell>
          </table:table-row>
        </table:table-header-rows>
      </table:table>
      <text:p text:style-name="Text_20_body">These are orthonormal on <draw:frame draw:style-name="fr2" draw:name="Object6" text:anchor-type="as-char" svg:width="1.2055in" svg:height="0.2154in" draw:z-index="41"><draw:object xlink:href="./Object 7" xlink:type="simple" xlink:show="embed" xlink:actuate="onLoad"/><draw:image xlink:href="./ObjectReplacements/Object 7" xlink:type="simple" xlink:show="embed" xlink:actuate="onLoad"/></draw:frame>. <text:span text:style-name="T1">The scaling functions by construction satisfy the following properties:</text:span></text:p>
      <text:list text:style-name="L1">
        <text:list-item>
          <text:p text:style-name="P28"><text:span text:style-name="T1">In the limit of either large </text:span><text:span text:style-name="T2">k </text:span><text:span text:style-name="T1">or large </text:span><text:span text:style-name="T2">n </text:span><text:span text:style-name="T1">the closure of </text:span><text:span text:style-name="T1"><draw:frame draw:style-name="fr2" draw:name="Object8" text:anchor-type="as-char" svg:width="0.261in" svg:height="0.2327in" draw:z-index="42"><draw:object xlink:href="./Object 9" xlink:type="simple" xlink:show="embed" xlink:actuate="onLoad"/><draw:image xlink:href="./ObjectReplacements/Object 9" xlink:type="simple" xlink:show="embed" xlink:actuate="onLoad"/></draw:frame></text:span><text:span text:style-name="T1"> is a complete basis for </text:span><text:span text:style-name="T1"><draw:frame draw:style-name="fr2" draw:name="Object9" text:anchor-type="as-char" svg:width="0.5811in" svg:height="0.2091in" draw:z-index="43"><draw:object xlink:href="./Object 10" xlink:type="simple" xlink:show="embed" xlink:actuate="onLoad"/><draw:image xlink:href="./ObjectReplacements/Object 10" xlink:type="simple" xlink:show="embed" xlink:actuate="onLoad"/></draw:frame></text:span><text:span text:style-name="T1">.</text:span></text:p>
        </text:list-item>
        <text:list-item>
          <text:p text:style-name="P29"><text:span text:style-name="T1">Containment forming a ladder of spaces </text:span><text:span text:style-name="T1"><draw:frame draw:style-name="fr2" draw:name="Object10" text:anchor-type="as-char" svg:width="1.2165in" svg:height="0.2327in" draw:z-index="44"><draw:object xlink:href="./Object 11" xlink:type="simple" xlink:show="embed" xlink:actuate="onLoad"/><draw:image xlink:href="./ObjectReplacements/Object 11" xlink:type="simple" xlink:show="embed" xlink:actuate="onLoad"/></draw:frame></text:span><text:span text:style-name="T1">.</text:span></text:p>
        </text:list-item>
        <text:list-item>
          <text:p text:style-name="P29">Translation and dilation, c.f., <text:sequence-ref text:reference-format="text" text:ref-name="refText1">(2)</text:sequence-ref>.</text:p>
        </text:list-item>
        <text:list-item>
          <text:p text:style-name="P29"><text:span text:style-name="T1">Orthonormality within a scale </text:span><text:span text:style-name="T1"><draw:frame draw:style-name="fr2" draw:name="Object11" text:anchor-type="as-char" svg:width="1.9484in" svg:height="0.411in" draw:z-index="45"><draw:object xlink:href="./Object 12" xlink:type="simple" xlink:show="embed" xlink:actuate="onLoad"/><draw:image xlink:href="./ObjectReplacements/Object 12" xlink:type="simple" xlink:show="embed" xlink:actuate="onLoad"/></draw:frame></text:span><text:span text:style-name="T1">.</text:span></text:p>
        </text:list-item>
      </text:list>
      <text:p text:style-name="Text_20_body"><text:span text:style-name="T1">The two-scale relationship describes how to expand exactly a polynomial at </text:span><text:span text:style-name="T1">level </text:span><text:span text:style-name="T2">n </text:span><text:span text:style-name="T1">in terms of the polynomials at level </text:span><text:span text:style-name="T2">n+1.</text:span></text:p>
      <table:table table:name="Table2" table:style-name="Table2">
        <table:table-column table:style-name="Table2.A"/>
        <table:table-column table:style-name="Table2.B"/>
        <table:table-header-rows>
          <table:table-row>
            <table:table-cell table:style-name="Table2.A1" office:value-type="string">
              <text:p text:style-name="P13"><draw:frame draw:style-name="fr2" draw:name="Object12" text:anchor-type="as-char" svg:width="3.272in" svg:height="0.9272in" draw:z-index="46"><draw:object xlink:href="./Object 13" xlink:type="simple" xlink:show="embed" xlink:actuate="onLoad"/><draw:image xlink:href="./ObjectReplacements/Object 13" xlink:type="simple" xlink:show="embed" xlink:actuate="onLoad"/></draw:frame> </text:p>
            </table:table-cell>
            <table:table-cell table:style-name="Table2.A1" office:value-type="string">
              <text:p text:style-name="P14">(<text:sequence text:ref-name="refText2" text:name="Text" text:formula="ooow:Text+1" style:num-format="1">3</text:sequence>)</text:p>
            </table:table-cell>
          </table:table-row>
        </table:table-header-rows>
      </table:table>
      <text:p text:style-name="Text_20_body"><text:span text:style-name="T1">The coefficients </text:span><text:span text:style-name="T1"><draw:frame draw:style-name="fr2" draw:name="Object13" text:anchor-type="as-char" svg:width="0.3583in" svg:height="0.2075in" draw:z-index="48"><draw:object xlink:href="./Object 14" xlink:type="simple" xlink:show="embed" xlink:actuate="onLoad"/><draw:image xlink:href="./ObjectReplacements/Object 14" xlink:type="simple" xlink:show="embed" xlink:actuate="onLoad"/></draw:frame></text:span><text:span text:style-name="T1"> and </text:span><text:span text:style-name="T1"><draw:frame draw:style-name="fr2" draw:name="Object14" text:anchor-type="as-char" svg:width="0.3555in" svg:height="0.2075in" draw:z-index="50"><draw:object xlink:href="./Object 15" xlink:type="simple" xlink:show="embed" xlink:actuate="onLoad"/><draw:image xlink:href="./ObjectReplacements/Object 15" xlink:type="simple" xlink:show="embed" xlink:actuate="onLoad"/></draw:frame></text:span><text:span text:style-name="T1"> are straightforwardly computed by </text:span><text:span text:style-name="T1">left projection of the first equation in </text:span><text:span text:style-name="T1"><text:sequence-ref text:reference-format="text" text:ref-name="refText2">(3)</text:sequence-ref></text:span><text:span text:style-name="T1"> with the fine-scale polynomials.</text:span></text:p>
      <text:h text:style-name="Heading_20_2" text:outline-level="2"><text:soft-page-break/>Telescoping series</text:h>
      <text:p text:style-name="Text_20_body">The main point of multiresolution analysis is to separate the behavior of <text:span text:style-name="T1">functions and operators at different length scales. Central to this is the telescoping series which </text:span><text:span text:style-name="T2">exactly </text:span><text:span text:style-name="T1">represents the basis at level </text:span><text:span text:style-name="T2">n </text:span><text:span text:style-name="T1">(the finest scale) in terms of the basis at level zero (the coarsest scale) plus corrections at successively finer scales.</text:span></text:p>
      <table:table table:name="Table3" table:style-name="Table3">
        <table:table-column table:style-name="Table3.A"/>
        <table:table-column table:style-name="Table3.B"/>
        <table:table-header-rows>
          <table:table-row>
            <table:table-cell table:style-name="Table3.A1" office:value-type="string">
              <text:p text:style-name="P13"><draw:frame draw:style-name="fr2" draw:name="Object15" text:anchor-type="as-char" svg:width="2.4917in" svg:height="0.2555in" draw:z-index="52"><draw:object xlink:href="./Object 16" xlink:type="simple" xlink:show="embed" xlink:actuate="onLoad"/><draw:image xlink:href="./ObjectReplacements/Object 16" xlink:type="simple" xlink:show="embed" xlink:actuate="onLoad"/></draw:frame> </text:p>
            </table:table-cell>
            <table:table-cell table:style-name="Table3.A1" office:value-type="string">
              <text:p text:style-name="P14">(<text:sequence text:ref-name="refText3" text:name="Text" text:formula="ooow:Text+1" style:num-format="1">4</text:sequence>)</text:p>
            </table:table-cell>
          </table:table-row>
        </table:table-header-rows>
      </table:table>
      <text:p text:style-name="Text_20_body"><text:span text:style-name="T1">If function is sufficiently smooth in some region of space to be represented </text:span><text:span text:style-name="T1">at the desired precision at some level, then the differences at finer scales will be negligibly small.</text:span></text:p>
      <text:h text:style-name="Heading_20_2" text:outline-level="2">Multi-wavelets</text:h>
      <text:p text:style-name="Text_20_body">The space of wavelets at level <text:span text:style-name="T4">n </text:span><text:span text:style-name="T4"><draw:frame draw:style-name="fr2" draw:name="Object16" text:anchor-type="as-char" svg:width="0.2984in" svg:height="0.2327in" draw:z-index="54"><draw:object xlink:href="./Object 17" xlink:type="simple" xlink:show="embed" xlink:actuate="onLoad"/><draw:image xlink:href="./ObjectReplacements/Object 17" xlink:type="simple" xlink:show="embed" xlink:actuate="onLoad"/></draw:frame></text:span> is defined as the orthogonal <text:span text:style-name="T1">complement of the scaling functions (polynomials) at level </text:span><text:span text:style-name="T2">n+1</text:span><text:span text:style-name="T1"> to those at level </text:span><text:span text:style-name="T2">n. <text:s/></text:span><text:span text:style-name="T1">I.e.,</text:span><text:span text:style-name="T1"><draw:frame draw:style-name="fr2" draw:name="Object17" text:anchor-type="as-char" svg:width="1.0807in" svg:height="0.2327in" draw:z-index="55"><draw:object xlink:href="./Object 18" xlink:type="simple" xlink:show="embed" xlink:actuate="onLoad"/><draw:image xlink:href="./ObjectReplacements/Object 18" xlink:type="simple" xlink:show="embed" xlink:actuate="onLoad"/></draw:frame></text:span><text:span text:style-name="T1">. Thus, by definition the functions in </text:span><text:span text:style-name="T1"><draw:frame draw:style-name="fr2" draw:name="Object18" text:anchor-type="as-char" svg:width="0.2984in" svg:height="0.2327in" draw:z-index="56"><draw:object xlink:href="./Object 19" xlink:type="simple" xlink:show="embed" xlink:actuate="onLoad"/><draw:image xlink:href="./ObjectReplacements/Object 19" xlink:type="simple" xlink:show="embed" xlink:actuate="onLoad"/></draw:frame></text:span><text:span text:style-name="T1"> are orthogonal to the functions in </text:span><text:span text:style-name="T1"><draw:frame draw:style-name="fr2" draw:name="Object19" text:anchor-type="as-char" svg:width="0.261in" svg:height="0.2327in" draw:z-index="57"><draw:object xlink:href="./Object 20" xlink:type="simple" xlink:show="embed" xlink:actuate="onLoad"/><draw:image xlink:href="./ObjectReplacements/Object 20" xlink:type="simple" xlink:show="embed" xlink:actuate="onLoad"/></draw:frame></text:span><text:span text:style-name="T1">. <text:s/>The wavelets at level </text:span><text:span text:style-name="T2">n </text:span><text:span text:style-name="T1">are constructed by expanding them in the polynomials at level </text:span><text:span text:style-name="T2">n+1</text:span></text:p>
      <table:table table:name="Table4" table:style-name="Table4">
        <table:table-column table:style-name="Table4.A"/>
        <table:table-column table:style-name="Table4.B"/>
        <table:table-header-rows>
          <table:table-row>
            <table:table-cell table:style-name="Table4.A1" office:value-type="string">
              <text:p text:style-name="P13"><draw:frame draw:style-name="fr2" draw:name="Object20" text:anchor-type="as-char" svg:width="3.5035in" svg:height="0.6591in" draw:z-index="58"><draw:object xlink:href="./Object 21" xlink:type="simple" xlink:show="embed" xlink:actuate="onLoad"/><draw:image xlink:href="./ObjectReplacements/Object 21" xlink:type="simple" xlink:show="embed" xlink:actuate="onLoad"/></draw:frame> </text:p>
            </table:table-cell>
            <table:table-cell table:style-name="Table4.A1" office:value-type="string">
              <text:p text:style-name="P14">(<text:sequence text:ref-name="refText4" text:name="Text" text:formula="ooow:Text+1" style:num-format="1">5</text:sequence>)</text:p>
            </table:table-cell>
          </table:table-row>
        </table:table-header-rows>
      </table:table>
      <text:p text:style-name="Text_20_body"><text:span text:style-name="T1">The coefficients </text:span><text:span text:style-name="T1"><draw:frame draw:style-name="fr2" draw:name="Object21" text:anchor-type="as-char" svg:width="0.3319in" svg:height="0.2075in" draw:z-index="59"><draw:object xlink:href="./Object 22" xlink:type="simple" xlink:show="embed" xlink:actuate="onLoad"/><draw:image xlink:href="./ObjectReplacements/Object 22" xlink:type="simple" xlink:show="embed" xlink:actuate="onLoad"/></draw:frame></text:span><text:span text:style-name="T1"> and </text:span><text:span text:style-name="T1"><draw:frame draw:style-name="fr2" draw:name="Object22" text:anchor-type="as-char" svg:width="0.3291in" svg:height="0.2075in" draw:z-index="60"><draw:object xlink:href="./Object 23" xlink:type="simple" xlink:show="embed" xlink:actuate="onLoad"/><draw:image xlink:href="./ObjectReplacements/Object 23" xlink:type="simple" xlink:show="embed" xlink:actuate="onLoad"/></draw:frame></text:span><text:span text:style-name="T1"> are formed by orthogonalizing the wavelets to the polynomials at level n. <text:s/>This determines the wavelets to within a unitary transformation and we follow the additional choices in Alpert's papers/thesis.</text:span></text:p>
      <text:p text:style-name="P4">The wavelets have these properties</text:p>
      <text:list text:style-name="L2">
        <text:list-item>
          <text:p text:style-name="P41">Decomposition of <draw:frame draw:style-name="fr2" draw:name="Object23" text:anchor-type="as-char" svg:width="0.261in" svg:height="0.2327in" draw:z-index="61"><draw:object xlink:href="./Object 24" xlink:type="simple" xlink:show="embed" xlink:actuate="onLoad"/><draw:image xlink:href="./ObjectReplacements/Object 24" xlink:type="simple" xlink:show="embed" xlink:actuate="onLoad"/></draw:frame></text:p>
        </text:list-item>
      </text:list>
      <table:table table:name="Table5" table:style-name="Table5">
        <table:table-column table:style-name="Table5.A"/>
        <table:table-column table:style-name="Table5.B"/>
        <table:table-header-rows>
          <table:table-row>
            <table:table-cell table:style-name="Table5.A1" office:value-type="string">
              <text:p text:style-name="P13"><draw:frame draw:style-name="fr2" draw:name="Object24" text:anchor-type="as-char" svg:width="2.0953in" svg:height="0.2327in" draw:z-index="62"><draw:object xlink:href="./Object 25" xlink:type="simple" xlink:show="embed" xlink:actuate="onLoad"/><draw:image xlink:href="./ObjectReplacements/Object 25" xlink:type="simple" xlink:show="embed" xlink:actuate="onLoad"/></draw:frame> </text:p>
            </table:table-cell>
            <table:table-cell table:style-name="Table5.A1" office:value-type="string">
              <text:p text:style-name="P14">(<text:sequence text:ref-name="refText5" text:name="Text" text:formula="ooow:Text+1" style:num-format="1">6</text:sequence>)</text:p>
            </table:table-cell>
          </table:table-row>
        </table:table-header-rows>
      </table:table>
      <text:list text:style-name="L3">
        <text:list-item>
          <text:p text:style-name="P23">Translation and dilation <draw:frame draw:style-name="fr2" draw:name="Object25" text:anchor-type="as-char" svg:width="1.661in" svg:height="0.2327in" draw:z-index="63"><draw:object xlink:href="./Object 26" xlink:type="simple" xlink:show="embed" xlink:actuate="onLoad"/><draw:image xlink:href="./ObjectReplacements/Object 26" xlink:type="simple" xlink:show="embed" xlink:actuate="onLoad"/></draw:frame></text:p>
        </text:list-item>
        <text:list-item>
          <text:p text:style-name="P42">Orthnormality within and between scales</text:p>
        </text:list-item>
      </text:list>
      <table:table table:name="Table6" table:style-name="Table6">
        <table:table-column table:style-name="Table6.A"/>
        <table:table-column table:style-name="Table6.B"/>
        <table:table-header-rows>
          <table:table-row>
            <table:table-cell table:style-name="Table6.A1" office:value-type="string">
              <text:p text:style-name="P13"><draw:frame draw:style-name="fr2" draw:name="Object26" text:anchor-type="as-char" svg:width="2.5425in" svg:height="0.9717in" draw:z-index="77"><draw:object xlink:href="./Object 27" xlink:type="simple" xlink:show="embed" xlink:actuate="onLoad"/><draw:image xlink:href="./ObjectReplacements/Object 27" xlink:type="simple" xlink:show="embed" xlink:actuate="onLoad"/></draw:frame> </text:p>
            </table:table-cell>
            <table:table-cell table:style-name="Table6.A1" office:value-type="string">
              <text:p text:style-name="P14">(<text:sequence text:ref-name="refText6" text:name="Text" text:formula="ooow:Text+1" style:num-format="1">7</text:sequence>)</text:p>
            </table:table-cell>
          </table:table-row>
        </table:table-header-rows>
      </table:table>
      <text:h text:style-name="Heading_20_2" text:outline-level="2"><text:s/><text:span text:style-name="T1">Function approximation in the scaling function basis</text:span></text:h>
      <text:p text:style-name="Text_20_body"><text:span text:style-name="T1">A function </text:span><text:span text:style-name="T2">f(x)</text:span><text:span text:style-name="T1"> may be approximated by expansion in the orthonormal scaling </text:span><text:span text:style-name="T1">function basis at level </text:span><text:span text:style-name="T2">n </text:span><text:span text:style-name="T1">with the coefficients obtained by simple projection</text:span></text:p>
      <table:table table:name="Table7" table:style-name="Table7">
        <table:table-column table:style-name="Table7.A"/>
        <table:table-column table:style-name="Table7.B"/>
        <table:table-header-rows>
          <text:soft-page-break/>
          <table:table-row>
            <table:table-cell table:style-name="Table7.A1" office:value-type="string">
              <text:p text:style-name="P13"><draw:frame draw:style-name="fr2" draw:name="Object27" text:anchor-type="as-char" svg:width="2.0516in" svg:height="0.9634in" draw:z-index="78"><draw:object xlink:href="./Object 28" xlink:type="simple" xlink:show="embed" xlink:actuate="onLoad"/><draw:image xlink:href="./ObjectReplacements/Object 28" xlink:type="simple" xlink:show="embed" xlink:actuate="onLoad"/></draw:frame> </text:p>
            </table:table-cell>
            <table:table-cell table:style-name="Table7.A1" office:value-type="string">
              <text:p text:style-name="P14">(<text:sequence text:ref-name="refText7" text:name="Text" text:formula="ooow:Text+1" style:num-format="1">8</text:sequence>)</text:p>
            </table:table-cell>
          </table:table-row>
        </table:table-header-rows>
      </table:table>
      <text:p text:style-name="P2"/>
      <text:p text:style-name="Text_20_body"><text:span text:style-name="T1">The two scale relationships embodied in </text:span><text:span text:style-name="T1"><text:sequence-ref text:reference-format="text" text:ref-name="refText2">(3)</text:sequence-ref></text:span><text:span text:style-name="T1"> and </text:span><text:span text:style-name="T1"><text:sequence-ref text:reference-format="text" text:ref-name="refText4">(5)</text:sequence-ref></text:span><text:span text:style-name="T1"> may be combined to write the following matrix equation that relates the scaling function basis at one scale with the scaling function and wavelet basis at the next coarsest scale.</text:span></text:p>
      <table:table table:name="Table8" table:style-name="Table8">
        <table:table-column table:style-name="Table8.A"/>
        <table:table-column table:style-name="Table8.B"/>
        <table:table-header-rows>
          <table:table-row>
            <table:table-cell table:style-name="Table8.A1" office:value-type="string">
              <text:p text:style-name="P13"><draw:frame draw:style-name="fr2" draw:name="Object28" text:anchor-type="as-char" svg:width="2.8583in" svg:height="1.0638in" draw:z-index="79"><draw:object xlink:href="./Object 29" xlink:type="simple" xlink:show="embed" xlink:actuate="onLoad"/><draw:image xlink:href="./ObjectReplacements/Object 29" xlink:type="simple" xlink:show="embed" xlink:actuate="onLoad"/></draw:frame> </text:p>
            </table:table-cell>
            <table:table-cell table:style-name="Table8.A1" office:value-type="string">
              <text:p text:style-name="P14">(<text:sequence text:ref-name="refText8" text:name="Text" text:formula="ooow:Text+1" style:num-format="1">9</text:sequence>)</text:p>
            </table:table-cell>
          </table:table-row>
        </table:table-header-rows>
      </table:table>
      <text:p text:style-name="P2">Since the transformation is unitary, we also have</text:p>
      <table:table table:name="Table9" table:style-name="Table9">
        <table:table-column table:style-name="Table9.A"/>
        <table:table-column table:style-name="Table9.B"/>
        <table:table-header-rows>
          <table:table-row>
            <table:table-cell table:style-name="Table9.A1" office:value-type="string">
              <text:p text:style-name="P13"><draw:frame draw:style-name="fr2" draw:name="Object29" text:anchor-type="as-char" svg:width="2.8736in" svg:height="1.0953in" draw:z-index="80"><draw:object xlink:href="./Object 30" xlink:type="simple" xlink:show="embed" xlink:actuate="onLoad"/><draw:image xlink:href="./ObjectReplacements/Object 30" xlink:type="simple" xlink:show="embed" xlink:actuate="onLoad"/></draw:frame> </text:p>
            </table:table-cell>
            <table:table-cell table:style-name="Table9.A1" office:value-type="string">
              <text:p text:style-name="P14">(<text:sequence text:ref-name="refText9" text:name="Text" text:formula="ooow:Text+1" style:num-format="1">10</text:sequence>)</text:p>
            </table:table-cell>
          </table:table-row>
        </table:table-header-rows>
      </table:table>
      <text:p text:style-name="Text_20_body"><text:span text:style-name="T1">In table </text:span><text:span text:style-name="T1"><text:sequence-ref text:reference-format="value" text:ref-name="refTable0">1</text:sequence-ref></text:span><text:span text:style-name="T1"> are the filter coefficients for </text:span><text:span text:style-name="T2">k=</text:span><text:span text:style-name="T1">4, the only point being that these are plain-old-numbers and not anything mysterious.</text:span></text:p>
      <text:p text:style-name="P4"><draw:frame draw:style-name="fr1" draw:name="Frame1" text:anchor-type="paragraph" fo:min-width="0.7902in" draw:z-index="3"><draw:text-box fo:min-height="0.2in"><text:p text:style-name="Frame_20_contents"/><table:table table:name="Table11" table:style-name="Table11"><table:table-column table:style-name="Table11.A" table:number-columns-repeated="4"/><table:table-column table:style-name="Table11.E"/><table:table-column table:style-name="Table11.A" table:number-columns-repeated="2"/><table:table-column table:style-name="Table11.H"/><table:table-row><table:table-cell table:style-name="Table11.A1" office:value-type="string"><text:p text:style-name="P11"><draw:frame draw:style-name="fr2" draw:name="Object30" text:anchor-type="as-char" svg:width="0.3583in" svg:height="0.2075in" draw:z-index="81"><draw:object xlink:href="./Object 31" xlink:type="simple" xlink:show="embed" xlink:actuate="onLoad"/><draw:image xlink:href="./ObjectReplacements/Object 31" xlink:type="simple" xlink:show="embed" xlink:actuate="onLoad"/></draw:frame></text:p></table:table-cell><table:table-cell table:style-name="Table11.A1" office:value-type="string"><text:p text:style-name="P11"/></table:table-cell><table:table-cell table:style-name="Table11.A1" office:value-type="string"><text:p text:style-name="P11"/></table:table-cell><table:table-cell table:style-name="Table11.A1" office:value-type="string"><text:p text:style-name="P11"/></table:table-cell><table:table-cell table:style-name="Table11.E1" office:value-type="string"><text:p text:style-name="P11"><draw:frame draw:style-name="fr2" draw:name="Object31" text:anchor-type="as-char" svg:width="0.3555in" svg:height="0.2075in" draw:z-index="84"><draw:object xlink:href="./Object 32" xlink:type="simple" xlink:show="embed" xlink:actuate="onLoad"/><draw:image xlink:href="./ObjectReplacements/Object 32" xlink:type="simple" xlink:show="embed" xlink:actuate="onLoad"/></draw:frame></text:p></table:table-cell><table:table-cell table:style-name="Table11.A1" office:value-type="string"><text:p text:style-name="P11"/></table:table-cell><table:table-cell table:style-name="Table11.A1" office:value-type="string"><text:p text:style-name="P11"/></table:table-cell><table:table-cell table:style-name="Table11.A1" office:value-type="string"><text:p text:style-name="P11"/></table:table-cell></table:table-row><table:table-row><table:table-cell table:style-name="Table11.A1" office:value-type="string"><text:p text:style-name="P11">7.0711e-01</text:p></table:table-cell><table:table-cell table:style-name="Table11.A1" office:value-type="string"><text:p text:style-name="P11">0.0000e+00</text:p></table:table-cell><table:table-cell table:style-name="Table11.A1" office:value-type="string"><text:p text:style-name="P11">0.0000e+00</text:p></table:table-cell><table:table-cell table:style-name="Table11.A1" office:value-type="string"><text:p text:style-name="P11">0.0000e+00</text:p></table:table-cell><table:table-cell table:style-name="Table11.E1" office:value-type="string"><text:p text:style-name="P11">7.0711e-01</text:p></table:table-cell><table:table-cell table:style-name="Table11.A1" office:value-type="string"><text:p text:style-name="P11">0.0000e+00</text:p></table:table-cell><table:table-cell table:style-name="Table11.A1" office:value-type="string"><text:p text:style-name="P11">0.0000e+00</text:p></table:table-cell><table:table-cell table:style-name="Table11.A1" office:value-type="string"><text:p text:style-name="P11">0.0000e+00</text:p></table:table-cell></table:table-row><table:table-row><table:table-cell table:style-name="Table11.A1" office:value-type="string"><text:p text:style-name="P11">-6.1237e-01</text:p></table:table-cell><table:table-cell table:style-name="Table11.A1" office:value-type="string"><text:p text:style-name="P11">3.5355e-01</text:p></table:table-cell><table:table-cell table:style-name="Table11.A1" office:value-type="string"><text:p text:style-name="P11">0.0000e+00</text:p></table:table-cell><table:table-cell table:style-name="Table11.A1" office:value-type="string"><text:p text:style-name="P11">0.0000e+00</text:p></table:table-cell><table:table-cell table:style-name="Table11.E1" office:value-type="string"><text:p text:style-name="P11">6.1237e-01</text:p></table:table-cell><table:table-cell table:style-name="Table11.A1" office:value-type="string"><text:p text:style-name="P11">3.5355e-01</text:p></table:table-cell><table:table-cell table:style-name="Table11.A1" office:value-type="string"><text:p text:style-name="P11">0.0000e+00</text:p></table:table-cell><table:table-cell table:style-name="Table11.A1" office:value-type="string"><text:p text:style-name="P11">0.0000e+00</text:p></table:table-cell></table:table-row><table:table-row><table:table-cell table:style-name="Table11.A1" office:value-type="string"><text:p text:style-name="P11">0.0000e+00</text:p></table:table-cell><table:table-cell table:style-name="Table11.A1" office:value-type="string"><text:p text:style-name="P11">-6.8465e-01</text:p></table:table-cell><table:table-cell table:style-name="Table11.A1" office:value-type="string"><text:p text:style-name="P11">1.7678e-01</text:p></table:table-cell><table:table-cell table:style-name="Table11.A1" office:value-type="string"><text:p text:style-name="P11">0.0000e+00</text:p></table:table-cell><table:table-cell table:style-name="Table11.E1" office:value-type="string"><text:p text:style-name="P11">0.0000e+00</text:p></table:table-cell><table:table-cell table:style-name="Table11.A1" office:value-type="string"><text:p text:style-name="P11">6.8465e-01</text:p></table:table-cell><table:table-cell table:style-name="Table11.A1" office:value-type="string"><text:p text:style-name="P11">1.7678e-01</text:p></table:table-cell><table:table-cell table:style-name="Table11.A1" office:value-type="string"><text:p text:style-name="P11">0.0000e+00</text:p></table:table-cell></table:table-row><table:table-row><table:table-cell table:style-name="Table11.A5" office:value-type="string"><text:p text:style-name="P11">2.3385e-01</text:p></table:table-cell><table:table-cell table:style-name="Table11.A5" office:value-type="string"><text:p text:style-name="P11">4.0505e-01</text:p></table:table-cell><table:table-cell table:style-name="Table11.A5" office:value-type="string"><text:p text:style-name="P11">-5.2291e-01</text:p></table:table-cell><table:table-cell table:style-name="Table11.A5" office:value-type="string"><text:p text:style-name="P11">8.8388e-02</text:p></table:table-cell><table:table-cell table:style-name="Table11.E5" office:value-type="string"><text:p text:style-name="P11">-2.3385e-01</text:p></table:table-cell><table:table-cell table:style-name="Table11.A5" office:value-type="string"><text:p text:style-name="P11">4.0505e-01</text:p></table:table-cell><table:table-cell table:style-name="Table11.A5" office:value-type="string"><text:p text:style-name="P11">5.2291e-01</text:p></table:table-cell><table:table-cell table:style-name="Table11.A5" office:value-type="string"><text:p text:style-name="P11">8.8388e-02</text:p></table:table-cell></table:table-row><table:table-row><table:table-cell table:style-name="Table11.A1" office:value-type="string"><text:p text:style-name="P11"><draw:frame draw:style-name="fr2" draw:name="Object32" text:anchor-type="as-char" svg:width="0.3319in" svg:height="0.2075in" draw:z-index="83"><draw:object xlink:href="./Object 33" xlink:type="simple" xlink:show="embed" xlink:actuate="onLoad"/><draw:image xlink:href="./ObjectReplacements/Object 33" xlink:type="simple" xlink:show="embed" xlink:actuate="onLoad"/></draw:frame></text:p></table:table-cell><table:table-cell table:style-name="Table11.A1" office:value-type="string"><text:p text:style-name="P3"/></table:table-cell><table:table-cell table:style-name="Table11.A1" office:value-type="string"><text:p text:style-name="P3"/></table:table-cell><table:table-cell table:style-name="Table11.A1" office:value-type="string"><text:p text:style-name="P3"/></table:table-cell><table:table-cell table:style-name="Table11.E1" office:value-type="string"><text:p text:style-name="P11"><draw:frame draw:style-name="fr2" draw:name="Object34" text:anchor-type="as-char" svg:width="0.3291in" svg:height="0.2075in" draw:z-index="85"><draw:object xlink:href="./Object 34" xlink:type="simple" xlink:show="embed" xlink:actuate="onLoad"/><draw:image xlink:href="./ObjectReplacements/Object 34" xlink:type="simple" xlink:show="embed" xlink:actuate="onLoad"/></draw:frame></text:p></table:table-cell><table:table-cell table:style-name="Table11.A1" office:value-type="string"><text:p text:style-name="P3"/></table:table-cell><table:table-cell table:style-name="Table11.A1" office:value-type="string"><text:p text:style-name="P3"/></table:table-cell><table:table-cell table:style-name="Table11.A1" office:value-type="string"><text:p text:style-name="P3"/></table:table-cell></table:table-row><table:table-row><table:table-cell table:style-name="Table11.A1" office:value-type="string"><text:p text:style-name="P11">0.0000e+00</text:p></table:table-cell><table:table-cell table:style-name="Table11.A1" office:value-type="string"><text:p text:style-name="P11">1.5339e-01</text:p></table:table-cell><table:table-cell table:style-name="Table11.A1" office:value-type="string"><text:p text:style-name="P11">5.9409e-01</text:p></table:table-cell><table:table-cell table:style-name="Table11.A1" office:value-type="string"><text:p text:style-name="P11">-3.5147e-01</text:p></table:table-cell><table:table-cell table:style-name="Table11.E1" office:value-type="string"><text:p text:style-name="P11">0.0000e+00</text:p></table:table-cell><table:table-cell table:style-name="Table11.A1" office:value-type="string"><text:p text:style-name="P11">-1.5339e-01</text:p></table:table-cell><table:table-cell table:style-name="Table11.A1" office:value-type="string"><text:p text:style-name="P11">5.9409e-01</text:p></table:table-cell><table:table-cell table:style-name="Table11.A1" office:value-type="string"><text:p text:style-name="P11">3.5147e-01</text:p></table:table-cell></table:table-row><table:table-row><table:table-cell table:style-name="Table11.A1" office:value-type="string"><text:p text:style-name="P11">1.5430e-01</text:p></table:table-cell><table:table-cell table:style-name="Table11.A1" office:value-type="string"><text:p text:style-name="P11">2.6726e-01</text:p></table:table-cell><table:table-cell table:style-name="Table11.A1" office:value-type="string"><text:p text:style-name="P11">1.7252e-01</text:p></table:table-cell><table:table-cell table:style-name="Table11.A1" office:value-type="string"><text:p text:style-name="P11">-6.1237e-01</text:p></table:table-cell><table:table-cell table:style-name="Table11.E1" office:value-type="string"><text:p text:style-name="P11">-1.5430e-01</text:p></table:table-cell><table:table-cell table:style-name="Table11.A1" office:value-type="string"><text:p text:style-name="P11">2.6726e-01</text:p></table:table-cell><table:table-cell table:style-name="Table11.A1" office:value-type="string"><text:p text:style-name="P11">-1.7252e-01</text:p></table:table-cell><table:table-cell table:style-name="Table11.A1" office:value-type="string"><text:p text:style-name="P11">-6.1237e-01</text:p></table:table-cell></table:table-row><table:table-row><table:table-cell table:style-name="Table11.A1" office:value-type="string"><text:p text:style-name="P11">0.0000e+00</text:p></table:table-cell><table:table-cell table:style-name="Table11.A1" office:value-type="string"><text:p text:style-name="P11">8.7867e-02</text:p></table:table-cell><table:table-cell table:style-name="Table11.A1" office:value-type="string"><text:p text:style-name="P11">3.4031e-01</text:p></table:table-cell><table:table-cell table:style-name="Table11.A1" office:value-type="string"><text:p text:style-name="P11">6.1357e-01</text:p></table:table-cell><table:table-cell table:style-name="Table11.E1" office:value-type="string"><text:p text:style-name="P11">0.0000e+00</text:p></table:table-cell><table:table-cell table:style-name="Table11.A1" office:value-type="string"><text:p text:style-name="P11">-8.7867e-02</text:p></table:table-cell><table:table-cell table:style-name="Table11.A1" office:value-type="string"><text:p text:style-name="P11">3.4031e-01</text:p></table:table-cell><table:table-cell table:style-name="Table11.A1" office:value-type="string"><text:p text:style-name="P11">-6.1357e-01</text:p></table:table-cell></table:table-row><table:table-row><table:table-cell table:style-name="Table11.A1" office:value-type="string"><text:p text:style-name="P11">2.1565e-01</text:p></table:table-cell><table:table-cell table:style-name="Table11.A1" office:value-type="string"><text:p text:style-name="P11">3.7351e-01</text:p></table:table-cell><table:table-cell table:style-name="Table11.A1" office:value-type="string"><text:p text:style-name="P11">4.4362e-01</text:p></table:table-cell><table:table-cell table:style-name="Table11.A1" office:value-type="string"><text:p text:style-name="P11">3.4233e-01</text:p></table:table-cell><table:table-cell table:style-name="Table11.E1" office:value-type="string"><text:p text:style-name="P11">-2.1565e-01</text:p></table:table-cell><table:table-cell table:style-name="Table11.A1" office:value-type="string"><text:p text:style-name="P11">3.7351e-01</text:p></table:table-cell><table:table-cell table:style-name="Table11.A1" office:value-type="string"><text:p text:style-name="P11">-4.4362e-0</text:p></table:table-cell><table:table-cell table:style-name="Table11.A1" office:value-type="string"><text:p text:style-name="P11">3.4233e-01</text:p></table:table-cell></table:table-row></table:table><text:p text:style-name="Standard"/><text:p text:style-name="P15">Table <text:sequence text:ref-name="refTable0" text:name="Table" text:formula="ooow:Table+1" style:num-format="1">1</text:sequence>: Multi-wavelet filter coefficients for Legendre polynomials, <text:span text:style-name="T4">k</text:span>=4.</text:p></draw:text-box></draw:frame></text:p>
      <text:p text:style-name="Text_20_body"/>
      <table:table table:name="Table10" table:style-name="Table10">
        <table:table-column table:style-name="Table10.A" table:number-columns-repeated="4"/>
        <table:table-column table:style-name="Table10.E"/>
        <table:table-column table:style-name="Table10.A" table:number-columns-repeated="2"/>
        <table:table-column table:style-name="Table10.H"/>
        <table:table-row>
          <table:table-cell table:style-name="Table10.A1" office:value-type="string">
            <text:p text:style-name="P11"/>
          </table:table-cell>
          <table:table-cell table:style-name="Table10.A1" office:value-type="string">
            <text:p text:style-name="P11"/>
          </table:table-cell>
          <table:table-cell table:style-name="Table10.A1" office:value-type="string">
            <text:p text:style-name="P11"/>
          </table:table-cell>
          <table:table-cell table:style-name="Table10.A1" office:value-type="string">
            <text:p text:style-name="P11"/>
          </table:table-cell>
          <table:table-cell table:style-name="Table10.E1" office:value-type="string">
            <text:p text:style-name="P11"/>
          </table:table-cell>
          <table:table-cell table:style-name="Table10.A1" office:value-type="string">
            <text:p text:style-name="P11"/>
          </table:table-cell>
          <table:table-cell table:style-name="Table10.A1" office:value-type="string">
            <text:p text:style-name="P11"/>
          </table:table-cell>
          <table:table-cell table:style-name="Table10.A1" office:value-type="string">
            <text:p text:style-name="P11"/>
          </table:table-cell>
        </table:table-row>
        <table:table-row>
          <table:table-cell table:style-name="Table10.A1" office:value-type="string">
            <text:p text:style-name="P11"/>
          </table:table-cell>
          <table:table-cell table:style-name="Table10.A1" office:value-type="string">
            <text:p text:style-name="P11"/>
          </table:table-cell>
          <table:table-cell table:style-name="Table10.A1" office:value-type="string">
            <text:p text:style-name="P11"/>
          </table:table-cell>
          <table:table-cell table:style-name="Table10.A1" office:value-type="string">
            <text:p text:style-name="P11"/>
          </table:table-cell>
          <table:table-cell table:style-name="Table10.E1" office:value-type="string">
            <text:p text:style-name="P11"/>
          </table:table-cell>
          <table:table-cell table:style-name="Table10.A1" office:value-type="string">
            <text:p text:style-name="P11"/>
          </table:table-cell>
          <table:table-cell table:style-name="Table10.A1" office:value-type="string">
            <text:p text:style-name="P11"/>
          </table:table-cell>
          <table:table-cell table:style-name="Table10.A1" office:value-type="string">
            <text:p text:style-name="P11"/>
          </table:table-cell>
        </table:table-row>
        <table:table-row>
          <table:table-cell table:style-name="Table10.A1" office:value-type="string">
            <text:p text:style-name="P11"/>
          </table:table-cell>
          <table:table-cell table:style-name="Table10.A1" office:value-type="string">
            <text:p text:style-name="P11"/>
          </table:table-cell>
          <table:table-cell table:style-name="Table10.A1" office:value-type="string">
            <text:p text:style-name="P11"/>
          </table:table-cell>
          <table:table-cell table:style-name="Table10.A1" office:value-type="string">
            <text:p text:style-name="P11"/>
          </table:table-cell>
          <table:table-cell table:style-name="Table10.E1" office:value-type="string">
            <text:p text:style-name="P11"/>
          </table:table-cell>
          <table:table-cell table:style-name="Table10.A1" office:value-type="string">
            <text:p text:style-name="P11"/>
          </table:table-cell>
          <table:table-cell table:style-name="Table10.A1" office:value-type="string">
            <text:p text:style-name="P11"/>
          </table:table-cell>
          <table:table-cell table:style-name="Table10.A1" office:value-type="string">
            <text:p text:style-name="P11"/>
          </table:table-cell>
        </table:table-row>
        <table:table-row>
          <table:table-cell table:style-name="Table10.A1" office:value-type="string">
            <text:p text:style-name="P11"/>
          </table:table-cell>
          <table:table-cell table:style-name="Table10.A1" office:value-type="string">
            <text:p text:style-name="P11"/>
          </table:table-cell>
          <table:table-cell table:style-name="Table10.A1" office:value-type="string">
            <text:p text:style-name="P11"/>
          </table:table-cell>
          <table:table-cell table:style-name="Table10.A1" office:value-type="string">
            <text:p text:style-name="P11"/>
          </table:table-cell>
          <table:table-cell table:style-name="Table10.E1" office:value-type="string">
            <text:p text:style-name="P11"/>
          </table:table-cell>
          <table:table-cell table:style-name="Table10.A1" office:value-type="string">
            <text:p text:style-name="P11"/>
          </table:table-cell>
          <table:table-cell table:style-name="Table10.A1" office:value-type="string">
            <text:p text:style-name="P11"/>
          </table:table-cell>
          <table:table-cell table:style-name="Table10.A1" office:value-type="string">
            <text:p text:style-name="P11"/>
          </table:table-cell>
        </table:table-row>
        <table:table-row>
          <table:table-cell table:style-name="Table10.A5" office:value-type="string">
            <text:p text:style-name="P11"/>
          </table:table-cell>
          <table:table-cell table:style-name="Table10.A5" office:value-type="string">
            <text:p text:style-name="P11"/>
          </table:table-cell>
          <table:table-cell table:style-name="Table10.A5" office:value-type="string">
            <text:p text:style-name="P11"/>
          </table:table-cell>
          <table:table-cell table:style-name="Table10.A5" office:value-type="string">
            <text:p text:style-name="P11"/>
          </table:table-cell>
          <table:table-cell table:style-name="Table10.E5" office:value-type="string">
            <text:p text:style-name="P11"/>
          </table:table-cell>
          <table:table-cell table:style-name="Table10.A5" office:value-type="string">
            <text:p text:style-name="P11"/>
          </table:table-cell>
          <table:table-cell table:style-name="Table10.A5" office:value-type="string">
            <text:p text:style-name="P11"/>
          </table:table-cell>
          <table:table-cell table:style-name="Table10.A5" office:value-type="string">
            <text:p text:style-name="P11"/>
          </table:table-cell>
        </table:table-row>
        <table:table-row>
          <table:table-cell table:style-name="Table10.A1" office:value-type="string">
            <text:p text:style-name="P11"/>
          </table:table-cell>
          <table:table-cell table:style-name="Table10.A1" office:value-type="string">
            <text:p text:style-name="P3"/>
          </table:table-cell>
          <table:table-cell table:style-name="Table10.A1" office:value-type="string">
            <text:p text:style-name="P3"/>
          </table:table-cell>
          <table:table-cell table:style-name="Table10.A1" office:value-type="string">
            <text:p text:style-name="P3"/>
          </table:table-cell>
          <table:table-cell table:style-name="Table10.E1" office:value-type="string">
            <text:p text:style-name="P11"/>
          </table:table-cell>
          <table:table-cell table:style-name="Table10.A1" office:value-type="string">
            <text:p text:style-name="P3"/>
          </table:table-cell>
          <table:table-cell table:style-name="Table10.A1" office:value-type="string">
            <text:p text:style-name="P3"/>
          </table:table-cell>
          <table:table-cell table:style-name="Table10.A1" office:value-type="string">
            <text:p text:style-name="P3"/>
          </table:table-cell>
        </table:table-row>
        <table:table-row>
          <table:table-cell table:style-name="Table10.A1" office:value-type="string">
            <text:p text:style-name="P11"/>
          </table:table-cell>
          <table:table-cell table:style-name="Table10.A1" office:value-type="string">
            <text:p text:style-name="P11"/>
          </table:table-cell>
          <table:table-cell table:style-name="Table10.A1" office:value-type="string">
            <text:p text:style-name="P11"/>
          </table:table-cell>
          <table:table-cell table:style-name="Table10.A1" office:value-type="string">
            <text:p text:style-name="P11"/>
          </table:table-cell>
          <table:table-cell table:style-name="Table10.E1" office:value-type="string">
            <text:p text:style-name="P11"/>
          </table:table-cell>
          <table:table-cell table:style-name="Table10.A1" office:value-type="string">
            <text:p text:style-name="P11"/>
          </table:table-cell>
          <table:table-cell table:style-name="Table10.A1" office:value-type="string">
            <text:p text:style-name="P11"/>
          </table:table-cell>
          <table:table-cell table:style-name="Table10.A1" office:value-type="string">
            <text:p text:style-name="P11"/>
          </table:table-cell>
        </table:table-row>
        <table:table-row>
          <table:table-cell table:style-name="Table10.A1" office:value-type="string">
            <text:p text:style-name="P11"/>
          </table:table-cell>
          <table:table-cell table:style-name="Table10.A1" office:value-type="string">
            <text:p text:style-name="P11"/>
          </table:table-cell>
          <table:table-cell table:style-name="Table10.A1" office:value-type="string">
            <text:p text:style-name="P11"/>
          </table:table-cell>
          <table:table-cell table:style-name="Table10.A1" office:value-type="string">
            <text:p text:style-name="P11"/>
          </table:table-cell>
          <table:table-cell table:style-name="Table10.E1" office:value-type="string">
            <text:p text:style-name="P11"/>
          </table:table-cell>
          <table:table-cell table:style-name="Table10.A1" office:value-type="string">
            <text:p text:style-name="P11"/>
          </table:table-cell>
          <table:table-cell table:style-name="Table10.A1" office:value-type="string">
            <text:p text:style-name="P11"/>
          </table:table-cell>
          <table:table-cell table:style-name="Table10.A1" office:value-type="string">
            <text:p text:style-name="P11"/>
          </table:table-cell>
        </table:table-row>
        <table:table-row>
          <table:table-cell table:style-name="Table10.A1" office:value-type="string">
            <text:p text:style-name="P11"/>
          </table:table-cell>
          <table:table-cell table:style-name="Table10.A1" office:value-type="string">
            <text:p text:style-name="P11"/>
          </table:table-cell>
          <table:table-cell table:style-name="Table10.A1" office:value-type="string">
            <text:p text:style-name="P11"/>
          </table:table-cell>
          <table:table-cell table:style-name="Table10.A1" office:value-type="string">
            <text:p text:style-name="P11"/>
          </table:table-cell>
          <table:table-cell table:style-name="Table10.E1" office:value-type="string">
            <text:p text:style-name="P11"/>
          </table:table-cell>
          <table:table-cell table:style-name="Table10.A1" office:value-type="string">
            <text:p text:style-name="P11"/>
          </table:table-cell>
          <table:table-cell table:style-name="Table10.A1" office:value-type="string">
            <text:p text:style-name="P11"/>
          </table:table-cell>
          <table:table-cell table:style-name="Table10.A1" office:value-type="string">
            <text:p text:style-name="P11"/>
          </table:table-cell>
        </table:table-row>
        <table:table-row>
          <table:table-cell table:style-name="Table10.A1" office:value-type="string">
            <text:p text:style-name="P11"/>
          </table:table-cell>
          <table:table-cell table:style-name="Table10.A1" office:value-type="string">
            <text:p text:style-name="P11"/>
          </table:table-cell>
          <table:table-cell table:style-name="Table10.A1" office:value-type="string">
            <text:p text:style-name="P11"/>
          </table:table-cell>
          <table:table-cell table:style-name="Table10.A1" office:value-type="string">
            <text:p text:style-name="P11"/>
          </table:table-cell>
          <table:table-cell table:style-name="Table10.E1" office:value-type="string">
            <text:p text:style-name="P11"/>
          </table:table-cell>
          <table:table-cell table:style-name="Table10.A1" office:value-type="string">
            <text:p text:style-name="P11"/>
          </table:table-cell>
          <table:table-cell table:style-name="Table10.A1" office:value-type="string">
            <text:p text:style-name="P11"/>
          </table:table-cell>
          <table:table-cell table:style-name="Table10.A1" office:value-type="string">
            <text:p text:style-name="P11"/>
          </table:table-cell>
        </table:table-row>
      </table:table>
      <text:p text:style-name="P4"/>
      <text:p text:style-name="P4"/>
      <text:h text:style-name="Heading_20_2" text:outline-level="2"><text:soft-page-break/>Wavelet transform</text:h>
      <text:p text:style-name="Text_20_body"><text:span text:style-name="T1">The transformation in </text:span><text:span text:style-name="T1"><text:sequence-ref text:reference-format="text" text:ref-name="refText9">(10)</text:sequence-ref></text:span><text:span text:style-name="T1"> expands polynomials on level </text:span><text:span text:style-name="T2">n </text:span><text:span text:style-name="T1">in terms of polynomials and wavelets on level </text:span><text:span text:style-name="T2">n-1</text:span><text:span text:style-name="T1">. <text:s/>It may be inserted into the function approximation </text:span><text:span text:style-name="T1"><text:sequence-ref text:reference-format="text" text:ref-name="refText7">(8)</text:sequence-ref></text:span><text:span text:style-name="T1"> that is in terms of polynomials at level </text:span><text:span text:style-name="T2">n. <text:s/></text:span><text:span text:style-name="T1">This yields an exactly equivalent approximation in terms of polynomials and wavelets on level </text:span><text:span text:style-name="T2">n-1</text:span><text:span text:style-name="T1">. <text:s/>(I have omitted the multiwavelet index for clarity.).</text:span></text:p>
      <table:table table:name="Table12" table:style-name="Table12">
        <table:table-column table:style-name="Table12.A"/>
        <table:table-column table:style-name="Table12.B"/>
        <table:table-header-rows>
          <table:table-row>
            <table:table-cell table:style-name="Table12.A1" office:value-type="string">
              <text:p text:style-name="P13"><draw:frame draw:style-name="fr2" draw:name="Object33" text:anchor-type="as-char" svg:width="3.3571in" svg:height="2.272in" draw:z-index="86"><draw:object xlink:href="./Object 35" xlink:type="simple" xlink:show="embed" xlink:actuate="onLoad"/><draw:image xlink:href="./ObjectReplacements/Object 35" xlink:type="simple" xlink:show="embed" xlink:actuate="onLoad"/></draw:frame> </text:p>
            </table:table-cell>
            <table:table-cell table:style-name="Table12.A1" office:value-type="string">
              <text:p text:style-name="P14">(<text:sequence text:ref-name="refText10" text:name="Text" text:formula="ooow:Text+1" style:num-format="1">11</text:sequence>)</text:p>
            </table:table-cell>
          </table:table-row>
        </table:table-header-rows>
      </table:table>
      <text:p text:style-name="Text_20_body">The sum and difference (scaling function and wavelet) coefficients at level <text:span text:style-name="T4">n-1</text:span> <text:span text:style-name="T1">are therefore given by this transformation</text:span></text:p>
      <table:table table:name="Table13" table:style-name="Table13">
        <table:table-column table:style-name="Table13.A"/>
        <table:table-column table:style-name="Table13.B"/>
        <table:table-header-rows>
          <table:table-row>
            <table:table-cell table:style-name="Table13.A1" office:value-type="string">
              <text:p text:style-name="P13"><draw:frame draw:style-name="fr2" draw:name="Object35" text:anchor-type="as-char" svg:width="2.1272in" svg:height="0.5437in" draw:z-index="88"><draw:object xlink:href="./Object 36" xlink:type="simple" xlink:show="embed" xlink:actuate="onLoad"/><draw:image xlink:href="./ObjectReplacements/Object 36" xlink:type="simple" xlink:show="embed" xlink:actuate="onLoad"/></draw:frame> </text:p>
            </table:table-cell>
            <table:table-cell table:style-name="Table13.A1" office:value-type="string">
              <text:p text:style-name="P14">(<text:sequence text:ref-name="refText11" text:name="Text" text:formula="ooow:Text+1" style:num-format="1">12</text:sequence>)</text:p>
            </table:table-cell>
          </table:table-row>
        </table:table-header-rows>
      </table:table>
      <text:p text:style-name="Standard"><text:span text:style-name="T1">The transformation may be recursively applied to obtain the following representation of </text:span><text:span text:style-name="T1">a function in the wavelet basis c.f. </text:span><text:span text:style-name="T1"><text:sequence-ref text:reference-format="text" text:ref-name="refText5">(6)</text:sequence-ref></text:span><text:span text:style-name="T1"> with direct analogy to the telescoping series </text:span><text:span text:style-name="T1"><text:sequence-ref text:reference-format="text" text:ref-name="refText3">(4)</text:sequence-ref></text:span><text:span text:style-name="T1">.</text:span></text:p>
      <table:table table:name="Table14" table:style-name="Table14">
        <table:table-column table:style-name="Table14.A"/>
        <table:table-column table:style-name="Table14.B"/>
        <table:table-header-rows>
          <table:table-row>
            <table:table-cell table:style-name="Table14.A1" office:value-type="string">
              <text:p text:style-name="P13"><draw:frame draw:style-name="fr2" draw:name="Object36" text:anchor-type="as-char" svg:width="3.0835in" svg:height="0.4626in" draw:z-index="92"><draw:object xlink:href="./Object 37" xlink:type="simple" xlink:show="embed" xlink:actuate="onLoad"/><draw:image xlink:href="./ObjectReplacements/Object 37" xlink:type="simple" xlink:show="embed" xlink:actuate="onLoad"/></draw:frame> </text:p>
            </table:table-cell>
            <table:table-cell table:style-name="Table14.A1" office:value-type="string">
              <text:p text:style-name="P14">(<text:sequence text:ref-name="refText12" text:name="Text" text:formula="ooow:Text+1" style:num-format="1">13</text:sequence>)</text:p>
            </table:table-cell>
          </table:table-row>
        </table:table-header-rows>
      </table:table>
      <text:p text:style-name="P2">The wavelet transformation <text:sequence-ref text:reference-format="text" text:ref-name="refText12">(13)</text:sequence-ref> is unitary an<text:span text:style-name="T1">d is therefore a very stable numerical operation.</text:span></text:p>
      <text:h text:style-name="Heading_20_2" text:outline-level="2">Properties of the scaling functions</text:h>
      <text:h text:style-name="Heading_20_3" text:outline-level="3">Symmetry</text:h>
      <table:table table:name="Table15" table:style-name="Table15">
        <table:table-column table:style-name="Table15.A"/>
        <table:table-column table:style-name="Table15.B"/>
        <table:table-header-rows>
          <table:table-row>
            <table:table-cell table:style-name="Table15.A1" office:value-type="string">
              <text:p text:style-name="P13"><draw:frame draw:style-name="fr2" draw:name="Object37" text:anchor-type="as-char" svg:width="1.5693in" svg:height="0.2327in" draw:z-index="93"><draw:object xlink:href="./Object 38" xlink:type="simple" xlink:show="embed" xlink:actuate="onLoad"/><draw:image xlink:href="./ObjectReplacements/Object 38" xlink:type="simple" xlink:show="embed" xlink:actuate="onLoad"/></draw:frame> </text:p>
            </table:table-cell>
            <table:table-cell table:style-name="Table15.A1" office:value-type="string">
              <text:p text:style-name="P14">(<text:sequence text:ref-name="refText13" text:name="Text" text:formula="ooow:Text+1" style:num-format="1">14</text:sequence>)</text:p>
            </table:table-cell>
          </table:table-row>
        </table:table-header-rows>
      </table:table>
      <text:h text:style-name="Heading_20_3" text:outline-level="3">Derivatives</text:h>
      <table:table table:name="Table16" table:style-name="Table16">
        <table:table-column table:style-name="Table16.A"/>
        <table:table-column table:style-name="Table16.B"/>
        <table:table-header-rows>
          <table:table-row>
            <table:table-cell table:style-name="Table16.A1" office:value-type="string">
              <text:p text:style-name="P13"><draw:frame draw:style-name="fr2" draw:name="Object38" text:anchor-type="as-char" svg:width="3.9972in" svg:height="0.4075in" draw:z-index="94"><draw:object xlink:href="./Object 39" xlink:type="simple" xlink:show="embed" xlink:actuate="onLoad"/><draw:image xlink:href="./ObjectReplacements/Object 39" xlink:type="simple" xlink:show="embed" xlink:actuate="onLoad"/></draw:frame> </text:p>
            </table:table-cell>
            <table:table-cell table:style-name="Table16.A1" office:value-type="string">
              <text:p text:style-name="P14">(<text:sequence text:ref-name="refText14" text:name="Text" text:formula="ooow:Text+1" style:num-format="1">15</text:sequence>)</text:p>
            </table:table-cell>
          </table:table-row>
        </table:table-header-rows>
      </table:table>
      <text:h text:style-name="Heading_20_3" text:outline-level="3">Values at end points</text:h>
      <text:p text:style-name="P4"><text:s/></text:p>
      <table:table table:name="Table17" table:style-name="Table17">
        <table:table-column table:style-name="Table17.A"/>
        <table:table-column table:style-name="Table17.B"/>
        <table:table-header-rows>
          <text:soft-page-break/>
          <table:table-row>
            <table:table-cell table:style-name="Table17.A1" office:value-type="string">
              <text:p text:style-name="P13"><draw:frame draw:style-name="fr2" draw:name="Object39" text:anchor-type="as-char" svg:width="2.3563in" svg:height="1.352in" draw:z-index="19"><draw:object xlink:href="./Object 40" xlink:type="simple" xlink:show="embed" xlink:actuate="onLoad"/><draw:image xlink:href="./ObjectReplacements/Object 40" xlink:type="simple" xlink:show="embed" xlink:actuate="onLoad"/></draw:frame> </text:p>
            </table:table-cell>
            <table:table-cell table:style-name="Table17.A1" office:value-type="string">
              <text:p text:style-name="P14">(<text:sequence text:ref-name="refText15" text:name="Text" text:formula="ooow:Text+1" style:num-format="1">16</text:sequence>)</text:p>
            </table:table-cell>
          </table:table-row>
        </table:table-header-rows>
      </table:table>
      <text:h text:style-name="Heading_20_1" text:outline-level="1">User and simulation coordinates</text:h>
      <text:p text:style-name="P4"><text:span text:style-name="T1">Internal to the MADNESS implementation, all computations occur in the unit volume in </text:span><text:span text:style-name="T2">d </text:span><text:span text:style-name="T1">dimensions </text:span><text:span text:style-name="T1"><draw:frame draw:style-name="fr2" draw:name="Object40" text:anchor-type="as-char" svg:width="0.4717in" svg:height="0.2138in" draw:z-index="20"><draw:object xlink:href="./Object 41" xlink:type="simple" xlink:show="embed" xlink:actuate="onLoad"/><draw:image xlink:href="./ObjectReplacements/Object 41" xlink:type="simple" xlink:show="embed" xlink:actuate="onLoad"/></draw:frame></text:span><text:span text:style-name="T1">. <text:s/>The unit cube is referred to as simulation coordinates. <text:s/>However, the user operates in coordinates that in each dimension </text:span><text:span text:style-name="T1"><draw:frame draw:style-name="fr2" draw:name="Object41" text:anchor-type="as-char" svg:width="1.0181in" svg:height="0.1839in" draw:z-index="22"><draw:object xlink:href="./Object 42" xlink:type="simple" xlink:show="embed" xlink:actuate="onLoad"/><draw:image xlink:href="./ObjectReplacements/Object 42" xlink:type="simple" xlink:show="embed" xlink:actuate="onLoad"/></draw:frame></text:span><text:span text:style-name="T1"> may have different upper and lower </text:span>bounds <draw:frame draw:style-name="fr2" draw:name="Object42" text:anchor-type="as-char" svg:width="0.6689in" svg:height="0.2091in" draw:z-index="51"><draw:object xlink:href="./Object 43" xlink:type="simple" xlink:show="embed" xlink:actuate="onLoad"/><draw:image xlink:href="./ObjectReplacements/Object 43" xlink:type="simple" xlink:show="embed" xlink:actuate="onLoad"/></draw:frame> that represents a diagonal linear <text:span text:style-name="T1">transformation between the user and simulation coordinates.</text:span></text:p>
      <text:p text:style-name="Standard"/>
      <table:table table:name="Table18" table:style-name="Table18">
        <table:table-column table:style-name="Table18.A"/>
        <table:table-column table:style-name="Table18.B"/>
        <table:table-header-rows>
          <table:table-row>
            <table:table-cell table:style-name="Table18.A1" office:value-type="string">
              <text:p text:style-name="P13"><draw:frame draw:style-name="fr2" draw:name="Object43" text:anchor-type="as-char" svg:width="2.3429in" svg:height="0.7402in" draw:z-index="53"><draw:object xlink:href="./Object 44" xlink:type="simple" xlink:show="embed" xlink:actuate="onLoad"/><draw:image xlink:href="./ObjectReplacements/Object 44" xlink:type="simple" xlink:show="embed" xlink:actuate="onLoad"/></draw:frame> </text:p>
            </table:table-cell>
            <table:table-cell table:style-name="Table18.A1" office:value-type="string">
              <text:p text:style-name="P14">(<text:sequence text:ref-name="refText16" text:name="Text" text:formula="ooow:Text+1" style:num-format="1">17</text:sequence>)</text:p>
            </table:table-cell>
          </table:table-row>
        </table:table-header-rows>
      </table:table>
      <text:p text:style-name="P2"/>
      <text:p text:style-name="P4">This is a convenience motivated by the number of errors due to users <text:span text:style-name="T1">neglecting the factors arising from mapping the user space volume onto the unit cube. <text:s/>More general linear and non-linear transformations must presently be handled by the user.</text:span></text:p>
      <text:p text:style-name="Text_20_body"><text:span text:style-name="T1">To clarify further the expected behavior and how/when this mapping of </text:span><text:span text:style-name="T1">coordinates is performed: All coordinates, values, norms, thresholds, integrals, operators, etc., provided by/to the user are in user coordinates. <text:s/>The advantage of this is that the user does not have to worry about mapping the physical simulation space. <text:s/>E.g., if a user computes the norm of a function what is returned is precisely the value</text:span></text:p>
      <table:table table:name="Table19" table:style-name="Table19">
        <table:table-column table:style-name="Table19.A"/>
        <table:table-column table:style-name="Table19.B"/>
        <table:table-header-rows>
          <table:table-row>
            <table:table-cell table:style-name="Table19.A1" office:value-type="string">
              <text:p text:style-name="P13"><draw:frame draw:style-name="fr2" draw:name="Object44" text:anchor-type="as-char" svg:width="1.6354in" svg:height="0.4709in" draw:z-index="64"><draw:object xlink:href="./Object 45" xlink:type="simple" xlink:show="embed" xlink:actuate="onLoad"/><draw:image xlink:href="./ObjectReplacements/Object 45" xlink:type="simple" xlink:show="embed" xlink:actuate="onLoad"/></draw:frame> </text:p>
            </table:table-cell>
            <table:table-cell table:style-name="Table19.A1" office:value-type="string">
              <text:p text:style-name="P14">(<text:sequence text:ref-name="refText17" text:name="Text" text:formula="ooow:Text+1" style:num-format="1">18</text:sequence>)</text:p>
            </table:table-cell>
          </table:table-row>
        </table:table-header-rows>
      </table:table>
      <text:p text:style-name="Text_20_body"><text:span text:style-name="T1">Similarly, when a user truncates a function with a norm-wise error</text:span><text:span text:style-name="T1"> </text:span><text:span text:style-name="T1"><draw:frame draw:style-name="fr2" draw:name="Object45" text:anchor-type="as-char" svg:width="0.1583in" svg:height="0.1839in" draw:z-index="65"><draw:object xlink:href="./Object 46" xlink:type="simple" xlink:show="embed" xlink:actuate="onLoad"/><draw:image xlink:href="./ObjectReplacements/Object 46" xlink:type="simple" xlink:show="embed" xlink:actuate="onLoad"/></draw:frame></text:span><text:span text:style-name="T1"> this should be the error in the above norm, and coefficients should be discarded so as to maintain this accuracy independent of the user volume. All sum and difference coefficients, quadrature points and weights, operators, etc. are internally maintained in simulation coordinates. <text:s/>The advantage of this is that the operators can all be consistently formulated just once and we only have to worry about conversions at the <text:s/>user/application interface.</text:span></text:p>
      <text:h text:style-name="Heading_20_2" text:outline-level="2">Normalization of scaling functions in the user coordinates</text:h>
      <text:p text:style-name="Text_20_body"><text:span text:style-name="T1">The scaling functions as written in equation </text:span><text:span text:style-name="T1"><text:sequence-ref text:reference-format="text" text:ref-name="refText1">(2)</text:sequence-ref></text:span><text:span text:style-name="T1"> are normalized in </text:span><text:span text:style-name="T1">simulation coordinates. <text:s text:c="2"/>Normalizing the functions in user coordinates requires an additional factor of </text:span><text:span text:style-name="T1"><draw:frame draw:style-name="fr2" draw:name="Object46" text:anchor-type="as-char" svg:width="0.4272in" svg:height="0.2075in" draw:z-index="66"><draw:object xlink:href="./Object 47" xlink:type="simple" xlink:show="embed" xlink:actuate="onLoad"/><draw:image xlink:href="./ObjectReplacements/Object 47" xlink:type="simple" xlink:show="embed" xlink:actuate="onLoad"/></draw:frame></text:span><text:span text:style-name="T1"> where </text:span><text:span text:style-name="T2">V </text:span><text:span text:style-name="T1">is the user volume (which is just hi-lo in 1D).</text:span></text:p>
      <table:table table:name="Table20" table:style-name="Table20">
        <table:table-column table:style-name="Table20.A"/>
        <table:table-column table:style-name="Table20.B"/>
        <table:table-header-rows>
          <table:table-row>
            <table:table-cell table:style-name="Table20.A1" office:value-type="string">
              <text:p text:style-name="P13"><draw:frame draw:style-name="fr2" draw:name="Object47" text:anchor-type="as-char" svg:width="4.6354in" svg:height="0.4862in" draw:z-index="68"><draw:object xlink:href="./Object 48" xlink:type="simple" xlink:show="embed" xlink:actuate="onLoad"/><draw:image xlink:href="./ObjectReplacements/Object 48" xlink:type="simple" xlink:show="embed" xlink:actuate="onLoad"/></draw:frame> </text:p>
            </table:table-cell>
            <table:table-cell table:style-name="Table20.A1" office:value-type="string">
              <text:p text:style-name="P14">(<text:sequence text:ref-name="refText18" text:name="Text" text:formula="ooow:Text+1" style:num-format="1">19</text:sequence>)</text:p>
            </table:table-cell>
          </table:table-row>
        </table:table-header-rows>
      </table:table>
      <text:h text:style-name="Heading_20_1" text:outline-level="1"><text:soft-page-break/>Function approximation</text:h>
      <text:p text:style-name="P4">The function is approximated as follows </text:p>
      <table:table table:name="Table21" table:style-name="Table21">
        <table:table-column table:style-name="Table21.A"/>
        <table:table-column table:style-name="Table21.B"/>
        <table:table-header-rows>
          <table:table-row>
            <table:table-cell table:style-name="Table21.A1" office:value-type="string">
              <text:p text:style-name="P13"><draw:frame draw:style-name="fr2" draw:name="Object48" text:anchor-type="as-char" svg:width="2.5417in" svg:height="0.3402in" draw:z-index="69"><draw:object xlink:href="./Object 49" xlink:type="simple" xlink:show="embed" xlink:actuate="onLoad"/><draw:image xlink:href="./ObjectReplacements/Object 49" xlink:type="simple" xlink:show="embed" xlink:actuate="onLoad"/></draw:frame> </text:p>
            </table:table-cell>
            <table:table-cell table:style-name="Table21.A1" office:value-type="string">
              <text:p text:style-name="P14">(<text:sequence text:ref-name="refText19" text:name="Text" text:formula="ooow:Text+1" style:num-format="1">20</text:sequence>)</text:p>
            </table:table-cell>
          </table:table-row>
        </table:table-header-rows>
      </table:table>
      <text:p text:style-name="P4">Note that we have expanded the function in terms of basis functions normalized <text:span text:style-name="T1">in the user coordinates. <text:s/>This has several benefits, and in particular eliminates most logic about coordinate conversion factors in truncation thresholds, norms, etc.</text:span></text:p>
      <text:h text:style-name="Heading_20_2" text:outline-level="2">Evaluation</text:h>
      <text:p text:style-name="P4">Evaluation proceeds by mapping the user coordinates into simulation <text:span text:style-name="T1">coordinates, recurring down the tree to find the appropriate box of coefficients, evaluating the polynomials, contracting with the coefficients, and scaling by </text:span><text:span text:style-name="T1"><draw:frame draw:style-name="fr2" draw:name="Object49" text:anchor-type="as-char" svg:width="0.4272in" svg:height="0.2075in" draw:z-index="70"><draw:object xlink:href="./Object 50" xlink:type="simple" xlink:show="embed" xlink:actuate="onLoad"/><draw:image xlink:href="./ObjectReplacements/Object 50" xlink:type="simple" xlink:show="embed" xlink:actuate="onLoad"/></draw:frame></text:span><text:span text:style-name="T1">.</text:span></text:p>
      <text:h text:style-name="Heading_20_2" text:outline-level="2">Projection into the scaling function basis</text:h>
      <text:p text:style-name="P4">The user provides a function/functor that given a point in user coordinates <text:span text:style-name="T1">returns the value. <text:s/>Gauss-Legendre quadrature of the same or higher order as the polynomial is used to evaluate the integral </text:span></text:p>
      <table:table table:name="Table22" table:style-name="Table22">
        <table:table-column table:style-name="Table22.A"/>
        <table:table-column table:style-name="Table22.B"/>
        <table:table-header-rows>
          <table:table-row>
            <table:table-cell table:style-name="Table22.A1" office:value-type="string">
              <text:p text:style-name="P13"><draw:frame draw:style-name="fr2" draw:name="Object50" text:anchor-type="as-char" svg:width="3.8535in" svg:height="2.4535in" draw:z-index="71"><draw:object xlink:href="./Object 51" xlink:type="simple" xlink:show="embed" xlink:actuate="onLoad"/><draw:image xlink:href="./ObjectReplacements/Object 51" xlink:type="simple" xlink:show="embed" xlink:actuate="onLoad"/></draw:frame> </text:p>
            </table:table-cell>
            <table:table-cell table:style-name="Table22.A1" office:value-type="string">
              <text:p text:style-name="P14">(<text:sequence text:ref-name="refText20" text:name="Text" text:formula="ooow:Text+1" style:num-format="1">21</text:sequence>)</text:p>
            </table:table-cell>
          </table:table-row>
        </table:table-header-rows>
      </table:table>
      <text:p text:style-name="P4"><draw:frame draw:style-name="fr2" draw:name="Object51" text:anchor-type="as-char" svg:width="0.2362in" svg:height="0.2091in" draw:z-index="74"><draw:object xlink:href="./Object 52" xlink:type="simple" xlink:show="embed" xlink:actuate="onLoad"/><draw:image xlink:href="./ObjectReplacements/Object 52" xlink:type="simple" xlink:show="embed" xlink:actuate="onLoad"/></draw:frame> and <draw:frame draw:style-name="fr2" draw:name="Object52" text:anchor-type="as-char" svg:width="0.2717in" svg:height="0.2091in" draw:z-index="82"><draw:object xlink:href="./Object 53" xlink:type="simple" xlink:show="embed" xlink:actuate="onLoad"/><draw:image xlink:href="./ObjectReplacements/Object 53" xlink:type="simple" xlink:show="embed" xlink:actuate="onLoad"/></draw:frame> are the points and weights for the Gauss-Legendre <text:span text:style-name="T1">rule of order </text:span><text:span text:style-name="T1"><draw:frame draw:style-name="fr2" draw:name="Object53" text:anchor-type="as-char" svg:width="0.2543in" svg:height="0.2091in" draw:z-index="87"><draw:object xlink:href="./Object 54" xlink:type="simple" xlink:show="embed" xlink:actuate="onLoad"/><draw:image xlink:href="./ObjectReplacements/Object 54" xlink:type="simple" xlink:show="embed" xlink:actuate="onLoad"/></draw:frame></text:span><text:span text:style-name="T1"> over </text:span><text:span text:style-name="T2">[0, 1]</text:span><text:span text:style-name="T1">.</text:span></text:p>
      <text:p text:style-name="P4">The above can be regarded as an invertible linear transformation between the <text:span text:style-name="T1">scaling function coefficients and the approximate function values at the quadrature points (</text:span><text:span text:style-name="T1"><draw:frame draw:style-name="fr2" draw:name="Object54" text:anchor-type="as-char" svg:width="0.8693in" svg:height="0.2091in" draw:z-index="95"><draw:object xlink:href="./Object 55" xlink:type="simple" xlink:show="embed" xlink:actuate="onLoad"/><draw:image xlink:href="./ObjectReplacements/Object 55" xlink:type="simple" xlink:show="embed" xlink:actuate="onLoad"/></draw:frame></text:span><text:span text:style-name="T1">). </text:span></text:p>
      <table:table table:name="Table23" table:style-name="Table23">
        <table:table-column table:style-name="Table23.A"/>
        <table:table-column table:style-name="Table23.B"/>
        <table:table-header-rows>
          <table:table-row>
            <table:table-cell table:style-name="Table23.A1" office:value-type="string">
              <text:p text:style-name="P13"><draw:frame draw:style-name="fr2" draw:name="Object55" text:anchor-type="as-char" svg:width="2.0181in" svg:height="0.6339in" draw:z-index="96"><draw:object xlink:href="./Object 56" xlink:type="simple" xlink:show="embed" xlink:actuate="onLoad"/><draw:image xlink:href="./ObjectReplacements/Object 56" xlink:type="simple" xlink:show="embed" xlink:actuate="onLoad"/></draw:frame> </text:p>
            </table:table-cell>
            <table:table-cell table:style-name="Table23.A1" office:value-type="string">
              <text:p text:style-name="P14">(<text:sequence text:ref-name="refText21" text:name="Text" text:formula="ooow:Text+1" style:num-format="1">22</text:sequence>)</text:p>
            </table:table-cell>
          </table:table-row>
        </table:table-header-rows>
      </table:table>
      <text:p text:style-name="P4">where </text:p>
      <table:table table:name="Table24" table:style-name="Table24">
        <table:table-column table:style-name="Table24.A"/>
        <table:table-column table:style-name="Table24.B"/>
        <table:table-header-rows>
          <text:soft-page-break/>
          <table:table-row>
            <table:table-cell table:style-name="Table24.A1" office:value-type="string">
              <text:p text:style-name="P13"><draw:frame draw:style-name="fr2" draw:name="Object56" text:anchor-type="as-char" svg:width="2.5429in" svg:height="1.0484in" draw:z-index="97"><draw:object xlink:href="./Object 57" xlink:type="simple" xlink:show="embed" xlink:actuate="onLoad"/><draw:image xlink:href="./ObjectReplacements/Object 57" xlink:type="simple" xlink:show="embed" xlink:actuate="onLoad"/></draw:frame> </text:p>
            </table:table-cell>
            <table:table-cell table:style-name="Table24.A1" office:value-type="string">
              <text:p text:style-name="P14">(<text:sequence text:ref-name="refText22" text:name="Text" text:formula="ooow:Text+1" style:num-format="1">23</text:sequence>)</text:p>
            </table:table-cell>
          </table:table-row>
        </table:table-header-rows>
      </table:table>
      <text:p text:style-name="P4">The last line merely restates the orthonormality of the scaling function basis <text:span text:style-name="T1">that in the discrete Gauss-Legendre quadrature is exact for the scaling function basis with the choice of the quadrature order </text:span><text:span text:style-name="T1"><draw:frame draw:style-name="fr2" draw:name="Object57" text:anchor-type="as-char" svg:width="0.4799in" svg:height="0.2091in" draw:z-index="10"><draw:object xlink:href="./Object 58" xlink:type="simple" xlink:show="embed" xlink:actuate="onLoad"/><draw:image xlink:href="./ObjectReplacements/Object 58" xlink:type="simple" xlink:show="embed" xlink:actuate="onLoad"/></draw:frame></text:span><text:span text:style-name="T1">.</text:span></text:p>
      <text:h text:style-name="Heading_20_2" text:outline-level="2">Truncation criteria<text:reference-mark text:name="sec:truncmodes"/></text:h>
      <text:p text:style-name="Text_20_body">Discarding small difference coefficients while maintaining precision is central <text:span text:style-name="T1">to speed and drives the adaptive refinement. <text:s/>Different truncation criteria are useful in different contexts.</text:span></text:p>
      <text:h text:style-name="P19" text:outline-level="3">Mode 0 - the default</text:h>
      <text:p text:style-name="P4">This truncation is appropriate for most calculations and in particular those <text:span text:style-name="T1">that have functions with deep levels of refinement (such as around nuclei in all-electron electronic structure calculations). <text:s/>Difference coefficients of leaf nodes are neglected according to </text:span></text:p>
      <table:table table:name="Table25" table:style-name="Table25">
        <table:table-column table:style-name="Table25.A"/>
        <table:table-column table:style-name="Table25.B"/>
        <table:table-header-rows>
          <table:table-row>
            <table:table-cell table:style-name="Table25.A1" office:value-type="string">
              <text:p text:style-name="P13"><draw:frame draw:style-name="fr2" draw:name="Object58" text:anchor-type="as-char" svg:width="1.439in" svg:height="0.4083in" draw:z-index="72"><draw:object xlink:href="./Object 59" xlink:type="simple" xlink:show="embed" xlink:actuate="onLoad"/><draw:image xlink:href="./ObjectReplacements/Object 59" xlink:type="simple" xlink:show="embed" xlink:actuate="onLoad"/></draw:frame> </text:p>
            </table:table-cell>
            <table:table-cell table:style-name="Table25.A1" office:value-type="string">
              <text:p text:style-name="P14">(<text:sequence text:ref-name="refText23" text:name="Text" text:formula="ooow:Text+1" style:num-format="1">24</text:sequence>)</text:p>
            </table:table-cell>
          </table:table-row>
        </table:table-header-rows>
      </table:table>
      <text:h text:style-name="Heading_20_3" text:outline-level="3">Mode 1</text:h>
      <text:p text:style-name="P4">This mode is appropriate when seeking to maintain an accurate representation <text:span text:style-name="T1">of both the function and its derivative. <text:s/>Difference coefficients of leaf nodes are neglected according to </text:span></text:p>
      <table:table table:name="Table26" table:style-name="Table26">
        <table:table-column table:style-name="Table26.A"/>
        <table:table-column table:style-name="Table26.B"/>
        <table:table-header-rows>
          <table:table-row>
            <table:table-cell table:style-name="Table26.A1" office:value-type="string">
              <text:p text:style-name="P13"><draw:frame draw:style-name="fr2" draw:name="Object59" text:anchor-type="as-char" svg:width="1.5783in" svg:height="0.2571in" draw:z-index="73"><draw:object xlink:href="./Object 60" xlink:type="simple" xlink:show="embed" xlink:actuate="onLoad"/><draw:image xlink:href="./ObjectReplacements/Object 60" xlink:type="simple" xlink:show="embed" xlink:actuate="onLoad"/></draw:frame> </text:p>
            </table:table-cell>
            <table:table-cell table:style-name="Table26.A1" office:value-type="string">
              <text:p text:style-name="P14">(<text:sequence text:ref-name="refText24" text:name="Text" text:formula="ooow:Text+1" style:num-format="1">25</text:sequence>)</text:p>
            </table:table-cell>
          </table:table-row>
        </table:table-header-rows>
      </table:table>
      <text:p text:style-name="P4">where L is the minimum width of any dimension of the user coordinate volume.</text:p>
      <text:p text:style-name="P4">The form for the threshold is motivated by re-expressing the expansion <text:sequence-ref text:reference-format="text" text:ref-name="refText19">(20)</text:sequence-ref><text:span text:style-name="T1"> in terms of the mother scaling function and then differentiating (crudely, neglecting continuity with neighboring cells). </text:span></text:p>
      <table:table table:name="Table27" table:style-name="Table27">
        <table:table-column table:style-name="Table27.A"/>
        <table:table-column table:style-name="Table27.B"/>
        <table:table-header-rows>
          <table:table-row>
            <table:table-cell table:style-name="Table27.A1" office:value-type="string">
              <text:p text:style-name="P13"><draw:frame draw:style-name="fr2" draw:name="Object60" text:anchor-type="as-char" svg:width="4.6634in" svg:height="0.7866in" draw:z-index="75"><draw:object xlink:href="./Object 61" xlink:type="simple" xlink:show="embed" xlink:actuate="onLoad"/><draw:image xlink:href="./ObjectReplacements/Object 61" xlink:type="simple" xlink:show="embed" xlink:actuate="onLoad"/></draw:frame> </text:p>
            </table:table-cell>
            <table:table-cell table:style-name="Table27.A1" office:value-type="string">
              <text:p text:style-name="P14">(<text:sequence text:ref-name="refText25" text:name="Text" text:formula="ooow:Text+1" style:num-format="1">26</text:sequence>)</text:p>
            </table:table-cell>
          </table:table-row>
        </table:table-header-rows>
      </table:table>
      <text:p text:style-name="P4">Thus, we see that the scale dependent part of the derivative is an extra <text:span text:style-name="T1">factor of </text:span><text:span text:style-name="T1"><draw:frame draw:style-name="fr2" draw:name="Object61" text:anchor-type="as-char" svg:width="0.222in" svg:height="0.2075in" draw:z-index="76"><draw:object xlink:href="./Object 62" xlink:type="simple" xlink:show="embed" xlink:actuate="onLoad"/><draw:image xlink:href="./ObjectReplacements/Object 62" xlink:type="simple" xlink:show="embed" xlink:actuate="onLoad"/></draw:frame></text:span><text:span text:style-name="T1"> arising from differentiating the scaling function. <text:s/>We must include the factor hi-lo in order to make the threshold volume independent. <text:s/>Finally, we use the minimum to ensure that the threshold </text:span><text:span text:style-name="T1"><text:sequence-ref text:reference-format="text" text:ref-name="refText24">(25)</text:sequence-ref></text:span><text:span text:style-name="T1"> is everywhere at least as tight as </text:span><text:span text:style-name="T1"><text:sequence-ref text:reference-format="text" text:ref-name="refText23">(24)</text:sequence-ref></text:span><text:span text:style-name="T1">.</text:span></text:p>
      <text:h text:style-name="Heading_20_3" text:outline-level="3">Mode 2</text:h>
      <text:p text:style-name="P4">This is appropriate only for smooth functions with a nearly uniform level of <text:span text:style-name="T1">refinement in the entire volume. <text:s/>Difference coefficients are neglected according to </text:span></text:p>
      <table:table table:name="Table28" table:style-name="Table28">
        <table:table-column table:style-name="Table28.A"/>
        <table:table-column table:style-name="Table28.B"/>
        <table:table-header-rows>
          <text:soft-page-break/>
          <table:table-row>
            <table:table-cell table:style-name="Table28.A1" office:value-type="string">
              <text:p text:style-name="P13"><draw:frame draw:style-name="fr2" draw:name="Object62" text:anchor-type="as-char" svg:width="1.0736in" svg:height="0.2571in" draw:z-index="29"><draw:object xlink:href="./Object 63" xlink:type="simple" xlink:show="embed" xlink:actuate="onLoad"/><draw:image xlink:href="./ObjectReplacements/Object 63" xlink:type="simple" xlink:show="embed" xlink:actuate="onLoad"/></draw:frame> </text:p>
            </table:table-cell>
            <table:table-cell table:style-name="Table28.A1" office:value-type="string">
              <text:p text:style-name="P14">(<text:sequence text:ref-name="refText26" text:name="Text" text:formula="ooow:Text+1" style:num-format="1">27</text:sequence>)</text:p>
            </table:table-cell>
          </table:table-row>
        </table:table-header-rows>
      </table:table>
      <text:p text:style-name="P4">This is the truncation scheme described in ABGV. <text:s/>If this truncation mode <text:span text:style-name="T1">discards all difference coefficients at level </text:span><text:span text:style-name="T2">n</text:span><text:span text:style-name="T1"> it preserves a strong bound on the error between the representations at levels </text:span><text:span text:style-name="T2">n</text:span><text:span text:style-name="T1"> and </text:span><text:span text:style-name="T2">n – 1</text:span><text:span text:style-name="T1">. </text:span></text:p>
      <table:table table:name="Table29" table:style-name="Table29">
        <table:table-column table:style-name="Table29.A"/>
        <table:table-column table:style-name="Table29.B"/>
        <table:table-header-rows>
          <table:table-row>
            <table:table-cell table:style-name="Table29.A1" office:value-type="string">
              <text:p text:style-name="P13"><draw:frame draw:style-name="fr2" draw:name="Object63" text:anchor-type="as-char" svg:width="2.7661in" svg:height="0.4626in" draw:z-index="30"><draw:object xlink:href="./Object 64" xlink:type="simple" xlink:show="embed" xlink:actuate="onLoad"/><draw:image xlink:href="./ObjectReplacements/Object 64" xlink:type="simple" xlink:show="embed" xlink:actuate="onLoad"/></draw:frame> </text:p>
            </table:table-cell>
            <table:table-cell table:style-name="Table29.A1" office:value-type="string">
              <text:p text:style-name="P14">(<text:sequence text:ref-name="refText27" text:name="Text" text:formula="ooow:Text+1" style:num-format="1">28</text:sequence>)</text:p>
            </table:table-cell>
          </table:table-row>
        </table:table-header-rows>
      </table:table>
      <text:p text:style-name="P4">However, for non-smooth functions beyond two dimensions this conservative <text:span text:style-name="T1">threshold can lead to excessive (even uncontrolled) refinement and is usually not recommended.</text:span></text:p>
      <text:h text:style-name="Heading_20_2" text:outline-level="2">Adaptive refinement</text:h>
      <text:p text:style-name="Text_20_body">After projection has been performed in boxes <text:span text:style-name="T4">2l</text:span> and <text:span text:style-name="T4">2l+1</text:span> at level <text:span text:style-name="T4">n</text:span>, <text:span text:style-name="T1">the scaling function coefficients may be filtered using <text:s/>to produce the wavelet coefficients in box </text:span><text:span text:style-name="T2">l</text:span><text:span text:style-name="T1"> at level </text:span><text:span text:style-name="T2">n-1</text:span><text:span text:style-name="T1">. <text:s/>If the desired truncation criterion (section </text:span><text:span text:style-name="T1"><text:reference-ref text:reference-format="chapter" text:ref-name="sec:truncmodes">4.3</text:reference-ref></text:span><text:span text:style-name="T1">) is not satisfied, the process is repeated in the child boxes </text:span><text:span text:style-name="T2">4l</text:span><text:span text:style-name="T1">, </text:span><text:span text:style-name="T2">4l+1</text:span><text:span text:style-name="T1">, </text:span><text:span text:style-name="T2">4l+2</text:span><text:span text:style-name="T1">, </text:span><text:span text:style-name="T2">4l+3</text:span><text:span text:style-name="T1"> at level </text:span><text:span text:style-name="T2">n+1</text:span><text:span text:style-name="T1">. <text:s/>Otherwise, the computed coefficients are inserted at level </text:span><text:span text:style-name="T2">n</text:span><text:span text:style-name="T1">.</text:span></text:p>
      <text:h text:style-name="P18" text:outline-level="1">Unary operations</text:h>
      <text:h text:style-name="P16" text:outline-level="2">Function norm</text:h>
      <text:p text:style-name="Text_20_body"><text:span text:style-name="T1">Due to the chosen normalization of the scaling function coefficients in </text:span><text:span text:style-name="T1"><text:sequence-ref text:reference-format="text" text:ref-name="refText19">(20)</text:sequence-ref></text:span><text:span text:style-name="T1"> both the scaling function and wavelet bases are orthonormal in user-space coordinates, thus </text:span></text:p>
      <table:table table:name="Table30" table:style-name="Table30">
        <table:table-column table:style-name="Table30.A"/>
        <table:table-column table:style-name="Table30.B"/>
        <table:table-header-rows>
          <table:table-row>
            <table:table-cell table:style-name="Table30.A1" office:value-type="string">
              <text:p text:style-name="P13"><draw:frame draw:style-name="fr2" draw:name="Object64" text:anchor-type="as-char" svg:width="2.2201in" svg:height="0.9547in" draw:z-index="31"><draw:object xlink:href="./Object 65" xlink:type="simple" xlink:show="embed" xlink:actuate="onLoad"/><draw:image xlink:href="./ObjectReplacements/Object 65" xlink:type="simple" xlink:show="embed" xlink:actuate="onLoad"/></draw:frame> </text:p>
            </table:table-cell>
            <table:table-cell table:style-name="Table30.A1" office:value-type="string">
              <text:p text:style-name="P14">(<text:sequence text:ref-name="refText28" text:name="Text" text:formula="ooow:Text+1" style:num-format="1">29</text:sequence>)</text:p>
            </table:table-cell>
          </table:table-row>
        </table:table-header-rows>
      </table:table>
      <text:h text:style-name="P16" text:outline-level="2">Squaring</text:h>
      <text:p text:style-name="P4">This is a special case of multiplication; please look below.</text:p>
      <text:h text:style-name="P16" text:outline-level="2">General unary operation</text:h>
      <text:p text:style-name="P4">In-place, point-wise application of a user-provided function (q) to a MRA function (f), i.e., q (f (x)). After optional auto-refinement, the function f (x) is transformed to the quadrature mesh and the function q (f (x)) computed at each point. <text:s text:c="2"/>The values are then transformed back to the scaling function basis. <text:s text:c="2"/>The criterion for auto-refinement is presently the same as used for squaring, but it would be straightforward to make this user-defined.</text:p>
      <text:p text:style-name="Text_20_body">Need to add discussion of error analysis that can ultimately be used to drive rigorous auto-refinement.</text:p>
      <text:h text:style-name="Heading_20_2" text:outline-level="2">Differentiation</text:h>
      <text:p text:style-name="Text_20_body">ABGV provides a detailed description of the weak formulation of the differentiation operator with inclusion of boundary conditions. There is also a Maple worksheet that works this out in gory detail. <text:soft-page-break/>We presently only provide a central difference with either periodic or zero-value Dirichlet boundary conditions though we can very easily add more general forms. With a constant level of refinement differentiation takes this block-tridiagonal form<text:span text:style-name="T1"> </text:span></text:p>
      <table:table table:name="Table36" table:style-name="Table36">
        <table:table-column table:style-name="Table36.A"/>
        <table:table-column table:style-name="Table36.B"/>
        <table:table-header-rows>
          <table:table-row>
            <table:table-cell table:style-name="Table36.A1" office:value-type="string">
              <text:p text:style-name="P13"><draw:frame draw:style-name="fr2" draw:name="Object79" text:anchor-type="as-char" svg:width="2.4429in" svg:height="0.3402in" draw:z-index="5"><draw:object xlink:href="./Object 80" xlink:type="simple" xlink:show="embed" xlink:actuate="onLoad"/><draw:image xlink:href="./ObjectReplacements/Object 80" xlink:type="simple" xlink:show="embed" xlink:actuate="onLoad"/></draw:frame> </text:p>
            </table:table-cell>
            <table:table-cell table:style-name="Table36.A1" office:value-type="string">
              <text:p text:style-name="P14">(<text:sequence text:ref-name="refText29" text:name="Text" text:formula="ooow:Text+1" style:num-format="1">30</text:sequence>)</text:p>
            </table:table-cell>
          </table:table-row>
        </table:table-header-rows>
      </table:table>
      <text:p text:style-name="Text_20_body"><text:span text:style-name="T1">where </text:span><text:span text:style-name="T2">L</text:span><text:span text:style-name="T3"> is the size of the dimension being differentiated. The diagonal block of the operator is full rank whereas the off-diagonal blocks are rank one.</text:span></text:p>
      <text:p text:style-name="P5">The problems arise from adaptive refinement. We need all three blocks at the lowest common level. The algorithm starts from leaf nodes in the source tree trying to compute the corresponding node in the output. We probe for nodes to the left and right in the direction of differentiation (and enforcing the boundary conditions). There are three possibilities</text:p>
      <text:list text:style-name="L4">
        <text:list-item>
          <text:p text:style-name="P38">Present without coefficients – i.e., the neighbor is more deeply refined. In this instance we loop through children of the target (central) node and invoke the differentiation operation on them, passing any coefficients that we have already found (which must include the central node and the other neighbor due to the nature of the adaptive refinement).</text:p>
        </text:list-item>
        <text:list-item>
          <text:p text:style-name="P38">Present with coefficients – be happy.</text:p>
        </text:list-item>
        <text:list-item>
          <text:p text:style-name="P38">Not present – i.e., the neighbor is less deeply refined. The search for the neighbor recurs up the tree to find the parent that does have coefficients.</text:p>
        </text:list-item>
      </text:list>
      <text:p text:style-name="Text_20_body"><text:span text:style-name="T3">Once all three sets of coefficients have been located we will be at the level corresponding to the most deeply refined block. For the other blocks we may have coefficients corresponding to parents in the tree. Thus, we need to project scaling coefficients directly from node </text:span><text:span text:style-name="T3"><draw:frame draw:style-name="fr2" draw:name="Object80" text:anchor-type="as-char" svg:width="0.3043in" svg:height="0.1839in" draw:z-index="6"><draw:object xlink:href="./Object 81" xlink:type="simple" xlink:show="embed" xlink:actuate="onLoad"/><draw:image xlink:href="./ObjectReplacements/Object 81" xlink:type="simple" xlink:show="embed" xlink:actuate="onLoad"/></draw:frame></text:span><text:span text:style-name="T3"> to a child node </text:span><text:span text:style-name="T3"><draw:frame draw:style-name="fr2" draw:name="Object81" text:anchor-type="as-char" svg:width="0.4382in" svg:height="0.1839in" draw:z-index="7"><draw:object xlink:href="./Object 82" xlink:type="simple" xlink:show="embed" xlink:actuate="onLoad"/><draw:image xlink:href="./ObjectReplacements/Object 82" xlink:type="simple" xlink:show="embed" xlink:actuate="onLoad"/></draw:frame></text:span><text:span text:style-name="T3"> with </text:span><text:span text:style-name="T3"><draw:frame draw:style-name="fr2" draw:name="Object82" text:anchor-type="as-char" svg:width="0.4673in" svg:height="0.1839in" draw:z-index="8"><draw:object xlink:href="./Object 83" xlink:type="simple" xlink:show="embed" xlink:actuate="onLoad"/><draw:image xlink:href="./ObjectReplacements/Object 83" xlink:type="simple" xlink:show="embed" xlink:actuate="onLoad"/></draw:frame></text:span><text:span text:style-name="T3"> and </text:span><text:span text:style-name="T3"><draw:frame draw:style-name="fr2" draw:name="Object83" text:anchor-type="as-char" svg:width="1.6299in" svg:height="0.2154in" draw:z-index="9"><draw:object xlink:href="./Object 84" xlink:type="simple" xlink:show="embed" xlink:actuate="onLoad"/><draw:image xlink:href="./ObjectReplacements/Object 84" xlink:type="simple" xlink:show="embed" xlink:actuate="onLoad"/></draw:frame></text:span><text:span text:style-name="T3">. Equation </text:span><text:span text:style-name="T3"><text:sequence-ref text:reference-format="text" text:ref-name="refText37">(41)</text:sequence-ref></text:span><text:span text:style-name="T3"> tells us how to compute the function value at the quadrature points on the lowest level and we can project onto the lower level basis using </text:span><text:span text:style-name="T3"><text:sequence-ref text:reference-format="text" text:ref-name="refText21">(22)</text:sequence-ref></text:span><text:span text:style-name="T3">. Together, these yield</text:span></text:p>
      <table:table table:name="Table37" table:style-name="Table37">
        <table:table-column table:style-name="Table37.A"/>
        <table:table-column table:style-name="Table37.B"/>
        <table:table-header-rows>
          <table:table-row>
            <table:table-cell table:style-name="Table37.A1" office:value-type="string">
              <text:p text:style-name="P13"><draw:frame draw:style-name="fr2" draw:name="Object84" text:anchor-type="as-char" svg:width="2.4189in" svg:height="0.3402in" draw:z-index="11"><draw:object xlink:href="./Object 85" xlink:type="simple" xlink:show="embed" xlink:actuate="onLoad"/><draw:image xlink:href="./ObjectReplacements/Object 85" xlink:type="simple" xlink:show="embed" xlink:actuate="onLoad"/></draw:frame> </text:p>
            </table:table-cell>
            <table:table-cell table:style-name="Table37.A1" office:value-type="string">
              <text:p text:style-name="P14">(<text:sequence text:ref-name="refText30" text:name="Text" text:formula="ooow:Text+1" style:num-format="1">31</text:sequence>)</text:p>
            </table:table-cell>
          </table:table-row>
        </table:table-header-rows>
      </table:table>
      <text:p text:style-name="P5">which is most efficiently executed with the summations performed in the order written.</text:p>
      <text:p text:style-name="Text_20_body"><text:span text:style-name="T10">Recurring down is also a little tricky. We always have at least the coefficients for the central box with translation </text:span><text:span text:style-name="T4">l</text:span><text:span text:style-name="T10">. This yields children </text:span><text:span text:style-name="T4">2l</text:span><text:span text:style-name="T10"> and </text:span><text:span text:style-name="T4">2l+1</text:span><text:span text:style-name="T10"> which are automatically left/right neighbors of each other.</text:span></text:p>
      <text:h text:style-name="P17" text:outline-level="2">Integral convolutions</text:h>
      <text:p text:style-name="Text_20_body">This is described in gory detail in ABGV and the first multi-resolution qchem paper but eventually all of that should be reproduced here. For now, we simply take care of the mapping from the user to simulation coordinates and other stuff differing from the initial approach.</text:p>
      <text:p text:style-name="Text_20_body">We start from a separated representation of the kernel <draw:frame draw:style-name="fr2" draw:name="Object95" text:anchor-type="as-char" svg:width="0.452in" svg:height="0.1917in" draw:z-index="12"><draw:object xlink:href="./Object 96" xlink:type="simple" xlink:show="embed" xlink:actuate="onLoad"/><draw:image xlink:href="./ObjectReplacements/Object 96" xlink:type="simple" xlink:show="embed" xlink:actuate="onLoad"/></draw:frame>in user coordinates that is valid <text:span text:style-name="T3">over the volume for </text:span><text:span text:style-name="T3"><draw:frame draw:style-name="fr2" draw:name="Object96" text:anchor-type="as-char" svg:width="1.4339in" svg:height="0.2327in" draw:z-index="13"><draw:object xlink:href="./Object 97" xlink:type="simple" xlink:show="embed" xlink:actuate="onLoad"/><draw:image xlink:href="./ObjectReplacements/Object 97" xlink:type="simple" xlink:show="embed" xlink:actuate="onLoad"/></draw:frame></text:span><text:span text:style-name="T3"> to a <text:s/>relative precision </text:span><text:span text:style-name="T3"><draw:frame draw:style-name="fr2" draw:name="Object97" text:anchor-type="as-char" svg:width="0.3339in" svg:height="0.2075in" draw:z-index="14"><draw:object xlink:href="./Object 98" xlink:type="simple" xlink:show="embed" xlink:actuate="onLoad"/><draw:image xlink:href="./ObjectReplacements/Object 98" xlink:type="simple" xlink:show="embed" xlink:actuate="onLoad"/></draw:frame></text:span><text:span text:style-name="T3"> (except where the value is exponentially small) </text:span></text:p>
      <table:table table:name="Table39" table:style-name="Table39">
        <table:table-column table:style-name="Table39.A"/>
        <table:table-column table:style-name="Table39.B"/>
        <table:table-header-rows>
          <table:table-row>
            <table:table-cell table:style-name="Table39.A1" office:value-type="string">
              <text:p text:style-name="P13"><draw:frame draw:style-name="fr2" draw:name="Object98" text:anchor-type="as-char" svg:width="2.5575in" svg:height="0.4508in" draw:z-index="15"><draw:object xlink:href="./Object 99" xlink:type="simple" xlink:show="embed" xlink:actuate="onLoad"/><draw:image xlink:href="./ObjectReplacements/Object 99" xlink:type="simple" xlink:show="embed" xlink:actuate="onLoad"/></draw:frame> </text:p>
            </table:table-cell>
            <table:table-cell table:style-name="Table39.A1" office:value-type="string">
              <text:p text:style-name="P14">(<text:sequence text:ref-name="refText31" text:name="Text" text:formula="ooow:Text+1" style:num-format="1">32</text:sequence>)</text:p>
            </table:table-cell>
          </table:table-row>
        </table:table-header-rows>
      </table:table>
      <text:p text:style-name="Text_20_body"><text:soft-page-break/>Since the error in the approximate is relative it is the same in both user and simulation coordinates.</text:p>
      <text:p text:style-name="Text_20_body">The most common case is that the kernel is isotropic (<draw:frame draw:style-name="fr2" draw:name="Object99" text:anchor-type="as-char" svg:width="1.0272in" svg:height="0.1929in" draw:z-index="16"><draw:object xlink:href="./Object 100" xlink:type="simple" xlink:show="embed" xlink:actuate="onLoad"/><draw:image xlink:href="./ObjectReplacements/Object 100" xlink:type="simple" xlink:show="embed" xlink:actuate="onLoad"/></draw:frame>) and therefore the separated terms do not depend upon direction, i.e., <draw:frame draw:style-name="fr2" draw:name="Object100" text:anchor-type="as-char" svg:width="0.711in" svg:height="0.2327in" draw:z-index="17"><draw:object xlink:href="./Object 101" xlink:type="simple" xlink:show="embed" xlink:actuate="onLoad"/><draw:image xlink:href="./ObjectReplacements/Object 101" xlink:type="simple" xlink:show="embed" xlink:actuate="onLoad"/></draw:frame> (if it is desired to keep the terms real it may be necessary to treat a negative sign separately). In a cubic box the transformation to simulation coordinates is the same in each dimension and therefore we only need to compute and store each operator once for each dimension. However, in non-cubic boxes the transformation to simulation coordinates is different in each direction making it necessary to compute and store each operator in each direction. Doing this will permit us to treat non-isotropic operators in the same framework, the extreme example of which is a convolution that acts only in one dimension. Presently, this is not supported but it is a straightforward modification.</text:p>
      <text:p text:style-name="Text_20_body">Focusing now on just one term and direction, the central quantity is the transition matrix element that is needed in user coordinates but must be computed in simulation coordinates </text:p>
      <table:table table:name="Table40" table:style-name="Table40">
        <table:table-column table:style-name="Table40.A"/>
        <table:table-column table:style-name="Table40.B"/>
        <table:table-header-rows>
          <table:table-row>
            <table:table-cell table:style-name="Table40.A1" office:value-type="string">
              <text:p text:style-name="P13"><draw:frame draw:style-name="fr2" draw:name="Object101" text:anchor-type="as-char" svg:width="5.4098in" svg:height="0.5362in" draw:z-index="18"><draw:object xlink:href="./Object 102" xlink:type="simple" xlink:show="embed" xlink:actuate="onLoad"/><draw:image xlink:href="./ObjectReplacements/Object 102" xlink:type="simple" xlink:show="embed" xlink:actuate="onLoad"/></draw:frame> </text:p>
            </table:table-cell>
            <table:table-cell table:style-name="Table40.A1" office:value-type="string">
              <text:p text:style-name="P14">(<text:sequence text:ref-name="refText32" text:name="Text" text:formula="ooow:Text+1" style:num-format="1">33</text:sequence>)</text:p>
            </table:table-cell>
          </table:table-row>
        </table:table-header-rows>
      </table:table>
      <text:p text:style-name="Text_20_body">where <draw:frame draw:style-name="fr2" draw:name="Object102" text:anchor-type="as-char" svg:width="0.1862in" svg:height="0.1839in" draw:z-index="21"><draw:object xlink:href="./Object 103" xlink:type="simple" xlink:show="embed" xlink:actuate="onLoad"/><draw:image xlink:href="./ObjectReplacements/Object 103" xlink:type="simple" xlink:show="embed" xlink:actuate="onLoad"/></draw:frame> is the width of the dimension. This enables the identification </text:p>
      <table:table table:name="Table41" table:style-name="Table41">
        <table:table-column table:style-name="Table41.A"/>
        <table:table-column table:style-name="Table41.B"/>
        <table:table-header-rows>
          <table:table-row>
            <table:table-cell table:style-name="Table41.A1" office:value-type="string">
              <text:p text:style-name="P13"><draw:frame draw:style-name="fr2" draw:name="Object103" text:anchor-type="as-char" svg:width="1.7772in" svg:height="0.2154in" draw:z-index="23"><draw:object xlink:href="./Object 104" xlink:type="simple" xlink:show="embed" xlink:actuate="onLoad"/><draw:image xlink:href="./ObjectReplacements/Object 104" xlink:type="simple" xlink:show="embed" xlink:actuate="onLoad"/></draw:frame> </text:p>
            </table:table-cell>
            <table:table-cell table:style-name="Table41.A1" office:value-type="string">
              <text:p text:style-name="P14">(<text:sequence text:ref-name="refText33" text:name="Text" text:formula="ooow:Text+1" style:num-format="1">34</text:sequence>)</text:p>
            </table:table-cell>
          </table:table-row>
        </table:table-header-rows>
      </table:table>
      <text:p text:style-name="Text_20_body"><text:span text:style-name="T3">Internally, the code computes transition matrix elements for </text:span><text:span text:style-name="T3"><draw:frame draw:style-name="fr2" draw:name="Object85" text:anchor-type="as-char" svg:width="0.3409in" svg:height="0.2075in" draw:z-index="24"><draw:object xlink:href="./Object 86" xlink:type="simple" xlink:show="embed" xlink:actuate="onLoad"/><draw:image xlink:href="./ObjectReplacements/Object 86" xlink:type="simple" xlink:show="embed" xlink:actuate="onLoad"/></draw:frame></text:span><text:span text:style-name="T3"> in simulation coordinates. If the operator is represented as a sum of Gaussian functions </text:span><text:span text:style-name="T3"><draw:frame draw:style-name="fr2" draw:name="Object91" text:anchor-type="as-char" svg:width="1.6075in" svg:height="0.2154in" draw:z-index="25"><draw:object xlink:href="./Object 92" xlink:type="simple" xlink:show="embed" xlink:actuate="onLoad"/><draw:image xlink:href="./ObjectReplacements/Object 92" xlink:type="simple" xlink:show="embed" xlink:actuate="onLoad"/></draw:frame></text:span><text:span text:style-name="T3"> then the corresponding form in simulation coordinates will be </text:span><text:span text:style-name="T3"><draw:frame draw:style-name="fr2" draw:name="Object92" text:anchor-type="as-char" svg:width="0.8307in" svg:height="0.2075in" draw:z-index="26"><draw:object xlink:href="./Object 93" xlink:type="simple" xlink:show="embed" xlink:actuate="onLoad"/><draw:image xlink:href="./ObjectReplacements/Object 93" xlink:type="simple" xlink:show="embed" xlink:actuate="onLoad"/></draw:frame></text:span><text:span text:style-name="T3"> and </text:span><text:span text:style-name="T3"><draw:frame draw:style-name="fr2" draw:name="Object93" text:anchor-type="as-char" svg:width="0.928in" svg:height="0.2075in" draw:z-index="27"><draw:object xlink:href="./Object 94" xlink:type="simple" xlink:show="embed" xlink:actuate="onLoad"/><draw:image xlink:href="./ObjectReplacements/Object 94" xlink:type="simple" xlink:show="embed" xlink:actuate="onLoad"/></draw:frame></text:span><text:span text:style-name="T3">.</text:span></text:p>
      <text:h text:style-name="Heading_20_2" text:outline-level="2">Application of the non-standard form</text:h>
      <text:p text:style-name="Text_20_body">Two things complicate the application of the NS-form operator. The first is specific to the separated representation – we only have this for the actual operator (<draw:frame draw:style-name="fr2" draw:name="Object87" text:anchor-type="as-char" svg:width="0.172in" svg:height="0.1839in" draw:z-index="28"><draw:object xlink:href="./Object 88" xlink:type="simple" xlink:show="embed" xlink:actuate="onLoad"/><draw:image xlink:href="./ObjectReplacements/Object 88" xlink:type="simple" xlink:show="embed" xlink:actuate="onLoad"/></draw:frame>) not for the NS-form which is <draw:frame draw:style-name="fr2" draw:name="Object86" text:anchor-type="as-char" svg:width="0.6929in" svg:height="0.2075in" draw:z-index="32"><draw:object xlink:href="./Object 87" xlink:type="simple" xlink:show="embed" xlink:actuate="onLoad"/><draw:image xlink:href="./ObjectReplacements/Object 87" xlink:type="simple" xlink:show="embed" xlink:actuate="onLoad"/></draw:frame>. Thus at each level we actually apply to the sum and difference coefficients <draw:frame draw:style-name="fr2" draw:name="Object88" text:anchor-type="as-char" svg:width="0.3846in" svg:height="0.2075in" draw:z-index="34"><draw:object xlink:href="./Object 89" xlink:type="simple" xlink:show="embed" xlink:actuate="onLoad"/><draw:image xlink:href="./ObjectReplacements/Object 89" xlink:type="simple" xlink:show="embed" xlink:actuate="onLoad"/></draw:frame> and subtract off the result of applying <draw:frame draw:style-name="fr2" draw:name="Object89" text:anchor-type="as-char" svg:width="0.2492in" svg:height="0.2075in" draw:z-index="35"><draw:object xlink:href="./Object 90" xlink:type="simple" xlink:show="embed" xlink:actuate="onLoad"/><draw:image xlink:href="./ObjectReplacements/Object 90" xlink:type="simple" xlink:show="embed" xlink:actuate="onLoad"/></draw:frame> to just the sum coefficients. Note that screening must be performed using the norm of <draw:frame draw:style-name="fr2" draw:name="Object90" text:anchor-type="as-char" svg:width="0.6953in" svg:height="0.2075in" draw:z-index="36"><draw:object xlink:href="./Object 91" xlink:type="simple" xlink:show="embed" xlink:actuate="onLoad"/><draw:image xlink:href="./ObjectReplacements/Object 91" xlink:type="simple" xlink:show="embed" xlink:actuate="onLoad"/></draw:frame> since it is sparse. Beyond 1D this approach is a negligible computational overhead and the only real concern is possible loss of precision since we are subtracting two large numbers to obtain a small difference. My current opinion is that there is no effective loss of precision since reconstructing the result will produce values of similar magnitude. This is I think a correct argument for the leaf nodes, but the interior nodes might have larger values and hence we could lose relevant digits.</text:p>
      <text:p text:style-name="P5">The second issue is what to do about scaling function coefficients at the leaf nodes. Regarding the operator as a matrix being applied to a vector of scaling function coefficients, then the operator is exactly applied by operation upon the sum and difference coefficients at the next level, therefore there is no need to apply the operator to the leaf nodes (this was my initial thinking). However, as pointed out by Beylkin, the operator itself can introduce finer-scale detail which means that we must consider application at the lowest level where the difference coefficients are zero since the operator can introduce difference coefficients at that level.</text:p>
      <text:h text:style-name="Heading_20_2" text:outline-level="2">Screening</text:h>
      <text:p text:style-name="Text_20_body">To screen effectively we need to estimate the norm of the blocks of the non-standard operator and also <text:soft-page-break/>each term in its separated expansion. We could estimate the largest eigenvalue by using a power method and this is implemented in the code for verification, however, it is too expensive to use routinely, especially for each term in a large separated representation (we would spend more time computing the operator than applying it). Thus, we need a more efficient scheme.</text:p>
      <text:p text:style-name="Text_20_body">Each term in the separated expansion is applied as </text:p>
      <table:table table:name="Table38" table:style-name="Table38">
        <table:table-column table:style-name="Table38.A"/>
        <table:table-column table:style-name="Table38.B"/>
        <table:table-header-rows>
          <table:table-row>
            <table:table-cell table:style-name="Table38.A1" office:value-type="string">
              <text:p text:style-name="P13"><draw:frame draw:style-name="fr2" draw:name="Object94" text:anchor-type="as-char" svg:width="1.2957in" svg:height="0.2091in" draw:z-index="104"><draw:object xlink:href="./Object 95" xlink:type="simple" xlink:show="embed" xlink:actuate="onLoad"/><draw:image xlink:href="./ObjectReplacements/Object 95" xlink:type="simple" xlink:show="embed" xlink:actuate="onLoad"/></draw:frame> </text:p>
            </table:table-cell>
            <table:table-cell table:style-name="Table38.A1" office:value-type="string">
              <text:p text:style-name="P14">(<text:sequence text:ref-name="refText39" text:name="Text" text:formula="ooow:Text+1" style:num-format="1">35</text:sequence>)</text:p>
            </table:table-cell>
          </table:table-row>
        </table:table-header-rows>
      </table:table>
      <text:p text:style-name="Text_20_body">where <text:span text:style-name="T4">R</text:span><text:span text:style-name="T10"> is the full non-standard form of the operator in a given direction which takes on the form </text:span></text:p>
      <table:table table:name="Table42" table:style-name="Table42">
        <table:table-column table:style-name="Table42.A"/>
        <table:table-column table:style-name="Table42.B"/>
        <table:table-header-rows>
          <table:table-row>
            <table:table-cell table:style-name="Table42.A1" office:value-type="string">
              <text:p text:style-name="P13"><draw:frame draw:style-name="fr2" draw:name="Object104" text:anchor-type="as-char" svg:width="0.8516in" svg:height="0.4374in" draw:z-index="105"><draw:object xlink:href="./Object 105" xlink:type="simple" xlink:show="embed" xlink:actuate="onLoad"/><draw:image xlink:href="./ObjectReplacements/Object 105" xlink:type="simple" xlink:show="embed" xlink:actuate="onLoad"/></draw:frame> </text:p>
            </table:table-cell>
            <table:table-cell table:style-name="Table42.A1" office:value-type="string">
              <text:p text:style-name="P14">(<text:sequence text:ref-name="refText40" text:name="Text" text:formula="ooow:Text+1" style:num-format="1">36</text:sequence>)</text:p>
            </table:table-cell>
          </table:table-row>
        </table:table-header-rows>
      </table:table>
      <text:p text:style-name="Text_20_body"><text:span text:style-name="T10">and </text:span><text:span text:style-name="T4">T</text:span><text:span text:style-name="T10"> is the block </text:span>of<text:span text:style-name="T4"> R </text:span><text:span text:style-name="T10">that connects sum-coefficients with sum-coefficients. We could compute the Frobenius norm of the operator in </text:span><text:span text:style-name="T10"><text:sequence-ref text:reference-format="text" text:ref-name="refText39">(35)</text:sequence-ref></text:span><text:span text:style-name="T10"> simply as </text:span><text:span text:style-name="T10"><draw:frame draw:style-name="fr2" draw:name="Object105" text:anchor-type="as-char" svg:width="2.2543in" svg:height="0.2508in" draw:z-index="106"><draw:object xlink:href="./Object 106" xlink:type="simple" xlink:show="embed" xlink:actuate="onLoad"/><draw:image xlink:href="./ObjectReplacements/Object 106" xlink:type="simple" xlink:show="embed" xlink:actuate="onLoad"/></draw:frame></text:span><text:span text:style-name="T10"> but unfortunately this loses too much precision. Instead, an excellent estimate is provided by </text:span></text:p>
      <table:table table:name="Table43" table:style-name="Table43">
        <table:table-column table:style-name="Table43.A"/>
        <table:table-column table:style-name="Table43.B"/>
        <table:table-header-rows>
          <table:table-row>
            <table:table-cell table:style-name="Table43.A1" office:value-type="string">
              <text:p text:style-name="P13"><draw:frame draw:style-name="fr2" draw:name="Object106" text:anchor-type="as-char" svg:width="1.9492in" svg:height="0.5854in" draw:z-index="107"><draw:object xlink:href="./Object 107" xlink:type="simple" xlink:show="embed" xlink:actuate="onLoad"/><draw:image xlink:href="./ObjectReplacements/Object 107" xlink:type="simple" xlink:show="embed" xlink:actuate="onLoad"/></draw:frame> </text:p>
            </table:table-cell>
            <table:table-cell table:style-name="Table43.A1" office:value-type="string">
              <text:p text:style-name="P14">(<text:sequence text:ref-name="refText41" text:name="Text" text:formula="ooow:Text+1" style:num-format="1">37</text:sequence>)</text:p>
            </table:table-cell>
          </table:table-row>
        </table:table-header-rows>
      </table:table>
      <text:p text:style-name="Text_20_body"><text:span text:style-name="T10">which seems in practice to be an effective upper bound that is made tight (within a factor less than two at least for the Coulomb kernel) by replacing the sum with the maximum term in the sum.</text:span></text:p>
      <text:h text:style-name="Heading_20_2" text:outline-level="2">Automatic refinement (aka widening the support)</text:h>
      <text:p text:style-name="P5">Same as for multiplication ... explain why this is good.</text:p>
      <text:h text:style-name="P18" text:outline-level="1">Binary operations</text:h>
      <text:h text:style-name="P16" text:outline-level="2">Inner product of two functions</text:h>
      <text:p text:style-name="P4">This is conceptually similar to the norm, but since the two functions may have different levels of refinement we can only compute the inner product in the wavelet basis. <text:s/></text:p>
      <table:table table:name="Table31" table:style-name="Table31">
        <table:table-column table:style-name="Table31.A"/>
        <table:table-column table:style-name="Table31.B"/>
        <table:table-header-rows>
          <table:table-row>
            <table:table-cell table:style-name="Table31.A1" office:value-type="string">
              <text:p text:style-name="P13"><draw:frame draw:style-name="fr2" draw:name="Object65" text:anchor-type="as-char" svg:width="3.1772in" svg:height="0.4626in" draw:z-index="33"><draw:object xlink:href="./Object 66" xlink:type="simple" xlink:show="embed" xlink:actuate="onLoad"/><draw:image xlink:href="./ObjectReplacements/Object 66" xlink:type="simple" xlink:show="embed" xlink:actuate="onLoad"/></draw:frame> </text:p>
            </table:table-cell>
            <table:table-cell table:style-name="Table31.A1" office:value-type="string">
              <text:p text:style-name="P14">(<text:sequence text:ref-name="refText34" text:name="Text" text:formula="ooow:Text+1" style:num-format="1">38</text:sequence>)</text:p>
            </table:table-cell>
          </table:table-row>
        </table:table-header-rows>
      </table:table>
      <text:h text:style-name="P16" text:outline-level="2">Function addition and subtraction</text:h>
      <text:p text:style-name="P4"><text:span text:style-name="T1">The most general form is the bilinear operation GAXPY (generalized form of SAXPY) </text:span><text:span text:style-name="T1"><draw:frame draw:style-name="fr2" draw:name="Object66" text:anchor-type="as-char" svg:width="1.5992in" svg:height="0.1917in" draw:z-index="47"><draw:object xlink:href="./Object 67" xlink:type="simple" xlink:show="embed" xlink:actuate="onLoad"/><draw:image xlink:href="./ObjectReplacements/Object 67" xlink:type="simple" xlink:show="embed" xlink:actuate="onLoad"/></draw:frame></text:span> that<text:span text:style-name="T1"> is implemented in both in-place (</text:span><text:span text:style-name="T2">h</text:span><text:span text:style-name="T1"> the same as </text:span><text:span text:style-name="T2">f</text:span><text:span text:style-name="T1">) and out-of-place versions. The operation is implemented in the wavelet basis in which the operation can be applied directly to the coefficients regardless of different levels of adaptive refinement (missing coefficients are treated as zero).</text:span></text:p>
      <text:p text:style-name="P4"><text:span text:style-name="T4">Need a discussion on screening</text:span> – basically if the functions have the same processor map and this operation is followed by a truncation before doing anything expensive, explicit screening does not seem too critical. <text:s text:c="2"/>The need for truncation could be reduced by testing on the size of one of the products (e.g., in a Gramm-Schmidt we know that one of the terms is usually small).</text:p>
      <text:h text:style-name="Heading_20_2" text:outline-level="2"><text:soft-page-break/>Point-wise multiplication</text:h>
      <text:p text:style-name="P4">This is performed starting from the scaling function basis. <text:s text:c="2"/>Superficially, we transform each function to values at the quadrature points, multiply the values, and transform back. <text:s text:c="2"/>However, there are three complicating issues. <text:s/></text:p>
      <text:p text:style-name="P4">First, the product cannot be exactly represented in the polynomial basis. <text:s/>The product of two polynomials of order <text:span text:style-name="T4">k-1</text:span> produces a polynomial of order <text:span text:style-name="T4">2k-2</text:span>. <text:s text:c="2"/>Beylkin makes a nice analogy to the product of two functions sampled on a grid – the product can be exactly formed on a grid with double the resolution. <text:s text:c="2"/>While this is not exact for polynomials it does reduce the error by a factor of <draw:frame draw:style-name="fr2" draw:name="Object67" text:anchor-type="as-char" svg:width="0.2902in" svg:height="0.2075in" draw:z-index="49"><draw:object xlink:href="./Object 68" xlink:type="simple" xlink:show="embed" xlink:actuate="onLoad"/><draw:image xlink:href="./ObjectReplacements/Object 68" xlink:type="simple" xlink:show="embed" xlink:actuate="onLoad"/></draw:frame>, where <text:span text:style-name="T4">k</text:span> is the order of the wavelet. <text:s text:c="2"/>Therefore, we provide the option to automatically refine and form the product at a lower level. <text:s text:c="2"/>This is done by estimating the norm of the part of the product that cannot be exactly represented as follows </text:p>
      <table:table table:name="Table32" table:style-name="Table32">
        <table:table-column table:style-name="Table32.A"/>
        <table:table-column table:style-name="Table32.B"/>
        <table:table-header-rows>
          <table:table-row>
            <table:table-cell table:style-name="Table32.A1" office:value-type="string">
              <text:p text:style-name="P13"><draw:frame draw:style-name="fr2" draw:name="Object68" text:anchor-type="as-char" svg:width="3.6965in" svg:height="1.2756in" draw:z-index="67"><draw:object xlink:href="./Object 69" xlink:type="simple" xlink:show="embed" xlink:actuate="onLoad"/><draw:image xlink:href="./ObjectReplacements/Object 69" xlink:type="simple" xlink:show="embed" xlink:actuate="onLoad"/></draw:frame> </text:p>
            </table:table-cell>
            <table:table-cell table:style-name="Table32.A1" office:value-type="string">
              <text:p text:style-name="P14">(<text:sequence text:ref-name="refText35" text:name="Text" text:formula="ooow:Text+1" style:num-format="1">39</text:sequence>)</text:p>
            </table:table-cell>
          </table:table-row>
        </table:table-header-rows>
      </table:table>
      <text:p text:style-name="P4"/>
      <text:p text:style-name="P4">Second, the functions may have different levels of adaptive refinement. The two options are to compute the function with coefficients at a coarser-scale directly on the grid required for the finer-scale function, or to refine the function down to same level, which is what we previously choose to do. <text:s/>However, this will leave the tree with scaling function coefficients at multiple levels that must be cleaned up after the operation. <text:s text:c="2"/>Since it essential (for efficient parallel computation) to perform multiple operations at a time on a function, having it in an inconsistent state makes things complicated. <text:s text:c="2"/>If all we wanted to do were perform other multiplication operations, there would be no problem; however this seems to be an unnecessary restriction on the user. <text:s text:c="2"/>It is also faster (2-fold?) to perform the direct evaluation so this is what we choose to do. <text:s/></text:p>
      <text:p text:style-name="P4">Third, the above does not use sparsity or smoothness in the functions and does not compute the result to a finite precision. <text:s text:c="2"/>For instance, if two functions do not overlap their product is zero but the above algorithm will compute at the finest level of the two functions doing a lot of work to evaluate small numbers that will be discarded upon truncation. <text:s text:c="2"/>Eliminating this overhead is crucial for reduced scaling in electronic structure calculations. <text:s text:c="2"/>At some scale we can write each function (<text:span text:style-name="T4">f</text:span> and <text:span text:style-name="T4">g</text:span>) in a volume in terms of its usual scaling function approximation at that level (<text:span text:style-name="T4">s</text:span>) and the correction/differences (<text:span text:style-name="T4">d</text:span>) from <text:span text:style-name="T4">all </text:span>finer scales. <text:s text:c="2"/>The error in the product of two such functions is then </text:p>
      <table:table table:name="Table33" table:style-name="Table33">
        <table:table-column table:style-name="Table33.A"/>
        <table:table-column table:style-name="Table33.B"/>
        <table:table-header-rows>
          <table:table-row>
            <table:table-cell table:style-name="Table33.A1" office:value-type="string">
              <text:p text:style-name="P13"><draw:frame draw:style-name="fr2" draw:name="Object69" text:anchor-type="as-char" svg:width="2.9354in" svg:height="0.2307in" draw:z-index="98"><draw:object xlink:href="./Object 70" xlink:type="simple" xlink:show="embed" xlink:actuate="onLoad"/><draw:image xlink:href="./ObjectReplacements/Object 70" xlink:type="simple" xlink:show="embed" xlink:actuate="onLoad"/></draw:frame> </text:p>
            </table:table-cell>
            <table:table-cell table:style-name="Table33.A1" office:value-type="string">
              <text:p text:style-name="P14">(<text:sequence text:ref-name="refText36" text:name="Text" text:formula="ooow:Text+1" style:num-format="1">40</text:sequence>)</text:p>
            </table:table-cell>
          </table:table-row>
        </table:table-header-rows>
      </table:table>
      <text:p text:style-name="P4">with a hopefully obvious abuse of notation. Note again that while the scaling function coefficients are as used everywhere else in this document, the difference function (<text:span text:style-name="T4">d</text:span>) in <text:sequence-ref text:reference-format="text" text:ref-name="refText36">(40)</text:sequence-ref> is the sum of corrections at <text:span text:style-name="T4">all </text:span>finer scales. <text:s text:c="2"/>Thus, by computing the scaling function coefficients at all levels of the tree and summing the norm of the differences up the tree we can compute with controlled precision at coarser levels of the tree. <text:s text:c="2"/>The sum of the norm of differences can also be computed by summing the norm of the scaling function coefficients from the finest level and subtracting the local value.</text:p>
      <text:p text:style-name="P4">If many products are being formed, the overheads (compute and memory) of forming the non-standard <text:soft-page-break/>form are acceptable, but it is desirable to have a less expensive approach when computing just a few products. <text:s text:c="2"/>The above exploits both locality and smoothness in each function. <text:s text:c="2"/>The main reduction in cost in the electronic structure algorithms will come from locality (finite domain for each orbital with exponential decay outside) and with that in mind we can bound the entire product in some volume using <draw:frame draw:style-name="fr2" draw:name="Object70" text:anchor-type="as-char" svg:width="1.1492in" svg:height="0.2035in" draw:z-index="99"><draw:object xlink:href="./Object 71" xlink:type="simple" xlink:show="embed" xlink:actuate="onLoad"/><draw:image xlink:href="./ObjectReplacements/Object 71" xlink:type="simple" xlink:show="embed" xlink:actuate="onLoad"/></draw:frame>. <text:s text:c="2"/>We can compute the norm of each function in each volume by summing the norm of the scaling function coefficients up the tree, which is inexpensive but does require some communication and an implied global synchronization. <text:s text:c="2"/>If in some box the product is predicted to be negligible we can immediately set it to zero, otherwise we must recur down. Since we are not exploiting smoothness, if a product must be formed it will be formed on the finest level.</text:p>
      <text:p text:style-name="P4">Thus, we will eventually have three algorithms for point-wise multiplication. Which ones to do first? <text:s text:c="2"/>We answer this question by asking, “what products will the DFT and HF codes be performing?”</text:p>
      <text:list text:style-name="L5">
        <text:list-item>
          <text:p text:style-name="P32">Square each orbital to make the density.</text:p>
        </text:list-item>
        <text:list-item>
          <text:p text:style-name="P32">Multiply the potential against each orbital.</text:p>
        </text:list-item>
        <text:list-item>
          <text:p text:style-name="P32">HF exchange needs each orbital times every other orbital.</text:p>
        </text:list-item>
      </text:list>
      <text:p text:style-name="P4">The first critical one is potential times orbital. <text:s text:c="2"/>The potential has global extent but the orbitals are localized and we want the cost of each product to be <text:span text:style-name="T4">O(1)</text:span> not <text:span text:style-name="T4">O(V)</text:span> (<text:span text:style-name="T4">V</text:span>, the volume). <text:s text:c="2"/>Similarly, we must reduce the cost of the <draw:frame draw:style-name="fr2" draw:name="Object71" text:anchor-type="as-char" svg:width="0.5437in" svg:height="0.2154in" draw:z-index="100"><draw:object xlink:href="./Object 72" xlink:type="simple" xlink:show="embed" xlink:actuate="onLoad"/><draw:image xlink:href="./ObjectReplacements/Object 72" xlink:type="simple" xlink:show="embed" xlink:actuate="onLoad"/></draw:frame> products in HF exchange to <text:span text:style-name="T4">O(N)</text:span>. <text:s text:c="2"/>Therefore, we first did the exact algorithm and will very shortly do one that exploits locality.</text:p>
      <text:h text:style-name="P19" text:outline-level="3">Evaluating the function at the quadrature points</text:h>
      <text:p text:style-name="P4">In <text:sequence-ref text:reference-format="text" text:ref-name="refText21">(22)</text:sequence-ref> is described how to transform between function values and scaling coefficients on the same level. <text:s text:c="2"/>However, for multiplication we will need to evaluate the polynomials at a higher level in a box at a finer level. <text:s/>This is not mathematically challenging but there are enough indices involved that care is necessary. <text:s text:c="2"/>Let <text:span text:style-name="T4"><draw:frame draw:style-name="fr2" draw:name="Object72" text:anchor-type="as-char" svg:width="0.4374in" svg:height="0.1917in" draw:z-index="101"><draw:object xlink:href="./Object 73" xlink:type="simple" xlink:show="embed" xlink:actuate="onLoad"/><draw:image xlink:href="./ObjectReplacements/Object 73" xlink:type="simple" xlink:show="embed" xlink:actuate="onLoad"/></draw:frame></text:span> <text:s/>be the parent box and <text:span text:style-name="T2"><draw:frame draw:style-name="fr2" draw:name="Object73" text:anchor-type="as-char" svg:width="0.5752in" svg:height="0.1917in" draw:z-index="102"><draw:object xlink:href="./Object 74" xlink:type="simple" xlink:show="embed" xlink:actuate="onLoad"/><draw:image xlink:href="./ObjectReplacements/Object 74" xlink:type="simple" xlink:show="embed" xlink:actuate="onLoad"/></draw:frame></text:span> be one of its children, and let <draw:frame draw:style-name="fr2" draw:name="Object74" text:anchor-type="as-char" svg:width="0.2362in" svg:height="0.2091in" draw:z-index="103"><draw:object xlink:href="./Object 75" xlink:type="simple" xlink:show="embed" xlink:actuate="onLoad"/><draw:image xlink:href="./ObjectReplacements/Object 75" xlink:type="simple" xlink:show="embed" xlink:actuate="onLoad"/></draw:frame> be a Gauss-Legendre quadrature point in [0,1]. <text:s text:c="2"/>We want to evaluate </text:p>
      <table:table table:name="Table34" table:style-name="Table34">
        <table:table-column table:style-name="Table34.A"/>
        <table:table-column table:style-name="Table34.B"/>
        <table:table-header-rows>
          <table:table-row>
            <table:table-cell table:style-name="Table34.A1" office:value-type="string">
              <text:p text:style-name="P13"><draw:frame draw:style-name="fr2" draw:name="Object75" text:anchor-type="as-char" svg:width="3.0417in" svg:height="1.089in" draw:z-index="4"><draw:object xlink:href="./Object 76" xlink:type="simple" xlink:show="embed" xlink:actuate="onLoad"/><draw:image xlink:href="./ObjectReplacements/Object 76" xlink:type="simple" xlink:show="embed" xlink:actuate="onLoad"/></draw:frame> </text:p>
            </table:table-cell>
            <table:table-cell table:style-name="Table34.A1" office:value-type="string">
              <text:p text:style-name="P14">(<text:sequence text:ref-name="refText37" text:name="Text" text:formula="ooow:Text+1" style:num-format="1">41</text:sequence>)</text:p>
            </table:table-cell>
          </table:table-row>
        </table:table-header-rows>
      </table:table>
      <text:p text:style-name="Text_20_body">that has the same form as before but now we must use a different transformation for each dimension due to the dependence on the child box coordinates.</text:p>
      <text:h text:style-name="Heading_20_1" text:outline-level="1">Error estimation</text:h>
      <text:p text:style-name="P4">To estimate the error in the numerical representation relative to some known <text:span text:style-name="T1">analytic form, i.e., </text:span></text:p>
      <table:table table:name="Table35" table:style-name="Table35">
        <table:table-column table:style-name="Table35.A"/>
        <table:table-column table:style-name="Table35.B"/>
        <table:table-header-rows>
          <table:table-row>
            <table:table-cell table:style-name="Table35.A1" office:value-type="string">
              <text:p text:style-name="P13"><draw:frame draw:style-name="fr2" draw:name="Object76" text:anchor-type="as-char" svg:width="0.8945in" svg:height="0.2291in" draw:z-index="89"><draw:object xlink:href="./Object 77" xlink:type="simple" xlink:show="embed" xlink:actuate="onLoad"/><draw:image xlink:href="./ObjectReplacements/Object 77" xlink:type="simple" xlink:show="embed" xlink:actuate="onLoad"/></draw:frame> </text:p>
            </table:table-cell>
            <table:table-cell table:style-name="Table35.A1" office:value-type="string">
              <text:p text:style-name="P14">(<text:sequence text:ref-name="refText38" text:name="Text" text:formula="ooow:Text+1" style:num-format="1">42</text:sequence>)</text:p>
            </table:table-cell>
          </table:table-row>
        </table:table-header-rows>
      </table:table>
      <text:p text:style-name="P4">we first ensure we are in the scaling function basis and then in each box <text:span text:style-name="T1">with coefficients compute the contribution to </text:span><text:span text:style-name="T1"><draw:frame draw:style-name="fr2" draw:name="Object77" text:anchor-type="as-char" svg:width="0.1583in" svg:height="0.1839in" draw:z-index="90"><draw:object xlink:href="./Object 78" xlink:type="simple" xlink:show="embed" xlink:actuate="onLoad"/><draw:image xlink:href="./ObjectReplacements/Object 78" xlink:type="simple" xlink:show="embed" xlink:actuate="onLoad"/></draw:frame></text:span><text:span text:style-name="T1"> using a quadrature rule with one more point than that used in the initial function projection. <text:s text:c="2"/>The reason for this is that if </text:span><text:span text:style-name="T2"><draw:frame draw:style-name="fr2" draw:name="Object78" text:anchor-type="as-char" svg:width="0.2571in" svg:height="0.2075in" draw:z-index="91"><draw:object xlink:href="./Object 79" xlink:type="simple" xlink:show="embed" xlink:actuate="onLoad"/><draw:image xlink:href="./ObjectReplacements/Object 79" xlink:type="simple" xlink:show="embed" xlink:actuate="onLoad"/></draw:frame></text:span><text:span text:style-name="T1"> <text:s/>resulted from the initial projection then it is exactly represented at the quadrature points and will appear, incorrectly, to have zero error if sampled there. <text:s text:c="2"/></text:span><text:soft-page-break/><text:span text:style-name="T1">One more point permits the next two powers in the local polynomial expansion to be sampled and also ensures that all of the new sampling points interleave the original points near the center of the box. <text:s/></text:span></text:p>
      <text:h text:style-name="Heading_20_1" text:outline-level="1">Data structures</text:h>
      <text:p text:style-name="P4"><text:span text:style-name="T1">The d-dimension function is represented as a 2</text:span><text:span text:style-name="T5">d</text:span><text:span text:style-name="T1">-tree. <text:s text:c="2"/>Nodes in the tree are labeled by an instance of </text:span><text:span text:style-name="T9">Key&lt;d&gt;</text:span><text:span text:style-name="T1"> that wraps the tuple </text:span><text:span text:style-name="T2">(n,l)</text:span><text:span text:style-name="T1"> where </text:span><text:span text:style-name="T2">n</text:span><text:span text:style-name="T1"> is the level and </text:span><text:span text:style-name="T2">l</text:span><text:span text:style-name="T1"> is a </text:span><text:span text:style-name="T2">d</text:span><text:span text:style-name="T1">-vector representing the translation. <text:s text:c="2"/>Nodes are represented by instances of </text:span><text:span text:style-name="T9">FunctionNode&lt;T,d&gt;</text:span><text:span text:style-name="T1"> that presently contains the coefficients and an indicator if this node has children. <text:s text:c="2"/>Nodes without children are sometimes referred to as leaves. <text:s text:c="2"/>Nodes, indexed by keys, are stored in a distributed hash table that is an instance of </text:span><text:span text:style-name="T9">WorldContainer&lt;Key&lt;d&gt;,FunctionNode&lt;T,d&gt;&gt;</text:span><text:span text:style-name="T1">. <text:s text:c="2"/>This container uses a two-level hash to first map a key to the processes (referred to as the owner) in which the data resides, and then into a </text:span><text:span text:style-name="T1">local instance of either a GNU </text:span><text:span text:style-name="T9">hash _map</text:span><text:span text:style-name="T1"> or a TR1 </text:span><text:span text:style-name="T9">unordered_map</text:span><text:span text:style-name="T1">. <text:s text:c="2"/>Since it is always possible to compute the key of a parent, child, or neighbor we never actually store (global) pointers to parents or children. <text:s text:c="2"/>Indeed, a major point of the MADNESS runtime environment is to replace the cumbersome partitioned global address space (global pointer = process id + local pointer) with multiple global name spaces. <text:s text:c="2"/>Each new container provides a new name space. <text:s text:c="2"/>Using names rather than pointers permits the application to be written using domain-specific concepts rather a rigid linear model of memory. </text:span>Folks familiar with Python will immediately appreciate the value of <text:span text:style-name="T1">name spaces.</text:span></text:p>
      <text:p text:style-name="P4">Data common to all instances of a function of a given dimension (<text:span text:style-name="T4">d</text:span>) and data <text:span text:style-name="T1">type (</text:span><text:span text:style-name="T9">T,</text:span><text:span text:style-name="T1"> e.g., float, double, float _complex, double _complex) are gathered together into </text:span><text:span text:style-name="T9">FunctionCommonData&lt;T,d&gt;</text:span><text:span text:style-name="T1"> </text:span><text:span text:style-name="T1">of which one instance is generated per wavelet order (</text:span><text:span text:style-name="T2">k</text:span><text:span text:style-name="T1">). <text:s text:c="2"/>An instance of the common data is shared read-only between all instances of functions of that data type, dimension and wavelet order. <text:s text:c="2"/>Presently there are some mutable scratch arrays in the common data but these will be eliminated when we introduce multi-threading. <text:s text:c="2"/>In addition to reducing the memory footprint of the code, sharing the </text:span><text:span text:style-name="T1">common data greatly speeds the instantiation of new functions which is replicated on every processor.</text:span></text:p>
      <text:p text:style-name="P4">In order to facilitate shallow copy/assignment semantics and to make empty <text:span text:style-name="T1">functions inexpensive to instantiate, a multi-resolution function, which is an instance of </text:span><text:span text:style-name="T9">Function&lt;T,d&gt;</text:span><text:span text:style-name="T1"> contains only a </text:span><text:span text:style-name="T1">shared pointer to the actual implementation which is an instance of </text:span><text:span text:style-name="T9">FunctionImpl&lt;T,d&gt;</text:span><text:span text:style-name="T1">. <text:s text:c="2"/>Un-initialized functions (obtained from the default constructor) contain a zero pointer. <text:s/>Only a non-default constructor or assignment actually instantiate the implementation. The main function class forwards nearly all methods to the underlying implementation. <text:s text:c="2"/>The implementation primarily contains a reference to the common data, the distributed container storing the tree, little bits of other state (e.g., a flag indicating the compression status) and a bunch of methods.</text:span></text:p>
      <text:p text:style-name="P4">Default values for all functions of a given dimension are stored in an <text:span text:style-name="T1">instance of FunctionDefaults&lt;d&gt;. <text:s text:c="2"/>These may be modified to change the default values for subsequently created functions. <text:s text:c="2"/>Functions </text:span><text:span text:style-name="T1">have many options and parameters and thus we need an easy way to specify options and selectively override defaults. <text:s text:c="2"/>Since C++ does not provide named arguments (i.e., arguments with defaults that may be specified in any order rather than relying on position to identify an argument) we adopt the named-parameter idiom. The main constructor for </text:span><text:span text:style-name="T9">Function&lt;T,d&gt;</text:span><text:span text:style-name="T1"> takes an instance of </text:span><text:span text:style-name="T9">FunctionFactory&lt;T,d&gt; </text:span><text:span text:style-name="T1">as its sole argument. <text:s text:c="2"/>The methods of </text:span><text:span text:style-name="T9">FunctionFactory&lt;T,d&gt;</text:span><text:span text:style-name="T1"> enable setting of options and parameters and each returns a reference to the object to permit chaining of methods. <text:s text:c="2"/>A current problem with </text:span><text:span text:style-name="T9">FunctionDefaults</text:span><text:span text:style-name="T1"> is that it is static data shared between all parallel worlds (MPI sub-communicators). At some point we may need to tie this to the world instance.</text:span></text:p>
      <text:p text:style-name="P4"><text:soft-page-break/>Pretty much all memory is reference counted using Boost-like shared pointers. <text:span text:style-name="T1">An instance of </text:span><text:span text:style-name="T9">SharedPointer&lt;T&gt;</text:span><text:span text:style-name="T1">, which wraps a pointer of type </text:span><text:span text:style-name="T9">T*</text:span><text:span text:style-name="T1">, is (almost) always used to wrap memory obtained from the C++ new operator. <text:s text:c="2"/>The exceptions are where management of the memory is immediately given to a low-level interface. <text:s text:c="2"/>Shared-pointers may be safely copied and used with no </text:span><text:span text:style-name="T1">fear of using a stale pointer. <text:s text:c="2"/>When the last copy of a shared pointer is destroyed the underlying pointer is freed. <text:s text:c="2"/>With this mode of memory management there is never any need to use the C++ delete operator and most classes do not even need a destructor.</text:span></text:p>
      <text:p text:style-name="Text_20_body">Tensors ...</text:p>
      <text:p text:style-name="P4">STOPPED MOST CLEANUP AND WRITING HERE ... more to follow ... sigh</text:p>
      <text:h text:style-name="Heading_20_2" text:outline-level="2">Maintaining consistent state of the 2d-tree</text:h>
      <text:p text:style-name="Text_20_body"><text:span text:style-name="T1">The function implementation provides a method </text:span><text:span text:style-name="T9">verify_tree()</text:span><text:span text:style-name="T1"> that attempts to check connectivity and consistency of the compression state, presence of coefficients, child flags, etc, as described below.</text:span></text:p>
      <text:p text:style-name="P4">A node in the tree is labeled by the key/tuple <text:span text:style-name="T4">(n,l)</text:span> and presently stores the <text:span text:style-name="T1">coefficients, if any, and a flag indicating if the node has children. <text:s text:c="2"/>In 1D, the keys of children are readily computed as </text:span><text:span text:style-name="T2">(n+1,2l)</text:span><text:span text:style-name="T1"> and </text:span><text:span text:style-name="T2">(n+1,2l+1). </text:span><text:span text:style-name="T3">In</text:span><text:span text:style-name="T1"> many dimensions it is most convenient to use the </text:span><text:span text:style-name="T9">KeyChildIterator</text:span><text:span text:style-name="T1"> class. <text:s text:c="2"/>The presence of coefficients is presently determined by looking at the size of the tensor storing the coefficients; size zero means no coefficients.</text:span></text:p>
      <text:p text:style-name="P4">In the reconstructed form (scaling function basis), a tree has coefficients (a <text:span text:style-name="T2">k</text:span><text:span text:style-name="T6">d</text:span><text:span text:style-name="T1"> tensor) only at the lowest </text:span><text:span text:style-name="T1">level. <text:s text:c="2"/>All interior nodes will have no coefficients and will have children. <text:s text:c="2"/>All leaf nodes will have coefficients and will not have children.</text:span></text:p>
      <text:p text:style-name="P4">In the compressed form (wavelet basis), a tree has coefficients (a (<text:span text:style-name="T4">2k)</text:span><text:span text:style-name="T7">d</text:span> <text:span text:style-name="T1">tensor) at all levels. <text:s text:c="2"/>The scaling function block of the coefficients is zero except at level zero. <text:s text:c="2"/>Logically, this tree is one level shallower </text:span><text:span text:style-name="T1">than the reconstructed tree since the scaling function coefficients at the leaves are represented by the difference coefficients on the next coarsest level. <text:s/>However, to simplify the logic in compress and reconstruct and to maintain consistency with the non-standard compressed form (see below), we do not </text:span><text:span text:style-name="T1">delete the leaf nodes from the reconstructed tree. <text:s text:c="2"/>Thus, the compressed tree has the same set of nodes as the reconstructed tree with all interior nodes having coefficients and children, and all leaf nodes having no coefficients and no children. <text:s/></text:span></text:p>
      <text:p text:style-name="P4">In the non-standard compressed form (redundant basis), we keep the scaling <text:span text:style-name="T1">function coefficients at all levels and the wavelet coefficients for all interior nodes. <text:s text:c="2"/>Thus, the compressed tree has the same set of nodes as for the other two forms but with all nodes having coefficients (a (</text:span><text:span text:style-name="T2">2k)</text:span><text:span text:style-name="T6">d</text:span><text:span text:style-name="T1"> tensor for interior nodes and a </text:span><text:span text:style-name="T2">k</text:span><text:span text:style-name="T6">d</text:span><text:span text:style-name="T1"> tensor for leaf nodes) and with only leaf nodes having no children.</text:span></text:p>
      <text:p text:style-name="Text_20_body">To keep complexity to a minimum we don’t want to introduce special states of <text:span text:style-name="T1">the tree or of nodes, thus </text:span><text:span text:style-name="T1">all operations must by their completion restore the tree to a standard state.</text:span></text:p>
      <text:p text:style-name="P4">Truncation is applied to a tree in compressed form and discards small <text:span text:style-name="T1">coefficients that are logically leaf nodes. <text:s text:c="2"/>Logically, because in the stored tree we still have the empty nodes that used to hold the scaling coefficients. <text:s/>For a node to be eligible for truncation it must have only empty children. <text:s/>Thus, truncation proceeds as follows. <text:s text:c="2"/>We initially recur down the tree and for each node spawn a task that takes as arguments futures indicating if each of its children have coefficients. Leaf nodes, by definition, have no children and no coefficients and immediately return their status. Once a task has all information about the children it can execute. <text:s text:c="2"/>If any children have coefficients a node cannot truncate </text:span><text:soft-page-break/><text:span text:style-name="T1">and can immediately return its status. <text:s text:c="2"/>Otherwise, it must test the size of its own coefficients. <text:s text:c="2"/>If it decides to truncate, it must clear its own coefficients, delete all of its children, and set its </text:span><text:span text:style-name="T9">has _children</text:span><text:span text:style-name="T1"> flag to false. <text:s text:c="2"/>Finally, it can return its own status.</text:span></text:p>
      <text:p text:style-name="P4">Adding (subtracting) two functions is performed in the wavelet basis. <text:s text:c="2"/>If the <text:span text:style-name="T1">trees have the same </text:span><text:span text:style-name="T1">support (level of refinement) we only have to add the coefficients. <text:s text:c="2"/>If the trees differ, then in addition to adding the coefficients we must also maintain the has _children flag of the new tree to produce the union of the two input trees. <text:s text:c="2"/>To permit functions with different processor maps to be added efficiently, we loop over local data in one function and send them to nodes of the other for addition. <text:s text:c="2"/>Sending a message to a non-existent node causes it to be created.</text:span></text:p>
      <text:h text:style-name="Heading_20_1" text:outline-level="1">Returning new functions<text:span text:style-name="T1"> – selection of default parameters</text:span></text:h>
      <text:p text:style-name="P4">When returning a new function there is the question of what parameters <text:span text:style-name="T1">(thresholds, distribution, etc.) should be used. <text:s text:c="2"/>There needs to a convention that is consistent with users’ intuition as well as mechanisms for forcing different outcomes. <text:s/>We choose to not use </text:span><text:span text:style-name="T9">FunctionDefaults</text:span><text:span text:style-name="T1">. <text:s text:c="2"/>I.e., </text:span><text:span text:style-name="T9">FunctionDefaults</text:span><text:span text:style-name="T1"> is only used when the user invokes the </text:span><text:span text:style-name="T9">Function</text:span><text:span text:style-name="T1"> constructor to fill unspecified elements of </text:span><text:span text:style-name="T9">FunctionFactory</text:span><text:span text:style-name="T1">.</text:span></text:p>
      <text:h text:style-name="Heading_20_2" text:outline-level="2">Unary operations (e.g., scaling, squaring, copying, type conversion)</text:h>
      <text:p text:style-name="P4">The result copies all appropriate state from the input.</text:p>
      <text:h text:style-name="Heading_20_2" text:outline-level="2">Binary operations (e.g., addition, multiplication)</text:h>
      <text:p text:style-name="P4">Writing the binary operation <text:s text:c="2"/>as a C++ method invocation f.op(g) there is a <text:span text:style-name="T1">natural asymmetry that for consistency with a unary operation leads to our choice to copy all appropriate state from the leftmost </text:span><text:span text:style-name="T1">function, i.e., that which method is being invoked.</text:span></text:p>
      <text:h text:style-name="Heading_20_2" text:outline-level="2">Ternary and higher operations</text:h>
      <text:p text:style-name="P4">There are no C++ operators of this form and therefore these will always be of <text:span text:style-name="T1">the form </text:span><text:span text:style-name="T9">f.op(g,h)</text:span><text:span text:style-name="T1">and we make the same choice as made for binary operations.</text:span></text:p>
      <text:h text:style-name="Heading_20_2" text:outline-level="2">C++ operator overloading and order of evaluation</text:h>
      <text:p text:style-name="Text_20_body"><text:span text:style-name="T1">The main issue with the above convention is clarifying how C++ maps statements with overloaded </text:span><text:span text:style-name="T1">operators</text:span><text:span text:style-name="T1"><text:note text:id="ftn1" text:note-class="footnote"><text:note-citation>1</text:note-citation><text:note-body><text:p text:style-name="Footnote"><text:s/><text:span text:style-name="T1">http://www.difranco.net/cop2334/Outlines/ch18.htm</text:span></text:p></text:note-body></text:note></text:span><text:span text:style-name="T1"> into method/function invocations which includes understanding the order of evaluation</text:span><text:span text:style-name="T1"><text:note text:id="ftn2" text:note-class="footnote"><text:note-citation>2</text:note-citation><text:note-body><text:p text:style-name="Footnote"><text:s/><text:span text:style-name="T1">http://msdn2.microsoft.com/en-us/library/yck2zaey(vs.80).aspx</text:span></text:p></text:note-body></text:note></text:span><text:span text:style-name="T1">. <text:s text:c="2"/>Overloading does not change the precedence or associativity of an operator</text:span><text:span text:style-name="T1"><text:note text:id="ftn3" text:note-class="footnote"><text:note-citation>3</text:note-citation><text:note-body><text:p text:style-name="Footnote"><text:s/><text:span text:style-name="T1">http://www.difranco.net/cop2334/cpp _op _prec.htm</text:span></text:p></text:note-body></text:note></text:span><text:span text:style-name="T1">. <text:s text:c="3"/></text:span></text:p>
      <text:p text:style-name="P4">Noting * is of higher precedence than + and both are left-to-right <text:span text:style-name="T1">associative,</text:span></text:p>
      <text:list text:style-name="L6">
        <text:list-item>
          <text:p text:style-name="P35"><text:span text:style-name="T8">f*g+h</text:span> becomes <text:span text:style-name="T8">(f*g)+h</text:span> becomes <text:span text:style-name="T8">(f.mul(g)).add(h)</text:span> and thus the result has the <text:span text:style-name="T1">same parameters as </text:span><text:span text:style-name="T9">f</text:span><text:span text:style-name="T1">.</text:span></text:p>
        </text:list-item>
        <text:list-item>
          <text:p text:style-name="P35"><text:span text:style-name="T8">h+f*g</text:span> becomes <text:span text:style-name="T8">h+(f*g)</text:span> becomes <text:span text:style-name="T8">h.add(f.mul(g))</text:span> and thus the result has the <text:span text:style-name="T1">same </text:span><text:soft-page-break/><text:span text:style-name="T1">parameters as </text:span><text:span text:style-name="T9">h</text:span><text:span text:style-name="T1">.</text:span></text:p>
        </text:list-item>
        <text:list-item>
          <text:p text:style-name="P35"><text:span text:style-name="T8">f*g*h</text:span> has undefined order of evaluation since the two operators have equal <text:span text:style-name="T1">precedence, but the compiler is not free to assume that multiplication is commutative and hence the result is either </text:span><text:span text:style-name="T9">f.mul(g.mul(h))</text:span><text:span text:style-name="T1"> or </text:span><text:span text:style-name="T9">f.mul(g).mul(h)</text:span><text:span text:style-name="T1"> which will both inherit the parameters of </text:span><text:span text:style-name="T9">f</text:span><text:span text:style-name="T1">.</text:span></text:p>
        </text:list-item>
      </text:list>
      <text:p text:style-name="P4">In summary, the result always has the parameters of the leftmost function in <text:span text:style-name="T1">any expression. For greatest clarity, introduce parentheses or invoke the actual methods/functions rather than relying upon operator overloading.</text:span></text:p>
      <text:h text:style-name="Heading_20_2" text:outline-level="2">Overriding above behaviors</text:h>
      <text:p text:style-name="P4">Operations that produce results dependent upon thresholds, etc., must provide <text:span text:style-name="T1">additional interfaces that permit specification of all controlling parameters which will be used in the operation and preserved in the result. <text:s text:c="2"/>For all other operations, it suffices to make thresholds, etc., settable after the completion of an operation.</text:span></text:p>
      <text:h text:style-name="Heading_20_1" text:outline-level="1">External storage</text:h>
      <text:p text:style-name="Text_20_body">I/O remains a huge problem on massively parallel computers and should almost never be used except for checkpoint/restart. Several constraints must be borne in mind. First, we must avoid creating many files since parallel file systems are easily over-whelmed if a few thousand processes simultaneously try to create a few tens of files each. Second, I/O should be performed in large transactions with a tunable number of readers/writers in order to obtain the best bandwidth. Third, we need random access to data so purely serial solutions are not acceptable. Finally, the external data representation should ideally be open and readily accessed by other codes.</text:p>
      <text:p text:style-name="Text_20_body">For the purposes of I/O, we distinguish two types of objects. First, objects that will be written by a single process with no involvement from other processes. Typically this would be just by the master process and the objects would be small enough to fit into the memory of a single processor. Second, large objects that will be transferred to/from disk in a collective manner with all processes in the world logically participating. Random read and write access must be feasible for both types of objects.</text:p>
      <text:h text:style-name="Heading_20_1" text:outline-level="1">Viewing and editing this document</text:h>
      <text:p text:style-name="Text_20_body">Under Linux ensure you have the Microsoft true-type fonts installed – they are free. Under Ubuntu install package <text:span text:style-name="T8">msttcorefonts</text:span>. Without these the default Linux fonts will cause pagination and other problems, at least with the title pages.</text:p>
      <text:p text:style-name="Text_20_body">Other than resorting to Latex it does not seem possible to put documents under version control and have the changes merged automatically. Subversion recognizes OpenOffice files as being of mime-type octet-stream and thus treats them as binary, meaning that it does not attempt to merge changing. You must use the OpenOffice compare-and-merge facility to manually merge changes yourself.</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imes New Roman" svg:font-family="'Times New Roman'"/>
    <style:font-face style:name="Courier New" svg:font-family="'Courier New'" style:font-family-generic="modern" style:font-pitch="fixed"/>
    <style:font-face style:name="Times New Roman1" svg:font-family="'Times New Roman'" style:font-family-generic="roman"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fo:text-align="justify" style:justify-single-word="false"/>
      <style:text-properties style:font-size-asian="10.5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Times New Roman"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class="text" style:default-outline-level="1">
      <style:text-properties fo:font-size="12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2pt" fo:font-style="italic" fo:font-weight="normal"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class="text" style:default-outline-level="3">
      <style:text-properties fo:font-size="12pt" fo:font-weight="normal"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12pt" fo:font-style="normal" fo:font-weight="normal" style:font-size-asian="85%" style:font-style-asian="italic" style:font-weight-asian="normal" style:font-size-complex="85%" style:font-style-complex="italic" style:font-weight-complex="normal"/>
    </style:style>
    <style:style style:name="List" style:family="paragraph" style:parent-style-name="Text_20_body" style:class="list">
      <style:text-properties style:font-name="Times New Roman"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Caption" style:family="paragraph" style:parent-style-name="Standard" style:class="extra">
      <style:paragraph-properties fo:margin-top="0.0835in" fo:margin-bottom="0.0835in" text:number-lines="false" text:line-number="0"/>
      <style:text-properties style:font-name="Times New Roman" fo:font-size="12pt" fo:font-style="italic" style:font-size-asian="12pt" style:font-style-asian="italic" style:font-size-complex="12pt" style:font-style-complex="italic"/>
    </style:style>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Times New Roman" style:font-size-asian="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ext_20_Body" style:display-name="Text Body" style:family="paragraph" style:parent-style-name="Standard" style:class="text"/>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anchor" style:display-name="Foot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in" fo:margin-right="0in" style:wrap="parallel" style:number-wrapped-paragraphs="no-limit" style:wrap-contour="false" style:vertical-pos="middle" style:vertical-rel="text"/>
    </style:style>
    <text:outline-styl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quare-mode="true"/>
    </style:default-page-layout>
  </office:styles>
  <office:automatic-styles>
    <style:style style:name="P1" style:family="paragraph" style:parent-style-name="Footer">
      <style:paragraph-properties fo:text-align="center" style:justify-single-word="false"/>
    </style:style>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pm3"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pm4">
      <style:page-layout-properties fo:page-width="8.5in" fo:page-height="11in" style:num-format="1" style:print-orientation="portrait" fo:margin-top="1in" fo:margin-bottom="1in" fo:margin-left="1in" fo:margin-right="1in" style:shadow="none"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pm5">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6">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pm1"/>
    <style:master-page style:name="Left_20_Page" style:display-name="Left Page" style:page-layout-name="pm2" style:next-style-name="Right_20_Page">
      <style:footer>
        <text:p text:style-name="P1"><text:page-number text:select-page="current">17</text:page-number></text:p>
      </style:footer>
    </style:master-page>
    <style:master-page style:name="Right_20_Page" style:display-name="Right Page" style:page-layout-name="pm3" style:next-style-name="Left_20_Page">
      <style:footer>
        <text:p text:style-name="P1"><text:page-number text:select-page="current">17</text:page-number></text:p>
      </style:footer>
    </style:master-page>
    <style:master-page style:name="Title_20_page" style:display-name="Title page" style:page-layout-name="pm4" style:next-style-name="License_20_page"/>
    <style:master-page style:name="License_20_page" style:display-name="License page" style:page-layout-name="pm5" style:next-style-name="Blank_20_left_20_page"/>
    <style:master-page style:name="Dedication_20_page" style:display-name="Dedication page" style:page-layout-name="pm5" style:next-style-name="Blank_20_left_20_page"/>
    <style:master-page style:name="Blank_20_left_20_page" style:display-name="Blank left page" style:page-layout-name="pm5" style:next-style-name="Right_20_Page"/>
    <style:master-page style:name="TOC_20_first_20_page" style:display-name="TOC first page" style:page-layout-name="pm5" style:next-style-name="Blank_20_left_20_page"/>
    <style:master-page style:name="TOC_20_left_20_page" style:display-name="TOC left page" style:page-layout-name="pm5"/>
    <style:master-page style:name="TOC_20_right_20_page" style:display-name="TOC right page" style:page-layout-name="pm5"/>
    <style:master-page style:name="First_20_right_20_numbered_20_page" style:display-name="First right numbered page" style:page-layout-name="pm6" style:next-style-name="Left_20_Page">
      <style:footer>
        <text:p text:style-name="P1"><text:page-number text:select-page="current">1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creation-date>2007-08-23T10:11:33</meta:creation-date>
    <dc:creator>Robert Harrison</dc:creator>
    <dc:date>2008-01-18T23:08:55</dc:date>
    <meta:editing-cycles>68</meta:editing-cycles>
    <meta:editing-duration>P3DT18H15M42S</meta:editing-duration>
    <meta:user-defined meta:name="Info 1"/>
    <meta:user-defined meta:name="Info 2"/>
    <meta:user-defined meta:name="Info 3"/>
    <meta:user-defined meta:name="Info 4"/>
    <meta:document-statistic meta:table-count="44" meta:image-count="0" meta:object-count="107" meta:page-count="21" meta:paragraph-count="389" meta:word-count="6551" meta:character-count="40316"/>
  </office:meta>
</office:document-meta>
</file>

<file path=Object 1/content.xml><?xml version="1.0" encoding="utf-8"?>
<!DOCTYPE math  PUBLIC '-//OpenOffice.org//DTD Modified W3C MathML 1.01//EN'  'math.dtd'>
<math:math xmlns:math="http://www.w3.org/1998/Math/MathML">
  <math:semantics>
    <math:mrow>
      <math:mrow>
        <math:mi>i</math:mi>
        <math:mo math:stretchy="false">=</math:mo>
        <math:mn>0,</math:mn>
      </math:mrow>
      <math:mo math:stretchy="false">…</math:mo>
      <math:mi>,</math:mi>
      <math:mrow>
        <math:mi>k</math:mi>
        <math:mo math:stretchy="false">−</math:mo>
        <math:mn>1</math:mn>
      </math:mrow>
    </math:mrow>
    <math:annotation math:encoding="StarMath 5.0">i = 0, dotslow , k-1</math:annotation>
  </math:semantics>
</math:math>
</file>

<file path=Object 10/content.xml><?xml version="1.0" encoding="utf-8"?>
<!DOCTYPE math  PUBLIC '-//OpenOffice.org//DTD Modified W3C MathML 1.01//EN'  'math.dtd'>
<math:math xmlns:math="http://www.w3.org/1998/Math/MathML">
  <math:semantics>
    <math:mrow>
      <math:msub>
        <math:mi>L</math:mi>
        <math:mn>2</math:mn>
      </math:msub>
      <math:mrow>
        <math:mo math:stretchy="false">[</math:mo>
        <math:mn>0,1</math:mn>
        <math:mo math:stretchy="false">]</math:mo>
      </math:mrow>
    </math:mrow>
    <math:annotation math:encoding="StarMath 5.0">L_2 [0,1]</math:annotation>
  </math:semantics>
</math:math>
</file>

<file path=Object 100/content.xml><?xml version="1.0" encoding="utf-8"?>
<!DOCTYPE math  PUBLIC '-//OpenOffice.org//DTD Modified W3C MathML 1.01//EN'  'math.dtd'>
<math:math xmlns:math="http://www.w3.org/1998/Math/MathML">
  <math:semantics>
    <math:mrow>
      <math:mi>K</math:mi>
      <math:mrow>
        <math:mrow>
          <math:mo math:stretchy="false">(</math:mo>
          <math:mi>x</math:mi>
          <math:mo math:stretchy="false">)</math:mo>
        </math:mrow>
        <math:mo math:stretchy="false">=</math:mo>
        <math:mi>K</math:mi>
      </math:mrow>
      <math:mrow>
        <math:mo math:stretchy="false">(</math:mo>
        <math:mrow>
          <math:mo math:stretchy="false">∣</math:mo>
          <math:mi>x</math:mi>
          <math:mo math:stretchy="false">∣</math:mo>
        </math:mrow>
        <math:mo math:stretchy="false">)</math:mo>
      </math:mrow>
    </math:mrow>
    <math:annotation math:encoding="StarMath 5.0">K(x) = K(lline x rline)</math:annotation>
  </math:semantics>
</math:math>
</file>

<file path=Object 101/content.xml><?xml version="1.0" encoding="utf-8"?>
<!DOCTYPE math  PUBLIC '-//OpenOffice.org//DTD Modified W3C MathML 1.01//EN'  'math.dtd'>
<math:math xmlns:math="http://www.w3.org/1998/Math/MathML">
  <math:semantics>
    <math:mrow>
      <math:msubsup>
        <math:mi>T</math:mi>
        <math:mi>i</math:mi>
        <math:mrow>
          <math:mo math:stretchy="false">(</math:mo>
          <math:mo math:stretchy="false">μ</math:mo>
          <math:mo math:stretchy="false">)</math:mo>
        </math:mrow>
      </math:msubsup>
      <math:mo math:stretchy="false">=</math:mo>
      <math:msup>
        <math:mi>T</math:mi>
        <math:mrow>
          <math:mo math:stretchy="false">(</math:mo>
          <math:mo math:stretchy="false">μ</math:mo>
          <math:mo math:stretchy="false">)</math:mo>
        </math:mrow>
      </math:msup>
    </math:mrow>
    <math:annotation math:encoding="StarMath 5.0">T^{(%mu)}_i = T^{(%mu)}</math:annotation>
  </math:semantics>
</math:math>
</file>

<file path=Object 102/content.xml><?xml version="1.0" encoding="utf-8"?>
<!DOCTYPE math  PUBLIC '-//OpenOffice.org//DTD Modified W3C MathML 1.01//EN'  'math.dtd'>
<math:math xmlns:math="http://www.w3.org/1998/Math/MathML">
  <math:semantics>
    <math:mtable>
      <math:mtr>
        <math:mtd>
          <math:msub>
            <math:mfenced math:open="[" math:close="]">
              <math:msubsup>
                <math:mi>r</math:mi>
                <math:mrow>
                  <math:mi>l</math:mi>
                  <math:mi>l</math:mi>
                  <math:mi>'</math:mi>
                </math:mrow>
                <math:mi>n</math:mi>
              </math:msubsup>
            </math:mfenced>
            <math:mrow>
              <math:mi>i</math:mi>
              <math:mi>i</math:mi>
              <math:mi>'</math:mi>
            </math:mrow>
          </math:msub>
        </math:mtd>
        <math:mtd>
          <math:mrow>
            <math:mrow/>
            <math:mo math:stretchy="false">=</math:mo>
            <math:mrow/>
          </math:mrow>
        </math:mtd>
        <math:mtd>
          <math:mrow>
            <math:msup>
              <math:mi>L</math:mi>
              <math:mrow>
                <math:mo math:stretchy="false">−</math:mo>
                <math:mn>1</math:mn>
              </math:mrow>
            </math:msup>
            <math:mrow>
              <math:mo math:stretchy="false">∫</math:mo>
              <math:mrow>
                <math:mrow>
                  <math:mo math:stretchy="false">∫</math:mo>
                  <math:mrow>
                    <math:msup>
                      <math:mi>T</math:mi>
                      <math:mi math:fontstyle="italic">user</math:mi>
                    </math:msup>
                    <math:mrow>
                      <math:mo math:stretchy="false">(</math:mo>
                      <math:mrow>
                        <math:msup>
                          <math:mi>x</math:mi>
                          <math:mi math:fontstyle="italic">user</math:mi>
                        </math:msup>
                        <math:mo math:stretchy="false">−</math:mo>
                        <math:msup>
                          <math:mi>y</math:mi>
                          <math:mi math:fontstyle="italic">user</math:mi>
                        </math:msup>
                      </math:mrow>
                      <math:mo math:stretchy="false">)</math:mo>
                    </math:mrow>
                    <math:msubsup>
                      <math:mo math:stretchy="false">φ</math:mo>
                      <math:mrow>
                        <math:mi>i</math:mi>
                        <math:mi>l</math:mi>
                      </math:mrow>
                      <math:mi>n</math:mi>
                    </math:msubsup>
                    <math:mrow>
                      <math:mo math:stretchy="false">(</math:mo>
                      <math:mrow>
                        <math:msup>
                          <math:mi>x</math:mi>
                          <math:mo math:stretchy="false">s</math:mo>
                        </math:msup>
                        <math:mrow>
                          <math:mo math:stretchy="false">(</math:mo>
                          <math:msup>
                            <math:mi>x</math:mi>
                            <math:mi math:fontstyle="italic">user</math:mi>
                          </math:msup>
                          <math:mo math:stretchy="false">)</math:mo>
                        </math:mrow>
                      </math:mrow>
                      <math:mo math:stretchy="false">)</math:mo>
                    </math:mrow>
                    <math:msubsup>
                      <math:mo math:stretchy="false">φ</math:mo>
                      <math:mrow>
                        <math:mi>i</math:mi>
                        <math:mi>'</math:mi>
                        <math:mi>l</math:mi>
                        <math:mi>'</math:mi>
                      </math:mrow>
                      <math:mi>n</math:mi>
                    </math:msubsup>
                    <math:mrow>
                      <math:mo math:stretchy="false">(</math:mo>
                      <math:mrow>
                        <math:msup>
                          <math:mi>y</math:mi>
                          <math:mo math:stretchy="false">s</math:mo>
                        </math:msup>
                        <math:mrow>
                          <math:mo math:stretchy="false">(</math:mo>
                          <math:msup>
                            <math:mi>y</math:mi>
                            <math:mi math:fontstyle="italic">user</math:mi>
                          </math:msup>
                          <math:mo math:stretchy="false">)</math:mo>
                        </math:mrow>
                      </math:mrow>
                      <math:mo math:stretchy="false">)</math:mo>
                    </math:mrow>
                    <math:msup>
                      <math:mi math:fontstyle="italic">dx</math:mi>
                      <math:mi math:fontstyle="italic">user</math:mi>
                    </math:msup>
                  </math:mrow>
                </math:mrow>
                <math:msup>
                  <math:mi math:fontstyle="italic">dy</math:mi>
                  <math:mi math:fontstyle="italic">user</math:mi>
                </math:msup>
              </math:mrow>
            </math:mrow>
          </math:mrow>
        </math:mtd>
      </math:mtr>
      <math:mtr>
        <math:mtd>
          <math:mrow/>
        </math:mtd>
        <math:mtd>
          <math:mrow>
            <math:mrow/>
            <math:mo math:stretchy="false">=</math:mo>
            <math:mrow/>
          </math:mrow>
        </math:mtd>
        <math:mtd>
          <math:mrow>
            <math:mrow>
              <math:mi>L</math:mi>
              <math:mrow>
                <math:mo math:stretchy="false">∫</math:mo>
                <math:mrow>
                  <math:mrow>
                    <math:mo math:stretchy="false">∫</math:mo>
                    <math:mrow>
                      <math:msup>
                        <math:mi>T</math:mi>
                        <math:mi math:fontstyle="italic">user</math:mi>
                      </math:msup>
                      <math:mrow>
                        <math:mo math:stretchy="false">(</math:mo>
                        <math:mrow>
                          <math:mi>L</math:mi>
                          <math:mrow>
                            <math:mo math:stretchy="false">(</math:mo>
                            <math:mrow>
                              <math:msup>
                                <math:mi>x</math:mi>
                                <math:mo math:stretchy="false">s</math:mo>
                              </math:msup>
                              <math:mo math:stretchy="false">−</math:mo>
                              <math:msup>
                                <math:mi>y</math:mi>
                                <math:mo math:stretchy="false">s</math:mo>
                              </math:msup>
                            </math:mrow>
                            <math:mo math:stretchy="false">)</math:mo>
                          </math:mrow>
                        </math:mrow>
                        <math:mo math:stretchy="false">)</math:mo>
                      </math:mrow>
                      <math:msubsup>
                        <math:mo math:stretchy="false">φ</math:mo>
                        <math:mrow>
                          <math:mi>i</math:mi>
                          <math:mi>l</math:mi>
                        </math:mrow>
                        <math:mi>n</math:mi>
                      </math:msubsup>
                      <math:mrow>
                        <math:mo math:stretchy="false">(</math:mo>
                        <math:msup>
                          <math:mi>x</math:mi>
                          <math:mo math:stretchy="false">s</math:mo>
                        </math:msup>
                        <math:mo math:stretchy="false">)</math:mo>
                      </math:mrow>
                      <math:msubsup>
                        <math:mo math:stretchy="false">φ</math:mo>
                        <math:mrow>
                          <math:mi>i</math:mi>
                          <math:mi>'</math:mi>
                          <math:mi>l</math:mi>
                          <math:mi>'</math:mi>
                        </math:mrow>
                        <math:mi>n</math:mi>
                      </math:msubsup>
                      <math:mrow>
                        <math:mo math:stretchy="false">(</math:mo>
                        <math:msup>
                          <math:mi>y</math:mi>
                          <math:mo math:stretchy="false">s</math:mo>
                        </math:msup>
                        <math:mo math:stretchy="false">)</math:mo>
                      </math:mrow>
                      <math:msup>
                        <math:mi math:fontstyle="italic">dx</math:mi>
                        <math:mo math:stretchy="false">s</math:mo>
                      </math:msup>
                    </math:mrow>
                  </math:mrow>
                  <math:msup>
                    <math:mi math:fontstyle="italic">dy</math:mi>
                    <math:mo math:stretchy="false">s</math:mo>
                  </math:msup>
                </math:mrow>
              </math:mrow>
            </math:mrow>
          </math:mrow>
        </math:mtd>
      </math:mtr>
    </math:mtable>
    <math:annotation math:encoding="StarMath 5.0">matrix {
left [ r^n_{l l'} right ]_{i i'} # {} = {} # L^{-1} int { int { T^{user}(x^{user} - y^{user} )  %phi^n_{i l}(x^{%sim}(x^{user})) %phi^n_{i' l'}(y^{%sim}(y^{user}))  dx^{user}  } dy^{user} } ## {} # {} = {} # alignl
 L int { int { T^{user}(L ( x^{%sim} - y^{%sim} ) )  %phi^n_{i l}(x^{%sim}) %phi^n_{i' l'}(y^{%sim}) dx^{%sim} } dy^{%sim} }
 }</math:annotation>
  </math:semantics>
</math:math>
</file>

<file path=Object 103/content.xml><?xml version="1.0" encoding="utf-8"?>
<!DOCTYPE math  PUBLIC '-//OpenOffice.org//DTD Modified W3C MathML 1.01//EN'  'math.dtd'>
<math:math xmlns:math="http://www.w3.org/1998/Math/MathML">
  <math:semantics>
    <math:mi>L</math:mi>
    <math:annotation math:encoding="StarMath 5.0">L</math:annotation>
  </math:semantics>
</math:math>
</file>

<file path=Object 104/content.xml><?xml version="1.0" encoding="utf-8"?>
<!DOCTYPE math  PUBLIC '-//OpenOffice.org//DTD Modified W3C MathML 1.01//EN'  'math.dtd'>
<math:math xmlns:math="http://www.w3.org/1998/Math/MathML">
  <math:semantics>
    <math:mrow>
      <math:msup>
        <math:mi>T</math:mi>
        <math:mo math:stretchy="false">s</math:mo>
      </math:msup>
      <math:mrow>
        <math:mrow>
          <math:mo math:stretchy="false">(</math:mo>
          <math:msup>
            <math:mi>x</math:mi>
            <math:mo math:stretchy="false">s</math:mo>
          </math:msup>
          <math:mo math:stretchy="false">)</math:mo>
        </math:mrow>
        <math:mo math:stretchy="false">=</math:mo>
        <math:mi>L</math:mi>
      </math:mrow>
      <math:msup>
        <math:mi>T</math:mi>
        <math:mi math:fontstyle="italic">user</math:mi>
      </math:msup>
      <math:mrow>
        <math:mo math:stretchy="false">(</math:mo>
        <math:mrow>
          <math:mi>L</math:mi>
          <math:msup>
            <math:mi>x</math:mi>
            <math:mo math:stretchy="false">s</math:mo>
          </math:msup>
        </math:mrow>
        <math:mo math:stretchy="false">)</math:mo>
      </math:mrow>
    </math:mrow>
    <math:annotation math:encoding="StarMath 5.0">T^{%sim}(x^{%sim}) = L T^{user} ( L x^{%sim} )</math:annotation>
  </math:semantics>
</math:math>
</file>

<file path=Object 105/content.xml><?xml version="1.0" encoding="utf-8"?>
<!DOCTYPE math  PUBLIC '-//OpenOffice.org//DTD Modified W3C MathML 1.01//EN'  'math.dtd'>
<math:math xmlns:math="http://www.w3.org/1998/Math/MathML">
  <math:semantics>
    <math:mrow>
      <math:mi>R</math:mi>
      <math:mo math:stretchy="false">=</math:mo>
      <math:mfenced math:open="" math:close="">
        <math:mtable>
          <math:mtr>
            <math:mtd>
              <math:mi>T</math:mi>
            </math:mtd>
            <math:mtd>
              <math:mi>B</math:mi>
            </math:mtd>
          </math:mtr>
          <math:mtr>
            <math:mtd>
              <math:mi>C</math:mi>
            </math:mtd>
            <math:mtd>
              <math:mi>A</math:mi>
            </math:mtd>
          </math:mtr>
        </math:mtable>
      </math:mfenced>
    </math:mrow>
    <math:annotation math:encoding="StarMath 5.0">R = left ( matrix { T # B ## C # A }  right )</math:annotation>
  </math:semantics>
</math:math>
</file>

<file path=Object 106/content.xml><?xml version="1.0" encoding="utf-8"?>
<!DOCTYPE math  PUBLIC '-//OpenOffice.org//DTD Modified W3C MathML 1.01//EN'  'math.dtd'>
<math:math xmlns:math="http://www.w3.org/1998/Math/MathML">
  <math:semantics>
    <math:msqrt>
      <math:mrow>
        <math:msubsup>
          <math:mrow>
            <math:mo math:stretchy="false">∥</math:mo>
            <math:msub>
              <math:mi>R</math:mi>
              <math:mi>x</math:mi>
            </math:msub>
            <math:mo math:stretchy="false">∥</math:mo>
          </math:mrow>
          <math:mi>F</math:mi>
          <math:mn>2</math:mn>
        </math:msubsup>
        <math:msubsup>
          <math:mrow>
            <math:mo math:stretchy="false">∥</math:mo>
            <math:msub>
              <math:mi>R</math:mi>
              <math:mi>y</math:mi>
            </math:msub>
            <math:mo math:stretchy="false">∥</math:mo>
          </math:mrow>
          <math:mi>F</math:mi>
          <math:mn>2</math:mn>
        </math:msubsup>
        <math:mrow>
          <math:mo math:stretchy="false">⋯</math:mo>
          <math:mo math:stretchy="false">−</math:mo>
          <math:msubsup>
            <math:mrow>
              <math:mo math:stretchy="false">∥</math:mo>
              <math:msub>
                <math:mi>T</math:mi>
                <math:mi>x</math:mi>
              </math:msub>
              <math:mo math:stretchy="false">∥</math:mo>
            </math:mrow>
            <math:mi>F</math:mi>
            <math:mn>2</math:mn>
          </math:msubsup>
        </math:mrow>
        <math:msubsup>
          <math:mrow>
            <math:mo math:stretchy="false">∥</math:mo>
            <math:msub>
              <math:mi>T</math:mi>
              <math:mi>y</math:mi>
            </math:msub>
            <math:mo math:stretchy="false">∥</math:mo>
          </math:mrow>
          <math:mi>F</math:mi>
          <math:mn>2</math:mn>
        </math:msubsup>
        <math:mo math:stretchy="false">⋯</math:mo>
      </math:mrow>
    </math:msqrt>
    <math:annotation math:encoding="StarMath 5.0">sqrt { ldline R_x rdline_F^2 ldline R_y rdline_F^2 dotsaxis - ldline T_x rdline_F^2 ldline T_y rdline_F^2 dotsaxis }</math:annotation>
  </math:semantics>
</math:math>
</file>

<file path=Object 107/content.xml><?xml version="1.0" encoding="utf-8"?>
<!DOCTYPE math  PUBLIC '-//OpenOffice.org//DTD Modified W3C MathML 1.01//EN'  'math.dtd'>
<math:math xmlns:math="http://www.w3.org/1998/Math/MathML">
  <math:semantics>
    <math:msqrt>
      <math:mrow>
        <math:mfenced math:open="" math:close="">
          <math:mrow>
            <math:munderover>
              <math:mo math:stretchy="false">∏</math:mo>
              <math:mrow>
                <math:mi>i</math:mi>
                <math:mo math:stretchy="false">=</math:mo>
                <math:mn>1</math:mn>
              </math:mrow>
              <math:mi>d</math:mi>
            </math:munderover>
            <math:msubsup>
              <math:mrow>
                <math:mo math:stretchy="false">∥</math:mo>
                <math:msub>
                  <math:mi>R</math:mi>
                  <math:mi>i</math:mi>
                </math:msub>
                <math:mo math:stretchy="false">∥</math:mo>
              </math:mrow>
              <math:mi>F</math:mi>
              <math:mn>2</math:mn>
            </math:msubsup>
          </math:mrow>
        </math:mfenced>
        <math:mfenced math:open="" math:close="">
          <math:mrow>
            <math:munderover>
              <math:mo math:stretchy="false">∑</math:mo>
              <math:mrow>
                <math:mi>i</math:mi>
                <math:mo math:stretchy="false">=</math:mo>
                <math:mn>1</math:mn>
              </math:mrow>
              <math:mi>d</math:mi>
            </math:munderover>
            <math:mfrac>
              <math:msubsup>
                <math:mrow>
                  <math:mo math:stretchy="false">∥</math:mo>
                  <math:mrow>
                    <math:msub>
                      <math:mi>R</math:mi>
                      <math:mi>i</math:mi>
                    </math:msub>
                    <math:mo math:stretchy="false">−</math:mo>
                    <math:msub>
                      <math:mi>T</math:mi>
                      <math:mi>i</math:mi>
                    </math:msub>
                  </math:mrow>
                  <math:mo math:stretchy="false">∥</math:mo>
                </math:mrow>
                <math:mi>F</math:mi>
                <math:mn>2</math:mn>
              </math:msubsup>
              <math:msubsup>
                <math:mrow>
                  <math:mo math:stretchy="false">∥</math:mo>
                  <math:msub>
                    <math:mi>R</math:mi>
                    <math:mi>i</math:mi>
                  </math:msub>
                  <math:mo math:stretchy="false">∥</math:mo>
                </math:mrow>
                <math:mi>F</math:mi>
                <math:mn>2</math:mn>
              </math:msubsup>
            </math:mfrac>
          </math:mrow>
        </math:mfenced>
      </math:mrow>
    </math:msqrt>
    <math:annotation math:encoding="StarMath 5.0">sqrt { left ( prod from i=1 to d {ldline R_i rdline^2_F } right ) left ( sum from i=1 to d  {{ldline R_i - T_i rdline^2_F} over {ldline R_i rdline^2_F}} right ) }</math:annotation>
  </math:semantics>
</math:math>
</file>

<file path=Object 107/meta.xml><?xml version="1.0" encoding="utf-8"?>
<!DOCTYPE document-meta  PUBLIC '-//OpenOffice.org//DTD OfficeDocument 1.0//EN'  'office.dtd'>
<office:document-meta xmlns:office="http://openoffice.org/2000/office" xmlns:xlink="http://www.w3.org/1999/xlink" xmlns:dc="http://purl.org/dc/elements/1.1/" xmlns:meta="http://openoffice.org/2000/meta" office:class="math" office:version="0.9">
  <office:meta>
    <meta:generator>StarOffice 6.0 (Win32)</meta:generator>
    <!--631a(Build:6450)-->
    <meta:initial-creator>Tom Verbeek</meta:initial-creator>
    <meta:creation-date>1999-04-22T17:10:15</meta:creation-date>
    <dc:creator>Tom Verbeek</dc:creator>
    <dc:date>1999-04-22T17:10:15</dc:date>
    <meta:print-date>0-00-00T00:00:00</meta:print-date>
    <meta:editing-cycles>1</meta:editing-cycles>
    <meta:editing-duration>PT4M15S</meta:editing-duration>
    <meta:user-defined meta:name="Info 0"/>
    <meta:user-defined meta:name="Info 1"/>
    <meta:user-defined meta:name="Info 2"/>
    <meta:user-defined meta:name="Info 3"/>
  </office:meta>
</office:document-meta>
</file>

<file path=Object 11/content.xml><?xml version="1.0" encoding="utf-8"?>
<!DOCTYPE math  PUBLIC '-//OpenOffice.org//DTD Modified W3C MathML 1.01//EN'  'math.dtd'>
<math:math xmlns:math="http://www.w3.org/1998/Math/MathML">
  <math:semantics>
    <math:mrow>
      <math:mrow>
        <math:mrow>
          <math:msubsup>
            <math:mi>V</math:mi>
            <math:mn>0</math:mn>
            <math:mi>k</math:mi>
          </math:msubsup>
          <math:mo math:stretchy="false">⊂</math:mo>
          <math:msubsup>
            <math:mi>V</math:mi>
            <math:mn>1</math:mn>
            <math:mi>k</math:mi>
          </math:msubsup>
        </math:mrow>
        <math:mo math:stretchy="false">⊂</math:mo>
        <math:msubsup>
          <math:mi>V</math:mi>
          <math:mn>2</math:mn>
          <math:mi>k</math:mi>
        </math:msubsup>
      </math:mrow>
      <math:mo math:stretchy="false">⊂</math:mo>
      <math:mo math:stretchy="false">⋯</math:mo>
    </math:mrow>
    <math:annotation math:encoding="StarMath 5.0">V_0^k subset V_1^k subset V_2^k subset dotsaxis </math:annotation>
  </math:semantics>
</math:math>
</file>

<file path=Object 12/content.xml><?xml version="1.0" encoding="utf-8"?>
<!DOCTYPE math  PUBLIC '-//OpenOffice.org//DTD Modified W3C MathML 1.01//EN'  'math.dtd'>
<math:math xmlns:math="http://www.w3.org/1998/Math/MathML">
  <math:semantics>
    <math:mrow>
      <math:mrow>
        <math:mrow>
          <math:munderover>
            <math:mo math:stretchy="false">∫</math:mo>
            <math:mrow>
              <math:mo math:stretchy="false">−</math:mo>
              <math:mo math:stretchy="false">∞</math:mo>
            </math:mrow>
            <math:mo math:stretchy="false">∞</math:mo>
          </math:munderover>
          <math:mrow>
            <math:msubsup>
              <math:mo math:stretchy="false">φ</math:mo>
              <math:mrow>
                <math:mi>i</math:mi>
                <math:mi>l</math:mi>
              </math:mrow>
              <math:mi>n</math:mi>
            </math:msubsup>
            <math:mrow>
              <math:mo math:stretchy="false">(</math:mo>
              <math:mi>x</math:mi>
              <math:mo math:stretchy="false">)</math:mo>
            </math:mrow>
            <math:msubsup>
              <math:mo math:stretchy="false">φ</math:mo>
              <math:mrow>
                <math:mi>j</math:mi>
                <math:mi>m</math:mi>
              </math:mrow>
              <math:mi>n</math:mi>
            </math:msubsup>
            <math:mrow>
              <math:mo math:stretchy="false">(</math:mo>
              <math:mi>x</math:mi>
              <math:mo math:stretchy="false">)</math:mo>
            </math:mrow>
            <math:mi math:fontstyle="italic">dx</math:mi>
          </math:mrow>
        </math:mrow>
        <math:mo math:stretchy="false">=</math:mo>
        <math:msub>
          <math:mo math:stretchy="false">δ</math:mo>
          <math:mrow>
            <math:mi>i</math:mi>
            <math:mi>j</math:mi>
          </math:mrow>
        </math:msub>
      </math:mrow>
      <math:msub>
        <math:mo math:stretchy="false">δ</math:mo>
        <math:mrow>
          <math:mi>l</math:mi>
          <math:mi>m</math:mi>
        </math:mrow>
      </math:msub>
    </math:mrow>
    <math:annotation math:encoding="StarMath 5.0">int from {- infinity} to infinity { %phi_{i l}^n (x) %phi_{j m}^n (x) dx } = %delta_{i j} %delta_{l m}</math:annotation>
  </math:semantics>
</math:math>
</file>

<file path=Object 13/content.xml><?xml version="1.0" encoding="utf-8"?>
<!DOCTYPE math  PUBLIC '-//OpenOffice.org//DTD Modified W3C MathML 1.01//EN'  'math.dtd'>
<math:math xmlns:math="http://www.w3.org/1998/Math/MathML">
  <math:semantics>
    <math:mtable>
      <math:mtr>
        <math:mtd>
          <math:mrow>
            <math:mrow>
              <math:msub>
                <math:mo math:stretchy="false">φ</math:mo>
                <math:mi>i</math:mi>
              </math:msub>
              <math:mrow>
                <math:mo math:stretchy="false">(</math:mo>
                <math:mi>x</math:mi>
                <math:mo math:stretchy="false">)</math:mo>
              </math:mrow>
            </math:mrow>
          </math:mrow>
        </math:mtd>
        <math:mtd>
          <math:mtext>=</math:mtext>
        </math:mtd>
        <math:mtd>
          <math:mrow>
            <math:msqrt>
              <math:mn>2</math:mn>
            </math:msqrt>
            <math:mrow>
              <math:munderover>
                <math:mo math:stretchy="false">∑</math:mo>
                <math:mrow>
                  <math:mi>j</math:mi>
                  <math:mo math:stretchy="false">=</math:mo>
                  <math:mn>0</math:mn>
                </math:mrow>
                <math:mrow>
                  <math:mi>k</math:mi>
                  <math:mo math:stretchy="false">−</math:mo>
                  <math:mn>1</math:mn>
                </math:mrow>
              </math:munderover>
              <math:mfenced math:open="" math:close="">
                <math:mrow>
                  <math:msubsup>
                    <math:mi>h</math:mi>
                    <math:mrow>
                      <math:mi>i</math:mi>
                      <math:mi>j</math:mi>
                    </math:mrow>
                    <math:mrow>
                      <math:mo math:stretchy="false">(</math:mo>
                      <math:mn>0</math:mn>
                      <math:mo math:stretchy="false">)</math:mo>
                    </math:mrow>
                  </math:msubsup>
                  <math:msub>
                    <math:mo math:stretchy="false">φ</math:mo>
                    <math:mi>j</math:mi>
                  </math:msub>
                  <math:mrow>
                    <math:mrow>
                      <math:mo math:stretchy="false">(</math:mo>
                      <math:mrow>
                        <math:mn>2</math:mn>
                        <math:mi>x</math:mi>
                      </math:mrow>
                      <math:mo math:stretchy="false">)</math:mo>
                    </math:mrow>
                    <math:mo math:stretchy="false">+</math:mo>
                    <math:msubsup>
                      <math:mi>h</math:mi>
                      <math:mrow>
                        <math:mi>i</math:mi>
                        <math:mi>j</math:mi>
                      </math:mrow>
                      <math:mrow>
                        <math:mo math:stretchy="false">(</math:mo>
                        <math:mn>1</math:mn>
                        <math:mo math:stretchy="false">)</math:mo>
                      </math:mrow>
                    </math:msubsup>
                  </math:mrow>
                  <math:msub>
                    <math:mo math:stretchy="false">φ</math:mo>
                    <math:mi>j</math:mi>
                  </math:msub>
                  <math:mrow>
                    <math:mo math:stretchy="false">(</math:mo>
                    <math:mrow>
                      <math:mn>2</math:mn>
                      <math:mrow>
                        <math:mi>x</math:mi>
                        <math:mo math:stretchy="false">−</math:mo>
                        <math:mn>1</math:mn>
                      </math:mrow>
                    </math:mrow>
                    <math:mo math:stretchy="false">)</math:mo>
                  </math:mrow>
                </math:mrow>
              </math:mfenced>
            </math:mrow>
          </math:mrow>
        </math:mtd>
      </math:mtr>
      <math:mtr>
        <math:mtd>
          <math:mrow>
            <math:msubsup>
              <math:mo math:stretchy="false">φ</math:mo>
              <math:mrow>
                <math:mi>i</math:mi>
                <math:mi>l</math:mi>
              </math:mrow>
              <math:mi>n</math:mi>
            </math:msubsup>
            <math:mrow>
              <math:mo math:stretchy="false">(</math:mo>
              <math:mi>x</math:mi>
              <math:mo math:stretchy="false">)</math:mo>
            </math:mrow>
          </math:mrow>
        </math:mtd>
        <math:mtd>
          <math:mtext>=</math:mtext>
        </math:mtd>
        <math:mtd>
          <math:mrow>
            <math:mrow>
              <math:munderover>
                <math:mo math:stretchy="false">∑</math:mo>
                <math:mrow>
                  <math:mi>j</math:mi>
                  <math:mo math:stretchy="false">=</math:mo>
                  <math:mn>0</math:mn>
                </math:mrow>
                <math:mrow>
                  <math:mi>k</math:mi>
                  <math:mo math:stretchy="false">−</math:mo>
                  <math:mn>1</math:mn>
                </math:mrow>
              </math:munderover>
              <math:mfenced math:open="" math:close="">
                <math:mrow>
                  <math:msubsup>
                    <math:mi>h</math:mi>
                    <math:mrow>
                      <math:mi>i</math:mi>
                      <math:mi>j</math:mi>
                    </math:mrow>
                    <math:mrow>
                      <math:mo math:stretchy="false">(</math:mo>
                      <math:mn>0</math:mn>
                      <math:mo math:stretchy="false">)</math:mo>
                    </math:mrow>
                  </math:msubsup>
                  <math:msubsup>
                    <math:mo math:stretchy="false">φ</math:mo>
                    <math:mrow>
                      <math:mi>j</math:mi>
                      <math:mn>2</math:mn>
                      <math:mi>l</math:mi>
                    </math:mrow>
                    <math:mrow>
                      <math:mi>n</math:mi>
                      <math:mo math:stretchy="false">+</math:mo>
                      <math:mn>1</math:mn>
                    </math:mrow>
                  </math:msubsup>
                  <math:mrow>
                    <math:mrow>
                      <math:mo math:stretchy="false">(</math:mo>
                      <math:mi>x</math:mi>
                      <math:mo math:stretchy="false">)</math:mo>
                    </math:mrow>
                    <math:mo math:stretchy="false">+</math:mo>
                    <math:msubsup>
                      <math:mi>h</math:mi>
                      <math:mrow>
                        <math:mi>i</math:mi>
                        <math:mi>j</math:mi>
                      </math:mrow>
                      <math:mrow>
                        <math:mo math:stretchy="false">(</math:mo>
                        <math:mn>1</math:mn>
                        <math:mo math:stretchy="false">)</math:mo>
                      </math:mrow>
                    </math:msubsup>
                  </math:mrow>
                  <math:msubsup>
                    <math:mo math:stretchy="false">φ</math:mo>
                    <math:mrow>
                      <math:mi>j</math:mi>
                      <math:mn>2</math:mn>
                      <math:mrow>
                        <math:mi>l</math:mi>
                        <math:mo math:stretchy="false">+</math:mo>
                        <math:mn>1</math:mn>
                      </math:mrow>
                    </math:mrow>
                    <math:mrow>
                      <math:mi>n</math:mi>
                      <math:mo math:stretchy="false">+</math:mo>
                      <math:mn>1</math:mn>
                    </math:mrow>
                  </math:msubsup>
                  <math:mrow>
                    <math:mo math:stretchy="false">(</math:mo>
                    <math:mi>x</math:mi>
                    <math:mo math:stretchy="false">)</math:mo>
                  </math:mrow>
                </math:mrow>
              </math:mfenced>
            </math:mrow>
          </math:mrow>
        </math:mtd>
      </math:mtr>
    </math:mtable>
    <math:annotation math:encoding="StarMath 5.0">matrix {
 alignr %phi_i (x) # "=" #  sqrt 2 sum from {j = 0}  to {k - 1} left ( h_{i j}^{(0)} %phi_j
 (2 x) + h_{i j}^{(1)} %phi_j (2 x - 1) right )  ##
 %phi_{i l}^n (x) # "=" # alignl sum from {j = 0} to {k - 1} left ( h_{i j}^{(0)} %phi_{j 2
 l}^{n + 1} (x) + h_{i j}^{(1)} %phi_{j 2 l + 1}^{n + 1} (x) right )
 }    </math:annotation>
  </math:semantics>
</math:math>
</file>

<file path=Object 14/content.xml><?xml version="1.0" encoding="utf-8"?>
<!DOCTYPE math  PUBLIC '-//OpenOffice.org//DTD Modified W3C MathML 1.01//EN'  'math.dtd'>
<math:math xmlns:math="http://www.w3.org/1998/Math/MathML">
  <math:semantics>
    <math:msup>
      <math:mi>H</math:mi>
      <math:mrow>
        <math:mo math:stretchy="false">(</math:mo>
        <math:mn>0</math:mn>
        <math:mo math:stretchy="false">)</math:mo>
      </math:mrow>
    </math:msup>
    <math:annotation math:encoding="StarMath 5.0">H^{(0)}</math:annotation>
  </math:semantics>
</math:math>
</file>

<file path=Object 15/content.xml><?xml version="1.0" encoding="utf-8"?>
<!DOCTYPE math  PUBLIC '-//OpenOffice.org//DTD Modified W3C MathML 1.01//EN'  'math.dtd'>
<math:math xmlns:math="http://www.w3.org/1998/Math/MathML">
  <math:semantics>
    <math:msup>
      <math:mi>H</math:mi>
      <math:mrow>
        <math:mo math:stretchy="false">(</math:mo>
        <math:mn>1</math:mn>
        <math:mo math:stretchy="false">)</math:mo>
      </math:mrow>
    </math:msup>
    <math:annotation math:encoding="StarMath 5.0">H^{(1)}</math:annotation>
  </math:semantics>
</math:math>
</file>

<file path=Object 16/content.xml><?xml version="1.0" encoding="utf-8"?>
<!DOCTYPE math  PUBLIC '-//OpenOffice.org//DTD Modified W3C MathML 1.01//EN'  'math.dtd'>
<math:math xmlns:math="http://www.w3.org/1998/Math/MathML">
  <math:semantics>
    <math:mrow>
      <math:msubsup>
        <math:mi>V</math:mi>
        <math:mi>n</math:mi>
        <math:mi>k</math:mi>
      </math:msubsup>
      <math:mo math:stretchy="false">=</math:mo>
      <math:mrow>
        <math:mrow>
          <math:mrow>
            <math:msubsup>
              <math:mi>V</math:mi>
              <math:mn>0</math:mn>
              <math:mi>k</math:mi>
            </math:msubsup>
            <math:mo math:stretchy="false">+</math:mo>
            <math:mfenced math:open="" math:close="">
              <math:mrow>
                <math:msubsup>
                  <math:mi>V</math:mi>
                  <math:mn>1</math:mn>
                  <math:mi>k</math:mi>
                </math:msubsup>
                <math:mo math:stretchy="false">−</math:mo>
                <math:msubsup>
                  <math:mi>V</math:mi>
                  <math:mn>0</math:mn>
                  <math:mi>k</math:mi>
                </math:msubsup>
              </math:mrow>
            </math:mfenced>
          </math:mrow>
          <math:mo math:stretchy="false">+</math:mo>
          <math:mo math:stretchy="false">⋯</math:mo>
        </math:mrow>
        <math:mo math:stretchy="false">+</math:mo>
        <math:mfenced math:open="" math:close="">
          <math:mrow>
            <math:msubsup>
              <math:mi>V</math:mi>
              <math:mi>n</math:mi>
              <math:mi>k</math:mi>
            </math:msubsup>
            <math:mo math:stretchy="false">−</math:mo>
            <math:msubsup>
              <math:mi>V</math:mi>
              <math:mrow>
                <math:mi>n</math:mi>
                <math:mo math:stretchy="false">−</math:mo>
                <math:mn>1</math:mn>
              </math:mrow>
              <math:mi>k</math:mi>
            </math:msubsup>
          </math:mrow>
        </math:mfenced>
      </math:mrow>
    </math:mrow>
    <math:annotation math:encoding="StarMath 5.0">V_n^k = V_0^k +  left ( V_1^k - V_0^k right ) + dotsaxis + left ( V_n^k - V_{n - 1}^k right ) </math:annotation>
  </math:semantics>
</math:math>
</file>

<file path=Object 17/content.xml><?xml version="1.0" encoding="utf-8"?>
<!DOCTYPE math  PUBLIC '-//OpenOffice.org//DTD Modified W3C MathML 1.01//EN'  'math.dtd'>
<math:math xmlns:math="http://www.w3.org/1998/Math/MathML">
  <math:semantics>
    <math:msubsup>
      <math:mi>W</math:mi>
      <math:mi>n</math:mi>
      <math:mi>k</math:mi>
    </math:msubsup>
    <math:annotation math:encoding="StarMath 5.0">W_n^k</math:annotation>
  </math:semantics>
</math:math>
</file>

<file path=Object 18/content.xml><?xml version="1.0" encoding="utf-8"?>
<!DOCTYPE math  PUBLIC '-//OpenOffice.org//DTD Modified W3C MathML 1.01//EN'  'math.dtd'>
<math:math xmlns:math="http://www.w3.org/1998/Math/MathML">
  <math:semantics>
    <math:mrow>
      <math:msubsup>
        <math:mi>V</math:mi>
        <math:mrow>
          <math:mi>n</math:mi>
          <math:mo math:stretchy="false">+</math:mo>
          <math:mn>1</math:mn>
        </math:mrow>
        <math:mi>k</math:mi>
      </math:msubsup>
      <math:mo math:stretchy="false">=</math:mo>
      <math:mrow>
        <math:msubsup>
          <math:mi>V</math:mi>
          <math:mi>n</math:mi>
          <math:mi>k</math:mi>
        </math:msubsup>
        <math:mo math:stretchy="false">⊕</math:mo>
        <math:msubsup>
          <math:mi>W</math:mi>
          <math:mi>n</math:mi>
          <math:mi>k</math:mi>
        </math:msubsup>
      </math:mrow>
    </math:mrow>
    <math:annotation math:encoding="StarMath 5.0">V_{n + 1}^k = V_n^k oplus W_n^k</math:annotation>
  </math:semantics>
</math:math>
</file>

<file path=Object 19/content.xml><?xml version="1.0" encoding="utf-8"?>
<!DOCTYPE math  PUBLIC '-//OpenOffice.org//DTD Modified W3C MathML 1.01//EN'  'math.dtd'>
<math:math xmlns:math="http://www.w3.org/1998/Math/MathML">
  <math:semantics>
    <math:msubsup>
      <math:mi>W</math:mi>
      <math:mi>n</math:mi>
      <math:mi>k</math:mi>
    </math:msubsup>
    <math:annotation math:encoding="StarMath 5.0">W_n^k</math:annotation>
  </math:semantics>
</math:math>
</file>

<file path=Object 2/content.xml><?xml version="1.0" encoding="utf-8"?>
<!DOCTYPE math  PUBLIC '-//OpenOffice.org//DTD Modified W3C MathML 1.01//EN'  'math.dtd'>
<math:math xmlns:math="http://www.w3.org/1998/Math/MathML">
  <math:semantics>
    <math:mrow>
      <math:mo math:stretchy="false">φ</math:mo>
      <math:mrow>
        <math:mrow>
          <math:mo math:stretchy="false">(</math:mo>
          <math:mi>x</math:mi>
          <math:mo math:stretchy="false">)</math:mo>
        </math:mrow>
        <math:mo math:stretchy="false">=</math:mo>
        <math:mrow>
          <math:mo math:stretchy="true">{</math:mo>
          <math:mtable>
            <math:mtr>
              <math:mtd>
                <math:mrow>
                  <math:msqrt>
                    <math:mrow>
                      <math:mn>2</math:mn>
                      <math:mrow>
                        <math:mi>i</math:mi>
                        <math:mo math:stretchy="false">+</math:mo>
                        <math:mn>1</math:mn>
                      </math:mrow>
                    </math:mrow>
                  </math:msqrt>
                  <math:mi>P</math:mi>
                  <math:mrow>
                    <math:mo math:stretchy="false">(</math:mo>
                    <math:mrow>
                      <math:mn>2</math:mn>
                      <math:mrow>
                        <math:mi>x</math:mi>
                        <math:mo math:stretchy="false">−</math:mo>
                        <math:mn>1</math:mn>
                      </math:mrow>
                    </math:mrow>
                    <math:mo math:stretchy="false">)</math:mo>
                  </math:mrow>
                </math:mrow>
              </math:mtd>
              <math:mtd>
                <math:mrow>
                  <math:mrow>
                    <math:mn>0</math:mn>
                    <math:mo math:stretchy="false">≤</math:mo>
                    <math:mi>x</math:mi>
                  </math:mrow>
                  <math:mo math:stretchy="false">≤</math:mo>
                  <math:mn>1</math:mn>
                </math:mrow>
              </math:mtd>
            </math:mtr>
            <math:mtr>
              <math:mtd>
                <math:mn>0</math:mn>
              </math:mtd>
              <math:mtd>
                <math:mstyle math:fontstyle="normal">
                  <math:mrow>
                    <math:mi>otherwise</math:mi>
                  </math:mrow>
                </math:mstyle>
              </math:mtd>
            </math:mtr>
          </math:mtable>
        </math:mrow>
      </math:mrow>
    </math:mrow>
    <math:annotation math:encoding="StarMath 5.0">%phi(x) = left lbrace matrix { sqrt{2 i + 1} P (2 x - 1) # 0 &lt;= x &lt;= 1 ## 0 # nitalic otherwise } right none


</math:annotation>
  </math:semantics>
</math:math>
</file>

<file path=Object 20/content.xml><?xml version="1.0" encoding="utf-8"?>
<!DOCTYPE math  PUBLIC '-//OpenOffice.org//DTD Modified W3C MathML 1.01//EN'  'math.dtd'>
<math:math xmlns:math="http://www.w3.org/1998/Math/MathML">
  <math:semantics>
    <math:msubsup>
      <math:mi>V</math:mi>
      <math:mi>n</math:mi>
      <math:mi>k</math:mi>
    </math:msubsup>
    <math:annotation math:encoding="StarMath 5.0">V_n^k</math:annotation>
  </math:semantics>
</math:math>
</file>

<file path=Object 21/content.xml><?xml version="1.0" encoding="utf-8"?>
<!DOCTYPE math  PUBLIC '-//OpenOffice.org//DTD Modified W3C MathML 1.01//EN'  'math.dtd'>
<math:math xmlns:math="http://www.w3.org/1998/Math/MathML">
  <math:semantics>
    <math:mtable>
      <math:mtr>
        <math:mtd>
          <math:mrow>
            <math:msub>
              <math:mo math:stretchy="false">ψ</math:mo>
              <math:mi>i</math:mi>
            </math:msub>
            <math:mrow>
              <math:mo math:stretchy="false">(</math:mo>
              <math:mi>x</math:mi>
              <math:mo math:stretchy="false">)</math:mo>
            </math:mrow>
          </math:mrow>
        </math:mtd>
        <math:mtd>
          <math:mtext>=</math:mtext>
        </math:mtd>
        <math:mtd>
          <math:mrow>
            <math:msqrt>
              <math:mn>2</math:mn>
            </math:msqrt>
            <math:mrow>
              <math:msubsup>
                <math:mo math:stretchy="false">∑</math:mo>
                <math:mrow>
                  <math:mi>j</math:mi>
                  <math:mo math:stretchy="false">=</math:mo>
                  <math:mn>0</math:mn>
                </math:mrow>
                <math:mrow>
                  <math:mi>k</math:mi>
                  <math:mo math:stretchy="false">−</math:mo>
                  <math:mn>1</math:mn>
                </math:mrow>
              </math:msubsup>
              <math:mfenced math:open="" math:close="">
                <math:mrow>
                  <math:msubsup>
                    <math:mi>g</math:mi>
                    <math:mrow>
                      <math:mi>i</math:mi>
                      <math:mi>j</math:mi>
                    </math:mrow>
                    <math:mrow>
                      <math:mo math:stretchy="false">(</math:mo>
                      <math:mn>0</math:mn>
                      <math:mo math:stretchy="false">)</math:mo>
                    </math:mrow>
                  </math:msubsup>
                  <math:msub>
                    <math:mo math:stretchy="false">φ</math:mo>
                    <math:mi>j</math:mi>
                  </math:msub>
                  <math:mrow>
                    <math:mrow>
                      <math:mo math:stretchy="false">(</math:mo>
                      <math:mrow>
                        <math:mn>2</math:mn>
                        <math:mi>x</math:mi>
                      </math:mrow>
                      <math:mo math:stretchy="false">)</math:mo>
                    </math:mrow>
                    <math:mo math:stretchy="false">+</math:mo>
                    <math:msubsup>
                      <math:mi>g</math:mi>
                      <math:mrow>
                        <math:mi>i</math:mi>
                        <math:mi>j</math:mi>
                      </math:mrow>
                      <math:mrow>
                        <math:mo math:stretchy="false">(</math:mo>
                        <math:mn>1</math:mn>
                        <math:mo math:stretchy="false">)</math:mo>
                      </math:mrow>
                    </math:msubsup>
                  </math:mrow>
                  <math:msub>
                    <math:mo math:stretchy="false">φ</math:mo>
                    <math:mi>j</math:mi>
                  </math:msub>
                  <math:mrow>
                    <math:mo math:stretchy="false">(</math:mo>
                    <math:mrow>
                      <math:mn>2</math:mn>
                      <math:mrow>
                        <math:mi>x</math:mi>
                        <math:mo math:stretchy="false">−</math:mo>
                        <math:mn>1</math:mn>
                      </math:mrow>
                    </math:mrow>
                    <math:mo math:stretchy="false">)</math:mo>
                  </math:mrow>
                </math:mrow>
              </math:mfenced>
            </math:mrow>
          </math:mrow>
        </math:mtd>
      </math:mtr>
      <math:mtr>
        <math:mtd>
          <math:mrow>
            <math:msubsup>
              <math:mo math:stretchy="false">ψ</math:mo>
              <math:mrow>
                <math:mi>i</math:mi>
                <math:mi>l</math:mi>
              </math:mrow>
              <math:mi>n</math:mi>
            </math:msubsup>
            <math:mrow>
              <math:mo math:stretchy="false">(</math:mo>
              <math:mi>x</math:mi>
              <math:mo math:stretchy="false">)</math:mo>
            </math:mrow>
          </math:mrow>
        </math:mtd>
        <math:mtd>
          <math:mtext>=</math:mtext>
        </math:mtd>
        <math:mtd>
          <math:mrow>
            <math:mrow>
              <math:msubsup>
                <math:mo math:stretchy="false">∑</math:mo>
                <math:mrow>
                  <math:mi>j</math:mi>
                  <math:mo math:stretchy="false">=</math:mo>
                  <math:mn>0</math:mn>
                </math:mrow>
                <math:mrow>
                  <math:mi>k</math:mi>
                  <math:mo math:stretchy="false">−</math:mo>
                  <math:mn>1</math:mn>
                </math:mrow>
              </math:msubsup>
              <math:mfenced math:open="" math:close="">
                <math:mrow>
                  <math:msubsup>
                    <math:mi>g</math:mi>
                    <math:mrow>
                      <math:mi>i</math:mi>
                      <math:mi>j</math:mi>
                    </math:mrow>
                    <math:mrow>
                      <math:mo math:stretchy="false">(</math:mo>
                      <math:mn>0</math:mn>
                      <math:mo math:stretchy="false">)</math:mo>
                    </math:mrow>
                  </math:msubsup>
                  <math:msubsup>
                    <math:mo math:stretchy="false">φ</math:mo>
                    <math:mrow>
                      <math:mi>j</math:mi>
                      <math:mn>2</math:mn>
                      <math:mi>l</math:mi>
                    </math:mrow>
                    <math:mrow>
                      <math:mi>n</math:mi>
                      <math:mo math:stretchy="false">+</math:mo>
                      <math:mn>1</math:mn>
                    </math:mrow>
                  </math:msubsup>
                  <math:mrow>
                    <math:mrow>
                      <math:mo math:stretchy="false">(</math:mo>
                      <math:mi>x</math:mi>
                      <math:mo math:stretchy="false">)</math:mo>
                    </math:mrow>
                    <math:mo math:stretchy="false">+</math:mo>
                    <math:msubsup>
                      <math:mi>g</math:mi>
                      <math:mrow>
                        <math:mi>i</math:mi>
                        <math:mi>j</math:mi>
                      </math:mrow>
                      <math:mrow>
                        <math:mo math:stretchy="false">(</math:mo>
                        <math:mn>1</math:mn>
                        <math:mo math:stretchy="false">)</math:mo>
                      </math:mrow>
                    </math:msubsup>
                  </math:mrow>
                  <math:msubsup>
                    <math:mo math:stretchy="false">φ</math:mo>
                    <math:mrow>
                      <math:mi>j</math:mi>
                      <math:mn>2</math:mn>
                      <math:mrow>
                        <math:mi>l</math:mi>
                        <math:mo math:stretchy="false">+</math:mo>
                        <math:mn>1</math:mn>
                      </math:mrow>
                    </math:mrow>
                    <math:mrow>
                      <math:mi>n</math:mi>
                      <math:mo math:stretchy="false">+</math:mo>
                      <math:mn>1</math:mn>
                    </math:mrow>
                  </math:msubsup>
                  <math:mrow>
                    <math:mo math:stretchy="false">(</math:mo>
                    <math:mi>x</math:mi>
                    <math:mo math:stretchy="false">)</math:mo>
                  </math:mrow>
                </math:mrow>
              </math:mfenced>
            </math:mrow>
          </math:mrow>
        </math:mtd>
      </math:mtr>
    </math:mtable>
    <math:annotation math:encoding="StarMath 5.0">matrix { %psi_i (x) # "=" # sqrt{2} sum _{j = 0}^{k - 1} left ( g_{i j}^{(0)} %phi_j
 (2 x) + g_{i j}^{(1)} %phi_j (2 x - 1) right )  ##
 %psi_{i l}^n (x) # "=" # alignl sum _{j = 0}^{k - 1} left ( g_{i j}^{(0)} %phi_{j 2
 l}^{n + 1} (x) + g_{i j}^{(1)} %phi_{j 2 l + 1}^{n + 1} (x) right ) }</math:annotation>
  </math:semantics>
</math:math>
</file>

<file path=Object 22/content.xml><?xml version="1.0" encoding="utf-8"?>
<!DOCTYPE math  PUBLIC '-//OpenOffice.org//DTD Modified W3C MathML 1.01//EN'  'math.dtd'>
<math:math xmlns:math="http://www.w3.org/1998/Math/MathML">
  <math:semantics>
    <math:msup>
      <math:mi>G</math:mi>
      <math:mrow>
        <math:mo math:stretchy="false">(</math:mo>
        <math:mn>0</math:mn>
        <math:mo math:stretchy="false">)</math:mo>
      </math:mrow>
    </math:msup>
    <math:annotation math:encoding="StarMath 5.0">G^{(0)}</math:annotation>
  </math:semantics>
</math:math>
</file>

<file path=Object 23/content.xml><?xml version="1.0" encoding="utf-8"?>
<!DOCTYPE math  PUBLIC '-//OpenOffice.org//DTD Modified W3C MathML 1.01//EN'  'math.dtd'>
<math:math xmlns:math="http://www.w3.org/1998/Math/MathML">
  <math:semantics>
    <math:msup>
      <math:mi>G</math:mi>
      <math:mrow>
        <math:mo math:stretchy="false">(</math:mo>
        <math:mn>1</math:mn>
        <math:mo math:stretchy="false">)</math:mo>
      </math:mrow>
    </math:msup>
    <math:annotation math:encoding="StarMath 5.0">G^{(1)}</math:annotation>
  </math:semantics>
</math:math>
</file>

<file path=Object 24/content.xml><?xml version="1.0" encoding="utf-8"?>
<!DOCTYPE math  PUBLIC '-//OpenOffice.org//DTD Modified W3C MathML 1.01//EN'  'math.dtd'>
<math:math xmlns:math="http://www.w3.org/1998/Math/MathML">
  <math:semantics>
    <math:msubsup>
      <math:mi>V</math:mi>
      <math:mi>n</math:mi>
      <math:mi>k</math:mi>
    </math:msubsup>
    <math:annotation math:encoding="StarMath 5.0">V_n^k</math:annotation>
  </math:semantics>
</math:math>
</file>

<file path=Object 25/content.xml><?xml version="1.0" encoding="utf-8"?>
<!DOCTYPE math  PUBLIC '-//OpenOffice.org//DTD Modified W3C MathML 1.01//EN'  'math.dtd'>
<math:math xmlns:math="http://www.w3.org/1998/Math/MathML">
  <math:semantics>
    <math:mrow>
      <math:msubsup>
        <math:mi>V</math:mi>
        <math:mi>n</math:mi>
        <math:mi>k</math:mi>
      </math:msubsup>
      <math:mo math:stretchy="false">=</math:mo>
      <math:mrow>
        <math:mrow>
          <math:mrow>
            <math:mrow>
              <math:msubsup>
                <math:mi>V</math:mi>
                <math:mn>0</math:mn>
                <math:mi>k</math:mi>
              </math:msubsup>
              <math:mo math:stretchy="false">⊕</math:mo>
              <math:msubsup>
                <math:mi>W</math:mi>
                <math:mn>0</math:mn>
                <math:mi>k</math:mi>
              </math:msubsup>
            </math:mrow>
            <math:mo math:stretchy="false">⊕</math:mo>
            <math:msubsup>
              <math:mi>W</math:mi>
              <math:mn>1</math:mn>
              <math:mi>k</math:mi>
            </math:msubsup>
          </math:mrow>
          <math:mo math:stretchy="false">⊕</math:mo>
          <math:mo math:stretchy="false">⋯</math:mo>
        </math:mrow>
        <math:mo math:stretchy="false">⊕</math:mo>
        <math:msubsup>
          <math:mi>W</math:mi>
          <math:mrow>
            <math:mi>n</math:mi>
            <math:mo math:stretchy="false">−</math:mo>
            <math:mn>1</math:mn>
          </math:mrow>
          <math:mi>k</math:mi>
        </math:msubsup>
      </math:mrow>
    </math:mrow>
    <math:annotation math:encoding="StarMath 5.0">V_n^k = V_0^k oplus W_0^k oplus W_1^k oplus dotsaxis oplus W_{n - 1}^k</math:annotation>
  </math:semantics>
</math:math>
</file>

<file path=Object 26/content.xml><?xml version="1.0" encoding="utf-8"?>
<!DOCTYPE math  PUBLIC '-//OpenOffice.org//DTD Modified W3C MathML 1.01//EN'  'math.dtd'>
<math:math xmlns:math="http://www.w3.org/1998/Math/MathML">
  <math:semantics>
    <math:mrow>
      <math:msubsup>
        <math:mo math:stretchy="false">ψ</math:mo>
        <math:mrow>
          <math:mi>i</math:mi>
          <math:mi>l</math:mi>
        </math:mrow>
        <math:mi>n</math:mi>
      </math:msubsup>
      <math:mrow>
        <math:mrow>
          <math:mo math:stretchy="false">(</math:mo>
          <math:mi>x</math:mi>
          <math:mo math:stretchy="false">)</math:mo>
        </math:mrow>
        <math:mo math:stretchy="false">=</math:mo>
        <math:msup>
          <math:mn>2</math:mn>
          <math:mrow>
            <math:mi>n</math:mi>
            <math:mo math:stretchy="false">/</math:mo>
            <math:mn>2</math:mn>
          </math:mrow>
        </math:msup>
      </math:mrow>
      <math:msub>
        <math:mo math:stretchy="false">ψ</math:mo>
        <math:mi>i</math:mi>
      </math:msub>
      <math:mrow>
        <math:mo math:stretchy="false">(</math:mo>
        <math:mrow>
          <math:msup>
            <math:mn>2</math:mn>
            <math:mi>n</math:mi>
          </math:msup>
          <math:mrow>
            <math:mi>x</math:mi>
            <math:mo math:stretchy="false">−</math:mo>
            <math:mi>l</math:mi>
          </math:mrow>
        </math:mrow>
        <math:mo math:stretchy="false">)</math:mo>
      </math:mrow>
    </math:mrow>
    <math:annotation math:encoding="StarMath 5.0">%psi_{i l}^n (x) = 2^{n / 2} %psi_i (2^n x - l)</math:annotation>
  </math:semantics>
</math:math>
</file>

<file path=Object 27/content.xml><?xml version="1.0" encoding="utf-8"?>
<!DOCTYPE math  PUBLIC '-//OpenOffice.org//DTD Modified W3C MathML 1.01//EN'  'math.dtd'>
<math:math xmlns:math="http://www.w3.org/1998/Math/MathML">
  <math:semantics>
    <math:mtable>
      <math:mtr>
        <math:mtd>
          <math:mrow>
            <math:mrow>
              <math:mrow>
                <math:munderover>
                  <math:mo math:stretchy="false">∫</math:mo>
                  <math:mrow>
                    <math:mo math:stretchy="false">−</math:mo>
                    <math:mo math:stretchy="false">∞</math:mo>
                  </math:mrow>
                  <math:mo math:stretchy="false">∞</math:mo>
                </math:munderover>
                <math:msubsup>
                  <math:mo math:stretchy="false">ψ</math:mo>
                  <math:mrow>
                    <math:mi>i</math:mi>
                    <math:mi>l</math:mi>
                  </math:mrow>
                  <math:mi>n</math:mi>
                </math:msubsup>
              </math:mrow>
              <math:mrow>
                <math:mo math:stretchy="false">(</math:mo>
                <math:mi>x</math:mi>
                <math:mo math:stretchy="false">)</math:mo>
              </math:mrow>
              <math:msubsup>
                <math:mo math:stretchy="false">ψ</math:mo>
                <math:mrow>
                  <math:mi>i</math:mi>
                  <math:mi>'</math:mi>
                  <math:mi>l</math:mi>
                  <math:mi>'</math:mi>
                </math:mrow>
                <math:mrow>
                  <math:mi>n</math:mi>
                  <math:mi>'</math:mi>
                </math:mrow>
              </math:msubsup>
              <math:mrow>
                <math:mo math:stretchy="false">(</math:mo>
                <math:mi>x</math:mi>
                <math:mo math:stretchy="false">)</math:mo>
              </math:mrow>
              <math:mi math:fontstyle="italic">dx</math:mi>
            </math:mrow>
          </math:mrow>
        </math:mtd>
        <math:mtd>
          <math:mtext>=</math:mtext>
        </math:mtd>
        <math:mtd>
          <math:mrow>
            <math:msub>
              <math:mo math:stretchy="false">δ</math:mo>
              <math:mrow>
                <math:mi>n</math:mi>
                <math:mi>n</math:mi>
                <math:mi>'</math:mi>
              </math:mrow>
            </math:msub>
            <math:msub>
              <math:mo math:stretchy="false">δ</math:mo>
              <math:mrow>
                <math:mi>i</math:mi>
                <math:mi>i</math:mi>
                <math:mi>'</math:mi>
              </math:mrow>
            </math:msub>
            <math:msub>
              <math:mo math:stretchy="false">δ</math:mo>
              <math:mrow>
                <math:mi>l</math:mi>
                <math:mi>l</math:mi>
                <math:mi>'</math:mi>
              </math:mrow>
            </math:msub>
          </math:mrow>
        </math:mtd>
      </math:mtr>
      <math:mtr>
        <math:mtd>
          <math:mrow>
            <math:mrow>
              <math:mrow>
                <math:munderover>
                  <math:mo math:stretchy="false">∫</math:mo>
                  <math:mrow>
                    <math:mo math:stretchy="false">−</math:mo>
                    <math:mo math:stretchy="false">∞</math:mo>
                  </math:mrow>
                  <math:mo math:stretchy="false">∞</math:mo>
                </math:munderover>
                <math:msubsup>
                  <math:mo math:stretchy="false">ψ</math:mo>
                  <math:mrow>
                    <math:mi>i</math:mi>
                    <math:mi>l</math:mi>
                  </math:mrow>
                  <math:mi>n</math:mi>
                </math:msubsup>
              </math:mrow>
              <math:mrow>
                <math:mo math:stretchy="false">(</math:mo>
                <math:mi>x</math:mi>
                <math:mo math:stretchy="false">)</math:mo>
              </math:mrow>
              <math:msubsup>
                <math:mo math:stretchy="false">φ</math:mo>
                <math:mrow>
                  <math:mi>i</math:mi>
                  <math:mi>'</math:mi>
                  <math:mi>l</math:mi>
                  <math:mi>'</math:mi>
                </math:mrow>
                <math:mrow>
                  <math:mi>n</math:mi>
                  <math:mi>'</math:mi>
                </math:mrow>
              </math:msubsup>
              <math:mrow>
                <math:mo math:stretchy="false">(</math:mo>
                <math:mi>x</math:mi>
                <math:mo math:stretchy="false">)</math:mo>
              </math:mrow>
              <math:mi math:fontstyle="italic">dx</math:mi>
            </math:mrow>
          </math:mrow>
        </math:mtd>
        <math:mtd>
          <math:mtext>=</math:mtext>
        </math:mtd>
        <math:mtd>
          <math:mrow>
            <math:mrow>
              <math:msub>
                <math:mo math:stretchy="false">δ</math:mo>
                <math:mrow>
                  <math:mi>i</math:mi>
                  <math:mi>i</math:mi>
                  <math:mi>'</math:mi>
                </math:mrow>
              </math:msub>
              <math:msub>
                <math:mo math:stretchy="false">δ</math:mo>
                <math:mrow>
                  <math:mi>l</math:mi>
                  <math:mi>l</math:mi>
                  <math:mi>'</math:mi>
                </math:mrow>
              </math:msub>
            </math:mrow>
          </math:mrow>
        </math:mtd>
      </math:mtr>
    </math:mtable>
    <math:annotation math:encoding="StarMath 5.0">matrix { alignr int from {- infinity} to {infinity} %psi_{i l}^n (x) %psi_{i' l'}^{n'} (x) dx  # "=" # %delta_{n n'} %delta_{i i'} %delta_{l l'} ##
   alignr int from {- infinity} to {infinity} %psi_{i l}^n (x) %phi_{i' l'}^{n'} (x) dx # "=" #
   alignl %delta_{i i'} %delta_{l l'} }</math:annotation>
  </math:semantics>
</math:math>
</file>

<file path=Object 28/content.xml><?xml version="1.0" encoding="utf-8"?>
<!DOCTYPE math  PUBLIC '-//OpenOffice.org//DTD Modified W3C MathML 1.01//EN'  'math.dtd'>
<math:math xmlns:math="http://www.w3.org/1998/Math/MathML">
  <math:semantics>
    <math:mtable>
      <math:mtr>
        <math:mtd>
          <math:mrow>
            <math:mrow>
              <math:msup>
                <math:mi>f</math:mi>
                <math:mi>n</math:mi>
              </math:msup>
              <math:mrow>
                <math:mo math:stretchy="false">(</math:mo>
                <math:mi>x</math:mi>
                <math:mo math:stretchy="false">)</math:mo>
              </math:mrow>
            </math:mrow>
          </math:mrow>
        </math:mtd>
        <math:mtd>
          <math:mtext>=</math:mtext>
        </math:mtd>
        <math:mtd>
          <math:mrow>
            <math:mrow>
              <math:mrow>
                <math:munderover>
                  <math:mo math:stretchy="false">∑</math:mo>
                  <math:mrow>
                    <math:mi>l</math:mi>
                    <math:mo math:stretchy="false">=</math:mo>
                    <math:mn>0</math:mn>
                  </math:mrow>
                  <math:mrow>
                    <math:msup>
                      <math:mn>2</math:mn>
                      <math:mi>n</math:mi>
                    </math:msup>
                    <math:mo math:stretchy="false">−</math:mo>
                    <math:mn>1</math:mn>
                  </math:mrow>
                </math:munderover>
                <math:mrow>
                  <math:munderover>
                    <math:mo math:stretchy="false">∑</math:mo>
                    <math:mrow>
                      <math:mi>i</math:mi>
                      <math:mo math:stretchy="false">=</math:mo>
                      <math:mn>0</math:mn>
                    </math:mrow>
                    <math:mrow>
                      <math:mi>k</math:mi>
                      <math:mo math:stretchy="false">=</math:mo>
                      <math:mn>1</math:mn>
                    </math:mrow>
                  </math:munderover>
                  <math:msubsup>
                    <math:mi>s</math:mi>
                    <math:mrow>
                      <math:mi>i</math:mi>
                      <math:mi>l</math:mi>
                    </math:mrow>
                    <math:mi>n</math:mi>
                  </math:msubsup>
                </math:mrow>
              </math:mrow>
              <math:msubsup>
                <math:mo math:stretchy="false">φ</math:mo>
                <math:mrow>
                  <math:mi>i</math:mi>
                  <math:mi>l</math:mi>
                </math:mrow>
                <math:mi>n</math:mi>
              </math:msubsup>
              <math:mrow>
                <math:mo math:stretchy="false">(</math:mo>
                <math:mi>x</math:mi>
                <math:mo math:stretchy="false">)</math:mo>
              </math:mrow>
            </math:mrow>
          </math:mrow>
        </math:mtd>
      </math:mtr>
      <math:mtr>
        <math:mtd>
          <math:mrow>
            <math:msubsup>
              <math:mi>s</math:mi>
              <math:mrow>
                <math:mi>i</math:mi>
                <math:mi>l</math:mi>
              </math:mrow>
              <math:mi>n</math:mi>
            </math:msubsup>
          </math:mrow>
        </math:mtd>
        <math:mtd>
          <math:mtext>=</math:mtext>
        </math:mtd>
        <math:mtd>
          <math:mrow>
            <math:mrow>
              <math:mrow>
                <math:munderover>
                  <math:mo math:stretchy="false">∫</math:mo>
                  <math:mrow>
                    <math:mo math:stretchy="false">−</math:mo>
                    <math:mo math:stretchy="false">∞</math:mo>
                  </math:mrow>
                  <math:mo math:stretchy="false">∞</math:mo>
                </math:munderover>
                <math:mi>f</math:mi>
              </math:mrow>
              <math:mrow>
                <math:mo math:stretchy="false">(</math:mo>
                <math:mi>x</math:mi>
                <math:mo math:stretchy="false">)</math:mo>
              </math:mrow>
              <math:msubsup>
                <math:mo math:stretchy="false">φ</math:mo>
                <math:mrow>
                  <math:mi>i</math:mi>
                  <math:mi>l</math:mi>
                </math:mrow>
                <math:mi>n</math:mi>
              </math:msubsup>
              <math:mrow>
                <math:mo math:stretchy="false">(</math:mo>
                <math:mi>x</math:mi>
                <math:mo math:stretchy="false">)</math:mo>
              </math:mrow>
              <math:mi math:fontstyle="italic">dx</math:mi>
            </math:mrow>
          </math:mrow>
        </math:mtd>
      </math:mtr>
    </math:mtable>
    <math:annotation math:encoding="StarMath 5.0">matrix { alignr f^n (x) # "=" # alignl sum from {l = 0} to {2^n - 1} sum  from {i = 0} to {k = 1} s_{i l}^n %phi_{i
 l}^n (x)  ##
 alignr s_{i l}^n # "=" # alignl int from {- infinity} to {infinity} f (x) %phi_{i l}^n (x) dx }</math:annotation>
  </math:semantics>
</math:math>
</file>

<file path=Object 29/content.xml><?xml version="1.0" encoding="utf-8"?>
<!DOCTYPE math  PUBLIC '-//OpenOffice.org//DTD Modified W3C MathML 1.01//EN'  'math.dtd'>
<math:math xmlns:math="http://www.w3.org/1998/Math/MathML">
  <math:semantics>
    <math:mtable>
      <math:mtr>
        <math:mtd>
          <math:mrow>
            <math:mfenced math:open="" math:close="">
              <math:mtable>
                <math:mtr>
                  <math:mtd>
                    <math:mrow>
                      <math:mo math:stretchy="false">φ</math:mo>
                      <math:mrow>
                        <math:mo math:stretchy="false">(</math:mo>
                        <math:mi>x</math:mi>
                        <math:mo math:stretchy="false">)</math:mo>
                      </math:mrow>
                    </math:mrow>
                  </math:mtd>
                </math:mtr>
                <math:mtr>
                  <math:mtd>
                    <math:mrow>
                      <math:mo math:stretchy="false">ψ</math:mo>
                      <math:mrow>
                        <math:mo math:stretchy="false">(</math:mo>
                        <math:mi>x</math:mi>
                        <math:mo math:stretchy="false">)</math:mo>
                      </math:mrow>
                    </math:mrow>
                  </math:mtd>
                </math:mtr>
              </math:mtable>
            </math:mfenced>
          </math:mrow>
        </math:mtd>
        <math:mtd>
          <math:mtext>=</math:mtext>
        </math:mtd>
        <math:mtd>
          <math:mrow>
            <math:mrow>
              <math:msqrt>
                <math:mn>2</math:mn>
              </math:msqrt>
              <math:mfenced math:open="" math:close="">
                <math:mtable>
                  <math:mtr>
                    <math:mtd>
                      <math:msup>
                        <math:mi>H</math:mi>
                        <math:mrow>
                          <math:mo math:stretchy="false">(</math:mo>
                          <math:mn>0</math:mn>
                          <math:mo math:stretchy="false">)</math:mo>
                        </math:mrow>
                      </math:msup>
                    </math:mtd>
                    <math:mtd>
                      <math:msup>
                        <math:mi>H</math:mi>
                        <math:mrow>
                          <math:mo math:stretchy="false">(</math:mo>
                          <math:mn>1</math:mn>
                          <math:mo math:stretchy="false">)</math:mo>
                        </math:mrow>
                      </math:msup>
                    </math:mtd>
                  </math:mtr>
                  <math:mtr>
                    <math:mtd>
                      <math:msup>
                        <math:mi>G</math:mi>
                        <math:mrow>
                          <math:mo math:stretchy="false">(</math:mo>
                          <math:mn>0</math:mn>
                          <math:mo math:stretchy="false">)</math:mo>
                        </math:mrow>
                      </math:msup>
                    </math:mtd>
                    <math:mtd>
                      <math:msup>
                        <math:mi>G</math:mi>
                        <math:mrow>
                          <math:mo math:stretchy="false">(</math:mo>
                          <math:mn>1</math:mn>
                          <math:mo math:stretchy="false">)</math:mo>
                        </math:mrow>
                      </math:msup>
                    </math:mtd>
                  </math:mtr>
                </math:mtable>
              </math:mfenced>
              <math:mfenced math:open="" math:close="">
                <math:mtable>
                  <math:mtr>
                    <math:mtd>
                      <math:mrow>
                        <math:mo math:stretchy="false">φ</math:mo>
                        <math:mrow>
                          <math:mo math:stretchy="false">(</math:mo>
                          <math:mrow>
                            <math:mn>2</math:mn>
                            <math:mi>x</math:mi>
                          </math:mrow>
                          <math:mo math:stretchy="false">)</math:mo>
                        </math:mrow>
                      </math:mrow>
                    </math:mtd>
                  </math:mtr>
                  <math:mtr>
                    <math:mtd>
                      <math:mrow>
                        <math:mo math:stretchy="false">φ</math:mo>
                        <math:mrow>
                          <math:mo math:stretchy="false">(</math:mo>
                          <math:mrow>
                            <math:mn>2</math:mn>
                            <math:mrow>
                              <math:mi>x</math:mi>
                              <math:mo math:stretchy="false">−</math:mo>
                              <math:mn>1</math:mn>
                            </math:mrow>
                          </math:mrow>
                          <math:mo math:stretchy="false">)</math:mo>
                        </math:mrow>
                      </math:mrow>
                    </math:mtd>
                  </math:mtr>
                </math:mtable>
              </math:mfenced>
            </math:mrow>
          </math:mrow>
        </math:mtd>
      </math:mtr>
      <math:mtr>
        <math:mtd>
          <math:mrow>
            <math:mfenced math:open="" math:close="">
              <math:mtable>
                <math:mtr>
                  <math:mtd>
                    <math:mrow>
                      <math:msubsup>
                        <math:mo math:stretchy="false">φ</math:mo>
                        <math:mi>l</math:mi>
                        <math:mi>n</math:mi>
                      </math:msubsup>
                      <math:mrow>
                        <math:mo math:stretchy="false">(</math:mo>
                        <math:mi>x</math:mi>
                        <math:mo math:stretchy="false">)</math:mo>
                      </math:mrow>
                    </math:mrow>
                  </math:mtd>
                </math:mtr>
                <math:mtr>
                  <math:mtd>
                    <math:mrow>
                      <math:msubsup>
                        <math:mo math:stretchy="false">ψ</math:mo>
                        <math:mi>l</math:mi>
                        <math:mi>n</math:mi>
                      </math:msubsup>
                      <math:mrow>
                        <math:mo math:stretchy="false">(</math:mo>
                        <math:mi>x</math:mi>
                        <math:mo math:stretchy="false">)</math:mo>
                      </math:mrow>
                    </math:mrow>
                  </math:mtd>
                </math:mtr>
              </math:mtable>
            </math:mfenced>
          </math:mrow>
        </math:mtd>
        <math:mtd>
          <math:mtext>=</math:mtext>
        </math:mtd>
        <math:mtd>
          <math:mrow>
            <math:mrow>
              <math:mfenced math:open="" math:close="">
                <math:mtable>
                  <math:mtr>
                    <math:mtd>
                      <math:msup>
                        <math:mi>H</math:mi>
                        <math:mrow>
                          <math:mo math:stretchy="false">(</math:mo>
                          <math:mn>0</math:mn>
                          <math:mo math:stretchy="false">)</math:mo>
                        </math:mrow>
                      </math:msup>
                    </math:mtd>
                    <math:mtd>
                      <math:msup>
                        <math:mi>H</math:mi>
                        <math:mrow>
                          <math:mo math:stretchy="false">(</math:mo>
                          <math:mn>1</math:mn>
                          <math:mo math:stretchy="false">)</math:mo>
                        </math:mrow>
                      </math:msup>
                    </math:mtd>
                  </math:mtr>
                  <math:mtr>
                    <math:mtd>
                      <math:msup>
                        <math:mi>G</math:mi>
                        <math:mrow>
                          <math:mo math:stretchy="false">(</math:mo>
                          <math:mn>0</math:mn>
                          <math:mo math:stretchy="false">)</math:mo>
                        </math:mrow>
                      </math:msup>
                    </math:mtd>
                    <math:mtd>
                      <math:msup>
                        <math:mi>G</math:mi>
                        <math:mrow>
                          <math:mo math:stretchy="false">(</math:mo>
                          <math:mn>1</math:mn>
                          <math:mo math:stretchy="false">)</math:mo>
                        </math:mrow>
                      </math:msup>
                    </math:mtd>
                  </math:mtr>
                </math:mtable>
              </math:mfenced>
              <math:mfenced math:open="" math:close="">
                <math:mtable>
                  <math:mtr>
                    <math:mtd>
                      <math:mrow>
                        <math:msubsup>
                          <math:mo math:stretchy="false">φ</math:mo>
                          <math:mrow>
                            <math:mn>2</math:mn>
                            <math:mi>l</math:mi>
                          </math:mrow>
                          <math:mrow>
                            <math:mi>n</math:mi>
                            <math:mo math:stretchy="false">+</math:mo>
                            <math:mn>1</math:mn>
                          </math:mrow>
                        </math:msubsup>
                        <math:mrow>
                          <math:mo math:stretchy="false">(</math:mo>
                          <math:mi>x</math:mi>
                          <math:mo math:stretchy="false">)</math:mo>
                        </math:mrow>
                      </math:mrow>
                    </math:mtd>
                  </math:mtr>
                  <math:mtr>
                    <math:mtd>
                      <math:mrow>
                        <math:msubsup>
                          <math:mo math:stretchy="false">φ</math:mo>
                          <math:mrow>
                            <math:mn>2</math:mn>
                            <math:mrow>
                              <math:mi>l</math:mi>
                              <math:mo math:stretchy="false">+</math:mo>
                              <math:mn>1</math:mn>
                            </math:mrow>
                          </math:mrow>
                          <math:mrow>
                            <math:mi>n</math:mi>
                            <math:mo math:stretchy="false">+</math:mo>
                            <math:mn>1</math:mn>
                          </math:mrow>
                        </math:msubsup>
                        <math:mrow>
                          <math:mo math:stretchy="false">(</math:mo>
                          <math:mi>x</math:mi>
                          <math:mo math:stretchy="false">)</math:mo>
                        </math:mrow>
                      </math:mrow>
                    </math:mtd>
                  </math:mtr>
                </math:mtable>
              </math:mfenced>
            </math:mrow>
          </math:mrow>
        </math:mtd>
      </math:mtr>
    </math:mtable>
    <math:annotation math:encoding="StarMath 5.0">matrix {alignr 
left ( matrix {%phi(x) ## %psi(x)} right ) #"="#  
alignl sqrt{2}  left ( matrix{H^{(0)} # H^{(1)} ## G^{(0)} # G^{(1)} } right )  
left ( matrix {%phi (2 x) ## %phi (2 x - 1)} right ) ##
   alignr
   left ( matrix {%phi_l^n (x) ## %psi_l^n (x)} right ) #"="#   
alignl  left ( matrix{H^{(0)} # H^{(1)} ## G^{(0)} # G^{(1)} } right )  
left ( matrix {%phi_{2 l}^{n + 1} (x) ## %phi_{2 l + 1}^{n + 1} (x)} right ) }
</math:annotation>
  </math:semantics>
</math:math>
</file>

<file path=Object 3/content.xml><?xml version="1.0" encoding="utf-8"?>
<!DOCTYPE math  PUBLIC '-//OpenOffice.org//DTD Modified W3C MathML 1.01//EN'  'math.dtd'>
<math:math xmlns:math="http://www.w3.org/1998/Math/MathML">
  <math:semantics>
    <math:mrow>
      <math:mo math:stretchy="false">[</math:mo>
      <math:mrow>
        <math:mn>0,</math:mn>
        <math:mn>1</math:mn>
      </math:mrow>
      <math:mo math:stretchy="false">]</math:mo>
    </math:mrow>
    <math:annotation math:encoding="StarMath 5.0">[ 0, 1 ]
</math:annotation>
  </math:semantics>
</math:math>
</file>

<file path=Object 30/content.xml><?xml version="1.0" encoding="utf-8"?>
<!DOCTYPE math  PUBLIC '-//OpenOffice.org//DTD Modified W3C MathML 1.01//EN'  'math.dtd'>
<math:math xmlns:math="http://www.w3.org/1998/Math/MathML">
  <math:semantics>
    <math:mtable>
      <math:mtr>
        <math:mtd>
          <math:mrow>
            <math:mfenced math:open="" math:close="">
              <math:mtable>
                <math:mtr>
                  <math:mtd>
                    <math:mrow>
                      <math:mo math:stretchy="false">φ</math:mo>
                      <math:mrow>
                        <math:mo math:stretchy="false">(</math:mo>
                        <math:mrow>
                          <math:mn>2</math:mn>
                          <math:mi>x</math:mi>
                        </math:mrow>
                        <math:mo math:stretchy="false">)</math:mo>
                      </math:mrow>
                    </math:mrow>
                  </math:mtd>
                </math:mtr>
                <math:mtr>
                  <math:mtd>
                    <math:mrow>
                      <math:mo math:stretchy="false">φ</math:mo>
                      <math:mrow>
                        <math:mo math:stretchy="false">(</math:mo>
                        <math:mrow>
                          <math:mn>2</math:mn>
                          <math:mrow>
                            <math:mi>x</math:mi>
                            <math:mo math:stretchy="false">−</math:mo>
                            <math:mn>1</math:mn>
                          </math:mrow>
                        </math:mrow>
                        <math:mo math:stretchy="false">)</math:mo>
                      </math:mrow>
                    </math:mrow>
                  </math:mtd>
                </math:mtr>
              </math:mtable>
            </math:mfenced>
          </math:mrow>
        </math:mtd>
        <math:mtd>
          <math:mtext>=</math:mtext>
        </math:mtd>
        <math:mtd>
          <math:mrow>
            <math:mrow>
              <math:msqrt>
                <math:mn>2</math:mn>
              </math:msqrt>
              <math:msup>
                <math:mfenced math:open="" math:close="">
                  <math:mtable>
                    <math:mtr>
                      <math:mtd>
                        <math:msup>
                          <math:mi>H</math:mi>
                          <math:mrow>
                            <math:mo math:stretchy="false">(</math:mo>
                            <math:mn>0</math:mn>
                            <math:mo math:stretchy="false">)</math:mo>
                          </math:mrow>
                        </math:msup>
                      </math:mtd>
                      <math:mtd>
                        <math:msup>
                          <math:mi>H</math:mi>
                          <math:mrow>
                            <math:mo math:stretchy="false">(</math:mo>
                            <math:mn>1</math:mn>
                            <math:mo math:stretchy="false">)</math:mo>
                          </math:mrow>
                        </math:msup>
                      </math:mtd>
                    </math:mtr>
                    <math:mtr>
                      <math:mtd>
                        <math:msup>
                          <math:mi>G</math:mi>
                          <math:mrow>
                            <math:mo math:stretchy="false">(</math:mo>
                            <math:mn>0</math:mn>
                            <math:mo math:stretchy="false">)</math:mo>
                          </math:mrow>
                        </math:msup>
                      </math:mtd>
                      <math:mtd>
                        <math:msup>
                          <math:mi>G</math:mi>
                          <math:mrow>
                            <math:mo math:stretchy="false">(</math:mo>
                            <math:mn>1</math:mn>
                            <math:mo math:stretchy="false">)</math:mo>
                          </math:mrow>
                        </math:msup>
                      </math:mtd>
                    </math:mtr>
                  </math:mtable>
                </math:mfenced>
                <math:mi>T</math:mi>
              </math:msup>
              <math:mfenced math:open="" math:close="">
                <math:mtable>
                  <math:mtr>
                    <math:mtd>
                      <math:mrow>
                        <math:mo math:stretchy="false">φ</math:mo>
                        <math:mrow>
                          <math:mo math:stretchy="false">(</math:mo>
                          <math:mi>x</math:mi>
                          <math:mo math:stretchy="false">)</math:mo>
                        </math:mrow>
                      </math:mrow>
                    </math:mtd>
                  </math:mtr>
                  <math:mtr>
                    <math:mtd>
                      <math:mrow>
                        <math:mo math:stretchy="false">ψ</math:mo>
                        <math:mrow>
                          <math:mo math:stretchy="false">(</math:mo>
                          <math:mi>x</math:mi>
                          <math:mo math:stretchy="false">)</math:mo>
                        </math:mrow>
                      </math:mrow>
                    </math:mtd>
                  </math:mtr>
                </math:mtable>
              </math:mfenced>
            </math:mrow>
          </math:mrow>
        </math:mtd>
      </math:mtr>
      <math:mtr>
        <math:mtd>
          <math:mrow>
            <math:mfenced math:open="" math:close="">
              <math:mtable>
                <math:mtr>
                  <math:mtd>
                    <math:mrow>
                      <math:msubsup>
                        <math:mo math:stretchy="false">φ</math:mo>
                        <math:mrow>
                          <math:mn>2</math:mn>
                          <math:mi>l</math:mi>
                        </math:mrow>
                        <math:mrow>
                          <math:mi>n</math:mi>
                          <math:mo math:stretchy="false">+</math:mo>
                          <math:mn>1</math:mn>
                        </math:mrow>
                      </math:msubsup>
                      <math:mrow>
                        <math:mo math:stretchy="false">(</math:mo>
                        <math:mi>x</math:mi>
                        <math:mo math:stretchy="false">)</math:mo>
                      </math:mrow>
                    </math:mrow>
                  </math:mtd>
                </math:mtr>
                <math:mtr>
                  <math:mtd>
                    <math:mrow>
                      <math:msubsup>
                        <math:mo math:stretchy="false">ψ</math:mo>
                        <math:mrow>
                          <math:mn>2</math:mn>
                          <math:mrow>
                            <math:mi>l</math:mi>
                            <math:mo math:stretchy="false">+</math:mo>
                            <math:mn>1</math:mn>
                          </math:mrow>
                        </math:mrow>
                        <math:mrow>
                          <math:mi>n</math:mi>
                          <math:mo math:stretchy="false">+</math:mo>
                          <math:mn>1</math:mn>
                        </math:mrow>
                      </math:msubsup>
                      <math:mrow>
                        <math:mo math:stretchy="false">(</math:mo>
                        <math:mi>x</math:mi>
                        <math:mo math:stretchy="false">)</math:mo>
                      </math:mrow>
                    </math:mrow>
                  </math:mtd>
                </math:mtr>
              </math:mtable>
            </math:mfenced>
          </math:mrow>
        </math:mtd>
        <math:mtd>
          <math:mtext>=</math:mtext>
        </math:mtd>
        <math:mtd>
          <math:mrow>
            <math:mrow>
              <math:msup>
                <math:mfenced math:open="" math:close="">
                  <math:mtable>
                    <math:mtr>
                      <math:mtd>
                        <math:msup>
                          <math:mi>H</math:mi>
                          <math:mrow>
                            <math:mo math:stretchy="false">(</math:mo>
                            <math:mn>0</math:mn>
                            <math:mo math:stretchy="false">)</math:mo>
                          </math:mrow>
                        </math:msup>
                      </math:mtd>
                      <math:mtd>
                        <math:msup>
                          <math:mi>H</math:mi>
                          <math:mrow>
                            <math:mo math:stretchy="false">(</math:mo>
                            <math:mn>1</math:mn>
                            <math:mo math:stretchy="false">)</math:mo>
                          </math:mrow>
                        </math:msup>
                      </math:mtd>
                    </math:mtr>
                    <math:mtr>
                      <math:mtd>
                        <math:msup>
                          <math:mi>G</math:mi>
                          <math:mrow>
                            <math:mo math:stretchy="false">(</math:mo>
                            <math:mn>0</math:mn>
                            <math:mo math:stretchy="false">)</math:mo>
                          </math:mrow>
                        </math:msup>
                      </math:mtd>
                      <math:mtd>
                        <math:msup>
                          <math:mi>G</math:mi>
                          <math:mrow>
                            <math:mo math:stretchy="false">(</math:mo>
                            <math:mn>1</math:mn>
                            <math:mo math:stretchy="false">)</math:mo>
                          </math:mrow>
                        </math:msup>
                      </math:mtd>
                    </math:mtr>
                  </math:mtable>
                </math:mfenced>
                <math:mi>T</math:mi>
              </math:msup>
              <math:mfenced math:open="" math:close="">
                <math:mtable>
                  <math:mtr>
                    <math:mtd>
                      <math:mrow>
                        <math:msubsup>
                          <math:mo math:stretchy="false">φ</math:mo>
                          <math:mi>l</math:mi>
                          <math:mi>n</math:mi>
                        </math:msubsup>
                        <math:mrow>
                          <math:mo math:stretchy="false">(</math:mo>
                          <math:mi>x</math:mi>
                          <math:mo math:stretchy="false">)</math:mo>
                        </math:mrow>
                      </math:mrow>
                    </math:mtd>
                  </math:mtr>
                  <math:mtr>
                    <math:mtd>
                      <math:mrow>
                        <math:msubsup>
                          <math:mo math:stretchy="false">ψ</math:mo>
                          <math:mi>l</math:mi>
                          <math:mi>n</math:mi>
                        </math:msubsup>
                        <math:mrow>
                          <math:mo math:stretchy="false">(</math:mo>
                          <math:mi>x</math:mi>
                          <math:mo math:stretchy="false">)</math:mo>
                        </math:mrow>
                      </math:mrow>
                    </math:mtd>
                  </math:mtr>
                </math:mtable>
              </math:mfenced>
            </math:mrow>
          </math:mrow>
        </math:mtd>
      </math:mtr>
    </math:mtable>
    <math:annotation math:encoding="StarMath 5.0">matrix {
 alignr left ( matrix {%phi (2 x) ## %phi (2 x - 1)} right ) # "=" # 
    alignl sqrt{2} left ( matrix{H^{(0)} # H^{(1)} ## G^{(0)} # G^{(1)} } right )^T  
            left ( matrix{%phi (x) ##  %psi (x)} right ) ##
 alignr left ( matrix {%phi_{2 l}^{n + 1} (x) ## %psi_{2 l + 1}^{n + 1} (x)} right ) # "=" # 
     alignl  left ( matrix{H^{(0)} # H^{(1)} ## G^{(0)} # G^{(1)} } right )^T  
            left ( matrix{%phi_l^n (x) ##  %psi_l^n (x)} right ) }
            </math:annotation>
  </math:semantics>
</math:math>
</file>

<file path=Object 31/content.xml><?xml version="1.0" encoding="utf-8"?>
<!DOCTYPE math  PUBLIC '-//OpenOffice.org//DTD Modified W3C MathML 1.01//EN'  'math.dtd'>
<math:math xmlns:math="http://www.w3.org/1998/Math/MathML">
  <math:semantics>
    <math:msup>
      <math:mi>H</math:mi>
      <math:mrow>
        <math:mo math:stretchy="false">(</math:mo>
        <math:mn>0</math:mn>
        <math:mo math:stretchy="false">)</math:mo>
      </math:mrow>
    </math:msup>
    <math:annotation math:encoding="StarMath 5.0">H^{(0)}</math:annotation>
  </math:semantics>
</math:math>
</file>

<file path=Object 32/content.xml><?xml version="1.0" encoding="utf-8"?>
<!DOCTYPE math  PUBLIC '-//OpenOffice.org//DTD Modified W3C MathML 1.01//EN'  'math.dtd'>
<math:math xmlns:math="http://www.w3.org/1998/Math/MathML">
  <math:semantics>
    <math:msup>
      <math:mi>H</math:mi>
      <math:mrow>
        <math:mo math:stretchy="false">(</math:mo>
        <math:mn>1</math:mn>
        <math:mo math:stretchy="false">)</math:mo>
      </math:mrow>
    </math:msup>
    <math:annotation math:encoding="StarMath 5.0">H^{(1)}</math:annotation>
  </math:semantics>
</math:math>
</file>

<file path=Object 33/content.xml><?xml version="1.0" encoding="utf-8"?>
<!DOCTYPE math  PUBLIC '-//OpenOffice.org//DTD Modified W3C MathML 1.01//EN'  'math.dtd'>
<math:math xmlns:math="http://www.w3.org/1998/Math/MathML">
  <math:semantics>
    <math:msup>
      <math:mi>G</math:mi>
      <math:mrow>
        <math:mo math:stretchy="false">(</math:mo>
        <math:mn>0</math:mn>
        <math:mo math:stretchy="false">)</math:mo>
      </math:mrow>
    </math:msup>
    <math:annotation math:encoding="StarMath 5.0">G^{(0)}</math:annotation>
  </math:semantics>
</math:math>
</file>

<file path=Object 34/content.xml><?xml version="1.0" encoding="utf-8"?>
<!DOCTYPE math  PUBLIC '-//OpenOffice.org//DTD Modified W3C MathML 1.01//EN'  'math.dtd'>
<math:math xmlns:math="http://www.w3.org/1998/Math/MathML">
  <math:semantics>
    <math:msup>
      <math:mi>G</math:mi>
      <math:mrow>
        <math:mo math:stretchy="false">(</math:mo>
        <math:mn>1</math:mn>
        <math:mo math:stretchy="false">)</math:mo>
      </math:mrow>
    </math:msup>
    <math:annotation math:encoding="StarMath 5.0">G^{(1)}</math:annotation>
  </math:semantics>
</math:math>
</file>

<file path=Object 35/content.xml><?xml version="1.0" encoding="utf-8"?>
<!DOCTYPE math  PUBLIC '-//OpenOffice.org//DTD Modified W3C MathML 1.01//EN'  'math.dtd'>
<math:math xmlns:math="http://www.w3.org/1998/Math/MathML">
  <math:semantics>
    <math:mtable>
      <math:mtr>
        <math:mtd>
          <math:mrow>
            <math:msup>
              <math:mi>f</math:mi>
              <math:mi>n</math:mi>
            </math:msup>
            <math:mrow>
              <math:mo math:stretchy="false">(</math:mo>
              <math:mi>x</math:mi>
              <math:mo math:stretchy="false">)</math:mo>
            </math:mrow>
          </math:mrow>
        </math:mtd>
        <math:mtd>
          <math:mtext>=</math:mtext>
        </math:mtd>
        <math:mtd>
          <math:mrow>
            <math:mrow>
              <math:munderover>
                <math:mo math:stretchy="false">∑</math:mo>
                <math:mrow>
                  <math:mi>l</math:mi>
                  <math:mo math:stretchy="false">=</math:mo>
                  <math:mn>0</math:mn>
                </math:mrow>
                <math:mrow>
                  <math:msup>
                    <math:mn>2</math:mn>
                    <math:mi>n</math:mi>
                  </math:msup>
                  <math:mo math:stretchy="false">−</math:mo>
                  <math:mn>1</math:mn>
                </math:mrow>
              </math:munderover>
              <math:mrow>
                <math:msubsup>
                  <math:mi>s</math:mi>
                  <math:mi>l</math:mi>
                  <math:mi>n</math:mi>
                </math:msubsup>
                <math:msubsup>
                  <math:mo math:stretchy="false">φ</math:mo>
                  <math:mi>l</math:mi>
                  <math:mi>n</math:mi>
                </math:msubsup>
                <math:mrow>
                  <math:mo math:stretchy="false">(</math:mo>
                  <math:mi>x</math:mi>
                  <math:mo math:stretchy="false">)</math:mo>
                </math:mrow>
              </math:mrow>
            </math:mrow>
          </math:mrow>
        </math:mtd>
      </math:mtr>
      <math:mtr>
        <math:mtd>
          <math:mtext/>
        </math:mtd>
        <math:mtd>
          <math:mtext>=</math:mtext>
        </math:mtd>
        <math:mtd>
          <math:mrow>
            <math:mrow>
              <math:munderover>
                <math:mo math:stretchy="false">∑</math:mo>
                <math:mrow>
                  <math:mi>l</math:mi>
                  <math:mo math:stretchy="false">=</math:mo>
                  <math:mn>0</math:mn>
                </math:mrow>
                <math:mrow>
                  <math:msup>
                    <math:mn>2</math:mn>
                    <math:mrow>
                      <math:mi>n</math:mi>
                      <math:mo math:stretchy="false">−</math:mo>
                      <math:mn>1</math:mn>
                    </math:mrow>
                  </math:msup>
                  <math:mo math:stretchy="false">−</math:mo>
                  <math:mn>1</math:mn>
                </math:mrow>
              </math:munderover>
              <math:mrow>
                <math:msup>
                  <math:mfenced math:open="" math:close="">
                    <math:mtable>
                      <math:mtr>
                        <math:mtd>
                          <math:msubsup>
                            <math:mi>s</math:mi>
                            <math:mrow>
                              <math:mn>2</math:mn>
                              <math:mi>l</math:mi>
                            </math:mrow>
                            <math:mi>n</math:mi>
                          </math:msubsup>
                        </math:mtd>
                      </math:mtr>
                      <math:mtr>
                        <math:mtd>
                          <math:msubsup>
                            <math:mi>s</math:mi>
                            <math:mrow>
                              <math:mn>2</math:mn>
                              <math:mrow>
                                <math:mi>l</math:mi>
                                <math:mo math:stretchy="false">+</math:mo>
                                <math:mn>1</math:mn>
                              </math:mrow>
                            </math:mrow>
                            <math:mi>n</math:mi>
                          </math:msubsup>
                        </math:mtd>
                      </math:mtr>
                    </math:mtable>
                  </math:mfenced>
                  <math:mi>T</math:mi>
                </math:msup>
                <math:mfenced math:open="" math:close="">
                  <math:mtable>
                    <math:mtr>
                      <math:mtd>
                        <math:mrow>
                          <math:msubsup>
                            <math:mo math:stretchy="false">φ</math:mo>
                            <math:mrow>
                              <math:mn>2</math:mn>
                              <math:mi>l</math:mi>
                            </math:mrow>
                            <math:mi>n</math:mi>
                          </math:msubsup>
                          <math:mrow>
                            <math:mo math:stretchy="false">(</math:mo>
                            <math:mi>x</math:mi>
                            <math:mo math:stretchy="false">)</math:mo>
                          </math:mrow>
                        </math:mrow>
                      </math:mtd>
                    </math:mtr>
                    <math:mtr>
                      <math:mtd>
                        <math:mrow>
                          <math:msubsup>
                            <math:mo math:stretchy="false">φ</math:mo>
                            <math:mrow>
                              <math:mn>2</math:mn>
                              <math:mrow>
                                <math:mi>l</math:mi>
                                <math:mo math:stretchy="false">+</math:mo>
                                <math:mn>1</math:mn>
                              </math:mrow>
                            </math:mrow>
                            <math:mi>n</math:mi>
                          </math:msubsup>
                          <math:mrow>
                            <math:mo math:stretchy="false">(</math:mo>
                            <math:mi>x</math:mi>
                            <math:mo math:stretchy="false">)</math:mo>
                          </math:mrow>
                        </math:mrow>
                      </math:mtd>
                    </math:mtr>
                  </math:mtable>
                </math:mfenced>
              </math:mrow>
            </math:mrow>
          </math:mrow>
        </math:mtd>
      </math:mtr>
      <math:mtr>
        <math:mtd>
          <math:mtext/>
        </math:mtd>
        <math:mtd>
          <math:mtext>=</math:mtext>
        </math:mtd>
        <math:mtd>
          <math:mrow>
            <math:mrow>
              <math:munderover>
                <math:mo math:stretchy="false">∑</math:mo>
                <math:mrow>
                  <math:mi>l</math:mi>
                  <math:mo math:stretchy="false">=</math:mo>
                  <math:mn>0</math:mn>
                </math:mrow>
                <math:mrow>
                  <math:msup>
                    <math:mn>2</math:mn>
                    <math:mrow>
                      <math:mi>n</math:mi>
                      <math:mo math:stretchy="false">−</math:mo>
                      <math:mn>1</math:mn>
                    </math:mrow>
                  </math:msup>
                  <math:mo math:stretchy="false">−</math:mo>
                  <math:mn>1</math:mn>
                </math:mrow>
              </math:munderover>
              <math:mrow>
                <math:msup>
                  <math:mfenced math:open="" math:close="">
                    <math:mrow>
                      <math:mfenced math:open="" math:close="">
                        <math:mtable>
                          <math:mtr>
                            <math:mtd>
                              <math:msup>
                                <math:mi>H</math:mi>
                                <math:mrow>
                                  <math:mo math:stretchy="false">(</math:mo>
                                  <math:mn>0</math:mn>
                                  <math:mo math:stretchy="false">)</math:mo>
                                </math:mrow>
                              </math:msup>
                            </math:mtd>
                            <math:mtd>
                              <math:msup>
                                <math:mi>H</math:mi>
                                <math:mrow>
                                  <math:mo math:stretchy="false">(</math:mo>
                                  <math:mn>1</math:mn>
                                  <math:mo math:stretchy="false">)</math:mo>
                                </math:mrow>
                              </math:msup>
                            </math:mtd>
                          </math:mtr>
                          <math:mtr>
                            <math:mtd>
                              <math:msup>
                                <math:mi>G</math:mi>
                                <math:mrow>
                                  <math:mo math:stretchy="false">(</math:mo>
                                  <math:mn>0</math:mn>
                                  <math:mo math:stretchy="false">)</math:mo>
                                </math:mrow>
                              </math:msup>
                            </math:mtd>
                            <math:mtd>
                              <math:msup>
                                <math:mi>G</math:mi>
                                <math:mrow>
                                  <math:mo math:stretchy="false">(</math:mo>
                                  <math:mn>1</math:mn>
                                  <math:mo math:stretchy="false">)</math:mo>
                                </math:mrow>
                              </math:msup>
                            </math:mtd>
                          </math:mtr>
                        </math:mtable>
                      </math:mfenced>
                      <math:mfenced math:open="" math:close="">
                        <math:mtable>
                          <math:mtr>
                            <math:mtd>
                              <math:msubsup>
                                <math:mi>s</math:mi>
                                <math:mrow>
                                  <math:mn>2</math:mn>
                                  <math:mi>l</math:mi>
                                </math:mrow>
                                <math:mi>n</math:mi>
                              </math:msubsup>
                            </math:mtd>
                          </math:mtr>
                          <math:mtr>
                            <math:mtd>
                              <math:msubsup>
                                <math:mi>s</math:mi>
                                <math:mrow>
                                  <math:mn>2</math:mn>
                                  <math:mrow>
                                    <math:mi>l</math:mi>
                                    <math:mo math:stretchy="false">+</math:mo>
                                    <math:mn>1</math:mn>
                                  </math:mrow>
                                </math:mrow>
                                <math:mi>n</math:mi>
                              </math:msubsup>
                            </math:mtd>
                          </math:mtr>
                        </math:mtable>
                      </math:mfenced>
                    </math:mrow>
                  </math:mfenced>
                  <math:mi>T</math:mi>
                </math:msup>
                <math:mfenced math:open="" math:close="">
                  <math:mtable>
                    <math:mtr>
                      <math:mtd>
                        <math:mrow>
                          <math:msubsup>
                            <math:mo math:stretchy="false">φ</math:mo>
                            <math:mi>l</math:mi>
                            <math:mrow>
                              <math:mi>n</math:mi>
                              <math:mo math:stretchy="false">−</math:mo>
                              <math:mn>1</math:mn>
                            </math:mrow>
                          </math:msubsup>
                          <math:mrow>
                            <math:mo math:stretchy="false">(</math:mo>
                            <math:mi>x</math:mi>
                            <math:mo math:stretchy="false">)</math:mo>
                          </math:mrow>
                        </math:mrow>
                      </math:mtd>
                    </math:mtr>
                    <math:mtr>
                      <math:mtd>
                        <math:mrow>
                          <math:msubsup>
                            <math:mo math:stretchy="false">ψ</math:mo>
                            <math:mi>l</math:mi>
                            <math:mrow>
                              <math:mi>n</math:mi>
                              <math:mo math:stretchy="false">−</math:mo>
                              <math:mn>1</math:mn>
                            </math:mrow>
                          </math:msubsup>
                          <math:mrow>
                            <math:mo math:stretchy="false">(</math:mo>
                            <math:mi>x</math:mi>
                            <math:mo math:stretchy="false">)</math:mo>
                          </math:mrow>
                        </math:mrow>
                      </math:mtd>
                    </math:mtr>
                  </math:mtable>
                </math:mfenced>
              </math:mrow>
            </math:mrow>
          </math:mrow>
        </math:mtd>
      </math:mtr>
      <math:mtr>
        <math:mtd>
          <math:mtext/>
        </math:mtd>
        <math:mtd>
          <math:mtext>=</math:mtext>
        </math:mtd>
        <math:mtd>
          <math:mrow>
            <math:mrow>
              <math:munderover>
                <math:mo math:stretchy="false">∑</math:mo>
                <math:mrow>
                  <math:mi>l</math:mi>
                  <math:mo math:stretchy="false">=</math:mo>
                  <math:mn>0</math:mn>
                </math:mrow>
                <math:mrow>
                  <math:msup>
                    <math:mn>2</math:mn>
                    <math:mrow>
                      <math:mi>n</math:mi>
                      <math:mo math:stretchy="false">−</math:mo>
                      <math:mn>1</math:mn>
                    </math:mrow>
                  </math:msup>
                  <math:mo math:stretchy="false">−</math:mo>
                  <math:mn>1</math:mn>
                </math:mrow>
              </math:munderover>
              <math:mrow>
                <math:msup>
                  <math:mfenced math:open="" math:close="">
                    <math:mtable>
                      <math:mtr>
                        <math:mtd>
                          <math:mrow>
                            <math:msubsup>
                              <math:mi>s</math:mi>
                              <math:mi>l</math:mi>
                              <math:mrow>
                                <math:mi>n</math:mi>
                                <math:mo math:stretchy="false">−</math:mo>
                                <math:mn>1</math:mn>
                              </math:mrow>
                            </math:msubsup>
                            <math:mrow>
                              <math:mo math:stretchy="false">(</math:mo>
                              <math:mi>x</math:mi>
                              <math:mo math:stretchy="false">)</math:mo>
                            </math:mrow>
                          </math:mrow>
                        </math:mtd>
                      </math:mtr>
                      <math:mtr>
                        <math:mtd>
                          <math:msubsup>
                            <math:mi>d</math:mi>
                            <math:mi>l</math:mi>
                            <math:mrow>
                              <math:mi>n</math:mi>
                              <math:mo math:stretchy="false">−</math:mo>
                              <math:mn>1</math:mn>
                            </math:mrow>
                          </math:msubsup>
                        </math:mtd>
                      </math:mtr>
                    </math:mtable>
                  </math:mfenced>
                  <math:mi>T</math:mi>
                </math:msup>
                <math:mfenced math:open="" math:close="">
                  <math:mtable>
                    <math:mtr>
                      <math:mtd>
                        <math:mrow>
                          <math:msubsup>
                            <math:mo math:stretchy="false">φ</math:mo>
                            <math:mi>l</math:mi>
                            <math:mrow>
                              <math:mi>n</math:mi>
                              <math:mo math:stretchy="false">−</math:mo>
                              <math:mn>1</math:mn>
                            </math:mrow>
                          </math:msubsup>
                          <math:mrow>
                            <math:mo math:stretchy="false">(</math:mo>
                            <math:mi>x</math:mi>
                            <math:mo math:stretchy="false">)</math:mo>
                          </math:mrow>
                        </math:mrow>
                      </math:mtd>
                    </math:mtr>
                    <math:mtr>
                      <math:mtd>
                        <math:mrow>
                          <math:msubsup>
                            <math:mo math:stretchy="false">ψ</math:mo>
                            <math:mi>l</math:mi>
                            <math:mrow>
                              <math:mi>n</math:mi>
                              <math:mo math:stretchy="false">−</math:mo>
                              <math:mn>1</math:mn>
                            </math:mrow>
                          </math:msubsup>
                          <math:mrow>
                            <math:mo math:stretchy="false">(</math:mo>
                            <math:mi>x</math:mi>
                            <math:mo math:stretchy="false">)</math:mo>
                          </math:mrow>
                        </math:mrow>
                      </math:mtd>
                    </math:mtr>
                  </math:mtable>
                </math:mfenced>
              </math:mrow>
            </math:mrow>
          </math:mrow>
        </math:mtd>
      </math:mtr>
    </math:mtable>
    <math:annotation math:encoding="StarMath 5.0">matrix { 
  f^n (x) # "=" # alignl sum from {l = 0} to {2^n - 1} {s_l^n %phi_l^n (x)}  ## 
    ""    # "=" # alignl sum from {l = 0} to {2^{n - 1} - 1}  
        {left ( matrix {s_{2 l}^n ## s_{2 l + 1}^n} right )^T  
         left ( matrix {%phi_{2 l}^n (x) ## %phi_{2 l + 1}^n (x)} right ) } ##
    ""    # "=" # alignl sum from {l = 0} to {2^{n - 1} - 1} {
        left ( left ( matrix {H^{(0)} # H^{(1)}##G^{(0)} # G^{(1)}} right )
               left ( matrix {s_{2 l}^n ## s_{2 l + 1}^n} right ) right )^T  
        left ( matrix {%phi_l^{n - 1} (x) ## %psi_l^{n - 1} (x)}right ) } ##
    ""    # "=" # alignl sum from {l = 0} to {2^{n - 1} - 1} {
        left ( matrix {s_l^{n - 1} (x) ## d_l^{n - 1}} right )^T 
        left ( matrix {%phi_l^{n - 1} (x) ## %psi_l^{n - 1} (x)}right ) }
 }</math:annotation>
  </math:semantics>
</math:math>
</file>

<file path=Object 36/content.xml><?xml version="1.0" encoding="utf-8"?>
<!DOCTYPE math  PUBLIC '-//OpenOffice.org//DTD Modified W3C MathML 1.01//EN'  'math.dtd'>
<math:math xmlns:math="http://www.w3.org/1998/Math/MathML">
  <math:semantics>
    <math:mrow>
      <math:mrow>
        <math:mfenced math:open="" math:close="">
          <math:mtable>
            <math:mtr>
              <math:mtd>
                <math:mrow>
                  <math:msubsup>
                    <math:mi>s</math:mi>
                    <math:mi>l</math:mi>
                    <math:mrow>
                      <math:mi>n</math:mi>
                      <math:mo math:stretchy="false">−</math:mo>
                      <math:mn>1</math:mn>
                    </math:mrow>
                  </math:msubsup>
                  <math:mrow>
                    <math:mo math:stretchy="false">(</math:mo>
                    <math:mi>x</math:mi>
                    <math:mo math:stretchy="false">)</math:mo>
                  </math:mrow>
                </math:mrow>
              </math:mtd>
            </math:mtr>
            <math:mtr>
              <math:mtd>
                <math:mrow>
                  <math:msubsup>
                    <math:mi>d</math:mi>
                    <math:mi>l</math:mi>
                    <math:mrow>
                      <math:mi>n</math:mi>
                      <math:mo math:stretchy="false">−</math:mo>
                      <math:mn>1</math:mn>
                    </math:mrow>
                  </math:msubsup>
                  <math:mrow>
                    <math:mo math:stretchy="false">(</math:mo>
                    <math:mi>x</math:mi>
                    <math:mo math:stretchy="false">)</math:mo>
                  </math:mrow>
                </math:mrow>
              </math:mtd>
            </math:mtr>
          </math:mtable>
        </math:mfenced>
        <math:mo math:stretchy="false">=</math:mo>
        <math:mfenced math:open="" math:close="">
          <math:mtable>
            <math:mtr>
              <math:mtd>
                <math:msup>
                  <math:mi>H</math:mi>
                  <math:mrow>
                    <math:mo math:stretchy="false">(</math:mo>
                    <math:mn>0</math:mn>
                    <math:mo math:stretchy="false">)</math:mo>
                  </math:mrow>
                </math:msup>
              </math:mtd>
              <math:mtd>
                <math:msup>
                  <math:mi>H</math:mi>
                  <math:mrow>
                    <math:mo math:stretchy="false">(</math:mo>
                    <math:mn>1</math:mn>
                    <math:mo math:stretchy="false">)</math:mo>
                  </math:mrow>
                </math:msup>
              </math:mtd>
            </math:mtr>
            <math:mtr>
              <math:mtd>
                <math:msup>
                  <math:mi>G</math:mi>
                  <math:mrow>
                    <math:mo math:stretchy="false">(</math:mo>
                    <math:mn>0</math:mn>
                    <math:mo math:stretchy="false">)</math:mo>
                  </math:mrow>
                </math:msup>
              </math:mtd>
              <math:mtd>
                <math:msup>
                  <math:mi>G</math:mi>
                  <math:mrow>
                    <math:mo math:stretchy="false">(</math:mo>
                    <math:mn>1</math:mn>
                    <math:mo math:stretchy="false">)</math:mo>
                  </math:mrow>
                </math:msup>
              </math:mtd>
            </math:mtr>
          </math:mtable>
        </math:mfenced>
      </math:mrow>
      <math:mfenced math:open="" math:close="">
        <math:mtable>
          <math:mtr>
            <math:mtd>
              <math:msubsup>
                <math:mi>s</math:mi>
                <math:mrow>
                  <math:mn>2</math:mn>
                  <math:mi>l</math:mi>
                </math:mrow>
                <math:mi>n</math:mi>
              </math:msubsup>
            </math:mtd>
          </math:mtr>
          <math:mtr>
            <math:mtd>
              <math:msubsup>
                <math:mi>s</math:mi>
                <math:mrow>
                  <math:mn>2</math:mn>
                  <math:mrow>
                    <math:mi>l</math:mi>
                    <math:mo math:stretchy="false">+</math:mo>
                    <math:mn>1</math:mn>
                  </math:mrow>
                </math:mrow>
                <math:mi>n</math:mi>
              </math:msubsup>
            </math:mtd>
          </math:mtr>
        </math:mtable>
      </math:mfenced>
    </math:mrow>
    <math:annotation math:encoding="StarMath 5.0"> left (matrix {
    s_l^{n - 1} (x)##
    d_l^{n - 1} (x)
  }right ) = left (matrix {
    H^{(0)} # H^{(1)}##
    G^{(0)} # G^{(1)}
  }right )  left (matrix {
    s_{2 l}^n##
    s_{2 l + 1}^n
  }right )</math:annotation>
  </math:semantics>
</math:math>
</file>

<file path=Object 37/content.xml><?xml version="1.0" encoding="utf-8"?>
<!DOCTYPE math  PUBLIC '-//OpenOffice.org//DTD Modified W3C MathML 1.01//EN'  'math.dtd'>
<math:math xmlns:math="http://www.w3.org/1998/Math/MathML">
  <math:semantics>
    <math:mrow>
      <math:msup>
        <math:mi>f</math:mi>
        <math:mi>n</math:mi>
      </math:msup>
      <math:mrow>
        <math:mrow>
          <math:mo math:stretchy="false">(</math:mo>
          <math:mi>x</math:mi>
          <math:mo math:stretchy="false">)</math:mo>
        </math:mrow>
        <math:mo math:stretchy="false">=</math:mo>
        <math:mrow>
          <math:munderover>
            <math:mo math:stretchy="false">∑</math:mo>
            <math:mrow>
              <math:mi>i</math:mi>
              <math:mo math:stretchy="false">=</math:mo>
              <math:mn>0</math:mn>
            </math:mrow>
            <math:mrow>
              <math:mi>k</math:mi>
              <math:mo math:stretchy="false">−</math:mo>
              <math:mn>1</math:mn>
            </math:mrow>
          </math:munderover>
          <math:msubsup>
            <math:mi>s</math:mi>
            <math:mrow>
              <math:mi>i</math:mi>
              <math:mn>0</math:mn>
            </math:mrow>
            <math:mn>0</math:mn>
          </math:msubsup>
        </math:mrow>
      </math:mrow>
      <math:msubsup>
        <math:mo math:stretchy="false">φ</math:mo>
        <math:mrow>
          <math:mi>i</math:mi>
          <math:mn>0</math:mn>
        </math:mrow>
        <math:mn>0</math:mn>
      </math:msubsup>
      <math:mrow>
        <math:mrow>
          <math:mo math:stretchy="false">(</math:mo>
          <math:mi>x</math:mi>
          <math:mo math:stretchy="false">)</math:mo>
        </math:mrow>
        <math:mo math:stretchy="false">+</math:mo>
        <math:mrow>
          <math:munder>
            <math:mo math:stretchy="false">∑</math:mo>
            <math:mrow>
              <math:mrow>
                <math:mi>n</math:mi>
                <math:mo math:stretchy="false">=</math:mo>
                <math:mn>0,</math:mn>
              </math:mrow>
              <math:mo math:stretchy="false">…</math:mo>
            </math:mrow>
          </math:munder>
          <math:mrow>
            <math:munderover>
              <math:mo math:stretchy="false">∑</math:mo>
              <math:mrow>
                <math:mi>l</math:mi>
                <math:mo math:stretchy="false">=</math:mo>
                <math:mn>0</math:mn>
              </math:mrow>
              <math:mrow>
                <math:msup>
                  <math:mn>2</math:mn>
                  <math:mi>n</math:mi>
                </math:msup>
                <math:mo math:stretchy="false">−</math:mo>
                <math:mn>1</math:mn>
              </math:mrow>
            </math:munderover>
            <math:mrow>
              <math:munderover>
                <math:mo math:stretchy="false">∑</math:mo>
                <math:mi>i</math:mi>
                <math:mrow>
                  <math:mi>k</math:mi>
                  <math:mo math:stretchy="false">−</math:mo>
                  <math:mn>1</math:mn>
                </math:mrow>
              </math:munderover>
              <math:msubsup>
                <math:mi>d</math:mi>
                <math:mrow>
                  <math:mi>i</math:mi>
                  <math:mi>l</math:mi>
                </math:mrow>
                <math:mi>n</math:mi>
              </math:msubsup>
            </math:mrow>
          </math:mrow>
        </math:mrow>
      </math:mrow>
      <math:msubsup>
        <math:mo math:stretchy="false">ψ</math:mo>
        <math:mrow>
          <math:mi>i</math:mi>
          <math:mi>l</math:mi>
        </math:mrow>
        <math:mi>n</math:mi>
      </math:msubsup>
      <math:mrow>
        <math:mo math:stretchy="false">(</math:mo>
        <math:mi>x</math:mi>
        <math:mo math:stretchy="false">)</math:mo>
      </math:mrow>
    </math:mrow>
    <math:annotation math:encoding="StarMath 5.0">f^n (x) = sum  from {i = 0} to {k - 1} s_{i 0}^0 %phi_{i 0}^0 (x) + sum  from {n = 0,
 dotslow} sum from {l = 0} to {2^n - 1} sum from i to {k - 1} d_{i l}^n %psi_{i l}^n (x)</math:annotation>
  </math:semantics>
</math:math>
</file>

<file path=Object 38/content.xml><?xml version="1.0" encoding="utf-8"?>
<!DOCTYPE math  PUBLIC '-//OpenOffice.org//DTD Modified W3C MathML 1.01//EN'  'math.dtd'>
<math:math xmlns:math="http://www.w3.org/1998/Math/MathML">
  <math:semantics>
    <math:mrow>
      <math:msub>
        <math:mo math:stretchy="false">φ</math:mo>
        <math:mi>i</math:mi>
      </math:msub>
      <math:mrow>
        <math:mrow>
          <math:mo math:stretchy="false">(</math:mo>
          <math:mi>x</math:mi>
          <math:mo math:stretchy="false">)</math:mo>
        </math:mrow>
        <math:mo math:stretchy="false">=</math:mo>
        <math:msup>
          <math:mrow>
            <math:mo math:stretchy="false">(</math:mo>
            <math:mrow>
              <math:mo math:stretchy="false">−</math:mo>
              <math:mn>1</math:mn>
            </math:mrow>
            <math:mo math:stretchy="false">)</math:mo>
          </math:mrow>
          <math:mi>i</math:mi>
        </math:msup>
      </math:mrow>
      <math:msub>
        <math:mo math:stretchy="false">φ</math:mo>
        <math:mi>i</math:mi>
      </math:msub>
      <math:mrow>
        <math:mo math:stretchy="false">(</math:mo>
        <math:mrow>
          <math:mn>1</math:mn>
          <math:mo math:stretchy="false">−</math:mo>
          <math:mi>x</math:mi>
        </math:mrow>
        <math:mo math:stretchy="false">)</math:mo>
      </math:mrow>
    </math:mrow>
    <math:annotation math:encoding="StarMath 5.0">%phi_i (x) = (- 1)^i %phi_i (1 - x)</math:annotation>
  </math:semantics>
</math:math>
</file>

<file path=Object 39/content.xml><?xml version="1.0" encoding="utf-8"?>
<!DOCTYPE math  PUBLIC '-//OpenOffice.org//DTD Modified W3C MathML 1.01//EN'  'math.dtd'>
<math:math xmlns:math="http://www.w3.org/1998/Math/MathML">
  <math:semantics>
    <math:mrow>
      <math:mfrac>
        <math:mn>1</math:mn>
        <math:mrow>
          <math:mn>2</math:mn>
          <math:msqrt>
            <math:mrow>
              <math:mn>2</math:mn>
              <math:mrow>
                <math:mi>i</math:mi>
                <math:mo math:stretchy="false">+</math:mo>
                <math:mn>1</math:mn>
              </math:mrow>
            </math:mrow>
          </math:msqrt>
        </math:mrow>
      </math:mfrac>
      <math:mfrac>
        <math:mi>d</math:mi>
        <math:mi math:fontstyle="italic">dx</math:mi>
      </math:mfrac>
      <math:msub>
        <math:mo math:stretchy="false">φ</math:mo>
        <math:mi>i</math:mi>
      </math:msub>
      <math:mrow>
        <math:mrow>
          <math:mo math:stretchy="false">(</math:mo>
          <math:mi>x</math:mi>
          <math:mo math:stretchy="false">)</math:mo>
        </math:mrow>
        <math:mo math:stretchy="false">=</math:mo>
        <math:msqrt>
          <math:mrow>
            <math:mn>2</math:mn>
            <math:mrow>
              <math:mi>i</math:mi>
              <math:mo math:stretchy="false">−</math:mo>
              <math:mn>1</math:mn>
            </math:mrow>
          </math:mrow>
        </math:msqrt>
      </math:mrow>
      <math:msub>
        <math:mo math:stretchy="false">φ</math:mo>
        <math:mrow>
          <math:mi>i</math:mi>
          <math:mo math:stretchy="false">−</math:mo>
          <math:mn>1</math:mn>
        </math:mrow>
      </math:msub>
      <math:mrow>
        <math:mrow>
          <math:mo math:stretchy="false">(</math:mo>
          <math:mi>x</math:mi>
          <math:mo math:stretchy="false">)</math:mo>
        </math:mrow>
        <math:mo math:stretchy="false">+</math:mo>
        <math:mfrac>
          <math:mn>1</math:mn>
          <math:mrow>
            <math:mn>2</math:mn>
            <math:msqrt>
              <math:mrow>
                <math:mn>2</math:mn>
                <math:mrow>
                  <math:mi>i</math:mi>
                  <math:mo math:stretchy="false">−</math:mo>
                  <math:mn>5</math:mn>
                </math:mrow>
              </math:mrow>
            </math:msqrt>
          </math:mrow>
        </math:mfrac>
      </math:mrow>
      <math:mfrac>
        <math:mi>d</math:mi>
        <math:mi math:fontstyle="italic">dx</math:mi>
      </math:mfrac>
      <math:msub>
        <math:mo math:stretchy="false">φ</math:mo>
        <math:mrow>
          <math:mi>i</math:mi>
          <math:mo math:stretchy="false">−</math:mo>
          <math:mn>2</math:mn>
        </math:mrow>
      </math:msub>
      <math:mrow>
        <math:mo math:stretchy="false">(</math:mo>
        <math:mi>x</math:mi>
        <math:mo math:stretchy="false">)</math:mo>
      </math:mrow>
    </math:mrow>
    <math:annotation math:encoding="StarMath 5.0">{1} over {2 sqrt{2 i + 1}}  {d}over {dx} %phi_i (x) = sqrt{2 i
  - 1} %phi_{i - 1} (x) + {1} over {2 sqrt{2 i - 5}}  {d} over {dx}
  %phi_{i - 2} (x) </math:annotation>
  </math:semantics>
</math:math>
</file>

<file path=Object 4/content.xml><?xml version="1.0" encoding="utf-8"?>
<!DOCTYPE math  PUBLIC '-//OpenOffice.org//DTD Modified W3C MathML 1.01//EN'  'math.dtd'>
<math:math xmlns:math="http://www.w3.org/1998/Math/MathML">
  <math:semantics>
    <math:mrow>
      <math:mrow>
        <math:mi>n</math:mi>
        <math:mo math:stretchy="false">=</math:mo>
        <math:mn>0,</math:mn>
      </math:mrow>
      <math:mn>1,</math:mn>
      <math:mo math:stretchy="false">…</math:mo>
    </math:mrow>
    <math:annotation math:encoding="StarMath 5.0">n = 0, 1, dotslow</math:annotation>
  </math:semantics>
</math:math>
</file>

<file path=Object 40/content.xml><?xml version="1.0" encoding="utf-8"?>
<!DOCTYPE math  PUBLIC '-//OpenOffice.org//DTD Modified W3C MathML 1.01//EN'  'math.dtd'>
<math:math xmlns:math="http://www.w3.org/1998/Math/MathML">
  <math:semantics>
    <math:mtable>
      <math:mtr>
        <math:mtd>
          <math:mrow>
            <math:mrow>
              <math:msub>
                <math:mo math:stretchy="false">φ</math:mo>
                <math:mi>i</math:mi>
              </math:msub>
              <math:mrow>
                <math:mo math:stretchy="false">(</math:mo>
                <math:mn>0</math:mn>
                <math:mo math:stretchy="false">)</math:mo>
              </math:mrow>
            </math:mrow>
          </math:mrow>
        </math:mtd>
        <math:mtd>
          <math:mtext>=</math:mtext>
        </math:mtd>
        <math:mtd>
          <math:mrow>
            <math:mrow>
              <math:msup>
                <math:mrow>
                  <math:mo math:stretchy="false">(</math:mo>
                  <math:mrow>
                    <math:mo math:stretchy="false">−</math:mo>
                    <math:mn>1</math:mn>
                  </math:mrow>
                  <math:mo math:stretchy="false">)</math:mo>
                </math:mrow>
                <math:mi>i</math:mi>
              </math:msup>
              <math:msqrt>
                <math:mrow>
                  <math:mn>2</math:mn>
                  <math:mrow>
                    <math:mi>i</math:mi>
                    <math:mo math:stretchy="false">+</math:mo>
                    <math:mn>1</math:mn>
                  </math:mrow>
                </math:mrow>
              </math:msqrt>
            </math:mrow>
          </math:mrow>
        </math:mtd>
      </math:mtr>
      <math:mtr>
        <math:mtd>
          <math:mrow>
            <math:mrow>
              <math:msub>
                <math:mo math:stretchy="false">φ</math:mo>
                <math:mi>i</math:mi>
              </math:msub>
              <math:mrow>
                <math:mo math:stretchy="false">(</math:mo>
                <math:mn>1</math:mn>
                <math:mo math:stretchy="false">)</math:mo>
              </math:mrow>
            </math:mrow>
          </math:mrow>
        </math:mtd>
        <math:mtd>
          <math:mtext>=</math:mtext>
        </math:mtd>
        <math:mtd>
          <math:mrow>
            <math:msqrt>
              <math:mrow>
                <math:mn>2</math:mn>
                <math:mrow>
                  <math:mi>i</math:mi>
                  <math:mo math:stretchy="false">+</math:mo>
                  <math:mn>1</math:mn>
                </math:mrow>
              </math:mrow>
            </math:msqrt>
          </math:mrow>
        </math:mtd>
      </math:mtr>
      <math:mtr>
        <math:mtd>
          <math:mrow>
            <math:mrow>
              <math:mfrac>
                <math:mrow>
                  <math:mi>d</math:mi>
                  <math:msub>
                    <math:mo math:stretchy="false">φ</math:mo>
                    <math:mi>i</math:mi>
                  </math:msub>
                </math:mrow>
                <math:mi math:fontstyle="italic">dx</math:mi>
              </math:mfrac>
              <math:mrow>
                <math:mo math:stretchy="false">(</math:mo>
                <math:mn>0</math:mn>
                <math:mo math:stretchy="false">)</math:mo>
              </math:mrow>
            </math:mrow>
          </math:mrow>
        </math:mtd>
        <math:mtd>
          <math:mtext>=</math:mtext>
        </math:mtd>
        <math:mtd>
          <math:mrow>
            <math:mrow>
              <math:msup>
                <math:mrow>
                  <math:mo math:stretchy="false">(</math:mo>
                  <math:mrow>
                    <math:mo math:stretchy="false">−</math:mo>
                    <math:mn>1</math:mn>
                  </math:mrow>
                  <math:mo math:stretchy="false">)</math:mo>
                </math:mrow>
                <math:mi>i</math:mi>
              </math:msup>
              <math:mi>i</math:mi>
              <math:mrow>
                <math:mo math:stretchy="false">(</math:mo>
                <math:mrow>
                  <math:mi>i</math:mi>
                  <math:mo math:stretchy="false">+</math:mo>
                  <math:mn>1</math:mn>
                </math:mrow>
                <math:mo math:stretchy="false">)</math:mo>
              </math:mrow>
              <math:msqrt>
                <math:mrow>
                  <math:mn>2</math:mn>
                  <math:mrow>
                    <math:mi>i</math:mi>
                    <math:mo math:stretchy="false">+</math:mo>
                    <math:mn>1</math:mn>
                  </math:mrow>
                </math:mrow>
              </math:msqrt>
            </math:mrow>
          </math:mrow>
        </math:mtd>
      </math:mtr>
      <math:mtr>
        <math:mtd>
          <math:mrow>
            <math:mrow>
              <math:mfrac>
                <math:mrow>
                  <math:mi>d</math:mi>
                  <math:msub>
                    <math:mo math:stretchy="false">φ</math:mo>
                    <math:mi>i</math:mi>
                  </math:msub>
                </math:mrow>
                <math:mi math:fontstyle="italic">dx</math:mi>
              </math:mfrac>
              <math:mrow>
                <math:mo math:stretchy="false">(</math:mo>
                <math:mn>1</math:mn>
                <math:mo math:stretchy="false">)</math:mo>
              </math:mrow>
            </math:mrow>
          </math:mrow>
        </math:mtd>
        <math:mtd>
          <math:mtext>=</math:mtext>
        </math:mtd>
        <math:mtd>
          <math:mrow>
            <math:mrow>
              <math:mi>i</math:mi>
              <math:mrow>
                <math:mo math:stretchy="false">(</math:mo>
                <math:mrow>
                  <math:mi>i</math:mi>
                  <math:mo math:stretchy="false">+</math:mo>
                  <math:mn>1</math:mn>
                </math:mrow>
                <math:mo math:stretchy="false">)</math:mo>
              </math:mrow>
              <math:msqrt>
                <math:mrow>
                  <math:mn>2</math:mn>
                  <math:mrow>
                    <math:mi>i</math:mi>
                    <math:mo math:stretchy="false">+</math:mo>
                    <math:mn>1</math:mn>
                  </math:mrow>
                </math:mrow>
              </math:msqrt>
            </math:mrow>
          </math:mrow>
        </math:mtd>
      </math:mtr>
    </math:mtable>
    <math:annotation math:encoding="StarMath 5.0">matrix {
alignr %phi_i (0) # "=" # alignl (- 1)^i  sqrt{2 i + 1}##
 alignr  %phi_i (1) # "=" # alignl sqrt{2 i + 1}##
 alignr  {d %phi_i} over {dx} (0) # "=" # alignl (- 1)^i i (i + 1) sqrt{2 i + 1}##
 alignr  {d %phi_i} over {dx} (1) # "=" # alignl i (i + 1) sqrt{2 i + 1}
}</math:annotation>
  </math:semantics>
</math:math>
</file>

<file path=Object 41/content.xml><?xml version="1.0" encoding="utf-8"?>
<!DOCTYPE math  PUBLIC '-//OpenOffice.org//DTD Modified W3C MathML 1.01//EN'  'math.dtd'>
<math:math xmlns:math="http://www.w3.org/1998/Math/MathML">
  <math:semantics>
    <math:msup>
      <math:mrow>
        <math:mo math:stretchy="false">[</math:mo>
        <math:mrow>
          <math:mn>0,</math:mn>
          <math:mn>1</math:mn>
        </math:mrow>
        <math:mo math:stretchy="false">]</math:mo>
      </math:mrow>
      <math:mi>d</math:mi>
    </math:msup>
    <math:annotation math:encoding="StarMath 5.0">[0, 1]^d</math:annotation>
  </math:semantics>
</math:math>
</file>

<file path=Object 42/content.xml><?xml version="1.0" encoding="utf-8"?>
<!DOCTYPE math  PUBLIC '-//OpenOffice.org//DTD Modified W3C MathML 1.01//EN'  'math.dtd'>
<math:math xmlns:math="http://www.w3.org/1998/Math/MathML">
  <math:semantics>
    <math:mrow>
      <math:mrow>
        <math:mi>q</math:mi>
        <math:mo math:stretchy="false">=</math:mo>
        <math:mn>0,</math:mn>
      </math:mrow>
      <math:mo math:stretchy="false">…</math:mo>
      <math:mi>,</math:mi>
      <math:mrow>
        <math:mi>d</math:mi>
        <math:mo math:stretchy="false">−</math:mo>
        <math:mn>1</math:mn>
      </math:mrow>
    </math:mrow>
    <math:annotation math:encoding="StarMath 5.0">q = 0, dotslow, d - 1</math:annotation>
  </math:semantics>
</math:math>
</file>

<file path=Object 43/content.xml><?xml version="1.0" encoding="utf-8"?>
<!DOCTYPE math  PUBLIC '-//OpenOffice.org//DTD Modified W3C MathML 1.01//EN'  'math.dtd'>
<math:math xmlns:math="http://www.w3.org/1998/Math/MathML">
  <math:semantics>
    <math:mrow>
      <math:mo math:stretchy="false">[</math:mo>
      <math:mrow>
        <math:mstyle math:fontstyle="normal">
          <math:mrow>
            <math:msub>
              <math:mi>lo</math:mi>
              <math:mi math:fontstyle="normal">q</math:mi>
            </math:msub>
          </math:mrow>
        </math:mstyle>
        <math:mi>,</math:mi>
        <math:mstyle math:fontstyle="normal">
          <math:mrow>
            <math:msub>
              <math:mi>hi</math:mi>
              <math:mi math:fontstyle="normal">q</math:mi>
            </math:msub>
          </math:mrow>
        </math:mstyle>
      </math:mrow>
      <math:mo math:stretchy="false">]</math:mo>
    </math:mrow>
    <math:annotation math:encoding="StarMath 5.0">[nitalic{lo}_q, nitalic{hi}_q]</math:annotation>
  </math:semantics>
</math:math>
</file>

<file path=Object 44/content.xml><?xml version="1.0" encoding="utf-8"?>
<!DOCTYPE math  PUBLIC '-//OpenOffice.org//DTD Modified W3C MathML 1.01//EN'  'math.dtd'>
<math:math xmlns:math="http://www.w3.org/1998/Math/MathML">
  <math:semantics>
    <math:mtable>
      <math:mtr>
        <math:mtd>
          <math:mrow>
            <math:mrow>
              <math:msubsup>
                <math:mi>x</math:mi>
                <math:mi>q</math:mi>
                <math:mstyle math:fontstyle="normal">
                  <math:mrow>
                    <math:mi>user</math:mi>
                  </math:mrow>
                </math:mstyle>
              </math:msubsup>
              <math:mrow>
                <math:mo math:stretchy="false">(</math:mo>
                <math:msubsup>
                  <math:mi>x</math:mi>
                  <math:mi>q</math:mi>
                  <math:mstyle math:fontstyle="normal">
                    <math:mrow>
                      <math:mo math:stretchy="false">s</math:mo>
                    </math:mrow>
                  </math:mstyle>
                </math:msubsup>
                <math:mo math:stretchy="false">)</math:mo>
              </math:mrow>
            </math:mrow>
          </math:mrow>
        </math:mtd>
        <math:mtd>
          <math:mtext>=</math:mtext>
        </math:mtd>
        <math:mtd>
          <math:mrow>
            <math:mrow>
              <math:mfenced math:open="" math:close="">
                <math:mrow>
                  <math:mstyle math:fontstyle="normal">
                    <math:mrow>
                      <math:msub>
                        <math:mi>hi</math:mi>
                        <math:mi math:fontstyle="normal">q</math:mi>
                      </math:msub>
                    </math:mrow>
                  </math:mstyle>
                  <math:mo math:stretchy="false">−</math:mo>
                  <math:mstyle math:fontstyle="normal">
                    <math:mrow>
                      <math:msub>
                        <math:mi>lo</math:mi>
                        <math:mi math:fontstyle="normal">q</math:mi>
                      </math:msub>
                    </math:mrow>
                  </math:mstyle>
                </math:mrow>
              </math:mfenced>
              <math:mrow>
                <math:msubsup>
                  <math:mi>x</math:mi>
                  <math:mi>q</math:mi>
                  <math:mstyle math:fontstyle="normal">
                    <math:mrow>
                      <math:mo math:stretchy="false">s</math:mo>
                    </math:mrow>
                  </math:mstyle>
                </math:msubsup>
                <math:mo math:stretchy="false">+</math:mo>
                <math:mstyle math:fontstyle="normal">
                  <math:mrow>
                    <math:msub>
                      <math:mi>lo</math:mi>
                      <math:mi math:fontstyle="normal">q</math:mi>
                    </math:msub>
                  </math:mrow>
                </math:mstyle>
              </math:mrow>
            </math:mrow>
          </math:mrow>
        </math:mtd>
      </math:mtr>
      <math:mtr>
        <math:mtd>
          <math:mrow>
            <math:mrow>
              <math:msubsup>
                <math:mi>x</math:mi>
                <math:mi>q</math:mi>
                <math:mstyle math:fontstyle="normal">
                  <math:mrow>
                    <math:mo math:stretchy="false">s</math:mo>
                  </math:mrow>
                </math:mstyle>
              </math:msubsup>
              <math:mrow>
                <math:mo math:stretchy="false">(</math:mo>
                <math:msubsup>
                  <math:mi>x</math:mi>
                  <math:mi>q</math:mi>
                  <math:mstyle math:fontstyle="normal">
                    <math:mrow>
                      <math:mi>user</math:mi>
                    </math:mrow>
                  </math:mstyle>
                </math:msubsup>
                <math:mo math:stretchy="false">)</math:mo>
              </math:mrow>
            </math:mrow>
          </math:mrow>
        </math:mtd>
        <math:mtd>
          <math:mtext>=</math:mtext>
        </math:mtd>
        <math:mtd>
          <math:mrow>
            <math:mfrac>
              <math:mrow>
                <math:msubsup>
                  <math:mi>x</math:mi>
                  <math:mi>q</math:mi>
                  <math:mstyle math:fontstyle="normal">
                    <math:mrow>
                      <math:mi>user</math:mi>
                    </math:mrow>
                  </math:mstyle>
                </math:msubsup>
                <math:mo math:stretchy="false">−</math:mo>
                <math:mstyle math:fontstyle="normal">
                  <math:mrow>
                    <math:msub>
                      <math:mi>lo</math:mi>
                      <math:mi math:fontstyle="normal">q</math:mi>
                    </math:msub>
                  </math:mrow>
                </math:mstyle>
              </math:mrow>
              <math:mrow>
                <math:mstyle math:fontstyle="normal">
                  <math:mrow>
                    <math:msub>
                      <math:mi>hi</math:mi>
                      <math:mi math:fontstyle="normal">q</math:mi>
                    </math:msub>
                  </math:mrow>
                </math:mstyle>
                <math:mo math:stretchy="false">−</math:mo>
                <math:mstyle math:fontstyle="normal">
                  <math:mrow>
                    <math:msub>
                      <math:mi>lo</math:mi>
                      <math:mi math:fontstyle="normal">q</math:mi>
                    </math:msub>
                  </math:mrow>
                </math:mstyle>
              </math:mrow>
            </math:mfrac>
          </math:mrow>
        </math:mtd>
      </math:mtr>
    </math:mtable>
    <math:annotation math:encoding="StarMath 5.0">matrix {
 alignr x_q^{nitalic{user}} ( x_q^{ nitalic{%sim} } ) # "=" # alignl left ( nitalic{hi}_q - nitalic{lo}_q  right ) x_q^{nitalic{%sim}} + nitalic{lo}_q##
 alignr  x_q^{nitalic{%sim}} (x_q^{nitalic{user}}) # "=" # alignl {x_q^{nitalic{user}} -
 nitalic{lo}_q} over {nitalic{hi}_q - nitalic{lo}_q}
}</math:annotation>
  </math:semantics>
</math:math>
</file>

<file path=Object 45/content.xml><?xml version="1.0" encoding="utf-8"?>
<!DOCTYPE math  PUBLIC '-//OpenOffice.org//DTD Modified W3C MathML 1.01//EN'  'math.dtd'>
<math:math xmlns:math="http://www.w3.org/1998/Math/MathML">
  <math:semantics>
    <math:mrow>
      <math:mrow>
        <math:msubsup>
          <math:mfenced math:open="∣" math:close="∣">
            <math:mi>f</math:mi>
          </math:mfenced>
          <math:mn>2</math:mn>
          <math:mn>2</math:mn>
        </math:msubsup>
        <math:mo math:stretchy="false">=</math:mo>
        <math:mrow>
          <math:munderover>
            <math:mo math:stretchy="false">∫</math:mo>
            <math:mstyle math:fontstyle="normal">
              <math:mrow>
                <math:mi>lo</math:mi>
              </math:mrow>
            </math:mstyle>
            <math:mstyle math:fontstyle="normal">
              <math:mrow>
                <math:mi>hi</math:mi>
              </math:mrow>
            </math:mstyle>
          </math:munderover>
          <math:msup>
            <math:mfenced math:open="∣" math:close="∣">
              <math:mrow>
                <math:mi>f</math:mi>
                <math:mrow>
                  <math:mo math:stretchy="false">(</math:mo>
                  <math:msup>
                    <math:mi>x</math:mi>
                    <math:mstyle math:fontstyle="normal">
                      <math:mrow>
                        <math:mi>user</math:mi>
                      </math:mrow>
                    </math:mstyle>
                  </math:msup>
                  <math:mo math:stretchy="false">)</math:mo>
                </math:mrow>
              </math:mrow>
            </math:mfenced>
            <math:mn>2</math:mn>
          </math:msup>
        </math:mrow>
      </math:mrow>
      <math:msup>
        <math:mi math:fontstyle="italic">dx</math:mi>
        <math:mstyle math:fontstyle="normal">
          <math:mrow>
            <math:mi>user</math:mi>
          </math:mrow>
        </math:mstyle>
      </math:msup>
    </math:mrow>
    <math:annotation math:encoding="StarMath 5.0"> left lline f right rline_2^2 = int from {nitalic{lo}} to {nitalic{hi}} left lline f ( x^{nitalic{user}}) right rline^2 dx^{nitalic{user}} </math:annotation>
  </math:semantics>
</math:math>
</file>

<file path=Object 46/content.xml><?xml version="1.0" encoding="utf-8"?>
<!DOCTYPE math  PUBLIC '-//OpenOffice.org//DTD Modified W3C MathML 1.01//EN'  'math.dtd'>
<math:math xmlns:math="http://www.w3.org/1998/Math/MathML">
  <math:semantics>
    <math:mo math:stretchy="false">ε</math:mo>
    <math:annotation math:encoding="StarMath 5.0">%epsilon</math:annotation>
  </math:semantics>
</math:math>
</file>

<file path=Object 47/content.xml><?xml version="1.0" encoding="utf-8"?>
<!DOCTYPE math  PUBLIC '-//OpenOffice.org//DTD Modified W3C MathML 1.01//EN'  'math.dtd'>
<math:math xmlns:math="http://www.w3.org/1998/Math/MathML">
  <math:semantics>
    <math:msup>
      <math:mi>V</math:mi>
      <math:mrow>
        <math:mrow>
          <math:mo math:stretchy="false">−</math:mo>
          <math:mn>1</math:mn>
        </math:mrow>
        <math:mo math:stretchy="false">/</math:mo>
        <math:mn>2</math:mn>
      </math:mrow>
    </math:msup>
    <math:annotation math:encoding="StarMath 5.0">V^{- 1 / 2}</math:annotation>
  </math:semantics>
</math:math>
</file>

<file path=Object 48/content.xml><?xml version="1.0" encoding="utf-8"?>
<!DOCTYPE math  PUBLIC '-//OpenOffice.org//DTD Modified W3C MathML 1.01//EN'  'math.dtd'>
<math:math xmlns:math="http://www.w3.org/1998/Math/MathML">
  <math:semantics>
    <math:mtable>
      <math:mtr>
        <math:mtd>
          <math:mrow>
            <math:mrow>
              <math:munderover>
                <math:mo math:stretchy="false">∫</math:mo>
                <math:mstyle math:fontstyle="normal">
                  <math:mrow>
                    <math:mi>lo</math:mi>
                  </math:mrow>
                </math:mstyle>
                <math:mstyle math:fontstyle="normal">
                  <math:mrow>
                    <math:mi>hi</math:mi>
                  </math:mrow>
                </math:mstyle>
              </math:munderover>
              <math:msup>
                <math:mfenced math:open="" math:close="">
                  <math:mrow>
                    <math:msup>
                      <math:mi>V</math:mi>
                      <math:mrow>
                        <math:mrow>
                          <math:mo math:stretchy="false">−</math:mo>
                          <math:mn>1</math:mn>
                        </math:mrow>
                        <math:mo math:stretchy="false">/</math:mo>
                        <math:mn>2</math:mn>
                      </math:mrow>
                    </math:msup>
                    <math:msubsup>
                      <math:mo math:stretchy="false">φ</math:mo>
                      <math:mrow>
                        <math:mi>i</math:mi>
                        <math:mi>l</math:mi>
                      </math:mrow>
                      <math:mi>n</math:mi>
                    </math:msubsup>
                    <math:mrow>
                      <math:mo math:stretchy="false">(</math:mo>
                      <math:mrow>
                        <math:msup>
                          <math:mi>x</math:mi>
                          <math:mstyle math:fontstyle="normal">
                            <math:mrow>
                              <math:mo math:stretchy="false">s</math:mo>
                            </math:mrow>
                          </math:mstyle>
                        </math:msup>
                        <math:mrow>
                          <math:mo math:stretchy="false">(</math:mo>
                          <math:msup>
                            <math:mi>x</math:mi>
                            <math:mstyle math:fontstyle="normal">
                              <math:mrow>
                                <math:mi>user</math:mi>
                              </math:mrow>
                            </math:mstyle>
                          </math:msup>
                          <math:mo math:stretchy="false">)</math:mo>
                        </math:mrow>
                      </math:mrow>
                      <math:mo math:stretchy="false">)</math:mo>
                    </math:mrow>
                  </math:mrow>
                </math:mfenced>
                <math:mn>2</math:mn>
              </math:msup>
            </math:mrow>
            <math:mi>d</math:mi>
            <math:msup>
              <math:mi>x</math:mi>
              <math:mstyle math:fontstyle="normal">
                <math:mrow>
                  <math:mi>user</math:mi>
                </math:mrow>
              </math:mstyle>
            </math:msup>
          </math:mrow>
        </math:mtd>
        <math:mtd>
          <math:mtext>=</math:mtext>
        </math:mtd>
        <math:mtd>
          <math:mrow>
            <math:msup>
              <math:mi>V</math:mi>
              <math:mrow>
                <math:mo math:stretchy="false">−</math:mo>
                <math:mn>1</math:mn>
              </math:mrow>
            </math:msup>
            <math:mrow>
              <math:munderover>
                <math:mo math:stretchy="false">∫</math:mo>
                <math:mstyle math:fontstyle="normal">
                  <math:mrow>
                    <math:mi>lo</math:mi>
                  </math:mrow>
                </math:mstyle>
                <math:mstyle math:fontstyle="normal">
                  <math:mrow>
                    <math:mi>hi</math:mi>
                  </math:mrow>
                </math:mstyle>
              </math:munderover>
              <math:msubsup>
                <math:mo math:stretchy="false">φ</math:mo>
                <math:mrow>
                  <math:mi>i</math:mi>
                  <math:mi>l</math:mi>
                </math:mrow>
                <math:mi>n</math:mi>
              </math:msubsup>
            </math:mrow>
            <math:msup>
              <math:mrow>
                <math:mo math:stretchy="false">(</math:mo>
                <math:mrow>
                  <math:msup>
                    <math:mi>x</math:mi>
                    <math:mstyle math:fontstyle="normal">
                      <math:mrow>
                        <math:mo math:stretchy="false">s</math:mo>
                      </math:mrow>
                    </math:mstyle>
                  </math:msup>
                  <math:mrow>
                    <math:mo math:stretchy="false">(</math:mo>
                    <math:msup>
                      <math:mi>x</math:mi>
                      <math:mstyle math:fontstyle="normal">
                        <math:mrow>
                          <math:mi>user</math:mi>
                        </math:mrow>
                      </math:mstyle>
                    </math:msup>
                    <math:mo math:stretchy="false">)</math:mo>
                  </math:mrow>
                </math:mrow>
                <math:mo math:stretchy="false">)</math:mo>
              </math:mrow>
              <math:mn>2</math:mn>
            </math:msup>
            <math:mi>d</math:mi>
            <math:mrow>
              <math:msup>
                <math:mi>x</math:mi>
                <math:mstyle math:fontstyle="normal">
                  <math:mrow>
                    <math:mi>user</math:mi>
                  </math:mrow>
                </math:mstyle>
              </math:msup>
              <math:mo math:stretchy="false">=</math:mo>
              <math:mn>1</math:mn>
            </math:mrow>
          </math:mrow>
        </math:mtd>
      </math:mtr>
    </math:mtable>
    <math:annotation math:encoding="StarMath 5.0">matrix {
 int from {nitalic{lo}} to {nitalic{hi}} left ( V^{- 1 / 2} %phi_{i l}^n (x^{nitalic{%sim}}
 (x^{nitalic{user}})) right )^2 d x^{nitalic{user}} # "=" # V^{- 1}
  int from {nitalic{lo}} to {nitalic{hi}} %phi_{i l}^n (x^{nitalic{%sim}}
 (x^{nitalic{user}}))^2 d x^{nitalic{user}} = 1
}</math:annotation>
  </math:semantics>
</math:math>
</file>

<file path=Object 49/content.xml><?xml version="1.0" encoding="utf-8"?>
<!DOCTYPE math  PUBLIC '-//OpenOffice.org//DTD Modified W3C MathML 1.01//EN'  'math.dtd'>
<math:math xmlns:math="http://www.w3.org/1998/Math/MathML">
  <math:semantics>
    <math:mrow>
      <math:msup>
        <math:mi>f</math:mi>
        <math:mi>n</math:mi>
      </math:msup>
      <math:mrow>
        <math:mrow>
          <math:mo math:stretchy="false">(</math:mo>
          <math:msup>
            <math:mi>x</math:mi>
            <math:mstyle math:fontstyle="normal">
              <math:mrow>
                <math:mi>user</math:mi>
              </math:mrow>
            </math:mstyle>
          </math:msup>
          <math:mo math:stretchy="false">)</math:mo>
        </math:mrow>
        <math:mo math:stretchy="false">=</math:mo>
        <math:msup>
          <math:mi>V</math:mi>
          <math:mrow>
            <math:mrow>
              <math:mo math:stretchy="false">−</math:mo>
              <math:mn>1</math:mn>
            </math:mrow>
            <math:mo math:stretchy="false">/</math:mo>
            <math:mn>2</math:mn>
          </math:mrow>
        </math:msup>
      </math:mrow>
      <math:mrow>
        <math:munder>
          <math:mo math:stretchy="false">∑</math:mo>
          <math:mrow>
            <math:mi>i</math:mi>
            <math:mi>l</math:mi>
          </math:mrow>
        </math:munder>
        <math:msubsup>
          <math:mi>s</math:mi>
          <math:mrow>
            <math:mi>i</math:mi>
            <math:mi>l</math:mi>
          </math:mrow>
          <math:mi>n</math:mi>
        </math:msubsup>
      </math:mrow>
      <math:msubsup>
        <math:mo math:stretchy="false">φ</math:mo>
        <math:mrow>
          <math:mi>i</math:mi>
          <math:mi>l</math:mi>
        </math:mrow>
        <math:mi>n</math:mi>
      </math:msubsup>
      <math:mrow>
        <math:mo math:stretchy="false">(</math:mo>
        <math:mrow>
          <math:msup>
            <math:mi>x</math:mi>
            <math:mstyle math:fontstyle="normal">
              <math:mrow>
                <math:mo math:stretchy="false">s</math:mo>
              </math:mrow>
            </math:mstyle>
          </math:msup>
          <math:mrow>
            <math:mo math:stretchy="false">(</math:mo>
            <math:msup>
              <math:mi>x</math:mi>
              <math:mstyle math:fontstyle="normal">
                <math:mrow>
                  <math:mi>user</math:mi>
                </math:mrow>
              </math:mstyle>
            </math:msup>
            <math:mo math:stretchy="false">)</math:mo>
          </math:mrow>
        </math:mrow>
        <math:mo math:stretchy="false">)</math:mo>
      </math:mrow>
    </math:mrow>
    <math:annotation math:encoding="StarMath 5.0">
 f^n (x^{nitalic{user}}) = V^{- 1 / 2}  sum  from {i l} s_{i l}^n %phi_{i l}^n
 (x^{nitalic{%sim}} (x^{nitalic{user}})) 
</math:annotation>
  </math:semantics>
</math:math>
</file>

<file path=Object 5/content.xml><?xml version="1.0" encoding="utf-8"?>
<!DOCTYPE math  PUBLIC '-//OpenOffice.org//DTD Modified W3C MathML 1.01//EN'  'math.dtd'>
<math:math xmlns:math="http://www.w3.org/1998/Math/MathML">
  <math:semantics>
    <math:mrow>
      <math:mrow>
        <math:mi>l</math:mi>
        <math:mo math:stretchy="false">=</math:mo>
        <math:mn>0,</math:mn>
      </math:mrow>
      <math:mo math:stretchy="false">…</math:mo>
      <math:mi>,</math:mi>
      <math:mrow>
        <math:msup>
          <math:mn>2</math:mn>
          <math:mi>n</math:mi>
        </math:msup>
        <math:mo math:stretchy="false">−</math:mo>
        <math:mn>1</math:mn>
      </math:mrow>
    </math:mrow>
    <math:annotation math:encoding="StarMath 5.0">l=0,dotslow,2^n-1</math:annotation>
  </math:semantics>
</math:math>
</file>

<file path=Object 50/content.xml><?xml version="1.0" encoding="utf-8"?>
<!DOCTYPE math  PUBLIC '-//OpenOffice.org//DTD Modified W3C MathML 1.01//EN'  'math.dtd'>
<math:math xmlns:math="http://www.w3.org/1998/Math/MathML">
  <math:semantics>
    <math:msup>
      <math:mi>V</math:mi>
      <math:mrow>
        <math:mrow>
          <math:mo math:stretchy="false">−</math:mo>
          <math:mn>1</math:mn>
        </math:mrow>
        <math:mo math:stretchy="false">/</math:mo>
        <math:mn>2</math:mn>
      </math:mrow>
    </math:msup>
    <math:annotation math:encoding="StarMath 5.0">V^{- 1 / 2}</math:annotation>
  </math:semantics>
</math:math>
</file>

<file path=Object 51/content.xml><?xml version="1.0" encoding="utf-8"?>
<!DOCTYPE math  PUBLIC '-//OpenOffice.org//DTD Modified W3C MathML 1.01//EN'  'math.dtd'>
<math:math xmlns:math="http://www.w3.org/1998/Math/MathML">
  <math:semantics>
    <math:mtable>
      <math:mtr>
        <math:mtd>
          <math:msubsup>
            <math:mi>s</math:mi>
            <math:mrow>
              <math:mi>i</math:mi>
              <math:mi>l</math:mi>
            </math:mrow>
            <math:mi>n</math:mi>
          </math:msubsup>
        </math:mtd>
        <math:mtd>
          <math:mtext>=</math:mtext>
        </math:mtd>
        <math:mtd>
          <math:mrow>
            <math:mrow>
              <math:msup>
                <math:mi>V</math:mi>
                <math:mrow>
                  <math:mrow>
                    <math:mo math:stretchy="false">−</math:mo>
                    <math:mn>1</math:mn>
                  </math:mrow>
                  <math:mo math:stretchy="false">/</math:mo>
                  <math:mn>2</math:mn>
                </math:mrow>
              </math:msup>
              <math:mrow>
                <math:munderover>
                  <math:mo math:stretchy="false">∫</math:mo>
                  <math:mstyle math:fontstyle="normal">
                    <math:mrow>
                      <math:mi>lo</math:mi>
                    </math:mrow>
                  </math:mstyle>
                  <math:mstyle math:fontstyle="normal">
                    <math:mrow>
                      <math:mi>hi</math:mi>
                    </math:mrow>
                  </math:mstyle>
                </math:munderover>
                <math:mrow>
                  <math:mi>f</math:mi>
                  <math:mrow>
                    <math:mo math:stretchy="false">(</math:mo>
                    <math:msup>
                      <math:mi>x</math:mi>
                      <math:mstyle math:fontstyle="normal">
                        <math:mrow>
                          <math:mi>user</math:mi>
                        </math:mrow>
                      </math:mstyle>
                    </math:msup>
                    <math:mo math:stretchy="false">)</math:mo>
                  </math:mrow>
                  <math:msubsup>
                    <math:mo math:stretchy="false">φ</math:mo>
                    <math:mrow>
                      <math:mi>i</math:mi>
                      <math:mi>l</math:mi>
                    </math:mrow>
                    <math:mi>n</math:mi>
                  </math:msubsup>
                  <math:mrow>
                    <math:mo math:stretchy="false">(</math:mo>
                    <math:mrow>
                      <math:msup>
                        <math:mi>x</math:mi>
                        <math:mstyle math:fontstyle="normal">
                          <math:mrow>
                            <math:mo math:stretchy="false">s</math:mo>
                          </math:mrow>
                        </math:mstyle>
                      </math:msup>
                      <math:mrow>
                        <math:mo math:stretchy="false">(</math:mo>
                        <math:msup>
                          <math:mi>x</math:mi>
                          <math:mstyle math:fontstyle="normal">
                            <math:mrow>
                              <math:mi>user</math:mi>
                            </math:mrow>
                          </math:mstyle>
                        </math:msup>
                        <math:mo math:stretchy="false">)</math:mo>
                      </math:mrow>
                    </math:mrow>
                    <math:mo math:stretchy="false">)</math:mo>
                  </math:mrow>
                  <math:msup>
                    <math:mi math:fontstyle="italic">dx</math:mi>
                    <math:mstyle math:fontstyle="normal">
                      <math:mrow>
                        <math:mi>user</math:mi>
                      </math:mrow>
                    </math:mstyle>
                  </math:msup>
                </math:mrow>
              </math:mrow>
            </math:mrow>
          </math:mrow>
        </math:mtd>
      </math:mtr>
      <math:mtr>
        <math:mtd>
          <math:mrow/>
        </math:mtd>
        <math:mtd>
          <math:mtext>=</math:mtext>
        </math:mtd>
        <math:mtd>
          <math:mrow>
            <math:mrow>
              <math:msup>
                <math:mi>V</math:mi>
                <math:mrow>
                  <math:mn>1</math:mn>
                  <math:mo math:stretchy="false">/</math:mo>
                  <math:mn>2</math:mn>
                </math:mrow>
              </math:msup>
              <math:mrow>
                <math:munderover>
                  <math:mo math:stretchy="false">∫</math:mo>
                  <math:mn>0</math:mn>
                  <math:mn>1</math:mn>
                </math:munderover>
                <math:mrow>
                  <math:mi>f</math:mi>
                  <math:mrow>
                    <math:mo math:stretchy="false">(</math:mo>
                    <math:mrow>
                      <math:msup>
                        <math:mi>x</math:mi>
                        <math:mstyle math:fontstyle="normal">
                          <math:mrow>
                            <math:mi>user</math:mi>
                          </math:mrow>
                        </math:mstyle>
                      </math:msup>
                      <math:mrow>
                        <math:mo math:stretchy="false">(</math:mo>
                        <math:msup>
                          <math:mi>x</math:mi>
                          <math:mstyle math:fontstyle="normal">
                            <math:mrow>
                              <math:mo math:stretchy="false">s</math:mo>
                            </math:mrow>
                          </math:mstyle>
                        </math:msup>
                        <math:mo math:stretchy="false">)</math:mo>
                      </math:mrow>
                    </math:mrow>
                    <math:mo math:stretchy="false">)</math:mo>
                  </math:mrow>
                  <math:msubsup>
                    <math:mo math:stretchy="false">φ</math:mo>
                    <math:mrow>
                      <math:mi>i</math:mi>
                      <math:mi>l</math:mi>
                    </math:mrow>
                    <math:mi>n</math:mi>
                  </math:msubsup>
                  <math:mrow>
                    <math:mo math:stretchy="false">(</math:mo>
                    <math:msup>
                      <math:mi>x</math:mi>
                      <math:mstyle math:fontstyle="normal">
                        <math:mrow>
                          <math:mo math:stretchy="false">s</math:mo>
                        </math:mrow>
                      </math:mstyle>
                    </math:msup>
                    <math:mo math:stretchy="false">)</math:mo>
                  </math:mrow>
                  <math:msup>
                    <math:mi math:fontstyle="italic">dx</math:mi>
                    <math:mstyle math:fontstyle="normal">
                      <math:mrow>
                        <math:mo math:stretchy="false">s</math:mo>
                      </math:mrow>
                    </math:mstyle>
                  </math:msup>
                </math:mrow>
              </math:mrow>
            </math:mrow>
          </math:mrow>
        </math:mtd>
      </math:mtr>
      <math:mtr>
        <math:mtd>
          <math:mrow/>
        </math:mtd>
        <math:mtd>
          <math:mtext>=</math:mtext>
        </math:mtd>
        <math:mtd>
          <math:mrow>
            <math:mrow>
              <math:msup>
                <math:mn>2</math:mn>
                <math:mrow>
                  <math:mi>d</math:mi>
                  <math:mrow>
                    <math:mi>n</math:mi>
                    <math:mo math:stretchy="false">/</math:mo>
                    <math:mn>2</math:mn>
                  </math:mrow>
                </math:mrow>
              </math:msup>
              <math:msup>
                <math:mi>V</math:mi>
                <math:mrow>
                  <math:mn>1</math:mn>
                  <math:mo math:stretchy="false">/</math:mo>
                  <math:mn>2</math:mn>
                </math:mrow>
              </math:msup>
              <math:mrow>
                <math:munderover>
                  <math:mo math:stretchy="false">∫</math:mo>
                  <math:mrow>
                    <math:mi>l</math:mi>
                    <math:msup>
                      <math:mn>2</math:mn>
                      <math:mrow>
                        <math:mo math:stretchy="false">−</math:mo>
                        <math:mi>n</math:mi>
                      </math:mrow>
                    </math:msup>
                  </math:mrow>
                  <math:mrow>
                    <math:mrow>
                      <math:mo math:stretchy="false">(</math:mo>
                      <math:mrow>
                        <math:mi>l</math:mi>
                        <math:mo math:stretchy="false">+</math:mo>
                        <math:mn>1</math:mn>
                      </math:mrow>
                      <math:mo math:stretchy="false">)</math:mo>
                    </math:mrow>
                    <math:msup>
                      <math:mn>2</math:mn>
                      <math:mrow>
                        <math:mo math:stretchy="false">−</math:mo>
                        <math:mi>n</math:mi>
                      </math:mrow>
                    </math:msup>
                  </math:mrow>
                </math:munderover>
                <math:mrow>
                  <math:mi>f</math:mi>
                  <math:mrow>
                    <math:mo math:stretchy="false">(</math:mo>
                    <math:mrow>
                      <math:msup>
                        <math:mi>x</math:mi>
                        <math:mstyle math:fontstyle="normal">
                          <math:mrow>
                            <math:mi>user</math:mi>
                          </math:mrow>
                        </math:mstyle>
                      </math:msup>
                      <math:mrow>
                        <math:mo math:stretchy="false">(</math:mo>
                        <math:msup>
                          <math:mi>x</math:mi>
                          <math:mstyle math:fontstyle="normal">
                            <math:mrow>
                              <math:mo math:stretchy="false">s</math:mo>
                            </math:mrow>
                          </math:mstyle>
                        </math:msup>
                        <math:mo math:stretchy="false">)</math:mo>
                      </math:mrow>
                    </math:mrow>
                    <math:mo math:stretchy="false">)</math:mo>
                  </math:mrow>
                  <math:msub>
                    <math:mo math:stretchy="false">φ</math:mo>
                    <math:mi>i</math:mi>
                  </math:msub>
                  <math:mrow>
                    <math:mo math:stretchy="false">(</math:mo>
                    <math:mrow>
                      <math:msup>
                        <math:mn>2</math:mn>
                        <math:mi>n</math:mi>
                      </math:msup>
                      <math:mrow>
                        <math:msup>
                          <math:mi>x</math:mi>
                          <math:mstyle math:fontstyle="normal">
                            <math:mrow>
                              <math:mo math:stretchy="false">s</math:mo>
                            </math:mrow>
                          </math:mstyle>
                        </math:msup>
                        <math:mo math:stretchy="false">−</math:mo>
                        <math:mi>l</math:mi>
                      </math:mrow>
                    </math:mrow>
                    <math:mo math:stretchy="false">)</math:mo>
                  </math:mrow>
                  <math:msup>
                    <math:mi math:fontstyle="italic">dx</math:mi>
                    <math:mstyle math:fontstyle="normal">
                      <math:mrow>
                        <math:mo math:stretchy="false">s</math:mo>
                      </math:mrow>
                    </math:mstyle>
                  </math:msup>
                </math:mrow>
              </math:mrow>
            </math:mrow>
          </math:mrow>
        </math:mtd>
      </math:mtr>
      <math:mtr>
        <math:mtd>
          <math:mrow/>
        </math:mtd>
        <math:mtd>
          <math:mtext>=</math:mtext>
        </math:mtd>
        <math:mtd>
          <math:mrow>
            <math:mrow>
              <math:msup>
                <math:mn>2</math:mn>
                <math:mrow>
                  <math:mrow>
                    <math:mo math:stretchy="false">−</math:mo>
                    <math:mi>d</math:mi>
                  </math:mrow>
                  <math:mrow>
                    <math:mi>n</math:mi>
                    <math:mo math:stretchy="false">/</math:mo>
                    <math:mn>2</math:mn>
                  </math:mrow>
                </math:mrow>
              </math:msup>
              <math:msup>
                <math:mi>V</math:mi>
                <math:mrow>
                  <math:mn>1</math:mn>
                  <math:mo math:stretchy="false">/</math:mo>
                  <math:mn>2</math:mn>
                </math:mrow>
              </math:msup>
              <math:mrow>
                <math:munderover>
                  <math:mo math:stretchy="false">∫</math:mo>
                  <math:mn>0</math:mn>
                  <math:mn>1</math:mn>
                </math:munderover>
                <math:mrow>
                  <math:mi>f</math:mi>
                  <math:mrow>
                    <math:mo math:stretchy="false">(</math:mo>
                    <math:mrow>
                      <math:msup>
                        <math:mi>x</math:mi>
                        <math:mstyle math:fontstyle="normal">
                          <math:mrow>
                            <math:mi>user</math:mi>
                          </math:mrow>
                        </math:mstyle>
                      </math:msup>
                      <math:mrow>
                        <math:mo math:stretchy="false">(</math:mo>
                        <math:mrow>
                          <math:msup>
                            <math:mn>2</math:mn>
                            <math:mrow>
                              <math:mo math:stretchy="false">−</math:mo>
                              <math:mi>n</math:mi>
                            </math:mrow>
                          </math:msup>
                          <math:mrow>
                            <math:mo math:stretchy="false">(</math:mo>
                            <math:mrow>
                              <math:mi>x</math:mi>
                              <math:mo math:stretchy="false">+</math:mo>
                              <math:mi>l</math:mi>
                            </math:mrow>
                            <math:mo math:stretchy="false">)</math:mo>
                          </math:mrow>
                        </math:mrow>
                        <math:mo math:stretchy="false">)</math:mo>
                      </math:mrow>
                    </math:mrow>
                    <math:mo math:stretchy="false">)</math:mo>
                  </math:mrow>
                  <math:msub>
                    <math:mo math:stretchy="false">φ</math:mo>
                    <math:mi>i</math:mi>
                  </math:msub>
                  <math:mrow>
                    <math:mo math:stretchy="false">(</math:mo>
                    <math:mi>x</math:mi>
                    <math:mo math:stretchy="false">)</math:mo>
                  </math:mrow>
                  <math:mi math:fontstyle="italic">dx</math:mi>
                </math:mrow>
              </math:mrow>
            </math:mrow>
          </math:mrow>
        </math:mtd>
      </math:mtr>
      <math:mtr>
        <math:mtd>
          <math:mrow/>
        </math:mtd>
        <math:mtd>
          <math:mrow>
            <math:mrow/>
            <math:mo math:stretchy="false">≃</math:mo>
            <math:mrow/>
          </math:mrow>
        </math:mtd>
        <math:mtd>
          <math:mrow>
            <math:mrow>
              <math:msup>
                <math:mn>2</math:mn>
                <math:mrow>
                  <math:mrow>
                    <math:mo math:stretchy="false">−</math:mo>
                    <math:mi>d</math:mi>
                  </math:mrow>
                  <math:mrow>
                    <math:mi>n</math:mi>
                    <math:mo math:stretchy="false">/</math:mo>
                    <math:mn>2</math:mn>
                  </math:mrow>
                </math:mrow>
              </math:msup>
              <math:msup>
                <math:mi>V</math:mi>
                <math:mrow>
                  <math:mn>1</math:mn>
                  <math:mo math:stretchy="false">/</math:mo>
                  <math:mn>2</math:mn>
                </math:mrow>
              </math:msup>
              <math:mrow>
                <math:munderover>
                  <math:mo math:stretchy="false">∑</math:mo>
                  <math:mrow>
                    <math:mo math:stretchy="false">μ</math:mo>
                    <math:mo math:stretchy="false">=</math:mo>
                    <math:mn>0</math:mn>
                  </math:mrow>
                  <math:msub>
                    <math:mi>n</math:mi>
                    <math:mstyle math:fontstyle="normal">
                      <math:mrow>
                        <math:mi>pt</math:mi>
                      </math:mrow>
                    </math:mstyle>
                  </math:msub>
                </math:munderover>
                <math:mrow>
                  <math:msub>
                    <math:mo math:stretchy="false">ω</math:mo>
                    <math:mo math:stretchy="false">μ</math:mo>
                  </math:msub>
                  <math:mi>f</math:mi>
                  <math:mrow>
                    <math:mo math:stretchy="false">(</math:mo>
                    <math:mrow>
                      <math:msup>
                        <math:mi>x</math:mi>
                        <math:mstyle math:fontstyle="normal">
                          <math:mrow>
                            <math:mi>user</math:mi>
                          </math:mrow>
                        </math:mstyle>
                      </math:msup>
                      <math:mrow>
                        <math:mo math:stretchy="false">(</math:mo>
                        <math:mrow>
                          <math:msup>
                            <math:mn>2</math:mn>
                            <math:mrow>
                              <math:mo math:stretchy="false">−</math:mo>
                              <math:mi>n</math:mi>
                            </math:mrow>
                          </math:msup>
                          <math:mrow>
                            <math:mo math:stretchy="false">(</math:mo>
                            <math:mrow>
                              <math:msub>
                                <math:mi>x</math:mi>
                                <math:mo math:stretchy="false">μ</math:mo>
                              </math:msub>
                              <math:mo math:stretchy="false">+</math:mo>
                              <math:mi>l</math:mi>
                            </math:mrow>
                            <math:mo math:stretchy="false">)</math:mo>
                          </math:mrow>
                        </math:mrow>
                        <math:mo math:stretchy="false">)</math:mo>
                      </math:mrow>
                    </math:mrow>
                    <math:mo math:stretchy="false">)</math:mo>
                  </math:mrow>
                  <math:msub>
                    <math:mo math:stretchy="false">φ</math:mo>
                    <math:mi>i</math:mi>
                  </math:msub>
                  <math:mrow>
                    <math:mo math:stretchy="false">(</math:mo>
                    <math:msub>
                      <math:mi>x</math:mi>
                      <math:mo math:stretchy="false">μ</math:mo>
                    </math:msub>
                    <math:mo math:stretchy="false">)</math:mo>
                  </math:mrow>
                </math:mrow>
              </math:mrow>
            </math:mrow>
          </math:mrow>
        </math:mtd>
      </math:mtr>
    </math:mtable>
    <math:annotation math:encoding="StarMath 5.0">matrix {
 s_{i l}^n # "=" # alignl V^{- 1 / 2} int from {nitalic{lo}} to {nitalic{hi}} 
     { f(x^{nitalic{user}}) %phi_{i l}^n (x^{nitalic{%sim}}(x^{nitalic{user}})) 
        dx^{nitalic{user}} } ##
 {} # "=" # alignl V^{1 / 2} int from 0 to 1 
     { f (x^{nitalic{user}} (x^{nitalic{%sim}}))
       %phi_{i l}^n (x^{nitalic{%sim}}) dx^{nitalic{%sim}} }##
 {} # "=" # alignl 2^{d n / 2} V^{1 / 2} int from {l 2^{- n}} to {(l + 1) 2^{- n}} 
     { f (x^{nitalic{user}} (x^{nitalic{%sim}}))
       %phi_i (2^n x^{nitalic{%sim}} - l) dx^{nitalic{%sim}} } ##
 {} # "=" # alignl 2^{- d n / 2} V^{1 / 2} int from 0 to 1 
     { f (x^{nitalic{user}}(2^{- n} (x + l))) %phi_i (x) dx}##
  {} # {} simeq {}  # alignl 2^{- d n / 2} V^{1 / 2}  sum from {%mu = 0} to {n_{nitalic{pt}}} 
      { %omega_{%mu} f ( x^{nitalic{user}} (2^{- n} (x_{%mu} + l))) %phi_i(x_{%mu})}
}</math:annotation>
  </math:semantics>
</math:math>
</file>

<file path=Object 52/content.xml><?xml version="1.0" encoding="utf-8"?>
<!DOCTYPE math  PUBLIC '-//OpenOffice.org//DTD Modified W3C MathML 1.01//EN'  'math.dtd'>
<math:math xmlns:math="http://www.w3.org/1998/Math/MathML">
  <math:semantics>
    <math:msub>
      <math:mi>x</math:mi>
      <math:mo math:stretchy="false">μ</math:mo>
    </math:msub>
    <math:annotation math:encoding="StarMath 5.0">x_{%mu}</math:annotation>
  </math:semantics>
</math:math>
</file>

<file path=Object 53/content.xml><?xml version="1.0" encoding="utf-8"?>
<!DOCTYPE math  PUBLIC '-//OpenOffice.org//DTD Modified W3C MathML 1.01//EN'  'math.dtd'>
<math:math xmlns:math="http://www.w3.org/1998/Math/MathML">
  <math:semantics>
    <math:msub>
      <math:mo math:stretchy="false">ω</math:mo>
      <math:mo math:stretchy="false">μ</math:mo>
    </math:msub>
    <math:annotation math:encoding="StarMath 5.0">%omega_{%mu}</math:annotation>
  </math:semantics>
</math:math>
</file>

<file path=Object 54/content.xml><?xml version="1.0" encoding="utf-8"?>
<!DOCTYPE math  PUBLIC '-//OpenOffice.org//DTD Modified W3C MathML 1.01//EN'  'math.dtd'>
<math:math xmlns:math="http://www.w3.org/1998/Math/MathML">
  <math:semantics>
    <math:msub>
      <math:mi>n</math:mi>
      <math:mstyle math:fontstyle="normal">
        <math:mrow>
          <math:mi>pt</math:mi>
        </math:mrow>
      </math:mstyle>
    </math:msub>
    <math:annotation math:encoding="StarMath 5.0">n_{nitalic{pt}}</math:annotation>
  </math:semantics>
</math:math>
</file>

<file path=Object 55/content.xml><?xml version="1.0" encoding="utf-8"?>
<!DOCTYPE math  PUBLIC '-//OpenOffice.org//DTD Modified W3C MathML 1.01//EN'  'math.dtd'>
<math:math xmlns:math="http://www.w3.org/1998/Math/MathML">
  <math:semantics>
    <math:mrow>
      <math:mrow>
        <math:mo math:stretchy="false">μ</math:mo>
        <math:mo math:stretchy="false">=</math:mo>
        <math:mn>0,</math:mn>
      </math:mrow>
      <math:mo math:stretchy="false">…</math:mo>
      <math:mi>,</math:mi>
      <math:msub>
        <math:mi>n</math:mi>
        <math:mstyle math:fontstyle="normal">
          <math:mrow>
            <math:mi>pt</math:mi>
          </math:mrow>
        </math:mstyle>
      </math:msub>
    </math:mrow>
    <math:annotation math:encoding="StarMath 5.0">%mu = 0, dotslow, n_{nitalic{pt}}</math:annotation>
  </math:semantics>
</math:math>
</file>

<file path=Object 56/content.xml><?xml version="1.0" encoding="utf-8"?>
<!DOCTYPE math  PUBLIC '-//OpenOffice.org//DTD Modified W3C MathML 1.01//EN'  'math.dtd'>
<math:math xmlns:math="http://www.w3.org/1998/Math/MathML">
  <math:semantics>
    <math:mtable>
      <math:mtr>
        <math:mtd>
          <math:msubsup>
            <math:mi>s</math:mi>
            <math:mrow>
              <math:mi>i</math:mi>
              <math:mi>l</math:mi>
            </math:mrow>
            <math:mi>n</math:mi>
          </math:msubsup>
        </math:mtd>
        <math:mtd>
          <math:mtext>=</math:mtext>
        </math:mtd>
        <math:mtd>
          <math:mrow>
            <math:msup>
              <math:mn>2</math:mn>
              <math:mrow>
                <math:mrow>
                  <math:mo math:stretchy="false">−</math:mo>
                  <math:mi>d</math:mi>
                </math:mrow>
                <math:mrow>
                  <math:mi>n</math:mi>
                  <math:mo math:stretchy="false">/</math:mo>
                  <math:mn>2</math:mn>
                </math:mrow>
              </math:mrow>
            </math:msup>
            <math:msup>
              <math:mi>V</math:mi>
              <math:mrow>
                <math:mn>1</math:mn>
                <math:mo math:stretchy="false">/</math:mo>
                <math:mn>2</math:mn>
              </math:mrow>
            </math:msup>
            <math:mrow>
              <math:munder>
                <math:mo math:stretchy="false">∑</math:mo>
                <math:mo math:stretchy="false">μ</math:mo>
              </math:munder>
              <math:msub>
                <math:mi>f</math:mi>
                <math:mo math:stretchy="false">μ</math:mo>
              </math:msub>
            </math:mrow>
            <math:msub>
              <math:mover math:accent="true">
                <math:mo math:stretchy="false">φ</math:mo>
                <math:mo math:stretchy="false">ˉ</math:mo>
              </math:mover>
              <math:mrow>
                <math:mo math:stretchy="false">μ</math:mo>
                <math:mi>i</math:mi>
              </math:mrow>
            </math:msub>
          </math:mrow>
        </math:mtd>
      </math:mtr>
      <math:mtr>
        <math:mtd>
          <math:msub>
            <math:mi>f</math:mi>
            <math:mo math:stretchy="false">μ</math:mo>
          </math:msub>
        </math:mtd>
        <math:mtd>
          <math:mtext>=</math:mtext>
        </math:mtd>
        <math:mtd>
          <math:mrow>
            <math:msup>
              <math:mn>2</math:mn>
              <math:mrow>
                <math:mi>d</math:mi>
                <math:mrow>
                  <math:mi>n</math:mi>
                  <math:mo math:stretchy="false">/</math:mo>
                  <math:mn>2</math:mn>
                </math:mrow>
              </math:mrow>
            </math:msup>
            <math:msup>
              <math:mi>V</math:mi>
              <math:mrow>
                <math:mrow>
                  <math:mo math:stretchy="false">−</math:mo>
                  <math:mn>1</math:mn>
                </math:mrow>
                <math:mo math:stretchy="false">/</math:mo>
                <math:mn>2</math:mn>
              </math:mrow>
            </math:msup>
            <math:mrow>
              <math:msub>
                <math:mo math:stretchy="false">∑</math:mo>
                <math:mi>i</math:mi>
              </math:msub>
              <math:msub>
                <math:mo math:stretchy="false">φ</math:mo>
                <math:mrow>
                  <math:mo math:stretchy="false">μ</math:mo>
                  <math:mi>i</math:mi>
                </math:mrow>
              </math:msub>
            </math:mrow>
            <math:msubsup>
              <math:mi>s</math:mi>
              <math:mrow>
                <math:mi>i</math:mi>
                <math:mi>l</math:mi>
              </math:mrow>
              <math:mi>n</math:mi>
            </math:msubsup>
          </math:mrow>
        </math:mtd>
      </math:mtr>
    </math:mtable>
    <math:annotation math:encoding="StarMath 5.0">matrix {
 s_{i l}^n # "=" # 2^{- d n / 2} V^{1 / 2}  sum from {%mu} f_{%mu}  {bar %phi}_{%mu
 i} ##
 f_{%mu} # "=" # 2^{d n / 2} V^{- 1 / 2}  sum _i %phi_{%mu i} s_{i l}^n
}</math:annotation>
  </math:semantics>
</math:math>
</file>

<file path=Object 57/content.xml><?xml version="1.0" encoding="utf-8"?>
<!DOCTYPE math  PUBLIC '-//OpenOffice.org//DTD Modified W3C MathML 1.01//EN'  'math.dtd'>
<math:math xmlns:math="http://www.w3.org/1998/Math/MathML">
  <math:semantics>
    <math:mtable>
      <math:mtr>
        <math:mtd>
          <math:mrow>
            <math:msub>
              <math:mi>f</math:mi>
              <math:mo math:stretchy="false">μ</math:mo>
            </math:msub>
          </math:mrow>
        </math:mtd>
        <math:mtd>
          <math:mtext>=</math:mtext>
        </math:mtd>
        <math:mtd>
          <math:mrow>
            <math:mrow>
              <math:mi>f</math:mi>
              <math:mrow>
                <math:mo math:stretchy="false">(</math:mo>
                <math:mrow>
                  <math:msup>
                    <math:mi>x</math:mi>
                    <math:mstyle math:fontstyle="normal">
                      <math:mrow>
                        <math:mi>user</math:mi>
                      </math:mrow>
                    </math:mstyle>
                  </math:msup>
                  <math:mrow>
                    <math:mo math:stretchy="false">(</math:mo>
                    <math:mrow>
                      <math:msup>
                        <math:mn>2</math:mn>
                        <math:mrow>
                          <math:mo math:stretchy="false">−</math:mo>
                          <math:mi>n</math:mi>
                        </math:mrow>
                      </math:msup>
                      <math:mrow>
                        <math:mo math:stretchy="false">(</math:mo>
                        <math:mrow>
                          <math:msub>
                            <math:mi>x</math:mi>
                            <math:mo math:stretchy="false">μ</math:mo>
                          </math:msub>
                          <math:mo math:stretchy="false">+</math:mo>
                          <math:mi>l</math:mi>
                        </math:mrow>
                        <math:mo math:stretchy="false">)</math:mo>
                      </math:mrow>
                    </math:mrow>
                    <math:mo math:stretchy="false">)</math:mo>
                  </math:mrow>
                </math:mrow>
                <math:mo math:stretchy="false">)</math:mo>
              </math:mrow>
            </math:mrow>
          </math:mrow>
        </math:mtd>
      </math:mtr>
      <math:mtr>
        <math:mtd>
          <math:mrow>
            <math:msub>
              <math:mo math:stretchy="false">φ</math:mo>
              <math:mrow>
                <math:mo math:stretchy="false">μ</math:mo>
                <math:mi>i</math:mi>
              </math:mrow>
            </math:msub>
          </math:mrow>
        </math:mtd>
        <math:mtd>
          <math:mtext>=</math:mtext>
        </math:mtd>
        <math:mtd>
          <math:mrow>
            <math:mrow>
              <math:msub>
                <math:mo math:stretchy="false">φ</math:mo>
                <math:mi>i</math:mi>
              </math:msub>
              <math:mrow>
                <math:mo math:stretchy="false">(</math:mo>
                <math:msub>
                  <math:mi>x</math:mi>
                  <math:mo math:stretchy="false">μ</math:mo>
                </math:msub>
                <math:mo math:stretchy="false">)</math:mo>
              </math:mrow>
            </math:mrow>
          </math:mrow>
        </math:mtd>
      </math:mtr>
      <math:mtr>
        <math:mtd>
          <math:mrow>
            <math:msub>
              <math:mover math:accent="true">
                <math:mo math:stretchy="false">φ</math:mo>
                <math:mo math:stretchy="false">ˉ</math:mo>
              </math:mover>
              <math:mrow>
                <math:mo math:stretchy="false">μ</math:mo>
                <math:mi>i</math:mi>
              </math:mrow>
            </math:msub>
          </math:mrow>
        </math:mtd>
        <math:mtd>
          <math:mtext>=</math:mtext>
        </math:mtd>
        <math:mtd>
          <math:mrow>
            <math:mrow>
              <math:msub>
                <math:mo math:stretchy="false">φ</math:mo>
                <math:mi>i</math:mi>
              </math:msub>
              <math:mrow>
                <math:mo math:stretchy="false">(</math:mo>
                <math:msub>
                  <math:mi>x</math:mi>
                  <math:mo math:stretchy="false">μ</math:mo>
                </math:msub>
                <math:mo math:stretchy="false">)</math:mo>
              </math:mrow>
              <math:msub>
                <math:mo math:stretchy="false">ω</math:mo>
                <math:mo math:stretchy="false">μ</math:mo>
              </math:msub>
            </math:mrow>
          </math:mrow>
        </math:mtd>
      </math:mtr>
      <math:mtr>
        <math:mtd>
          <math:mrow>
            <math:mrow>
              <math:mrow>
                <math:munder>
                  <math:mo math:stretchy="false">∑</math:mo>
                  <math:mo math:stretchy="false">μ</math:mo>
                </math:munder>
                <math:msub>
                  <math:mo math:stretchy="false">φ</math:mo>
                  <math:mrow>
                    <math:mo math:stretchy="false">μ</math:mo>
                    <math:mi>i</math:mi>
                  </math:mrow>
                </math:msub>
              </math:mrow>
              <math:msub>
                <math:mover math:accent="true">
                  <math:mo math:stretchy="false">φ</math:mo>
                  <math:mo math:stretchy="false">ˉ</math:mo>
                </math:mover>
                <math:mrow>
                  <math:mo math:stretchy="false">μ</math:mo>
                  <math:mi>i</math:mi>
                </math:mrow>
              </math:msub>
            </math:mrow>
          </math:mrow>
        </math:mtd>
        <math:mtd>
          <math:mtext>=</math:mtext>
        </math:mtd>
        <math:mtd>
          <math:mrow>
            <math:msub>
              <math:mo math:stretchy="false">δ</math:mo>
              <math:mrow>
                <math:mi>i</math:mi>
                <math:mi>j</math:mi>
              </math:mrow>
            </math:msub>
          </math:mrow>
        </math:mtd>
      </math:mtr>
    </math:mtable>
    <math:annotation math:encoding="StarMath 5.0">matrix {
alignr  f_{%mu} # "=" # alignl f (x^{nitalic{user}} (2^{- n} (x_{%mu} + l))) ##
alignr  %phi_{%mu i} # "=" # alignl %phi_i (x_{%mu}) ##
alignr  {bar %phi}_{%mu i} # "=" # alignl %phi_i (x_{%mu}) %omega_{%mu}##
alignr  sum from {%mu} %phi_{%mu i}  {bar %phi}_{%mu i} # "=" # alignl %delta_{i j}
}</math:annotation>
  </math:semantics>
</math:math>
</file>

<file path=Object 58/content.xml><?xml version="1.0" encoding="utf-8"?>
<!DOCTYPE math  PUBLIC '-//OpenOffice.org//DTD Modified W3C MathML 1.01//EN'  'math.dtd'>
<math:math xmlns:math="http://www.w3.org/1998/Math/MathML">
  <math:semantics>
    <math:mrow>
      <math:msub>
        <math:mi>n</math:mi>
        <math:mstyle math:fontstyle="normal">
          <math:mrow>
            <math:mi>pt</math:mi>
          </math:mrow>
        </math:mstyle>
      </math:msub>
      <math:mo math:stretchy="false">≥</math:mo>
      <math:mi>k</math:mi>
    </math:mrow>
    <math:annotation math:encoding="StarMath 5.0">n_{nitalic {pt}} &gt;= k</math:annotation>
  </math:semantics>
</math:math>
</file>

<file path=Object 59/content.xml><?xml version="1.0" encoding="utf-8"?>
<!DOCTYPE math  PUBLIC '-//OpenOffice.org//DTD Modified W3C MathML 1.01//EN'  'math.dtd'>
<math:math xmlns:math="http://www.w3.org/1998/Math/MathML">
  <math:semantics>
    <math:mrow>
      <math:mrow>
        <math:msub>
          <math:mfenced math:open="∥" math:close="∥">
            <math:msubsup>
              <math:mi>d</math:mi>
              <math:mi>l</math:mi>
              <math:mi>n</math:mi>
            </math:msubsup>
          </math:mfenced>
          <math:mn>2</math:mn>
        </math:msub>
        <math:mo math:stretchy="false">=</math:mo>
        <math:msqrt>
          <math:mrow>
            <math:munder>
              <math:mo math:stretchy="false">∑</math:mo>
              <math:mi>i</math:mi>
            </math:munder>
            <math:msup>
              <math:mfenced math:open="∣" math:close="∣">
                <math:msubsup>
                  <math:mi>d</math:mi>
                  <math:mrow>
                    <math:mi>i</math:mi>
                    <math:mi>l</math:mi>
                  </math:mrow>
                  <math:mi>n</math:mi>
                </math:msubsup>
              </math:mfenced>
              <math:mn>2</math:mn>
            </math:msup>
          </math:mrow>
        </math:msqrt>
      </math:mrow>
      <math:mo math:stretchy="false">≤</math:mo>
      <math:mo math:stretchy="false">ε</math:mo>
    </math:mrow>
    <math:annotation math:encoding="StarMath 5.0"> left ldline d_l^n right rdline_2 = sqrt{sum from i left lline d_{i l}^n right rline^2}
 &lt;= %epsilon </math:annotation>
  </math:semantics>
</math:math>
</file>

<file path=Object 6/content.xml><?xml version="1.0" encoding="utf-8"?>
<!DOCTYPE math  PUBLIC '-//OpenOffice.org//DTD Modified W3C MathML 1.01//EN'  'math.dtd'>
<math:math xmlns:math="http://www.w3.org/1998/Math/MathML">
  <math:semantics>
    <math:mrow>
      <math:msubsup>
        <math:mo math:stretchy="false">φ</math:mo>
        <math:mrow>
          <math:mi>i</math:mi>
          <math:mi>l</math:mi>
        </math:mrow>
        <math:mi>n</math:mi>
      </math:msubsup>
      <math:mrow>
        <math:mrow>
          <math:mo math:stretchy="false">(</math:mo>
          <math:mi>x</math:mi>
          <math:mo math:stretchy="false">)</math:mo>
        </math:mrow>
        <math:mo math:stretchy="false">=</math:mo>
        <math:msup>
          <math:mn>2</math:mn>
          <math:mrow>
            <math:mi>n</math:mi>
            <math:mo math:stretchy="false">/</math:mo>
            <math:mn>2</math:mn>
          </math:mrow>
        </math:msup>
      </math:mrow>
      <math:msub>
        <math:mo math:stretchy="false">φ</math:mo>
        <math:mi>i</math:mi>
      </math:msub>
      <math:mrow>
        <math:mo math:stretchy="false">(</math:mo>
        <math:mrow>
          <math:msup>
            <math:mn>2</math:mn>
            <math:mi>n</math:mi>
          </math:msup>
          <math:mrow>
            <math:mi>x</math:mi>
            <math:mo math:stretchy="false">−</math:mo>
            <math:mn>1</math:mn>
          </math:mrow>
        </math:mrow>
        <math:mo math:stretchy="false">)</math:mo>
      </math:mrow>
    </math:mrow>
    <math:annotation math:encoding="StarMath 5.0">%phi_{i l}^n(x) = 2^{n/2} %phi_i(2^n x - 1)</math:annotation>
  </math:semantics>
</math:math>
</file>

<file path=Object 60/content.xml><?xml version="1.0" encoding="utf-8"?>
<!DOCTYPE math  PUBLIC '-//OpenOffice.org//DTD Modified W3C MathML 1.01//EN'  'math.dtd'>
<math:math xmlns:math="http://www.w3.org/1998/Math/MathML">
  <math:semantics>
    <math:mrow>
      <math:mrow>
        <math:msub>
          <math:mfenced math:open="∥" math:close="∥">
            <math:msubsup>
              <math:mi>d</math:mi>
              <math:mi>l</math:mi>
              <math:mi>n</math:mi>
            </math:msubsup>
          </math:mfenced>
          <math:mn>2</math:mn>
        </math:msub>
        <math:mo math:stretchy="false">≤</math:mo>
        <math:mo math:stretchy="false">ε</math:mo>
      </math:mrow>
      <math:mi>min</math:mi>
      <math:mrow>
        <math:mo math:stretchy="false">(</math:mo>
        <math:mrow>
          <math:mn>1,</math:mn>
          <math:mi>L</math:mi>
          <math:msup>
            <math:mn>2</math:mn>
            <math:mrow>
              <math:mo math:stretchy="false">−</math:mo>
              <math:mi>n</math:mi>
            </math:mrow>
          </math:msup>
        </math:mrow>
        <math:mo math:stretchy="false">)</math:mo>
      </math:mrow>
    </math:mrow>
    <math:annotation math:encoding="StarMath 5.0"> left ldline d_l^n right rdline _2 &lt;= %epsilon func min (1, L 2^{- n})

</math:annotation>
  </math:semantics>
</math:math>
</file>

<file path=Object 61/content.xml><?xml version="1.0" encoding="utf-8"?>
<!DOCTYPE math  PUBLIC '-//OpenOffice.org//DTD Modified W3C MathML 1.01//EN'  'math.dtd'>
<math:math xmlns:math="http://www.w3.org/1998/Math/MathML">
  <math:semantics>
    <math:mtable>
      <math:mtr>
        <math:mtd>
          <math:mrow>
            <math:mrow>
              <math:msup>
                <math:mi>f</math:mi>
                <math:mi>n</math:mi>
              </math:msup>
              <math:mrow>
                <math:mo math:stretchy="false">(</math:mo>
                <math:msup>
                  <math:mi>x</math:mi>
                  <math:mstyle math:fontstyle="normal">
                    <math:mrow>
                      <math:mi>user</math:mi>
                    </math:mrow>
                  </math:mstyle>
                </math:msup>
                <math:mo math:stretchy="false">)</math:mo>
              </math:mrow>
            </math:mrow>
          </math:mrow>
        </math:mtd>
        <math:mtd>
          <math:mtext>=</math:mtext>
        </math:mtd>
        <math:mtd>
          <math:mrow>
            <math:mrow>
              <math:msup>
                <math:mi>V</math:mi>
                <math:mrow>
                  <math:mrow>
                    <math:mo math:stretchy="false">−</math:mo>
                    <math:mn>1</math:mn>
                  </math:mrow>
                  <math:mo math:stretchy="false">/</math:mo>
                  <math:mn>2</math:mn>
                </math:mrow>
              </math:msup>
              <math:msup>
                <math:mn>2</math:mn>
                <math:mrow>
                  <math:mi>n</math:mi>
                  <math:mo math:stretchy="false">/</math:mo>
                  <math:mn>2</math:mn>
                </math:mrow>
              </math:msup>
              <math:mrow>
                <math:munder>
                  <math:mo math:stretchy="false">∑</math:mo>
                  <math:mrow>
                    <math:mi>i</math:mi>
                    <math:mi>l</math:mi>
                  </math:mrow>
                </math:munder>
                <math:msubsup>
                  <math:mi>s</math:mi>
                  <math:mrow>
                    <math:mi>i</math:mi>
                    <math:mi>l</math:mi>
                  </math:mrow>
                  <math:mi>n</math:mi>
                </math:msubsup>
              </math:mrow>
              <math:msub>
                <math:mo math:stretchy="false">φ</math:mo>
                <math:mi>i</math:mi>
              </math:msub>
              <math:mrow>
                <math:mo math:stretchy="false">(</math:mo>
                <math:mrow>
                  <math:msup>
                    <math:mn>2</math:mn>
                    <math:mi>n</math:mi>
                  </math:msup>
                  <math:msup>
                    <math:mi>x</math:mi>
                    <math:mstyle math:fontstyle="normal">
                      <math:mrow>
                        <math:mo math:stretchy="false">s</math:mo>
                      </math:mrow>
                    </math:mstyle>
                  </math:msup>
                  <math:mrow>
                    <math:mrow>
                      <math:mo math:stretchy="false">(</math:mo>
                      <math:msup>
                        <math:mi>x</math:mi>
                        <math:mstyle math:fontstyle="normal">
                          <math:mrow>
                            <math:mi>user</math:mi>
                          </math:mrow>
                        </math:mstyle>
                      </math:msup>
                      <math:mo math:stretchy="false">)</math:mo>
                    </math:mrow>
                    <math:mo math:stretchy="false">−</math:mo>
                    <math:mi>l</math:mi>
                  </math:mrow>
                </math:mrow>
                <math:mo math:stretchy="false">)</math:mo>
              </math:mrow>
            </math:mrow>
          </math:mrow>
        </math:mtd>
      </math:mtr>
      <math:mtr>
        <math:mtd>
          <math:mrow>
            <math:mrow>
              <math:mfrac>
                <math:mi>d</math:mi>
                <math:mrow>
                  <math:mi>d</math:mi>
                  <math:msup>
                    <math:mi>x</math:mi>
                    <math:mstyle math:fontstyle="normal">
                      <math:mrow>
                        <math:mi>user</math:mi>
                      </math:mrow>
                    </math:mstyle>
                  </math:msup>
                </math:mrow>
              </math:mfrac>
              <math:msup>
                <math:mi>f</math:mi>
                <math:mi>n</math:mi>
              </math:msup>
              <math:mrow>
                <math:mo math:stretchy="false">(</math:mo>
                <math:msup>
                  <math:mi>x</math:mi>
                  <math:mstyle math:fontstyle="normal">
                    <math:mrow>
                      <math:mi>user</math:mi>
                    </math:mrow>
                  </math:mstyle>
                </math:msup>
                <math:mo math:stretchy="false">)</math:mo>
              </math:mrow>
            </math:mrow>
          </math:mrow>
        </math:mtd>
        <math:mtd>
          <math:mrow>
            <math:mrow/>
            <math:mo math:stretchy="false">≃</math:mo>
            <math:mrow/>
          </math:mrow>
        </math:mtd>
        <math:mtd>
          <math:mrow>
            <math:mrow>
              <math:msup>
                <math:mi>V</math:mi>
                <math:mrow>
                  <math:mrow>
                    <math:mo math:stretchy="false">−</math:mo>
                    <math:mn>1</math:mn>
                  </math:mrow>
                  <math:mo math:stretchy="false">/</math:mo>
                  <math:mn>2</math:mn>
                </math:mrow>
              </math:msup>
              <math:msup>
                <math:mn>2</math:mn>
                <math:mrow>
                  <math:mn>3</math:mn>
                  <math:mrow>
                    <math:mi>n</math:mi>
                    <math:mo math:stretchy="false">/</math:mo>
                    <math:mn>2</math:mn>
                  </math:mrow>
                </math:mrow>
              </math:msup>
              <math:msup>
                <math:mrow>
                  <math:mo math:stretchy="false">(</math:mo>
                  <math:mrow>
                    <math:mstyle math:fontstyle="normal">
                      <math:mrow>
                        <math:mi>hi</math:mi>
                      </math:mrow>
                    </math:mstyle>
                    <math:mo math:stretchy="false">−</math:mo>
                    <math:mstyle math:fontstyle="normal">
                      <math:mrow>
                        <math:mi>lo</math:mi>
                      </math:mrow>
                    </math:mstyle>
                  </math:mrow>
                  <math:mo math:stretchy="false">)</math:mo>
                </math:mrow>
                <math:mrow>
                  <math:mo math:stretchy="false">−</math:mo>
                  <math:mn>1</math:mn>
                </math:mrow>
              </math:msup>
              <math:mrow>
                <math:munder>
                  <math:mo math:stretchy="false">∑</math:mo>
                  <math:mrow>
                    <math:mi>i</math:mi>
                    <math:mi>l</math:mi>
                  </math:mrow>
                </math:munder>
                <math:msubsup>
                  <math:mi>s</math:mi>
                  <math:mrow>
                    <math:mi>i</math:mi>
                    <math:mi>l</math:mi>
                  </math:mrow>
                  <math:mi>n</math:mi>
                </math:msubsup>
              </math:mrow>
              <math:mo math:stretchy="false">φ</math:mo>
              <math:msub>
                <math:mi>'</math:mi>
                <math:mi>i</math:mi>
              </math:msub>
              <math:mrow>
                <math:mo math:stretchy="false">(</math:mo>
                <math:mrow>
                  <math:msup>
                    <math:mn>2</math:mn>
                    <math:mi>n</math:mi>
                  </math:msup>
                  <math:msup>
                    <math:mi>x</math:mi>
                    <math:mstyle math:fontstyle="normal">
                      <math:mrow>
                        <math:mo math:stretchy="false">s</math:mo>
                      </math:mrow>
                    </math:mstyle>
                  </math:msup>
                  <math:mrow>
                    <math:mrow>
                      <math:mo math:stretchy="false">(</math:mo>
                      <math:msup>
                        <math:mi>x</math:mi>
                        <math:mstyle math:fontstyle="normal">
                          <math:mrow>
                            <math:mi>user</math:mi>
                          </math:mrow>
                        </math:mstyle>
                      </math:msup>
                      <math:mo math:stretchy="false">)</math:mo>
                    </math:mrow>
                    <math:mo math:stretchy="false">−</math:mo>
                    <math:mi>l</math:mi>
                  </math:mrow>
                </math:mrow>
                <math:mo math:stretchy="false">)</math:mo>
              </math:mrow>
            </math:mrow>
          </math:mrow>
        </math:mtd>
      </math:mtr>
    </math:mtable>
    <math:annotation math:encoding="StarMath 5.0">matrix {
 alignr f^n (x^{nitalic{user}}) # "=" # alignl V^{- 1 / 2} 2^{n / 2}  sum from {i l} s_{i l}^n
 %phi_i (2^n x^{nitalic{%sim}} (x^{nitalic{user}}) - l) ##
 alignr  {d} over {d x^{nitalic{user}}} f^n (x^{nitalic{user}}) # {} simeq {}  # alignl V^{-
 1 / 2} 2^{3 n / 2} (nitalic{hi} - nitalic{lo})^{- 1}  sum from {i l} s_{i l}^n
 %phi'_i (2^n x^{nitalic{%sim}} (x^{nitalic{user}}) - l)
}</math:annotation>
  </math:semantics>
</math:math>
</file>

<file path=Object 62/content.xml><?xml version="1.0" encoding="utf-8"?>
<!DOCTYPE math  PUBLIC '-//OpenOffice.org//DTD Modified W3C MathML 1.01//EN'  'math.dtd'>
<math:math xmlns:math="http://www.w3.org/1998/Math/MathML">
  <math:semantics>
    <math:msup>
      <math:mn>2</math:mn>
      <math:mi>n</math:mi>
    </math:msup>
    <math:annotation math:encoding="StarMath 5.0">2^n</math:annotation>
  </math:semantics>
</math:math>
</file>

<file path=Object 63/content.xml><?xml version="1.0" encoding="utf-8"?>
<!DOCTYPE math  PUBLIC '-//OpenOffice.org//DTD Modified W3C MathML 1.01//EN'  'math.dtd'>
<math:math xmlns:math="http://www.w3.org/1998/Math/MathML">
  <math:semantics>
    <math:mrow>
      <math:mrow>
        <math:msub>
          <math:mfenced math:open="∥" math:close="∥">
            <math:msubsup>
              <math:mi>d</math:mi>
              <math:mi>l</math:mi>
              <math:mi>n</math:mi>
            </math:msubsup>
          </math:mfenced>
          <math:mn>2</math:mn>
        </math:msub>
        <math:mo math:stretchy="false">≤</math:mo>
        <math:mo math:stretchy="false">ε</math:mo>
      </math:mrow>
      <math:msup>
        <math:mn>2</math:mn>
        <math:mrow>
          <math:mrow>
            <math:mo math:stretchy="false">−</math:mo>
            <math:mi>n</math:mi>
          </math:mrow>
          <math:mrow>
            <math:mi>d</math:mi>
            <math:mo math:stretchy="false">/</math:mo>
            <math:mn>2</math:mn>
          </math:mrow>
        </math:mrow>
      </math:msup>
    </math:mrow>
    <math:annotation math:encoding="StarMath 5.0">left ldline d_l^n right rdline_2 &lt;= %epsilon 2^{- n d / 2}</math:annotation>
  </math:semantics>
</math:math>
</file>

<file path=Object 64/content.xml><?xml version="1.0" encoding="utf-8"?>
<!DOCTYPE math  PUBLIC '-//OpenOffice.org//DTD Modified W3C MathML 1.01//EN'  'math.dtd'>
<math:math xmlns:math="http://www.w3.org/1998/Math/MathML">
  <math:semantics>
    <math:mrow>
      <math:mrow>
        <math:mrow>
          <math:msubsup>
            <math:mfenced math:open="∥" math:close="∥">
              <math:mrow>
                <math:msup>
                  <math:mi>f</math:mi>
                  <math:mi>n</math:mi>
                </math:msup>
                <math:mo math:stretchy="false">−</math:mo>
                <math:msup>
                  <math:mi>f</math:mi>
                  <math:mrow>
                    <math:mi>n</math:mi>
                    <math:mo math:stretchy="false">−</math:mo>
                    <math:mn>1</math:mn>
                  </math:mrow>
                </math:msup>
              </math:mrow>
            </math:mfenced>
            <math:mn>2</math:mn>
            <math:mn>2</math:mn>
          </math:msubsup>
          <math:mo math:stretchy="false">=</math:mo>
          <math:mrow>
            <math:munderover>
              <math:mo math:stretchy="false">∑</math:mo>
              <math:mrow>
                <math:mi>l</math:mi>
                <math:mo math:stretchy="false">=</math:mo>
                <math:mn>0</math:mn>
              </math:mrow>
              <math:mrow>
                <math:msup>
                  <math:mn>2</math:mn>
                  <math:mi>n</math:mi>
                </math:msup>
                <math:mo math:stretchy="false">−</math:mo>
                <math:mn>1</math:mn>
              </math:mrow>
            </math:munderover>
            <math:msubsup>
              <math:mfenced math:open="∥" math:close="∥">
                <math:msubsup>
                  <math:mi>d</math:mi>
                  <math:mi>l</math:mi>
                  <math:mi>n</math:mi>
                </math:msubsup>
              </math:mfenced>
              <math:mn>2</math:mn>
              <math:mn>2</math:mn>
            </math:msubsup>
          </math:mrow>
        </math:mrow>
        <math:mo math:stretchy="false">≤</math:mo>
        <math:mrow>
          <math:munderover>
            <math:mo math:stretchy="false">∑</math:mo>
            <math:mrow>
              <math:mi>l</math:mi>
              <math:mo math:stretchy="false">=</math:mo>
              <math:mn>0</math:mn>
            </math:mrow>
            <math:mrow>
              <math:msup>
                <math:mn>2</math:mn>
                <math:mi>n</math:mi>
              </math:msup>
              <math:mo math:stretchy="false">−</math:mo>
              <math:mn>1</math:mn>
            </math:mrow>
          </math:munderover>
          <math:msup>
            <math:mo math:stretchy="false">ε</math:mo>
            <math:mn>2</math:mn>
          </math:msup>
        </math:mrow>
      </math:mrow>
      <math:mrow>
        <math:msup>
          <math:mn>2</math:mn>
          <math:mrow>
            <math:mrow>
              <math:mo math:stretchy="false">−</math:mo>
              <math:mi>n</math:mi>
            </math:mrow>
            <math:mi>d</math:mi>
          </math:mrow>
        </math:msup>
        <math:mo math:stretchy="false">=</math:mo>
        <math:msup>
          <math:mo math:stretchy="false">ε</math:mo>
          <math:mn>2</math:mn>
        </math:msup>
      </math:mrow>
    </math:mrow>
    <math:annotation math:encoding="StarMath 5.0">left ldline f^n - f^{n - 1} right rdline_2^2 = sum from {l=0} to {2^n -1} left ldline d_l^n right rdline_2^2
  &lt;= sum from {l=0} to {2^n -1} %epsilon^2 2^{- n d} = %epsilon^2 </math:annotation>
  </math:semantics>
</math:math>
</file>

<file path=Object 65/content.xml><?xml version="1.0" encoding="utf-8"?>
<!DOCTYPE math  PUBLIC '-//OpenOffice.org//DTD Modified W3C MathML 1.01//EN'  'math.dtd'>
<math:math xmlns:math="http://www.w3.org/1998/Math/MathML">
  <math:semantics>
    <math:mtable>
      <math:mtr>
        <math:mtd>
          <math:mrow>
            <math:msubsup>
              <math:mfenced math:open="∥" math:close="∥">
                <math:msup>
                  <math:mi>f</math:mi>
                  <math:mi>n</math:mi>
                </math:msup>
              </math:mfenced>
              <math:mn>2</math:mn>
              <math:mn>2</math:mn>
            </math:msubsup>
          </math:mrow>
        </math:mtd>
        <math:mtd>
          <math:mtext>=</math:mtext>
        </math:mtd>
        <math:mtd>
          <math:mrow>
            <math:mrow>
              <math:msubsup>
                <math:mfenced math:open="∥" math:close="∥">
                  <math:msubsup>
                    <math:mi>s</math:mi>
                    <math:mn>0</math:mn>
                    <math:mn>0</math:mn>
                  </math:msubsup>
                </math:mfenced>
                <math:mn>2</math:mn>
                <math:mn>2</math:mn>
              </math:msubsup>
              <math:mo math:stretchy="false">+</math:mo>
              <math:mrow>
                <math:munderover>
                  <math:mo math:stretchy="false">∑</math:mo>
                  <math:mrow>
                    <math:mi>m</math:mi>
                    <math:mo math:stretchy="false">=</math:mo>
                    <math:mn>0</math:mn>
                  </math:mrow>
                  <math:mrow>
                    <math:mi>n</math:mi>
                    <math:mo math:stretchy="false">−</math:mo>
                    <math:mn>1</math:mn>
                  </math:mrow>
                </math:munderover>
                <math:mrow>
                  <math:munderover>
                    <math:mo math:stretchy="false">∑</math:mo>
                    <math:mrow>
                      <math:mi>l</math:mi>
                      <math:mo math:stretchy="false">=</math:mo>
                      <math:mn>0</math:mn>
                    </math:mrow>
                    <math:mrow>
                      <math:msup>
                        <math:mn>2</math:mn>
                        <math:mi>m</math:mi>
                      </math:msup>
                      <math:mo math:stretchy="false">−</math:mo>
                      <math:mn>1</math:mn>
                    </math:mrow>
                  </math:munderover>
                  <math:msubsup>
                    <math:mfenced math:open="∥" math:close="∥">
                      <math:msubsup>
                        <math:mi>d</math:mi>
                        <math:mi>l</math:mi>
                        <math:mi>m</math:mi>
                      </math:msubsup>
                    </math:mfenced>
                    <math:mn>2</math:mn>
                    <math:mn>2</math:mn>
                  </math:msubsup>
                </math:mrow>
              </math:mrow>
            </math:mrow>
          </math:mrow>
        </math:mtd>
      </math:mtr>
      <math:mtr>
        <math:mtd>
          <math:mrow/>
        </math:mtd>
        <math:mtd>
          <math:mtext>=</math:mtext>
        </math:mtd>
        <math:mtd>
          <math:mrow>
            <math:mrow>
              <math:munderover>
                <math:mo math:stretchy="false">∑</math:mo>
                <math:mrow>
                  <math:mi>l</math:mi>
                  <math:mo math:stretchy="false">=</math:mo>
                  <math:mn>0</math:mn>
                </math:mrow>
                <math:mrow>
                  <math:msup>
                    <math:mn>2</math:mn>
                    <math:mi>n</math:mi>
                  </math:msup>
                  <math:mo math:stretchy="false">−</math:mo>
                  <math:mn>1</math:mn>
                </math:mrow>
              </math:munderover>
              <math:msubsup>
                <math:mfenced math:open="∥" math:close="∥">
                  <math:msubsup>
                    <math:mi>s</math:mi>
                    <math:mi>l</math:mi>
                    <math:mi>n</math:mi>
                  </math:msubsup>
                </math:mfenced>
                <math:mn>2</math:mn>
                <math:mn>2</math:mn>
              </math:msubsup>
            </math:mrow>
          </math:mrow>
        </math:mtd>
      </math:mtr>
    </math:mtable>
    <math:annotation math:encoding="StarMath 5.0"> matrix { 
   alignr left ldline  f^n  right rdline_2^2  # "=" # alignl   left ldline  s_0^0  right rdline_2^2 +  sum from {m = 0} to {n
  - 1}  sum from {l = 0} to {2^m - 1}  left ldline  d_l^m  right rdline _2^2 ## 
 {}  # "=" # alignl   sum from {l = 0} to {2^n - 1}  left ldline  s_l^n  right rdline _2^2
 } 
</math:annotation>
  </math:semantics>
</math:math>
</file>

<file path=Object 66/content.xml><?xml version="1.0" encoding="utf-8"?>
<!DOCTYPE math  PUBLIC '-//OpenOffice.org//DTD Modified W3C MathML 1.01//EN'  'math.dtd'>
<math:math xmlns:math="http://www.w3.org/1998/Math/MathML">
  <math:semantics>
    <math:mrow>
      <math:mrow>
        <math:mo math:stretchy="false">∫</math:mo>
        <math:mi>f</math:mi>
      </math:mrow>
      <math:msup>
        <math:mrow>
          <math:mo math:stretchy="false">(</math:mo>
          <math:mi>x</math:mi>
          <math:mo math:stretchy="false">)</math:mo>
        </math:mrow>
        <math:mtext>*</math:mtext>
      </math:msup>
      <math:mi>g</math:mi>
      <math:mrow>
        <math:mo math:stretchy="false">(</math:mo>
        <math:mi>x</math:mi>
        <math:mo math:stretchy="false">)</math:mo>
      </math:mrow>
      <math:mi>d</math:mi>
      <math:mrow>
        <math:mi>x</math:mi>
        <math:mo math:stretchy="false">=</math:mo>
        <math:msup>
          <math:mrow>
            <math:msubsup>
              <math:mi>s</math:mi>
              <math:mrow>
                <math:mi>f</math:mi>
                <math:mn>0</math:mn>
              </math:mrow>
              <math:mn>0</math:mn>
            </math:msubsup>
          </math:mrow>
          <math:mo math:stretchy="false">†</math:mo>
        </math:msup>
      </math:mrow>
      <math:mi>.</math:mi>
      <math:mrow>
        <math:msubsup>
          <math:mi>s</math:mi>
          <math:mrow>
            <math:mi>g</math:mi>
            <math:mn>0</math:mn>
          </math:mrow>
          <math:mn>0</math:mn>
        </math:msubsup>
        <math:mo math:stretchy="false">+</math:mo>
        <math:mrow>
          <math:munderover>
            <math:mo math:stretchy="false">∑</math:mo>
            <math:mrow>
              <math:mi>m</math:mi>
              <math:mo math:stretchy="false">=</math:mo>
              <math:mn>0</math:mn>
            </math:mrow>
            <math:mrow>
              <math:mi>n</math:mi>
              <math:mo math:stretchy="false">−</math:mo>
              <math:mn>1</math:mn>
            </math:mrow>
          </math:munderover>
          <math:mrow>
            <math:munderover>
              <math:mo math:stretchy="false">∑</math:mo>
              <math:mrow>
                <math:mi>l</math:mi>
                <math:mo math:stretchy="false">=</math:mo>
                <math:mn>0</math:mn>
              </math:mrow>
              <math:mrow>
                <math:msup>
                  <math:mn>2</math:mn>
                  <math:mi>m</math:mi>
                </math:msup>
                <math:mo math:stretchy="false">−</math:mo>
                <math:mn>1</math:mn>
              </math:mrow>
            </math:munderover>
            <math:msup>
              <math:mrow>
                <math:msubsup>
                  <math:mi>d</math:mi>
                  <math:mrow>
                    <math:mi>f</math:mi>
                    <math:mi>l</math:mi>
                  </math:mrow>
                  <math:mi>m</math:mi>
                </math:msubsup>
              </math:mrow>
              <math:mo math:stretchy="false">†</math:mo>
            </math:msup>
          </math:mrow>
        </math:mrow>
      </math:mrow>
      <math:mi>.</math:mi>
      <math:msubsup>
        <math:mi>d</math:mi>
        <math:mrow>
          <math:mi>g</math:mi>
          <math:mi>l</math:mi>
        </math:mrow>
        <math:mi>m</math:mi>
      </math:msubsup>
    </math:mrow>
    <math:annotation math:encoding="StarMath 5.0"> int f (x)^{ "*" } g (x)  d x = left none s^0_{f 0} right none ^{ %dagger }  .  s^0_{g
   0} +  sum from {m = 0} to {n - 1}  sum from {l = 0} to {2^m - 1} left none d^m_{f l}right none ^{ %dagger } . d^m_{g l} 
   </math:annotation>
  </math:semantics>
</math:math>
</file>

<file path=Object 67/content.xml><?xml version="1.0" encoding="utf-8"?>
<!DOCTYPE math  PUBLIC '-//OpenOffice.org//DTD Modified W3C MathML 1.01//EN'  'math.dtd'>
<math:math xmlns:math="http://www.w3.org/1998/Math/MathML">
  <math:semantics>
    <math:mrow>
      <math:mi>h</math:mi>
      <math:mrow>
        <math:mrow>
          <math:mo math:stretchy="false">(</math:mo>
          <math:mi>x</math:mi>
          <math:mo math:stretchy="false">)</math:mo>
        </math:mrow>
        <math:mo math:stretchy="false">=</math:mo>
        <math:mo math:stretchy="false">α</math:mo>
      </math:mrow>
      <math:mi>f</math:mi>
      <math:mrow>
        <math:mrow>
          <math:mo math:stretchy="false">(</math:mo>
          <math:mi>x</math:mi>
          <math:mo math:stretchy="false">)</math:mo>
        </math:mrow>
        <math:mo math:stretchy="false">+</math:mo>
        <math:mo math:stretchy="false">β</math:mo>
      </math:mrow>
      <math:mi>g</math:mi>
      <math:mrow>
        <math:mo math:stretchy="false">(</math:mo>
        <math:mi>x</math:mi>
        <math:mo math:stretchy="false">)</math:mo>
      </math:mrow>
    </math:mrow>
    <math:annotation math:encoding="StarMath 5.0"> h(x) = %alpha f(x) + %beta g(x)</math:annotation>
  </math:semantics>
</math:math>
</file>

<file path=Object 68/content.xml><?xml version="1.0" encoding="utf-8"?>
<!DOCTYPE math  PUBLIC '-//OpenOffice.org//DTD Modified W3C MathML 1.01//EN'  'math.dtd'>
<math:math xmlns:math="http://www.w3.org/1998/Math/MathML">
  <math:semantics>
    <math:msup>
      <math:mn>2</math:mn>
      <math:mrow>
        <math:mo math:stretchy="false">−</math:mo>
        <math:mi>k</math:mi>
      </math:mrow>
    </math:msup>
    <math:annotation math:encoding="StarMath 5.0">2^{- k}</math:annotation>
  </math:semantics>
</math:math>
</file>

<file path=Object 69/content.xml><?xml version="1.0" encoding="utf-8"?>
<!DOCTYPE math  PUBLIC '-//OpenOffice.org//DTD Modified W3C MathML 1.01//EN'  'math.dtd'>
<math:math xmlns:math="http://www.w3.org/1998/Math/MathML">
  <math:semantics>
    <math:mtable>
      <math:mtr>
        <math:mtd>
          <math:msubsup>
            <math:mi>p</math:mi>
            <math:mi>l</math:mi>
            <math:mi>n</math:mi>
          </math:msubsup>
        </math:mtd>
        <math:mtd>
          <math:mtext>=</math:mtext>
        </math:mtd>
        <math:mtd>
          <math:mrow>
            <math:msqrt>
              <math:mrow>
                <math:munderover>
                  <math:mo math:stretchy="false">∑</math:mo>
                  <math:mrow>
                    <math:mi>i</math:mi>
                    <math:mo math:stretchy="false">=</math:mo>
                    <math:mn>0</math:mn>
                  </math:mrow>
                  <math:mfenced math:open="⌊" math:close="⌋">
                    <math:mrow>
                      <math:mrow>
                        <math:mo math:stretchy="false">(</math:mo>
                        <math:mrow>
                          <math:mi>k</math:mi>
                          <math:mo math:stretchy="false">−</math:mo>
                          <math:mn>1</math:mn>
                        </math:mrow>
                        <math:mo math:stretchy="false">)</math:mo>
                      </math:mrow>
                      <math:mo math:stretchy="false">/</math:mo>
                      <math:mn>2</math:mn>
                    </math:mrow>
                  </math:mfenced>
                </math:munderover>
                <math:msup>
                  <math:mfenced math:open="∥" math:close="∥">
                    <math:msubsup>
                      <math:mi>s</math:mi>
                      <math:mrow>
                        <math:mi>i</math:mi>
                        <math:mi>l</math:mi>
                      </math:mrow>
                      <math:mi>n</math:mi>
                    </math:msubsup>
                  </math:mfenced>
                  <math:mn>2</math:mn>
                </math:msup>
              </math:mrow>
            </math:msqrt>
          </math:mrow>
        </math:mtd>
      </math:mtr>
      <math:mtr>
        <math:mtd>
          <math:msubsup>
            <math:mi>q</math:mi>
            <math:mi>l</math:mi>
            <math:mi>n</math:mi>
          </math:msubsup>
        </math:mtd>
        <math:mtd>
          <math:mtext>=</math:mtext>
        </math:mtd>
        <math:mtd>
          <math:mrow>
            <math:msqrt>
              <math:mrow>
                <math:munderover>
                  <math:mo math:stretchy="false">∑</math:mo>
                  <math:mrow>
                    <math:mi>i</math:mi>
                    <math:mo math:stretchy="false">=</math:mo>
                    <math:mrow>
                      <math:mfenced math:open="⌊" math:close="⌋">
                        <math:mrow>
                          <math:mrow>
                            <math:mo math:stretchy="false">(</math:mo>
                            <math:mrow>
                              <math:mi>k</math:mi>
                              <math:mo math:stretchy="false">−</math:mo>
                              <math:mn>1</math:mn>
                            </math:mrow>
                            <math:mo math:stretchy="false">)</math:mo>
                          </math:mrow>
                          <math:mo math:stretchy="false">/</math:mo>
                          <math:mn>2</math:mn>
                        </math:mrow>
                      </math:mfenced>
                      <math:mo math:stretchy="false">+</math:mo>
                      <math:mn>1</math:mn>
                    </math:mrow>
                  </math:mrow>
                  <math:mrow>
                    <math:mi>k</math:mi>
                    <math:mo math:stretchy="false">−</math:mo>
                    <math:mn>1</math:mn>
                  </math:mrow>
                </math:munderover>
                <math:msup>
                  <math:mfenced math:open="∥" math:close="∥">
                    <math:msubsup>
                      <math:mi>s</math:mi>
                      <math:mrow>
                        <math:mi>i</math:mi>
                        <math:mi>l</math:mi>
                      </math:mrow>
                      <math:mi>n</math:mi>
                    </math:msubsup>
                  </math:mfenced>
                  <math:mn>2</math:mn>
                </math:msup>
              </math:mrow>
            </math:msqrt>
          </math:mrow>
        </math:mtd>
      </math:mtr>
      <math:mtr>
        <math:mtd>
          <math:mrow>
            <math:mo math:stretchy="false">ε</math:mo>
            <math:msubsup>
              <math:mrow>
                <math:mo math:stretchy="false">(</math:mo>
                <math:mi math:fontstyle="italic">fg</math:mi>
                <math:mo math:stretchy="false">)</math:mo>
              </math:mrow>
              <math:mi>l</math:mi>
              <math:mi>n</math:mi>
            </math:msubsup>
          </math:mrow>
        </math:mtd>
        <math:mtd>
          <math:mrow>
            <math:mrow/>
            <math:mo math:stretchy="false">≃</math:mo>
            <math:mrow/>
          </math:mrow>
        </math:mtd>
        <math:mtd>
          <math:mrow>
            <math:mi>p</math:mi>
            <math:msubsup>
              <math:mrow>
                <math:mo math:stretchy="false">(</math:mo>
                <math:mi>f</math:mi>
                <math:mo math:stretchy="false">)</math:mo>
              </math:mrow>
              <math:mi>l</math:mi>
              <math:mi>n</math:mi>
            </math:msubsup>
            <math:mi>q</math:mi>
            <math:mrow>
              <math:msubsup>
                <math:mrow>
                  <math:mo math:stretchy="false">(</math:mo>
                  <math:mi>g</math:mi>
                  <math:mo math:stretchy="false">)</math:mo>
                </math:mrow>
                <math:mi>l</math:mi>
                <math:mi>n</math:mi>
              </math:msubsup>
              <math:mo math:stretchy="false">+</math:mo>
              <math:mi>q</math:mi>
            </math:mrow>
            <math:msubsup>
              <math:mrow>
                <math:mo math:stretchy="false">(</math:mo>
                <math:mi>f</math:mi>
                <math:mo math:stretchy="false">)</math:mo>
              </math:mrow>
              <math:mi>l</math:mi>
              <math:mi>n</math:mi>
            </math:msubsup>
            <math:mi>p</math:mi>
            <math:mrow>
              <math:msubsup>
                <math:mrow>
                  <math:mo math:stretchy="false">(</math:mo>
                  <math:mi>g</math:mi>
                  <math:mo math:stretchy="false">)</math:mo>
                </math:mrow>
                <math:mi>l</math:mi>
                <math:mi>n</math:mi>
              </math:msubsup>
              <math:mo math:stretchy="false">+</math:mo>
              <math:mi>q</math:mi>
            </math:mrow>
            <math:msubsup>
              <math:mrow>
                <math:mo math:stretchy="false">(</math:mo>
                <math:mi>f</math:mi>
                <math:mo math:stretchy="false">)</math:mo>
              </math:mrow>
              <math:mi>l</math:mi>
              <math:mi>n</math:mi>
            </math:msubsup>
            <math:mi>q</math:mi>
            <math:msubsup>
              <math:mrow>
                <math:mo math:stretchy="false">(</math:mo>
                <math:mi>g</math:mi>
                <math:mo math:stretchy="false">)</math:mo>
              </math:mrow>
              <math:mi>l</math:mi>
              <math:mi>n</math:mi>
            </math:msubsup>
          </math:mrow>
        </math:mtd>
      </math:mtr>
    </math:mtable>
    <math:annotation math:encoding="StarMath 5.0">matrix { 
  p^n_l  # "=" # alignl  sqrt{ sum from {i = 0} to { left lfloor  (k - 1) / 2  right rfloor}
   left ldline  s^n_{i l}  right rdline ^2} ## 
  q^n_l  # "=" # alignl  sqrt{ sum from {i =  left lfloor  (k - 1) / 2  right rfloor + 1} to {k -
  1}  left ldline  s^n_{i l}  right rdline ^2} ## 
   %epsilon  (fg)^n_l  #   {} simeq {}  #  p (f)^n_l q (g)^n_l + q (f)^n_l p (g)^n_l + q
  (f)^n_l q (g)^n_l
 } </math:annotation>
  </math:semantics>
</math:math>
</file>

<file path=Object 7/content.xml><?xml version="1.0" encoding="utf-8"?>
<!DOCTYPE math  PUBLIC '-//OpenOffice.org//DTD Modified W3C MathML 1.01//EN'  'math.dtd'>
<math:math xmlns:math="http://www.w3.org/1998/Math/MathML">
  <math:semantics>
    <math:mrow>
      <math:mo math:stretchy="false">[</math:mo>
      <math:mrow>
        <math:msup>
          <math:mn>2</math:mn>
          <math:mrow>
            <math:mo math:stretchy="false">−</math:mo>
            <math:mi>n</math:mi>
          </math:mrow>
        </math:msup>
        <math:mi>l</math:mi>
        <math:mi>,</math:mi>
        <math:msup>
          <math:mn>2</math:mn>
          <math:mrow>
            <math:mo math:stretchy="false">−</math:mo>
            <math:mi>n</math:mi>
          </math:mrow>
        </math:msup>
        <math:mrow>
          <math:mo math:stretchy="false">(</math:mo>
          <math:mrow>
            <math:mi>l</math:mi>
            <math:mo math:stretchy="false">+</math:mo>
            <math:mn>1</math:mn>
          </math:mrow>
          <math:mo math:stretchy="false">)</math:mo>
        </math:mrow>
      </math:mrow>
      <math:mo math:stretchy="false">]</math:mo>
    </math:mrow>
    <math:annotation math:encoding="StarMath 5.0">[2^{-n} l, 2^{-n} ( l + 1 ) ]
</math:annotation>
  </math:semantics>
</math:math>
</file>

<file path=Object 70/content.xml><?xml version="1.0" encoding="utf-8"?>
<!DOCTYPE math  PUBLIC '-//OpenOffice.org//DTD Modified W3C MathML 1.01//EN'  'math.dtd'>
<math:math xmlns:math="http://www.w3.org/1998/Math/MathML">
  <math:semantics>
    <math:mrow>
      <math:mo math:stretchy="false">ε</math:mo>
      <math:mrow>
        <math:mrow>
          <math:mo math:stretchy="false">(</math:mo>
          <math:mi math:fontstyle="italic">fg</math:mi>
          <math:mo math:stretchy="false">)</math:mo>
        </math:mrow>
        <math:mo math:stretchy="false">≃</math:mo>
        <math:mfenced math:open="∥" math:close="∥">
          <math:msub>
            <math:mi>s</math:mi>
            <math:mi>f</math:mi>
          </math:msub>
        </math:mfenced>
      </math:mrow>
      <math:mi>.</math:mi>
      <math:mrow>
        <math:mfenced math:open="∥" math:close="∥">
          <math:msub>
            <math:mi>d</math:mi>
            <math:mi>g</math:mi>
          </math:msub>
        </math:mfenced>
        <math:mo math:stretchy="false">+</math:mo>
        <math:mfenced math:open="∥" math:close="∥">
          <math:msub>
            <math:mi>d</math:mi>
            <math:mi>f</math:mi>
          </math:msub>
        </math:mfenced>
      </math:mrow>
      <math:mi>.</math:mi>
      <math:mrow>
        <math:mfenced math:open="∥" math:close="∥">
          <math:mstyle math:fontstyle="normal">
            <math:mrow>
              <math:msub>
                <math:mi math:fontstyle="normal">s</math:mi>
                <math:mi math:fontstyle="normal">f</math:mi>
              </math:msub>
            </math:mrow>
          </math:mstyle>
        </math:mfenced>
        <math:mo math:stretchy="false">+</math:mo>
        <math:mfenced math:open="∥" math:close="∥">
          <math:msub>
            <math:mi>d</math:mi>
            <math:mi>f</math:mi>
          </math:msub>
        </math:mfenced>
      </math:mrow>
      <math:mi>.</math:mi>
      <math:mfenced math:open="∥" math:close="∥">
        <math:msub>
          <math:mi>d</math:mi>
          <math:mi>g</math:mi>
        </math:msub>
      </math:mfenced>
    </math:mrow>
    <math:annotation math:encoding="StarMath 5.0">   %epsilon  (fg)  simeq   left ldline  s_f  right rdline  .  left ldline  d_g  right rdline  +  left ldline 
  d_f  right rdline  .  left ldline   nitalic{s}_f  right rdline  +  left ldline  d_f  right rdline .   left ldline 
  d_g  right rdline</math:annotation>
  </math:semantics>
</math:math>
</file>

<file path=Object 71/content.xml><?xml version="1.0" encoding="utf-8"?>
<!DOCTYPE math  PUBLIC '-//OpenOffice.org//DTD Modified W3C MathML 1.01//EN'  'math.dtd'>
<math:math xmlns:math="http://www.w3.org/1998/Math/MathML">
  <math:semantics>
    <math:mrow>
      <math:mrow>
        <math:mfenced math:open="∥" math:close="∥">
          <math:mi math:fontstyle="italic">fg</math:mi>
        </math:mfenced>
        <math:mo math:stretchy="false">≤</math:mo>
        <math:mfenced math:open="∥" math:close="∥">
          <math:mi>f</math:mi>
        </math:mfenced>
      </math:mrow>
      <math:mi>.</math:mi>
      <math:mfenced math:open="∥" math:close="∥">
        <math:mi>g</math:mi>
      </math:mfenced>
    </math:mrow>
    <math:annotation math:encoding="StarMath 5.0">left ldline  fg  right rdline &lt;=  left ldline  f  right rdline  .  left ldline  g  right rdline</math:annotation>
  </math:semantics>
</math:math>
</file>

<file path=Object 72/content.xml><?xml version="1.0" encoding="utf-8"?>
<!DOCTYPE math  PUBLIC '-//OpenOffice.org//DTD Modified W3C MathML 1.01//EN'  'math.dtd'>
<math:math xmlns:math="http://www.w3.org/1998/Math/MathML">
  <math:semantics>
    <math:mrow>
      <math:mi>O</math:mi>
      <math:mrow>
        <math:mo math:stretchy="false">(</math:mo>
        <math:msup>
          <math:mi>N</math:mi>
          <math:mn>2</math:mn>
        </math:msup>
        <math:mo math:stretchy="false">)</math:mo>
      </math:mrow>
    </math:mrow>
    <math:annotation math:encoding="StarMath 5.0">O(N^2)</math:annotation>
  </math:semantics>
</math:math>
</file>

<file path=Object 73/content.xml><?xml version="1.0" encoding="utf-8"?>
<!DOCTYPE math  PUBLIC '-//OpenOffice.org//DTD Modified W3C MathML 1.01//EN'  'math.dtd'>
<math:math xmlns:math="http://www.w3.org/1998/Math/MathML">
  <math:semantics>
    <math:mrow>
      <math:mo math:stretchy="false">(</math:mo>
      <math:mrow>
        <math:mi>n</math:mi>
        <math:mi>,</math:mi>
        <math:mi>l</math:mi>
      </math:mrow>
      <math:mo math:stretchy="false">)</math:mo>
    </math:mrow>
    <math:annotation math:encoding="StarMath 5.0">(n,l)</math:annotation>
  </math:semantics>
</math:math>
</file>

<file path=Object 74/content.xml><?xml version="1.0" encoding="utf-8"?>
<!DOCTYPE math  PUBLIC '-//OpenOffice.org//DTD Modified W3C MathML 1.01//EN'  'math.dtd'>
<math:math xmlns:math="http://www.w3.org/1998/Math/MathML">
  <math:semantics>
    <math:mrow>
      <math:mo math:stretchy="false">(</math:mo>
      <math:mrow>
        <math:mi>n</math:mi>
        <math:mi>'</math:mi>
        <math:mi>,</math:mi>
        <math:mi>l</math:mi>
        <math:mi>'</math:mi>
      </math:mrow>
      <math:mo math:stretchy="false">)</math:mo>
    </math:mrow>
    <math:annotation math:encoding="StarMath 5.0">(n',l')</math:annotation>
  </math:semantics>
</math:math>
</file>

<file path=Object 75/content.xml><?xml version="1.0" encoding="utf-8"?>
<!DOCTYPE math  PUBLIC '-//OpenOffice.org//DTD Modified W3C MathML 1.01//EN'  'math.dtd'>
<math:math xmlns:math="http://www.w3.org/1998/Math/MathML">
  <math:semantics>
    <math:msub>
      <math:mi>x</math:mi>
      <math:mo math:stretchy="false">μ</math:mo>
    </math:msub>
    <math:annotation math:encoding="StarMath 5.0">x_{%mu}</math:annotation>
  </math:semantics>
</math:math>
</file>

<file path=Object 76/content.xml><?xml version="1.0" encoding="utf-8"?>
<!DOCTYPE math  PUBLIC '-//OpenOffice.org//DTD Modified W3C MathML 1.01//EN'  'math.dtd'>
<math:math xmlns:math="http://www.w3.org/1998/Math/MathML">
  <math:semantics>
    <math:mtable>
      <math:mtr>
        <math:mtd>
          <math:msub>
            <math:mi>f</math:mi>
            <math:mo math:stretchy="false">μ</math:mo>
          </math:msub>
        </math:mtd>
        <math:mtd>
          <math:mtext>=</math:mtext>
        </math:mtd>
        <math:mtd>
          <math:mrow>
            <math:mrow>
              <math:msup>
                <math:mi>V</math:mi>
                <math:mrow>
                  <math:mrow>
                    <math:mo math:stretchy="false">−</math:mo>
                    <math:mn>1</math:mn>
                  </math:mrow>
                  <math:mo math:stretchy="false">/</math:mo>
                  <math:mn>2</math:mn>
                </math:mrow>
              </math:msup>
              <math:mrow>
                <math:munder>
                  <math:mo math:stretchy="false">∑</math:mo>
                  <math:mi>i</math:mi>
                </math:munder>
                <math:mrow>
                  <math:msubsup>
                    <math:mi>s</math:mi>
                    <math:mi math:fontstyle="italic">il</math:mi>
                    <math:mi>n</math:mi>
                  </math:msubsup>
                  <math:msubsup>
                    <math:mo math:stretchy="false">φ</math:mo>
                    <math:mi math:fontstyle="italic">il</math:mi>
                    <math:mi>n</math:mi>
                  </math:msubsup>
                  <math:mfenced math:open="" math:close="">
                    <math:mrow>
                      <math:msup>
                        <math:mn>2</math:mn>
                        <math:mrow>
                          <math:mrow>
                            <math:mo math:stretchy="false">−</math:mo>
                            <math:mi>n</math:mi>
                          </math:mrow>
                          <math:mi>'</math:mi>
                        </math:mrow>
                      </math:msup>
                      <math:mfenced math:open="" math:close="">
                        <math:mrow>
                          <math:mrow>
                            <math:msub>
                              <math:mi>x</math:mi>
                              <math:mo math:stretchy="false">μ</math:mo>
                            </math:msub>
                            <math:mo math:stretchy="false">+</math:mo>
                            <math:mi>l</math:mi>
                          </math:mrow>
                          <math:mi>'</math:mi>
                        </math:mrow>
                      </math:mfenced>
                    </math:mrow>
                  </math:mfenced>
                </math:mrow>
              </math:mrow>
            </math:mrow>
          </math:mrow>
        </math:mtd>
      </math:mtr>
      <math:mtr>
        <math:mtd>
          <math:mrow/>
        </math:mtd>
        <math:mtd>
          <math:mtext>=</math:mtext>
        </math:mtd>
        <math:mtd>
          <math:mrow>
            <math:mrow>
              <math:msup>
                <math:mi>V</math:mi>
                <math:mrow>
                  <math:mrow>
                    <math:mo math:stretchy="false">−</math:mo>
                    <math:mn>1</math:mn>
                  </math:mrow>
                  <math:mo math:stretchy="false">/</math:mo>
                  <math:mn>2</math:mn>
                </math:mrow>
              </math:msup>
              <math:msup>
                <math:mn>2</math:mn>
                <math:mrow>
                  <math:mi math:fontstyle="italic">dn</math:mi>
                  <math:mo math:stretchy="false">/</math:mo>
                  <math:mn>2</math:mn>
                </math:mrow>
              </math:msup>
              <math:mrow>
                <math:munder>
                  <math:mo math:stretchy="false">∑</math:mo>
                  <math:mi>i</math:mi>
                </math:munder>
                <math:mrow>
                  <math:msubsup>
                    <math:mi>s</math:mi>
                    <math:mi math:fontstyle="italic">il</math:mi>
                    <math:mi>n</math:mi>
                  </math:msubsup>
                  <math:msub>
                    <math:mo math:stretchy="false">φ</math:mo>
                    <math:mi>i</math:mi>
                  </math:msub>
                  <math:mfenced math:open="" math:close="">
                    <math:mrow>
                      <math:msup>
                        <math:mn>2</math:mn>
                        <math:mrow>
                          <math:mrow>
                            <math:mi>n</math:mi>
                            <math:mo math:stretchy="false">−</math:mo>
                            <math:mi>n</math:mi>
                          </math:mrow>
                          <math:mi>'</math:mi>
                        </math:mrow>
                      </math:msup>
                      <math:mrow>
                        <math:mfenced math:open="" math:close="">
                          <math:mrow>
                            <math:mrow>
                              <math:msub>
                                <math:mi>x</math:mi>
                                <math:mo math:stretchy="false">μ</math:mo>
                              </math:msub>
                              <math:mo math:stretchy="false">+</math:mo>
                              <math:mi>l</math:mi>
                            </math:mrow>
                            <math:mi>'</math:mi>
                          </math:mrow>
                        </math:mfenced>
                        <math:mo math:stretchy="false">−</math:mo>
                        <math:mi>l</math:mi>
                      </math:mrow>
                    </math:mrow>
                  </math:mfenced>
                </math:mrow>
              </math:mrow>
            </math:mrow>
          </math:mrow>
        </math:mtd>
      </math:mtr>
      <math:mtr>
        <math:mtd>
          <math:mrow/>
        </math:mtd>
        <math:mtd>
          <math:mtext>=</math:mtext>
        </math:mtd>
        <math:mtd>
          <math:mrow>
            <math:mrow>
              <math:msup>
                <math:mi>V</math:mi>
                <math:mrow>
                  <math:mrow>
                    <math:mo math:stretchy="false">−</math:mo>
                    <math:mn>1</math:mn>
                  </math:mrow>
                  <math:mo math:stretchy="false">/</math:mo>
                  <math:mn>2</math:mn>
                </math:mrow>
              </math:msup>
              <math:msup>
                <math:mn>2</math:mn>
                <math:mrow>
                  <math:mi math:fontstyle="italic">dn</math:mi>
                  <math:mo math:stretchy="false">/</math:mo>
                  <math:mn>2</math:mn>
                </math:mrow>
              </math:msup>
              <math:mrow>
                <math:munder>
                  <math:mo math:stretchy="false">∑</math:mo>
                  <math:mi>i</math:mi>
                </math:munder>
                <math:mrow>
                  <math:msubsup>
                    <math:mi>s</math:mi>
                    <math:mi math:fontstyle="italic">il</math:mi>
                    <math:mi>n</math:mi>
                  </math:msubsup>
                  <math:msubsup>
                    <math:mo math:stretchy="false">φ</math:mo>
                    <math:mrow>
                      <math:mo math:stretchy="false">μ</math:mo>
                      <math:mi>i</math:mi>
                    </math:mrow>
                    <math:mrow>
                      <math:mrow>
                        <math:mi>n</math:mi>
                        <math:mo math:stretchy="false">−</math:mo>
                        <math:mi>n</math:mi>
                      </math:mrow>
                      <math:mi>'</math:mi>
                      <math:mi>,</math:mi>
                      <math:mi>l</math:mi>
                      <math:mi>,</math:mi>
                      <math:mi>l</math:mi>
                      <math:mi>'</math:mi>
                    </math:mrow>
                  </math:msubsup>
                </math:mrow>
              </math:mrow>
            </math:mrow>
          </math:mrow>
        </math:mtd>
      </math:mtr>
    </math:mtable>
    <math:annotation math:encoding="StarMath 5.0">matrix { 
f_{%mu}  #  "="  #  alignl
    V^{-1/2} sum from i { s^n_{il} %phi_{il}^n 
        left ( 2^{-n'} left ( x_{%mu} + l' right ) right ) } ##
{} # "=" # alignl V^{-1/2} 2^{dn/2} sum from i { s^n_{il} %phi_{i} 
        left ( 2^{n-n'} left ( x_{%mu}+l' right ) -l right ) } ##
{} # "=" # alignl V^{-1/2} 2^{dn/2} sum from i {s^n_{il} %phi_{%mu i}^{n-n',l,l'} }
 }</math:annotation>
  </math:semantics>
</math:math>
</file>

<file path=Object 77/content.xml><?xml version="1.0" encoding="utf-8"?>
<!DOCTYPE math  PUBLIC '-//OpenOffice.org//DTD Modified W3C MathML 1.01//EN'  'math.dtd'>
<math:math xmlns:math="http://www.w3.org/1998/Math/MathML">
  <math:semantics>
    <math:mrow>
      <math:mo math:stretchy="false">ε</math:mo>
      <math:mo math:stretchy="false">=</math:mo>
      <math:mfenced math:open="∥" math:close="∥">
        <math:mrow>
          <math:mi>f</math:mi>
          <math:mo math:stretchy="false">−</math:mo>
          <math:msup>
            <math:mi>f</math:mi>
            <math:mi>n</math:mi>
          </math:msup>
        </math:mrow>
      </math:mfenced>
    </math:mrow>
    <math:annotation math:encoding="StarMath 5.0">%epsilon = left ldline f - f^n right rdline</math:annotation>
  </math:semantics>
</math:math>
</file>

<file path=Object 78/content.xml><?xml version="1.0" encoding="utf-8"?>
<!DOCTYPE math  PUBLIC '-//OpenOffice.org//DTD Modified W3C MathML 1.01//EN'  'math.dtd'>
<math:math xmlns:math="http://www.w3.org/1998/Math/MathML">
  <math:semantics>
    <math:mo math:stretchy="false">ε</math:mo>
    <math:annotation math:encoding="StarMath 5.0">%epsilon</math:annotation>
  </math:semantics>
</math:math>
</file>

<file path=Object 79/content.xml><?xml version="1.0" encoding="utf-8"?>
<!DOCTYPE math  PUBLIC '-//OpenOffice.org//DTD Modified W3C MathML 1.01//EN'  'math.dtd'>
<math:math xmlns:math="http://www.w3.org/1998/Math/MathML">
  <math:semantics>
    <math:msup>
      <math:mi>f</math:mi>
      <math:mi>n</math:mi>
    </math:msup>
    <math:annotation math:encoding="StarMath 5.0">f^n</math:annotation>
  </math:semantics>
</math:math>
</file>

<file path=Object 8/content.xml><?xml version="1.0" encoding="utf-8"?>
<!DOCTYPE math  PUBLIC '-//OpenOffice.org//DTD Modified W3C MathML 1.01//EN'  'math.dtd'>
<math:math xmlns:math="http://www.w3.org/1998/Math/MathML">
  <math:semantics>
    <math:msubsup>
      <math:mi>V</math:mi>
      <math:mi>n</math:mi>
      <math:mi>k</math:mi>
    </math:msubsup>
    <math:annotation math:encoding="StarMath 5.0">V_n^k</math:annotation>
  </math:semantics>
</math:math>
</file>

<file path=Object 80/content.xml><?xml version="1.0" encoding="utf-8"?>
<!DOCTYPE math  PUBLIC '-//OpenOffice.org//DTD Modified W3C MathML 1.01//EN'  'math.dtd'>
<math:math xmlns:math="http://www.w3.org/1998/Math/MathML">
  <math:semantics>
    <math:mrow>
      <math:mrow>
        <math:msub>
          <math:mi>t</math:mi>
          <math:mrow>
            <math:mi>i</math:mi>
            <math:mi>l</math:mi>
          </math:mrow>
        </math:msub>
        <math:mo math:stretchy="false">=</math:mo>
        <math:mi>L</math:mi>
      </math:mrow>
      <math:mrow>
        <math:munder>
          <math:mo math:stretchy="false">∑</math:mo>
          <math:mi>j</math:mi>
        </math:munder>
        <math:mrow>
          <math:msubsup>
            <math:mi>r</math:mi>
            <math:mrow>
              <math:mi>i</math:mi>
              <math:mi>j</math:mi>
            </math:mrow>
            <math:mrow>
              <math:mo math:stretchy="false">(</math:mo>
              <math:mtext>+</math:mtext>
              <math:mo math:stretchy="false">)</math:mo>
            </math:mrow>
          </math:msubsup>
          <math:mrow>
            <math:msub>
              <math:mi>s</math:mi>
              <math:mrow>
                <math:mi>j</math:mi>
                <math:mrow>
                  <math:mi>l</math:mi>
                  <math:mo math:stretchy="false">−</math:mo>
                  <math:mn>1</math:mn>
                </math:mrow>
              </math:mrow>
            </math:msub>
            <math:mo math:stretchy="false">+</math:mo>
            <math:msubsup>
              <math:mi>r</math:mi>
              <math:mrow>
                <math:mi>i</math:mi>
                <math:mi>j</math:mi>
              </math:mrow>
              <math:mrow>
                <math:mo math:stretchy="false">(</math:mo>
                <math:mn>0</math:mn>
                <math:mo math:stretchy="false">)</math:mo>
              </math:mrow>
            </math:msubsup>
          </math:mrow>
          <math:mrow>
            <math:msub>
              <math:mi>s</math:mi>
              <math:mrow>
                <math:mi>j</math:mi>
                <math:mi>l</math:mi>
              </math:mrow>
            </math:msub>
            <math:mo math:stretchy="false">+</math:mo>
            <math:msubsup>
              <math:mi>r</math:mi>
              <math:mrow>
                <math:mi>i</math:mi>
                <math:mi>j</math:mi>
              </math:mrow>
              <math:mrow>
                <math:mo math:stretchy="false">(</math:mo>
                <math:mtext>-</math:mtext>
                <math:mo math:stretchy="false">)</math:mo>
              </math:mrow>
            </math:msubsup>
          </math:mrow>
          <math:msub>
            <math:mi>s</math:mi>
            <math:mrow>
              <math:mi>j</math:mi>
              <math:mrow>
                <math:mi>l</math:mi>
                <math:mo math:stretchy="false">+</math:mo>
                <math:mn>1</math:mn>
              </math:mrow>
            </math:mrow>
          </math:msub>
        </math:mrow>
      </math:mrow>
    </math:mrow>
    <math:annotation math:encoding="StarMath 5.0">t_{i l} = L sum from j {r^{("+")}_{i j} s_{j l-1} + r^{(0)}_{i j} s_{j l} + r^{("-")}_{i j} s_{j l+1}}</math:annotation>
  </math:semantics>
</math:math>
</file>

<file path=Object 81/content.xml><?xml version="1.0" encoding="utf-8"?>
<!DOCTYPE math  PUBLIC '-//OpenOffice.org//DTD Modified W3C MathML 1.01//EN'  'math.dtd'>
<math:math xmlns:math="http://www.w3.org/1998/Math/MathML">
  <math:semantics>
    <math:mrow>
      <math:mi>n</math:mi>
      <math:mi>,</math:mi>
      <math:mi>l</math:mi>
    </math:mrow>
    <math:annotation math:encoding="StarMath 5.0">n,l</math:annotation>
  </math:semantics>
</math:math>
</file>

<file path=Object 82/content.xml><?xml version="1.0" encoding="utf-8"?>
<!DOCTYPE math  PUBLIC '-//OpenOffice.org//DTD Modified W3C MathML 1.01//EN'  'math.dtd'>
<math:math xmlns:math="http://www.w3.org/1998/Math/MathML">
  <math:semantics>
    <math:mrow>
      <math:mi>n</math:mi>
      <math:mi>'</math:mi>
      <math:mi>,</math:mi>
      <math:mi>l</math:mi>
      <math:mi>'</math:mi>
    </math:mrow>
    <math:annotation math:encoding="StarMath 5.0">n' , l'</math:annotation>
  </math:semantics>
</math:math>
</file>

<file path=Object 83/content.xml><?xml version="1.0" encoding="utf-8"?>
<!DOCTYPE math  PUBLIC '-//OpenOffice.org//DTD Modified W3C MathML 1.01//EN'  'math.dtd'>
<math:math xmlns:math="http://www.w3.org/1998/Math/MathML">
  <math:semantics>
    <math:mrow>
      <math:mi>n</math:mi>
      <math:mrow>
        <math:mi>'</math:mi>
        <math:mo math:stretchy="false">≥</math:mo>
        <math:mi>n</math:mi>
      </math:mrow>
    </math:mrow>
    <math:annotation math:encoding="StarMath 5.0">n' &gt;= n</math:annotation>
  </math:semantics>
</math:math>
</file>

<file path=Object 84/content.xml><?xml version="1.0" encoding="utf-8"?>
<!DOCTYPE math  PUBLIC '-//OpenOffice.org//DTD Modified W3C MathML 1.01//EN'  'math.dtd'>
<math:math xmlns:math="http://www.w3.org/1998/Math/MathML">
  <math:semantics>
    <math:mrow>
      <math:msup>
        <math:mn>2</math:mn>
        <math:mrow>
          <math:mi>n</math:mi>
          <math:mrow>
            <math:mi>'</math:mi>
            <math:mo math:stretchy="false">−</math:mo>
            <math:mi>n</math:mi>
          </math:mrow>
        </math:mrow>
      </math:msup>
      <math:mrow>
        <math:mi>l</math:mi>
        <math:mo math:stretchy="false">≤</math:mo>
        <math:mi>l</math:mi>
      </math:mrow>
      <math:mrow>
        <math:mi>'</math:mi>
        <math:mo math:stretchy="false">&lt;</math:mo>
        <math:msup>
          <math:mn>2</math:mn>
          <math:mrow>
            <math:mi>n</math:mi>
            <math:mrow>
              <math:mi>'</math:mi>
              <math:mo math:stretchy="false">−</math:mo>
              <math:mi>n</math:mi>
            </math:mrow>
          </math:mrow>
        </math:msup>
      </math:mrow>
      <math:mrow>
        <math:mo math:stretchy="false">(</math:mo>
        <math:mrow>
          <math:mi>l</math:mi>
          <math:mo math:stretchy="false">+</math:mo>
          <math:mn>1</math:mn>
        </math:mrow>
        <math:mo math:stretchy="false">)</math:mo>
      </math:mrow>
    </math:mrow>
    <math:annotation math:encoding="StarMath 5.0">2^{n'-n} l &lt;= l' &lt; 2^{n'-n} (l+1)</math:annotation>
  </math:semantics>
</math:math>
</file>

<file path=Object 85/content.xml><?xml version="1.0" encoding="utf-8"?>
<!DOCTYPE math  PUBLIC '-//OpenOffice.org//DTD Modified W3C MathML 1.01//EN'  'math.dtd'>
<math:math xmlns:math="http://www.w3.org/1998/Math/MathML">
  <math:semantics>
    <math:mrow>
      <math:mrow>
        <math:msubsup>
          <math:mi>s</math:mi>
          <math:mrow>
            <math:mi>i</math:mi>
            <math:mi>l</math:mi>
            <math:mi>'</math:mi>
          </math:mrow>
          <math:mrow>
            <math:mi>n</math:mi>
            <math:mi>'</math:mi>
          </math:mrow>
        </math:msubsup>
        <math:mo math:stretchy="false">=</math:mo>
        <math:msup>
          <math:mn>2</math:mn>
          <math:mrow>
            <math:mi>d</math:mi>
            <math:mrow>
              <math:mrow>
                <math:mo math:stretchy="false">(</math:mo>
                <math:mrow>
                  <math:mrow>
                    <math:mi>n</math:mi>
                    <math:mo math:stretchy="false">−</math:mo>
                    <math:mi>n</math:mi>
                  </math:mrow>
                  <math:mi>'</math:mi>
                </math:mrow>
                <math:mo math:stretchy="false">)</math:mo>
              </math:mrow>
              <math:mo math:stretchy="false">/</math:mo>
              <math:mn>2</math:mn>
            </math:mrow>
          </math:mrow>
        </math:msup>
      </math:mrow>
      <math:mrow>
        <math:munder>
          <math:mo math:stretchy="false">∑</math:mo>
          <math:mo math:stretchy="false">μ</math:mo>
        </math:munder>
        <math:mrow>
          <math:msub>
            <math:mover math:accent="true">
              <math:mo math:stretchy="false">φ</math:mo>
              <math:mo math:stretchy="false">ˉ</math:mo>
            </math:mover>
            <math:mrow>
              <math:mo math:stretchy="false">μ</math:mo>
              <math:mi>i</math:mi>
            </math:mrow>
          </math:msub>
          <math:mrow>
            <math:munder>
              <math:mo math:stretchy="false">∑</math:mo>
              <math:mi>j</math:mi>
            </math:munder>
            <math:mrow>
              <math:msubsup>
                <math:mo math:stretchy="false">φ</math:mo>
                <math:mrow>
                  <math:mo math:stretchy="false">μ</math:mo>
                  <math:mi>j</math:mi>
                </math:mrow>
                <math:mrow>
                  <math:mrow>
                    <math:mi>n</math:mi>
                    <math:mo math:stretchy="false">−</math:mo>
                    <math:mi>n</math:mi>
                  </math:mrow>
                  <math:mi>'</math:mi>
                  <math:mi>,</math:mi>
                  <math:mi>l</math:mi>
                  <math:mi>,</math:mi>
                  <math:mi>l</math:mi>
                  <math:mi>'</math:mi>
                </math:mrow>
              </math:msubsup>
              <math:msubsup>
                <math:mi>s</math:mi>
                <math:mi math:fontstyle="italic">jl</math:mi>
                <math:mi>n</math:mi>
              </math:msubsup>
            </math:mrow>
          </math:mrow>
        </math:mrow>
      </math:mrow>
    </math:mrow>
    <math:annotation math:encoding="StarMath 5.0">
 s_{i l'}^{n'} = 
   2^{d (n - n') / 2}
   sum from {%mu} {  {bar %phi}_{%mu i} 
       sum from j { %phi_{%mu j}^{n-n',l,l'} s^n_{jl} }
   }
</math:annotation>
  </math:semantics>
</math:math>
</file>

<file path=Object 86/content.xml><?xml version="1.0" encoding="utf-8"?>
<!DOCTYPE math  PUBLIC '-//OpenOffice.org//DTD Modified W3C MathML 1.01//EN'  'math.dtd'>
<math:math xmlns:math="http://www.w3.org/1998/Math/MathML">
  <math:semantics>
    <math:msup>
      <math:mi>T</math:mi>
      <math:mo math:stretchy="false">s</math:mo>
    </math:msup>
    <math:annotation math:encoding="StarMath 5.0">T^{%sim}</math:annotation>
  </math:semantics>
</math:math>
</file>

<file path=Object 87/content.xml><?xml version="1.0" encoding="utf-8"?>
<!DOCTYPE math  PUBLIC '-//OpenOffice.org//DTD Modified W3C MathML 1.01//EN'  'math.dtd'>
<math:math xmlns:math="http://www.w3.org/1998/Math/MathML">
  <math:semantics>
    <math:mrow>
      <math:msup>
        <math:mi>T</math:mi>
        <math:mrow>
          <math:mi>n</math:mi>
          <math:mo math:stretchy="false">+</math:mo>
          <math:mn>1</math:mn>
        </math:mrow>
      </math:msup>
      <math:mo math:stretchy="false">−</math:mo>
      <math:msup>
        <math:mi>T</math:mi>
        <math:mi>n</math:mi>
      </math:msup>
    </math:mrow>
    <math:annotation math:encoding="StarMath 5.0">T^{n+1} - T^n</math:annotation>
  </math:semantics>
</math:math>
</file>

<file path=Object 88/content.xml><?xml version="1.0" encoding="utf-8"?>
<!DOCTYPE math  PUBLIC '-//OpenOffice.org//DTD Modified W3C MathML 1.01//EN'  'math.dtd'>
<math:math xmlns:math="http://www.w3.org/1998/Math/MathML">
  <math:semantics>
    <math:mi>T</math:mi>
    <math:annotation math:encoding="StarMath 5.0">T</math:annotation>
  </math:semantics>
</math:math>
</file>

<file path=Object 89/content.xml><?xml version="1.0" encoding="utf-8"?>
<!DOCTYPE math  PUBLIC '-//OpenOffice.org//DTD Modified W3C MathML 1.01//EN'  'math.dtd'>
<math:math xmlns:math="http://www.w3.org/1998/Math/MathML">
  <math:semantics>
    <math:msup>
      <math:mi>T</math:mi>
      <math:mrow>
        <math:mi>n</math:mi>
        <math:mo math:stretchy="false">+</math:mo>
        <math:mn>1</math:mn>
      </math:mrow>
    </math:msup>
    <math:annotation math:encoding="StarMath 5.0">T^{n+1}</math:annotation>
  </math:semantics>
</math:math>
</file>

<file path=Object 9/content.xml><?xml version="1.0" encoding="utf-8"?>
<!DOCTYPE math  PUBLIC '-//OpenOffice.org//DTD Modified W3C MathML 1.01//EN'  'math.dtd'>
<math:math xmlns:math="http://www.w3.org/1998/Math/MathML">
  <math:semantics>
    <math:msubsup>
      <math:mi>V</math:mi>
      <math:mi>n</math:mi>
      <math:mi>k</math:mi>
    </math:msubsup>
    <math:annotation math:encoding="StarMath 5.0">V_n^k</math:annotation>
  </math:semantics>
</math:math>
</file>

<file path=Object 90/content.xml><?xml version="1.0" encoding="utf-8"?>
<!DOCTYPE math  PUBLIC '-//OpenOffice.org//DTD Modified W3C MathML 1.01//EN'  'math.dtd'>
<math:math xmlns:math="http://www.w3.org/1998/Math/MathML">
  <math:semantics>
    <math:msup>
      <math:mi>T</math:mi>
      <math:mi>n</math:mi>
    </math:msup>
    <math:annotation math:encoding="StarMath 5.0">T^{n}</math:annotation>
  </math:semantics>
</math:math>
</file>

<file path=Object 91/content.xml><?xml version="1.0" encoding="utf-8"?>
<!DOCTYPE math  PUBLIC '-//OpenOffice.org//DTD Modified W3C MathML 1.01//EN'  'math.dtd'>
<math:math xmlns:math="http://www.w3.org/1998/Math/MathML">
  <math:semantics>
    <math:mrow>
      <math:msup>
        <math:mi>T</math:mi>
        <math:mi>n</math:mi>
      </math:msup>
      <math:mo math:stretchy="false">−</math:mo>
      <math:msup>
        <math:mi>T</math:mi>
        <math:mrow>
          <math:mi>n</math:mi>
          <math:mo math:stretchy="false">−</math:mo>
          <math:mn>1</math:mn>
        </math:mrow>
      </math:msup>
    </math:mrow>
    <math:annotation math:encoding="StarMath 5.0">T^n - T^{n-1}</math:annotation>
  </math:semantics>
</math:math>
</file>

<file path=Object 92/content.xml><?xml version="1.0" encoding="utf-8"?>
<!DOCTYPE math  PUBLIC '-//OpenOffice.org//DTD Modified W3C MathML 1.01//EN'  'math.dtd'>
<math:math xmlns:math="http://www.w3.org/1998/Math/MathML">
  <math:semantics>
    <math:mrow>
      <math:msup>
        <math:mi>c</math:mi>
        <math:mi math:fontstyle="italic">user</math:mi>
      </math:msup>
      <math:mi>exp</math:mi>
      <math:mrow>
        <math:mo math:stretchy="false">(</math:mo>
        <math:mrow>
          <math:mrow>
            <math:mo math:stretchy="false">−</math:mo>
            <math:msup>
              <math:mo math:stretchy="false">α</math:mo>
              <math:mi math:fontstyle="italic">user</math:mi>
            </math:msup>
          </math:mrow>
          <math:msup>
            <math:mrow>
              <math:mo math:stretchy="false">(</math:mo>
              <math:msup>
                <math:mi>x</math:mi>
                <math:mi math:fontstyle="italic">user</math:mi>
              </math:msup>
              <math:mo math:stretchy="false">)</math:mo>
            </math:mrow>
            <math:mn>2</math:mn>
          </math:msup>
        </math:mrow>
        <math:mo math:stretchy="false">)</math:mo>
      </math:mrow>
    </math:mrow>
    <math:annotation math:encoding="StarMath 5.0">c^{user} exp ( -%alpha^{user} (x^{user})^2 )</math:annotation>
  </math:semantics>
</math:math>
</file>

<file path=Object 93/content.xml><?xml version="1.0" encoding="utf-8"?>
<!DOCTYPE math  PUBLIC '-//OpenOffice.org//DTD Modified W3C MathML 1.01//EN'  'math.dtd'>
<math:math xmlns:math="http://www.w3.org/1998/Math/MathML">
  <math:semantics>
    <math:mrow>
      <math:mrow>
        <math:msup>
          <math:mi>c</math:mi>
          <math:mo math:stretchy="false">s</math:mo>
        </math:msup>
        <math:mo math:stretchy="false">=</math:mo>
        <math:mi>L</math:mi>
      </math:mrow>
      <math:msup>
        <math:mi>c</math:mi>
        <math:mi math:fontstyle="italic">user</math:mi>
      </math:msup>
    </math:mrow>
    <math:annotation math:encoding="StarMath 5.0">c^{%sim} = L c^{user}</math:annotation>
  </math:semantics>
</math:math>
</file>

<file path=Object 94/content.xml><?xml version="1.0" encoding="utf-8"?>
<!DOCTYPE math  PUBLIC '-//OpenOffice.org//DTD Modified W3C MathML 1.01//EN'  'math.dtd'>
<math:math xmlns:math="http://www.w3.org/1998/Math/MathML">
  <math:semantics>
    <math:mrow>
      <math:mrow>
        <math:msup>
          <math:mo math:stretchy="false">α</math:mo>
          <math:mo math:stretchy="false">s</math:mo>
        </math:msup>
        <math:mo math:stretchy="false">=</math:mo>
        <math:msup>
          <math:mi>L</math:mi>
          <math:mn>2</math:mn>
        </math:msup>
      </math:mrow>
      <math:msup>
        <math:mo math:stretchy="false">α</math:mo>
        <math:mi math:fontstyle="italic">user</math:mi>
      </math:msup>
    </math:mrow>
    <math:annotation math:encoding="StarMath 5.0">%alpha^{%sim} = L^2 %alpha^{user}</math:annotation>
  </math:semantics>
</math:math>
</file>

<file path=Object 95/content.xml><?xml version="1.0" encoding="utf-8"?>
<!DOCTYPE math  PUBLIC '-//OpenOffice.org//DTD Modified W3C MathML 1.01//EN'  'math.dtd'>
<math:math xmlns:math="http://www.w3.org/1998/Math/MathML">
  <math:semantics>
    <math:mrow>
      <math:msub>
        <math:mi>R</math:mi>
        <math:mi>x</math:mi>
      </math:msub>
      <math:msub>
        <math:mi>R</math:mi>
        <math:mi>y</math:mi>
      </math:msub>
      <math:mrow>
        <math:mo math:stretchy="false">⋯</math:mo>
        <math:mo math:stretchy="false">−</math:mo>
        <math:msub>
          <math:mi>T</math:mi>
          <math:mi>x</math:mi>
        </math:msub>
      </math:mrow>
      <math:msub>
        <math:mi>T</math:mi>
        <math:mi>y</math:mi>
      </math:msub>
      <math:mo math:stretchy="false">⋯</math:mo>
    </math:mrow>
    <math:annotation math:encoding="StarMath 5.0">R_x R_y dotsaxis - T_x T_y dotsaxis</math:annotation>
  </math:semantics>
</math:math>
</file>

<file path=Object 96/content.xml><?xml version="1.0" encoding="utf-8"?>
<!DOCTYPE math  PUBLIC '-//OpenOffice.org//DTD Modified W3C MathML 1.01//EN'  'math.dtd'>
<math:math xmlns:math="http://www.w3.org/1998/Math/MathML">
  <math:semantics>
    <math:mrow>
      <math:mi>K</math:mi>
      <math:mrow>
        <math:mo math:stretchy="false">(</math:mo>
        <math:mi>x</math:mi>
        <math:mo math:stretchy="false">)</math:mo>
      </math:mrow>
    </math:mrow>
    <math:annotation math:encoding="StarMath 5.0">K(x)</math:annotation>
  </math:semantics>
</math:math>
</file>

<file path=Object 97/content.xml><?xml version="1.0" encoding="utf-8"?>
<!DOCTYPE math  PUBLIC '-//OpenOffice.org//DTD Modified W3C MathML 1.01//EN'  'math.dtd'>
<math:math xmlns:math="http://www.w3.org/1998/Math/MathML">
  <math:semantics>
    <math:mrow>
      <math:mrow>
        <math:mrow>
          <math:msubsup>
            <math:mi>x</math:mi>
            <math:mi math:fontstyle="italic">lo</math:mi>
            <math:mi math:fontstyle="italic">user</math:mi>
          </math:msubsup>
          <math:mo math:stretchy="false">≤</math:mo>
          <math:mrow>
            <math:mo math:stretchy="false">∣</math:mo>
            <math:msup>
              <math:mi>x</math:mi>
              <math:mi math:fontstyle="italic">user</math:mi>
            </math:msup>
            <math:mo math:stretchy="false">∣</math:mo>
          </math:mrow>
        </math:mrow>
        <math:mo math:stretchy="false">≤</math:mo>
        <math:mi>L</math:mi>
      </math:mrow>
      <math:msqrt>
        <math:mrow>
          <math:mo math:stretchy="false">(</math:mo>
          <math:mi>d</math:mi>
          <math:mo math:stretchy="false">)</math:mo>
        </math:mrow>
      </math:msqrt>
    </math:mrow>
    <math:annotation math:encoding="StarMath 5.0">x^{user}_{lo} &lt;= lline x^{user} rline &lt;= L sqrt(d)</math:annotation>
  </math:semantics>
</math:math>
</file>

<file path=Object 98/content.xml><?xml version="1.0" encoding="utf-8"?>
<!DOCTYPE math  PUBLIC '-//OpenOffice.org//DTD Modified W3C MathML 1.01//EN'  'math.dtd'>
<math:math xmlns:math="http://www.w3.org/1998/Math/MathML">
  <math:semantics>
    <math:msup>
      <math:mo math:stretchy="false">ε</math:mo>
      <math:mi math:fontstyle="italic">user</math:mi>
    </math:msup>
    <math:annotation math:encoding="StarMath 5.0">%epsilon^{user}</math:annotation>
  </math:semantics>
</math:math>
</file>

<file path=Object 99/content.xml><?xml version="1.0" encoding="utf-8"?>
<!DOCTYPE math  PUBLIC '-//OpenOffice.org//DTD Modified W3C MathML 1.01//EN'  'math.dtd'>
<math:math xmlns:math="http://www.w3.org/1998/Math/MathML">
  <math:semantics>
    <math:mrow>
      <math:mi>K</math:mi>
      <math:mrow>
        <math:mrow>
          <math:mo math:stretchy="false">(</math:mo>
          <math:msup>
            <math:mi>x</math:mi>
            <math:mi math:fontstyle="italic">user</math:mi>
          </math:msup>
          <math:mo math:stretchy="false">)</math:mo>
        </math:mrow>
        <math:mo math:stretchy="false">=</math:mo>
        <math:mrow>
          <math:mrow>
            <math:munderover>
              <math:mo math:stretchy="false">∑</math:mo>
              <math:mrow>
                <math:mo math:stretchy="false">μ</math:mo>
                <math:mo math:stretchy="false">=</math:mo>
                <math:mn>1</math:mn>
              </math:mrow>
              <math:mi>M</math:mi>
            </math:munderover>
            <math:mrow>
              <math:munderover>
                <math:mo math:stretchy="false">∏</math:mo>
                <math:mrow>
                  <math:mi>i</math:mi>
                  <math:mo math:stretchy="false">=</math:mo>
                  <math:mn>1</math:mn>
                </math:mrow>
                <math:mi>d</math:mi>
              </math:munderover>
              <math:mrow>
                <math:msubsup>
                  <math:mi>T</math:mi>
                  <math:mi>i</math:mi>
                  <math:mrow>
                    <math:mo math:stretchy="false">(</math:mo>
                    <math:mo math:stretchy="false">μ</math:mo>
                    <math:mo math:stretchy="false">)</math:mo>
                  </math:mrow>
                </math:msubsup>
                <math:mrow>
                  <math:mo math:stretchy="false">(</math:mo>
                  <math:msubsup>
                    <math:mi>x</math:mi>
                    <math:mi>i</math:mi>
                    <math:mi math:fontstyle="italic">user</math:mi>
                  </math:msubsup>
                  <math:mo math:stretchy="false">)</math:mo>
                </math:mrow>
              </math:mrow>
            </math:mrow>
          </math:mrow>
          <math:mo math:stretchy="false">+</math:mo>
          <math:mi>O</math:mi>
        </math:mrow>
      </math:mrow>
      <math:mrow>
        <math:mo math:stretchy="false">(</math:mo>
        <math:msup>
          <math:mo math:stretchy="false">ε</math:mo>
          <math:mi math:fontstyle="italic">user</math:mi>
        </math:msup>
        <math:mo math:stretchy="false">)</math:mo>
      </math:mrow>
    </math:mrow>
    <math:annotation math:encoding="StarMath 5.0">K(x^{user}) = sum from {%mu=1} to M {prod from {i=1} to d {T^{(%mu)}_i(x_i^{user})} } + O(%epsilon^{user})</math:annotation>
  </math:semantics>
</math:math>
</file>

<file path=Object 99/meta.xml><?xml version="1.0" encoding="utf-8"?>
<!DOCTYPE document-meta  PUBLIC '-//OpenOffice.org//DTD OfficeDocument 1.0//EN'  'office.dtd'>
<office:document-meta xmlns:office="http://openoffice.org/2000/office" xmlns:xlink="http://www.w3.org/1999/xlink" xmlns:dc="http://purl.org/dc/elements/1.1/" xmlns:meta="http://openoffice.org/2000/meta" office:class="math" office:version="0.9">
  <office:meta>
    <meta:generator>StarOffice 6.0 (Win32)</meta:generator>
    <!--631a(Build:6450)-->
    <meta:initial-creator>Tom Verbeek</meta:initial-creator>
    <meta:creation-date>1999-04-22T17:10:15</meta:creation-date>
    <dc:creator>Tom Verbeek</dc:creator>
    <dc:date>1999-04-22T17:10:15</dc:date>
    <meta:print-date>0-00-00T00:00:00</meta:print-date>
    <meta:editing-cycles>1</meta:editing-cycles>
    <meta:editing-duration>PT4M15S</meta:editing-duration>
    <meta:user-defined meta:name="Info 0"/>
    <meta:user-defined meta:name="Info 1"/>
    <meta:user-defined meta:name="Info 2"/>
    <meta:user-defined meta:name="Info 3"/>
  </office:meta>
</office:document-meta>
</file>